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NimbusRoman" svg:font-family="NimbusRoman"/>
    <style:font-face style:name="NimbusRomanRegular" svg:font-family="NimbusRomanRegular"/>
    <style:font-face style:name="NimbusSans" svg:font-family="NimbusSans"/>
    <style:font-face style:name="OpenSymbol" svg:font-family="OpenSymbol"/>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1.551cm" fo:min-width="1.551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1.128cm" fo:min-width="1.128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5" style:family="graphic" style:parent-style-name="standard">
      <style:graphic-properties draw:stroke="solid" svg:stroke-width="0.025cm" svg:stroke-color="#000000" draw:stroke-linejoin="miter" svg:stroke-linecap="square" draw:fill="none" fo:padding-top="0.012cm" fo:padding-bottom="0.012cm" fo:padding-left="0.012cm" fo:padding-right="0.012cm"/>
    </style:style>
    <style:style style:name="gr6" style:family="graphic" style:parent-style-name="standard">
      <style:graphic-properties draw:stroke="none" draw:fill="none" draw:textarea-horizontal-align="left" draw:textarea-vertical-align="top" draw:auto-grow-height="true" draw:auto-grow-width="true" fo:min-height="0.987cm" fo:min-width="0.987cm" fo:padding-top="0cm" fo:padding-bottom="0cm" fo:padding-left="0cm" fo:padding-right="0cm"/>
    </style:style>
    <style:style style:name="gr7" style:family="graphic" style:parent-style-name="standard">
      <style:graphic-properties draw:stroke="none" draw:fill="solid" draw:fill-color="#ffffff"/>
    </style:style>
    <style:style style:name="gr8" style:family="graphic" style:parent-style-name="standard">
      <style:graphic-properties draw:stroke="none" draw:fill="none" draw:textarea-horizontal-align="left" draw:textarea-vertical-align="top" draw:auto-grow-height="true" draw:auto-grow-width="true" fo:min-height="0.959cm" fo:min-width="0.95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821cm" fo:min-width="0.821cm" fo:padding-top="0cm" fo:padding-bottom="0cm" fo:padding-left="0cm" fo:padding-right="0cm"/>
    </style:style>
    <style:style style:name="gr10" style:family="graphic" style:parent-style-name="standard">
      <style:graphic-properties draw:stroke="solid" svg:stroke-width="0.105cm" svg:stroke-color="#ff0000" draw:stroke-linejoin="miter" svg:stroke-linecap="square" draw:fill="none" fo:padding-top="0.052cm" fo:padding-bottom="0.052cm" fo:padding-left="0.052cm" fo:padding-right="0.052cm"/>
    </style:style>
    <style:style style:name="gr11" style:family="graphic" style:parent-style-name="standard">
      <style:graphic-properties draw:stroke="none" draw:fill="solid" draw:fill-color="#ff0000"/>
    </style:style>
    <style:style style:name="gr12" style:family="graphic" style:parent-style-name="standard">
      <style:graphic-properties draw:stroke="solid" svg:stroke-width="0.025cm" svg:stroke-color="#000000" draw:stroke-linejoin="miter" svg:stroke-linecap="square" draw:fill="solid" draw:fill-color="#ccccff" fo:padding-top="0.012cm" fo:padding-bottom="0.012cm" fo:padding-left="0.012cm" fo:padding-right="0.012cm"/>
    </style:style>
    <style:style style:name="gr13"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style>
    <style:style style:name="gr14" style:family="graphic" style:parent-style-name="standard">
      <style:graphic-properties draw:stroke="solid" svg:stroke-width="0.078cm" svg:stroke-color="#ff0000" draw:stroke-linejoin="miter" svg:stroke-linecap="square" draw:fill="none" fo:padding-top="0.039cm" fo:padding-bottom="0.039cm" fo:padding-left="0.039cm" fo:padding-right="0.039cm"/>
    </style:style>
    <style:style style:name="gr15" style:family="graphic" style:parent-style-name="standard">
      <style:graphic-properties draw:stroke="solid" svg:stroke-width="0.049cm" svg:stroke-color="#000000" draw:stroke-linejoin="miter" svg:stroke-linecap="butt" draw:fill="none" fo:padding-top="0.024cm" fo:padding-bottom="0.024cm" fo:padding-left="0.024cm" fo:padding-right="0.024cm"/>
    </style:style>
    <style:style style:name="gr16" style:family="graphic" style:parent-style-name="standard">
      <style:graphic-properties draw:stroke="solid" svg:stroke-width="0.034cm" svg:stroke-color="#000000" draw:stroke-linejoin="miter" svg:stroke-linecap="square" draw:fill="none" fo:padding-top="0.017cm" fo:padding-bottom="0.017cm" fo:padding-left="0.017cm" fo:padding-right="0.017cm"/>
    </style:style>
    <style:style style:name="gr17" style:family="graphic" style:parent-style-name="standard">
      <style:graphic-properties draw:stroke="none" draw:fill="solid" draw:fill-color="#000000"/>
    </style:style>
    <style:style style:name="gr18" style:family="graphic" style:parent-style-name="standard">
      <style:graphic-properties draw:stroke="solid" svg:stroke-width="0.025cm" svg:stroke-color="#000000" draw:stroke-linejoin="miter" svg:stroke-linecap="square" draw:fill="solid" draw:fill-color="#ffff99" fo:padding-top="0.012cm" fo:padding-bottom="0.012cm" fo:padding-left="0.012cm" fo:padding-right="0.012cm"/>
    </style:style>
    <style:style style:name="gr19"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style>
    <style:style style:name="gr20" style:family="graphic" style:parent-style-name="standard">
      <style:graphic-properties draw:stroke="solid" svg:stroke-width="0.052cm" svg:stroke-color="#ff0000" draw:stroke-linejoin="miter" svg:stroke-linecap="square" draw:fill="none" fo:padding-top="0.026cm" fo:padding-bottom="0.026cm" fo:padding-left="0.026cm" fo:padding-right="0.026cm"/>
    </style:style>
    <style:style style:name="gr21"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style>
    <style:style style:name="gr23" style:family="graphic" style:parent-style-name="standard">
      <style:graphic-properties draw:stroke="solid" svg:stroke-width="0.038cm" svg:stroke-color="#000000" draw:stroke-linejoin="miter" svg:stroke-linecap="butt" draw:fill="none" fo:padding-top="0.019cm" fo:padding-bottom="0.019cm" fo:padding-left="0.019cm" fo:padding-right="0.019cm"/>
    </style:style>
    <style:style style:name="gr24" style:family="graphic" style:parent-style-name="standard">
      <style:graphic-properties draw:stroke="solid" svg:stroke-width="0.031cm" svg:stroke-color="#000000" draw:stroke-linejoin="miter" svg:stroke-linecap="butt" draw:fill="none" fo:padding-top="0.015cm" fo:padding-bottom="0.015cm" fo:padding-left="0.015cm" fo:padding-right="0.015cm"/>
    </style:style>
    <style:style style:name="gr25" style:family="graphic" style:parent-style-name="standard">
      <style:graphic-properties draw:stroke="solid" svg:stroke-width="0.059cm" svg:stroke-color="#000000" draw:stroke-linejoin="miter" svg:stroke-linecap="butt" draw:fill="none" fo:padding-top="0.029cm" fo:padding-bottom="0.029cm" fo:padding-left="0.029cm" fo:padding-right="0.029cm"/>
    </style:style>
    <style:style style:name="gr26"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1.082cm" fo:min-width="1.082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948cm" fo:min-width="0.948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549cm" fo:min-width="0.549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31" style:family="graphic" style:parent-style-name="standard">
      <style:graphic-properties draw:stroke="solid" svg:stroke-width="0.052cm" svg:stroke-color="#0000ff" draw:stroke-linejoin="miter" svg:stroke-linecap="square" draw:fill="none" fo:padding-top="0.026cm" fo:padding-bottom="0.026cm" fo:padding-left="0.026cm" fo:padding-right="0.026cm"/>
    </style:style>
    <style:style style:name="gr32" style:family="graphic" style:parent-style-name="standard">
      <style:graphic-properties draw:stroke="none" draw:fill="none" draw:textarea-horizontal-align="left" draw:textarea-vertical-align="top" draw:auto-grow-height="true" draw:auto-grow-width="true" fo:min-height="0.489cm" fo:min-width="0.489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327cm" fo:min-width="0.327cm" fo:padding-top="0cm" fo:padding-bottom="0cm" fo:padding-left="0cm" fo:padding-right="0cm"/>
    </style:style>
    <style:style style:name="gr34" style:family="graphic" style:parent-style-name="standard">
      <style:graphic-properties draw:stroke="solid" svg:stroke-width="0.052cm" svg:stroke-color="#0000ff" draw:stroke-linejoin="round" svg:stroke-linecap="butt" draw:fill="none" fo:padding-top="0.026cm" fo:padding-bottom="0.026cm" fo:padding-left="0.026cm" fo:padding-right="0.026cm"/>
    </style:style>
    <style:style style:name="gr35" style:family="graphic" style:parent-style-name="standard">
      <style:graphic-properties draw:stroke="none" draw:fill="solid" draw:fill-color="#0000ff"/>
    </style:style>
    <style:style style:name="gr36" style:family="graphic" style:parent-style-name="standard">
      <style:graphic-properties draw:stroke="solid" svg:stroke-width="0.025cm" svg:stroke-color="#0000ff" draw:stroke-linejoin="miter" svg:stroke-linecap="square" draw:fill="none" fo:padding-top="0.012cm" fo:padding-bottom="0.012cm" fo:padding-left="0.012cm" fo:padding-right="0.012cm"/>
    </style:style>
    <style:style style:name="gr37" style:family="graphic" style:parent-style-name="standard">
      <style:graphic-properties draw:stroke="none" draw:fill="none" draw:textarea-horizontal-align="left" draw:textarea-vertical-align="top" draw:auto-grow-height="true" draw:auto-grow-width="true" fo:min-height="0.571cm" fo:min-width="0.57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952cm" fo:min-width="0.952cm" fo:padding-top="0cm" fo:padding-bottom="0cm" fo:padding-left="0cm" fo:padding-right="0cm"/>
    </style:style>
    <style:style style:name="gr39" style:family="graphic" style:parent-style-name="standard">
      <style:graphic-properties draw:stroke="none" draw:fill="solid" draw:fill-color="#99ccff"/>
    </style:style>
    <style:style style:name="gr40" style:family="graphic" style:parent-style-name="standard">
      <style:graphic-properties draw:stroke="none" draw:fill="solid" draw:fill-color="#00cc99"/>
    </style:style>
    <style:style style:name="gr41" style:family="graphic" style:parent-style-name="standard">
      <style:graphic-properties draw:stroke="none" draw:fill="none" draw:textarea-horizontal-align="left" draw:textarea-vertical-align="top" draw:auto-grow-height="true" draw:auto-grow-width="true" fo:min-height="0.366cm" fo:min-width="0.36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1.117cm" fo:min-width="1.117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976cm" fo:min-width="0.976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839cm" fo:min-width="0.839cm" fo:padding-top="0cm" fo:padding-bottom="0cm" fo:padding-left="0cm" fo:padding-right="0cm"/>
    </style:style>
    <style:style style:name="gr45" style:family="graphic" style:parent-style-name="standard">
      <style:graphic-properties draw:stroke="solid" svg:stroke-width="0.059cm" svg:stroke-color="#0000ff" draw:stroke-linejoin="miter" svg:stroke-linecap="butt" draw:fill="none" fo:padding-top="0.029cm" fo:padding-bottom="0.029cm" fo:padding-left="0.029cm" fo:padding-right="0.029cm"/>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44pt" style:font-size-asian="44pt" style:font-size-complex="44pt"/>
    </style:style>
    <style:style style:name="P4" style:family="paragraph">
      <loext:graphic-properties draw:fill="none"/>
      <style:text-properties fo:font-size="32pt" style:font-size-asian="32pt" style:font-size-complex="32pt"/>
    </style:style>
    <style:style style:name="P5" style:family="paragraph">
      <loext:graphic-properties draw:fill="none"/>
      <style:text-properties fo:font-size="14pt" style:font-size-asian="14pt" style:font-size-complex="14pt"/>
    </style:style>
    <style:style style:name="P6" style:family="paragraph">
      <loext:graphic-properties draw:fill="none"/>
    </style:style>
    <style:style style:name="P7" style:family="paragraph">
      <loext:graphic-properties draw:fill="none"/>
      <style:text-properties fo:font-size="28pt" style:font-size-asian="28pt" style:font-size-complex="28pt"/>
    </style:style>
    <style:style style:name="P8" style:family="paragraph">
      <loext:graphic-properties draw:fill="none"/>
      <style:text-properties fo:font-size="27.2000007629395pt" style:font-size-asian="27.2000007629395pt" style:font-size-complex="27.2000007629395pt"/>
    </style:style>
    <style:style style:name="P9" style:family="paragraph">
      <loext:graphic-properties draw:fill="none"/>
      <style:text-properties fo:font-size="23.2999992370605pt" style:font-size-asian="23.2999992370605pt" style:font-size-complex="23.2999992370605pt"/>
    </style:style>
    <style:style style:name="P10" style:family="paragraph">
      <loext:graphic-properties draw:fill="solid" draw:fill-color="#ff0000"/>
    </style:style>
    <style:style style:name="P11" style:family="paragraph">
      <loext:graphic-properties draw:fill="solid" draw:fill-color="#ccccff"/>
    </style:style>
    <style:style style:name="P12" style:family="paragraph">
      <loext:graphic-properties draw:fill="none"/>
      <style:text-properties fo:font-size="24pt" style:font-size-asian="24pt" style:font-size-complex="24pt"/>
    </style:style>
    <style:style style:name="P13" style:family="paragraph">
      <loext:graphic-properties draw:fill="solid" draw:fill-color="#000000"/>
    </style:style>
    <style:style style:name="P14" style:family="paragraph">
      <loext:graphic-properties draw:fill="solid" draw:fill-color="#ffff99"/>
    </style:style>
    <style:style style:name="P15" style:family="paragraph">
      <loext:graphic-properties draw:fill="none"/>
      <style:text-properties fo:font-size="20pt" style:font-size-asian="20pt" style:font-size-complex="20pt"/>
    </style:style>
    <style:style style:name="P16" style:family="paragraph">
      <loext:graphic-properties draw:fill="none"/>
      <style:text-properties fo:font-size="16pt" style:font-size-asian="16pt" style:font-size-complex="16pt"/>
    </style:style>
    <style:style style:name="P17" style:family="paragraph">
      <loext:graphic-properties draw:fill="none"/>
      <style:text-properties fo:font-size="18pt" style:font-size-asian="18pt" style:font-size-complex="18pt"/>
    </style:style>
    <style:style style:name="P18" style:family="paragraph">
      <loext:graphic-properties draw:fill="none"/>
      <style:text-properties fo:font-size="22pt" style:font-size-asian="22pt" style:font-size-complex="22pt"/>
    </style:style>
    <style:style style:name="P19" style:family="paragraph">
      <loext:graphic-properties draw:fill="none"/>
      <style:text-properties fo:font-size="30.7000007629395pt" style:font-size-asian="30.7000007629395pt" style:font-size-complex="30.7000007629395pt"/>
    </style:style>
    <style:style style:name="P20" style:family="paragraph">
      <loext:graphic-properties draw:fill="none"/>
      <style:text-properties fo:font-size="26.8999996185303pt" style:font-size-asian="26.8999996185303pt" style:font-size-complex="26.8999996185303pt"/>
    </style:style>
    <style:style style:name="P21" style:family="paragraph">
      <loext:graphic-properties draw:fill="none"/>
      <style:text-properties fo:font-size="15.6000003814697pt" style:font-size-asian="15.6000003814697pt" style:font-size-complex="15.6000003814697pt"/>
    </style:style>
    <style:style style:name="P22" style:family="paragraph">
      <loext:graphic-properties draw:fill="none"/>
      <style:text-properties fo:font-size="12pt" style:font-size-asian="12pt" style:font-size-complex="12pt"/>
    </style:style>
    <style:style style:name="P23" style:family="paragraph">
      <loext:graphic-properties draw:fill="none"/>
      <style:text-properties fo:font-size="13.8999996185303pt" style:font-size-asian="13.8999996185303pt" style:font-size-complex="13.8999996185303pt"/>
    </style:style>
    <style:style style:name="P24" style:family="paragraph">
      <loext:graphic-properties draw:fill="none"/>
      <style:text-properties fo:font-size="9.30000019073486pt" style:font-size-asian="9.30000019073486pt" style:font-size-complex="9.30000019073486pt"/>
    </style:style>
    <style:style style:name="P25" style:family="paragraph">
      <loext:graphic-properties draw:fill="solid" draw:fill-color="#0000ff"/>
    </style:style>
    <style:style style:name="P26" style:family="paragraph">
      <loext:graphic-properties draw:fill="none"/>
      <style:text-properties fo:font-size="16.2000007629395pt" style:font-size-asian="16.2000007629395pt" style:font-size-complex="16.2000007629395pt"/>
    </style:style>
    <style:style style:name="P27" style:family="paragraph">
      <loext:graphic-properties draw:fill="none"/>
      <style:text-properties fo:font-size="27pt" style:font-size-asian="27pt" style:font-size-complex="27pt"/>
    </style:style>
    <style:style style:name="P28" style:family="paragraph">
      <loext:graphic-properties draw:fill="solid" draw:fill-color="#99ccff"/>
    </style:style>
    <style:style style:name="P29" style:family="paragraph">
      <loext:graphic-properties draw:fill="solid" draw:fill-color="#00cc99"/>
    </style:style>
    <style:style style:name="P30" style:family="paragraph">
      <loext:graphic-properties draw:fill="none"/>
      <style:text-properties fo:font-size="10.3999996185303pt" style:font-size-asian="10.3999996185303pt" style:font-size-complex="10.3999996185303pt"/>
    </style:style>
    <style:style style:name="P31" style:family="paragraph">
      <loext:graphic-properties draw:fill="none"/>
      <style:text-properties fo:font-size="31.7000007629395pt" style:font-size-asian="31.7000007629395pt" style:font-size-complex="31.7000007629395pt"/>
    </style:style>
    <style:style style:name="P32" style:family="paragraph">
      <loext:graphic-properties draw:fill="none"/>
      <style:text-properties fo:font-size="27.7000007629395pt" style:font-size-asian="27.7000007629395pt" style:font-size-complex="27.7000007629395pt"/>
    </style:style>
    <style:style style:name="P33" style:family="paragraph">
      <loext:graphic-properties draw:fill="none"/>
      <style:text-properties fo:font-size="23.7999992370605pt" style:font-size-asian="23.7999992370605pt" style:font-size-complex="23.7999992370605pt"/>
    </style:style>
    <style:style style:name="T1" style:family="text">
      <style:text-properties fo:color="#ff0000" style:font-name="NimbusSans" fo:font-size="44pt" style:font-size-asian="44pt" style:font-name-complex="NimbusSans" style:font-size-complex="44pt"/>
    </style:style>
    <style:style style:name="T2" style:family="text">
      <style:text-properties fo:color="#000000" style:font-name="NimbusSans" fo:font-size="32pt" style:font-size-asian="32pt" style:font-name-complex="NimbusSans" style:font-size-complex="32pt"/>
    </style:style>
    <style:style style:name="T3" style:family="text">
      <style:text-properties fo:color="#000000" style:font-name="NimbusSans" fo:font-size="14pt" style:font-size-asian="14pt" style:font-name-complex="NimbusSans" style:font-size-complex="14pt"/>
    </style:style>
    <style:style style:name="T4" style:family="text">
      <style:text-properties fo:color="#000000" style:font-name="NimbusSans" fo:font-size="28pt" style:font-size-asian="28pt" style:font-name-complex="NimbusSans" style:font-size-complex="28pt"/>
    </style:style>
    <style:style style:name="T5" style:family="text">
      <style:text-properties fo:color="#000000" style:font-name="NimbusSans" fo:font-size="27.2000007629395pt" style:font-size-asian="27.2000007629395pt" style:font-name-complex="NimbusSans" style:font-size-complex="27.2000007629395pt"/>
    </style:style>
    <style:style style:name="T6" style:family="text">
      <style:text-properties fo:color="#000000" style:font-name="NimbusSans" fo:font-size="23.2999992370605pt" style:font-size-asian="23.2999992370605pt" style:font-name-complex="NimbusSans" style:font-size-complex="23.2999992370605pt"/>
    </style:style>
    <style:style style:name="T7" style:family="text">
      <style:text-properties fo:color="#0000ff" style:font-name="NimbusSans" fo:font-size="27.2000007629395pt" style:font-size-asian="27.2000007629395pt" style:font-name-complex="NimbusSans" style:font-size-complex="27.2000007629395pt"/>
    </style:style>
    <style:style style:name="T8" style:family="text">
      <style:text-properties fo:color="#0000ff" style:font-name="NimbusSans" fo:font-size="27.2000007629395pt" fo:font-weight="bold" style:font-size-asian="27.2000007629395pt" style:font-name-complex="NimbusSans" style:font-size-complex="27.2000007629395pt" style:font-weight-complex="bold"/>
    </style:style>
    <style:style style:name="T9" style:family="text">
      <style:text-properties fo:color="#000000" style:font-name="OpenSymbol" fo:font-size="27.2000007629395pt" style:font-size-asian="27.2000007629395pt" style:font-name-complex="OpenSymbol" style:font-size-complex="27.2000007629395pt"/>
    </style:style>
    <style:style style:name="T10" style:family="text">
      <style:text-properties fo:color="#3333cc" style:font-name="NimbusSans" fo:font-size="27.2000007629395pt" style:font-size-asian="27.2000007629395pt" style:font-name-complex="NimbusSans" style:font-size-complex="27.2000007629395pt"/>
    </style:style>
    <style:style style:name="T11" style:family="text">
      <style:text-properties fo:color="#000000" style:font-name="NimbusRomanRegular" fo:font-size="24pt" style:font-size-asian="24pt" style:font-name-complex="NimbusRomanRegular" style:font-size-complex="24pt"/>
    </style:style>
    <style:style style:name="T12" style:family="text">
      <style:text-properties fo:color="#000000" style:font-name="NimbusSans" fo:font-size="20pt" style:font-size-asian="20pt" style:font-name-complex="NimbusSans" style:font-size-complex="20pt"/>
    </style:style>
    <style:style style:name="T13" style:family="text">
      <style:text-properties fo:color="#000000" style:font-name="NimbusSans" fo:font-size="16pt" style:font-size-asian="16pt" style:font-name-complex="NimbusSans" style:font-size-complex="16pt"/>
    </style:style>
    <style:style style:name="T14" style:family="text">
      <style:text-properties fo:color="#000000" style:font-name="DejaVu Sans Mono" fo:font-size="18pt" style:font-size-asian="18pt" style:font-name-complex="DejaVu Sans Mono" style:font-size-complex="18pt"/>
    </style:style>
    <style:style style:name="T15" style:family="text">
      <style:text-properties fo:color="#000000" style:font-name="DejaVu Sans Mono" fo:font-size="16pt" style:font-size-asian="16pt" style:font-name-complex="DejaVu Sans Mono" style:font-size-complex="16pt"/>
    </style:style>
    <style:style style:name="T16" style:family="text">
      <style:text-properties fo:color="#000000" style:font-name="NimbusSans" fo:font-size="18pt" style:font-size-asian="18pt" style:font-name-complex="NimbusSans" style:font-size-complex="18pt"/>
    </style:style>
    <style:style style:name="T17" style:family="text">
      <style:text-properties fo:color="#000000" style:font-name="NimbusSans" fo:font-size="22pt" style:font-size-asian="22pt" style:font-name-complex="NimbusSans" style:font-size-complex="22pt"/>
    </style:style>
    <style:style style:name="T18" style:family="text">
      <style:text-properties fo:color="#000000" style:font-name="OpenSymbol" fo:font-size="22pt" style:font-size-asian="22pt" style:font-name-complex="OpenSymbol" style:font-size-complex="22pt"/>
    </style:style>
    <style:style style:name="T19" style:family="text">
      <style:text-properties fo:color="#000000" style:font-name="NimbusSans" fo:font-size="24pt" style:font-size-asian="24pt" style:font-name-complex="NimbusSans" style:font-size-complex="24pt"/>
    </style:style>
    <style:style style:name="T20" style:family="text">
      <style:text-properties fo:color="#3333cc" style:font-name="NimbusSans" fo:font-size="28pt" style:font-size-asian="28pt" style:font-name-complex="NimbusSans" style:font-size-complex="28pt"/>
    </style:style>
    <style:style style:name="T21" style:family="text">
      <style:text-properties fo:color="#3333cc" style:font-name="NimbusSans" fo:font-size="20pt" style:font-size-asian="20pt" style:font-name-complex="NimbusSans" style:font-size-complex="20pt"/>
    </style:style>
    <style:style style:name="T22" style:family="text">
      <style:text-properties fo:color="#000000" style:font-name="NimbusSans" fo:font-size="30.7000007629395pt" style:font-size-asian="30.7000007629395pt" style:font-name-complex="NimbusSans" style:font-size-complex="30.7000007629395pt"/>
    </style:style>
    <style:style style:name="T23" style:family="text">
      <style:text-properties fo:color="#000000" style:font-name="NimbusSans" fo:font-size="30.7000007629395pt" fo:font-weight="bold" style:font-size-asian="30.7000007629395pt" style:font-name-complex="NimbusSans" style:font-size-complex="30.7000007629395pt" style:font-weight-complex="bold"/>
    </style:style>
    <style:style style:name="T24" style:family="text">
      <style:text-properties fo:color="#000000" style:font-name="NimbusSans" fo:font-size="26.8999996185303pt" style:font-size-asian="26.8999996185303pt" style:font-name-complex="NimbusSans" style:font-size-complex="26.8999996185303pt"/>
    </style:style>
    <style:style style:name="T25" style:family="text">
      <style:text-properties fo:color="#000000" style:font-name="NimbusSans" fo:font-size="26.8999996185303pt" fo:font-weight="bold" style:font-size-asian="26.8999996185303pt" style:font-name-complex="NimbusSans" style:font-size-complex="26.8999996185303pt" style:font-weight-complex="bold"/>
    </style:style>
    <style:style style:name="T26" style:family="text">
      <style:text-properties fo:color="#3333cc" style:font-name="NimbusSans" fo:font-size="26.8999996185303pt" style:font-size-asian="26.8999996185303pt" style:font-name-complex="NimbusSans" style:font-size-complex="26.8999996185303pt"/>
    </style:style>
    <style:style style:name="T27" style:family="text">
      <style:text-properties fo:color="#000000" style:font-name="NimbusSans" fo:font-size="15.6000003814697pt" style:font-size-asian="15.6000003814697pt" style:font-name-complex="NimbusSans" style:font-size-complex="15.6000003814697pt"/>
    </style:style>
    <style:style style:name="T28" style:family="text">
      <style:text-properties fo:color="#000000" style:font-name="OpenSymbol" fo:font-size="26.8999996185303pt" style:font-size-asian="26.8999996185303pt" style:font-name-complex="OpenSymbol" style:font-size-complex="26.8999996185303pt"/>
    </style:style>
    <style:style style:name="T29" style:family="text">
      <style:text-properties fo:color="#000000" style:font-name="DejaVu Sans Mono" fo:font-size="12pt" fo:font-weight="bold" style:font-size-asian="12pt" style:font-name-complex="DejaVu Sans Mono" style:font-size-complex="12pt" style:font-weight-complex="bold"/>
    </style:style>
    <style:style style:name="T30" style:family="text">
      <style:text-properties fo:color="#000000" style:font-name="NimbusRoman" fo:font-size="24pt" fo:font-weight="bold" style:font-size-asian="24pt" style:font-name-complex="NimbusRoman" style:font-size-complex="24pt" style:font-weight-complex="bold"/>
    </style:style>
    <style:style style:name="T31" style:family="text">
      <style:text-properties fo:color="#3333cc" style:font-name="NimbusRomanRegular" fo:font-size="16pt" style:font-size-asian="16pt" style:font-name-complex="NimbusRomanRegular" style:font-size-complex="16pt"/>
    </style:style>
    <style:style style:name="T32" style:family="text">
      <style:text-properties fo:color="#000000" style:font-name="NimbusRomanRegular" fo:font-size="13.8999996185303pt" style:font-size-asian="13.8999996185303pt" style:font-name-complex="NimbusRomanRegular" style:font-size-complex="13.8999996185303pt"/>
    </style:style>
    <style:style style:name="T33" style:family="text">
      <style:text-properties fo:color="#3333cc" style:font-name="NimbusRoman" fo:font-size="16pt" fo:font-weight="bold" style:font-size-asian="16pt" style:font-name-complex="NimbusRoman" style:font-size-complex="16pt" style:font-weight-complex="bold"/>
    </style:style>
    <style:style style:name="T34" style:family="text">
      <style:text-properties fo:color="#3333cc" style:font-name="NimbusRomanRegular" fo:font-size="9.30000019073486pt" style:font-size-asian="9.30000019073486pt" style:font-name-complex="NimbusRomanRegular" style:font-size-complex="9.30000019073486pt"/>
    </style:style>
    <style:style style:name="T35" style:family="text">
      <style:text-properties fo:color="#000000" style:font-name="NimbusRomanRegular" fo:font-size="12pt" style:font-size-asian="12pt" style:font-name-complex="NimbusRomanRegular" style:font-size-complex="12pt"/>
    </style:style>
    <style:style style:name="T36" style:family="text">
      <style:text-properties fo:color="#000000" style:font-name="NimbusSans" fo:font-size="16.2000007629395pt" style:font-size-asian="16.2000007629395pt" style:font-name-complex="NimbusSans" style:font-size-complex="16.2000007629395pt"/>
    </style:style>
    <style:style style:name="T37" style:family="text">
      <style:text-properties fo:color="#000000" style:font-name="OpenSymbol" fo:font-size="24pt" style:font-size-asian="24pt" style:font-name-complex="OpenSymbol" style:font-size-complex="24pt"/>
    </style:style>
    <style:style style:name="T38" style:family="text">
      <style:text-properties fo:color="#000000" style:font-name="NimbusSans" fo:font-size="27pt" style:font-size-asian="27pt" style:font-name-complex="NimbusSans" style:font-size-complex="27pt"/>
    </style:style>
    <style:style style:name="T39" style:family="text">
      <style:text-properties fo:color="#000000" style:font-name="DejaVu Sans Mono" fo:font-size="14pt" fo:font-weight="bold" style:font-size-asian="14pt" style:font-name-complex="DejaVu Sans Mono" style:font-size-complex="14pt" style:font-weight-complex="bold"/>
    </style:style>
    <style:style style:name="T40" style:family="text">
      <style:text-properties fo:color="#000000" style:font-name="DejaVu Sans Mono" fo:font-size="14pt" style:font-size-asian="14pt" style:font-name-complex="DejaVu Sans Mono" style:font-size-complex="14pt"/>
    </style:style>
    <style:style style:name="T41" style:family="text">
      <style:text-properties fo:color="#000000" style:font-name="DejaVu Sans Mono" fo:font-size="12pt" style:font-size-asian="12pt" style:font-name-complex="DejaVu Sans Mono" style:font-size-complex="12pt"/>
    </style:style>
    <style:style style:name="T42" style:family="text">
      <style:text-properties fo:color="#3333cc" style:font-name="DejaVu Sans Mono" fo:font-size="12pt" style:font-size-asian="12pt" style:font-name-complex="DejaVu Sans Mono" style:font-size-complex="12pt"/>
    </style:style>
    <style:style style:name="T43" style:family="text">
      <style:text-properties fo:color="#000000" style:font-name="NimbusSans" fo:font-size="10.3999996185303pt" style:font-size-asian="10.3999996185303pt" style:font-name-complex="NimbusSans" style:font-size-complex="10.3999996185303pt"/>
    </style:style>
    <style:style style:name="T44" style:family="text">
      <style:text-properties fo:color="#000000" style:font-name="OpenSymbol" fo:font-size="18pt" style:font-size-asian="18pt" style:font-name-complex="OpenSymbol" style:font-size-complex="18pt"/>
    </style:style>
    <style:style style:name="T45" style:family="text">
      <style:text-properties fo:color="#000000" style:font-name="NimbusSans" fo:font-size="31.7000007629395pt" style:font-size-asian="31.7000007629395pt" style:font-name-complex="NimbusSans" style:font-size-complex="31.7000007629395pt"/>
    </style:style>
    <style:style style:name="T46" style:family="text">
      <style:text-properties fo:color="#000000" style:font-name="NimbusSans" fo:font-size="27.7000007629395pt" style:font-size-asian="27.7000007629395pt" style:font-name-complex="NimbusSans" style:font-size-complex="27.7000007629395pt"/>
    </style:style>
    <style:style style:name="T47" style:family="text">
      <style:text-properties fo:color="#000000" style:font-name="NimbusSans" fo:font-size="23.7999992370605pt" style:font-size-asian="23.7999992370605pt" style:font-name-complex="NimbusSans" style:font-size-complex="23.7999992370605pt"/>
    </style:style>
    <style:style style:name="T48" style:family="text">
      <style:text-properties fo:color="#0000ff" style:font-name="NimbusSans" fo:font-size="27.7000007629395pt" style:font-size-asian="27.7000007629395pt" style:font-name-complex="NimbusSans" style:font-size-complex="27.7000007629395pt"/>
    </style:style>
    <style:style style:name="T49" style:family="text">
      <style:text-properties fo:color="#0000ff" style:font-name="NimbusSans" fo:font-size="24pt" style:font-size-asian="24pt" style:font-name-complex="NimbusSans" style:font-size-complex="24pt"/>
    </style:style>
    <style:style style:name="T50" style:family="text">
      <style:text-properties fo:color="#0000ff" style:font-name="NimbusSans" fo:font-size="13.8999996185303pt" style:font-size-asian="13.8999996185303pt" style:font-name-complex="NimbusSans" style:font-size-complex="13.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2" draw:text-style-name="P3" draw:layer="layout" svg:width="18.62cm" svg:height="1.551cm" svg:x="3.581cm" svg:y="6.495cm">
          <draw:text-box>
            <text:p text:style-name="P2"><text:span text:style-name="T1">S</text:span><text:span text:style-name="T1">o</text:span><text:span text:style-name="T1">r</text:span><text:span text:style-name="T1">t</text:span><text:span text:style-name="T1">i</text:span><text:span text:style-name="T1">n</text:span><text:span text:style-name="T1">g</text:span><text:span text:style-name="T1"> </text:span><text:span text:style-name="T1">(</text:span><text:span text:style-name="T1">P</text:span><text:span text:style-name="T1">a</text:span><text:span text:style-name="T1">r</text:span><text:span text:style-name="T1">t </text:span><text:span text:style-name="T1">I</text:span><text:span text:style-name="T1">I</text:span><text:span text:style-name="T1">: </text:span><text:span text:style-name="T1">D</text:span><text:span text:style-name="T1">i</text:span><text:span text:style-name="T1">v</text:span><text:span text:style-name="T1">i</text:span><text:span text:style-name="T1">d</text:span><text:span text:style-name="T1">e</text:span><text:span text:style-name="T1"> </text:span><text:span text:style-name="T1">a</text:span><text:span text:style-name="T1">n</text:span><text:span text:style-name="T1">d</text:span><text:span text:style-name="T1"> </text:span></text:p>
          </draw:text-box>
        </draw:frame>
        <draw:frame draw:style-name="gr2" draw:text-style-name="P3" draw:layer="layout" svg:width="6.475cm" svg:height="1.551cm" svg:x="9.465cm" svg:y="8.358cm">
          <draw:text-box>
            <text:p text:style-name="P2"><text:span text:style-name="T1">C</text:span><text:span text:style-name="T1">o</text:span><text:span text:style-name="T1">n</text:span><text:span text:style-name="T1">q</text:span><text:span text:style-name="T1">u</text:span><text:span text:style-name="T1">e</text:span><text:span text:style-name="T1">r</text:span><text:span text:style-name="T1">)</text:span></text:p>
          </draw:text-box>
        </draw:frame>
        <draw:frame draw:style-name="gr3" draw:text-style-name="P4" draw:layer="layout" svg:width="4.498cm" svg:height="1.128cm" svg:x="10.449cm" svg:y="11.231cm">
          <draw:text-box>
            <text:p text:style-name="P2"><text:span text:style-name="T2">C</text:span><text:span text:style-name="T2">S</text:span><text:span text:style-name="T2">E</text:span><text:span text:style-name="T2"> </text:span><text:span text:style-name="T2">3</text:span><text:span text:style-name="T2">7</text:span><text:span text:style-name="T2">3</text:span></text:p>
          </draw:text-box>
        </draw:frame>
        <draw:frame draw:style-name="gr3" draw:text-style-name="P4" draw:layer="layout" svg:width="7.762cm" svg:height="1.128cm" svg:x="8.802cm" svg:y="12.868cm">
          <draw:text-box>
            <text:p text:style-name="P2"><text:span text:style-name="T2">D</text:span><text:span text:style-name="T2">a</text:span><text:span text:style-name="T2">t</text:span><text:span text:style-name="T2">a</text:span><text:span text:style-name="T2"> </text:span><text:span text:style-name="T2">S</text:span><text:span text:style-name="T2">t</text:span><text:span text:style-name="T2">r</text:span><text:span text:style-name="T2">u</text:span><text:span text:style-name="T2">c</text:span><text:span text:style-name="T2">t</text:span><text:span text:style-name="T2">u</text:span><text:span text:style-name="T2">r</text:span><text:span text:style-name="T2">e</text:span><text:span text:style-name="T2">s</text:span></text:p>
          </draw:text-box>
        </draw:frame>
        <draw:frame draw:style-name="gr3" draw:text-style-name="P4" draw:layer="layout" svg:width="5.281cm" svg:height="1.128cm" svg:x="10.047cm" svg:y="14.502cm">
          <draw:text-box>
            <text:p text:style-name="P2"><text:span text:style-name="T2">L</text:span><text:span text:style-name="T2">e</text:span><text:span text:style-name="T2">c</text:span><text:span text:style-name="T2">t</text:span><text:span text:style-name="T2">u</text:span><text:span text:style-name="T2">r</text:span><text:span text:style-name="T2">e</text:span><text:span text:style-name="T2"> </text:span><text:span text:style-name="T2">1</text:span><text:span text:style-name="T2">4</text:span></text:p>
          </draw:text-box>
        </draw:frame>
      </draw:page>
      <draw:page draw:name="page2"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493cm" svg:height="0.493cm" svg:x="22.969cm" svg:y="17.621cm">
          <draw:text-box>
            <text:p text:style-name="P2"><text:span text:style-name="T3">2</text:span></text:p>
          </draw:text-box>
        </draw:frame>
        <draw:frame draw:style-name="gr2" draw:text-style-name="P3" draw:layer="layout" svg:width="6.547cm" svg:height="1.551cm" svg:x="9.437cm" svg:y="2.77cm">
          <draw:text-box>
            <text:p text:style-name="P2"><text:span text:style-name="T1">R</text:span><text:span text:style-name="T1">e</text:span><text:span text:style-name="T1">a</text:span><text:span text:style-name="T1">d</text:span><text:span text:style-name="T1">i</text:span><text:span text:style-name="T1">n</text:span><text:span text:style-name="T1">g</text:span><text:span text:style-name="T1">s</text:span></text:p>
          </draw:text-box>
        </draw:frame>
        <draw:frame draw:style-name="gr3" draw:text-style-name="P4" draw:layer="layout" svg:width="1.128cm" svg:height="1.128cm" svg:x="2.155cm" svg:y="5.746cm">
          <draw:text-box>
            <text:p text:style-name="P2"><text:span text:style-name="T2">•</text:span></text:p>
          </draw:text-box>
        </draw:frame>
        <draw:frame draw:style-name="gr3" draw:text-style-name="P4" draw:layer="layout" svg:width="4.506cm" svg:height="1.128cm" svg:x="3.108cm" svg:y="5.94cm">
          <draw:text-box>
            <text:p text:style-name="P2"><text:span text:style-name="T2">R</text:span><text:span text:style-name="T2">e</text:span><text:span text:style-name="T2">a</text:span><text:span text:style-name="T2">d</text:span><text:span text:style-name="T2">i</text:span><text:span text:style-name="T2">n</text:span><text:span text:style-name="T2">g</text:span><text:span text:style-name="T2"> </text:span></text:p>
          </draw:text-box>
        </draw:frame>
        <draw:frame draw:style-name="gr6" draw:text-style-name="P7" draw:layer="layout" svg:width="0.987cm" svg:height="0.987cm" svg:x="3.425cm" svg:y="7.33cm">
          <draw:text-box>
            <text:p text:style-name="P2"><text:span text:style-name="T4">›</text:span></text:p>
          </draw:text-box>
        </draw:frame>
        <draw:frame draw:style-name="gr6" draw:text-style-name="P7" draw:layer="layout" svg:width="9.942cm" svg:height="0.987cm" svg:x="4.219cm" svg:y="7.5cm">
          <draw:text-box>
            <text:p text:style-name="P2"><text:span text:style-name="T4">S</text:span><text:span text:style-name="T4">e</text:span><text:span text:style-name="T4">c</text:span><text:span text:style-name="T4">t</text:span><text:span text:style-name="T4">i</text:span><text:span text:style-name="T4">o</text:span><text:span text:style-name="T4">n</text:span><text:span text:style-name="T4"> </text:span><text:span text:style-name="T4">7</text:span><text:span text:style-name="T4">.</text:span><text:span text:style-name="T4">6</text:span><text:span text:style-name="T4">, </text:span><text:span text:style-name="T4">M</text:span><text:span text:style-name="T4">e</text:span><text:span text:style-name="T4">r</text:span><text:span text:style-name="T4">g</text:span><text:span text:style-name="T4">e</text:span><text:span text:style-name="T4">s</text:span><text:span text:style-name="T4">o</text:span><text:span text:style-name="T4">r</text:span><text:span text:style-name="T4">t</text:span></text:p>
          </draw:text-box>
        </draw:frame>
        <draw:frame draw:style-name="gr6" draw:text-style-name="P7" draw:layer="layout" svg:width="0.987cm" svg:height="0.987cm" svg:x="3.425cm" svg:y="8.759cm">
          <draw:text-box>
            <text:p text:style-name="P2"><text:span text:style-name="T4">›</text:span></text:p>
          </draw:text-box>
        </draw:frame>
        <draw:frame draw:style-name="gr6" draw:text-style-name="P7" draw:layer="layout" svg:width="9.684cm" svg:height="0.987cm" svg:x="4.219cm" svg:y="8.928cm">
          <draw:text-box>
            <text:p text:style-name="P2"><text:span text:style-name="T4">S</text:span><text:span text:style-name="T4">e</text:span><text:span text:style-name="T4">c</text:span><text:span text:style-name="T4">t</text:span><text:span text:style-name="T4">i</text:span><text:span text:style-name="T4">o</text:span><text:span text:style-name="T4">n</text:span><text:span text:style-name="T4"> </text:span><text:span text:style-name="T4">7</text:span><text:span text:style-name="T4">.</text:span><text:span text:style-name="T4">7</text:span><text:span text:style-name="T4">, </text:span><text:span text:style-name="T4">Q</text:span><text:span text:style-name="T4">u</text:span><text:span text:style-name="T4">i</text:span><text:span text:style-name="T4">c</text:span><text:span text:style-name="T4">k</text:span><text:span text:style-name="T4">s</text:span><text:span text:style-name="T4">o</text:span><text:span text:style-name="T4">r</text:span><text:span text:style-name="T4">t</text:span></text:p>
          </draw:text-box>
        </draw:frame>
      </draw:page>
      <draw:page draw:name="page3"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3/STR/ALG/DEC/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493cm" svg:height="0.493cm" svg:x="22.969cm" svg:y="17.621cm">
          <draw:text-box>
            <text:p text:style-name="P2"><text:span text:style-name="T3">3</text:span></text:p>
          </draw:text-box>
        </draw:frame>
        <draw:frame draw:style-name="gr2" draw:text-style-name="P3" draw:layer="layout" svg:width="14.738cm" svg:height="1.551cm" svg:x="5.316cm" svg:y="2.77cm">
          <draw:text-box>
            <text:p text:style-name="P2"><text:span text:style-name="T1">“</text:span><text:span text:style-name="T1">D</text:span><text:span text:style-name="T1">i</text:span><text:span text:style-name="T1">v</text:span><text:span text:style-name="T1">i</text:span><text:span text:style-name="T1">d</text:span><text:span text:style-name="T1">e</text:span><text:span text:style-name="T1"> </text:span><text:span text:style-name="T1">a</text:span><text:span text:style-name="T1">n</text:span><text:span text:style-name="T1">d</text:span><text:span text:style-name="T1"> </text:span><text:span text:style-name="T1">C</text:span><text:span text:style-name="T1">o</text:span><text:span text:style-name="T1">n</text:span><text:span text:style-name="T1">q</text:span><text:span text:style-name="T1">u</text:span><text:span text:style-name="T1">e</text:span><text:span text:style-name="T1">r</text:span><text:span text:style-name="T1">”</text:span></text:p>
          </draw:text-box>
        </draw:frame>
        <draw:frame draw:style-name="gr8" draw:text-style-name="P8" draw:layer="layout" svg:width="0.959cm" svg:height="0.959cm" svg:x="2.155cm" svg:y="5.725cm">
          <draw:text-box>
            <text:p text:style-name="P2"><text:span text:style-name="T5">•</text:span></text:p>
          </draw:text-box>
        </draw:frame>
        <draw:frame draw:style-name="gr8" draw:text-style-name="P8" draw:layer="layout" svg:width="18.904cm" svg:height="0.959cm" svg:x="3.387cm" svg:y="5.89cm">
          <draw:text-box>
            <text:p text:style-name="P2"><text:span text:style-name="T5">V</text:span><text:span text:style-name="T5">e</text:span><text:span text:style-name="T5">r</text:span><text:span text:style-name="T5">y</text:span><text:span text:style-name="T5"> </text:span><text:span text:style-name="T5">i</text:span><text:span text:style-name="T5">m</text:span><text:span text:style-name="T5">p</text:span><text:span text:style-name="T5">o</text:span><text:span text:style-name="T5">r</text:span><text:span text:style-name="T5">t</text:span><text:span text:style-name="T5">a</text:span><text:span text:style-name="T5">n</text:span><text:span text:style-name="T5">t </text:span><text:span text:style-name="T5">s</text:span><text:span text:style-name="T5">t</text:span><text:span text:style-name="T5">r</text:span><text:span text:style-name="T5">a</text:span><text:span text:style-name="T5">t</text:span><text:span text:style-name="T5">e</text:span><text:span text:style-name="T5">g</text:span><text:span text:style-name="T5">y</text:span><text:span text:style-name="T5"> </text:span><text:span text:style-name="T5">i</text:span><text:span text:style-name="T5">n</text:span><text:span text:style-name="T5"> </text:span><text:span text:style-name="T5">c</text:span><text:span text:style-name="T5">o</text:span><text:span text:style-name="T5">m</text:span><text:span text:style-name="T5">p</text:span><text:span text:style-name="T5">u</text:span><text:span text:style-name="T5">t</text:span><text:span text:style-name="T5">e</text:span><text:span text:style-name="T5">r </text:span><text:span text:style-name="T5">s</text:span><text:span text:style-name="T5">c</text:span><text:span text:style-name="T5">i</text:span><text:span text:style-name="T5">e</text:span><text:span text:style-name="T5">n</text:span><text:span text:style-name="T5">c</text:span><text:span text:style-name="T5">e</text:span><text:span text:style-name="T5">:</text:span></text:p>
          </draw:text-box>
        </draw:frame>
        <draw:frame draw:style-name="gr9" draw:text-style-name="P9" draw:layer="layout" svg:width="0.821cm" svg:height="0.821cm" svg:x="3.387cm" svg:y="6.964cm">
          <draw:text-box>
            <text:p text:style-name="P2"><text:span text:style-name="T6">›</text:span></text:p>
          </draw:text-box>
        </draw:frame>
        <draw:frame draw:style-name="gr9" draw:text-style-name="P9" draw:layer="layout" svg:width="11.94cm" svg:height="0.821cm" svg:x="4.413cm" svg:y="7.105cm">
          <draw:text-box>
            <text:p text:style-name="P2"><text:span text:style-name="T6">D</text:span><text:span text:style-name="T6">i</text:span><text:span text:style-name="T6">v</text:span><text:span text:style-name="T6">i</text:span><text:span text:style-name="T6">d</text:span><text:span text:style-name="T6">e</text:span><text:span text:style-name="T6"> </text:span><text:span text:style-name="T6">p</text:span><text:span text:style-name="T6">r</text:span><text:span text:style-name="T6">o</text:span><text:span text:style-name="T6">b</text:span><text:span text:style-name="T6">l</text:span><text:span text:style-name="T6">e</text:span><text:span text:style-name="T6">m</text:span><text:span text:style-name="T6"> </text:span><text:span text:style-name="T6">i</text:span><text:span text:style-name="T6">n</text:span><text:span text:style-name="T6">t</text:span><text:span text:style-name="T6">o</text:span><text:span text:style-name="T6"> </text:span><text:span text:style-name="T6">s</text:span><text:span text:style-name="T6">m</text:span><text:span text:style-name="T6">a</text:span><text:span text:style-name="T6">ll</text:span><text:span text:style-name="T6">e</text:span><text:span text:style-name="T6">r </text:span><text:span text:style-name="T6">p</text:span><text:span text:style-name="T6">a</text:span><text:span text:style-name="T6">r</text:span><text:span text:style-name="T6">t</text:span><text:span text:style-name="T6">s</text:span></text:p>
          </draw:text-box>
        </draw:frame>
        <draw:frame draw:style-name="gr9" draw:text-style-name="P9" draw:layer="layout" svg:width="0.821cm" svg:height="0.821cm" svg:x="3.387cm" svg:y="8.054cm">
          <draw:text-box>
            <text:p text:style-name="P2"><text:span text:style-name="T6">›</text:span></text:p>
          </draw:text-box>
        </draw:frame>
        <draw:frame draw:style-name="gr9" draw:text-style-name="P9" draw:layer="layout" svg:width="10.7cm" svg:height="0.821cm" svg:x="4.413cm" svg:y="8.196cm">
          <draw:text-box>
            <text:p text:style-name="P2"><text:span text:style-name="T6">I</text:span><text:span text:style-name="T6">n</text:span><text:span text:style-name="T6">d</text:span><text:span text:style-name="T6">e</text:span><text:span text:style-name="T6">p</text:span><text:span text:style-name="T6">e</text:span><text:span text:style-name="T6">n</text:span><text:span text:style-name="T6">d</text:span><text:span text:style-name="T6">e</text:span><text:span text:style-name="T6">n</text:span><text:span text:style-name="T6">tl</text:span><text:span text:style-name="T6">y </text:span><text:span text:style-name="T6">s</text:span><text:span text:style-name="T6">o</text:span><text:span text:style-name="T6">l</text:span><text:span text:style-name="T6">v</text:span><text:span text:style-name="T6">e</text:span><text:span text:style-name="T6"> </text:span><text:span text:style-name="T6">t</text:span><text:span text:style-name="T6">h</text:span><text:span text:style-name="T6">e</text:span><text:span text:style-name="T6"> </text:span><text:span text:style-name="T6">p</text:span><text:span text:style-name="T6">a</text:span><text:span text:style-name="T6">r</text:span><text:span text:style-name="T6">t</text:span><text:span text:style-name="T6">s</text:span></text:p>
          </draw:text-box>
        </draw:frame>
        <draw:frame draw:style-name="gr9" draw:text-style-name="P9" draw:layer="layout" svg:width="0.821cm" svg:height="0.821cm" svg:x="3.387cm" svg:y="9.145cm">
          <draw:text-box>
            <text:p text:style-name="P2"><text:span text:style-name="T6">›</text:span></text:p>
          </draw:text-box>
        </draw:frame>
        <draw:frame draw:style-name="gr9" draw:text-style-name="P9" draw:layer="layout" svg:width="16.914cm" svg:height="0.821cm" svg:x="4.413cm" svg:y="9.286cm">
          <draw:text-box>
            <text:p text:style-name="P2"><text:span text:style-name="T6">C</text:span><text:span text:style-name="T6">o</text:span><text:span text:style-name="T6">m</text:span><text:span text:style-name="T6">b</text:span><text:span text:style-name="T6">i</text:span><text:span text:style-name="T6">n</text:span><text:span text:style-name="T6">e</text:span><text:span text:style-name="T6"> </text:span><text:span text:style-name="T6">t</text:span><text:span text:style-name="T6">h</text:span><text:span text:style-name="T6">e</text:span><text:span text:style-name="T6">s</text:span><text:span text:style-name="T6">e</text:span><text:span text:style-name="T6"> </text:span><text:span text:style-name="T6">s</text:span><text:span text:style-name="T6">o</text:span><text:span text:style-name="T6">l</text:span><text:span text:style-name="T6">u</text:span><text:span text:style-name="T6">ti</text:span><text:span text:style-name="T6">o</text:span><text:span text:style-name="T6">n</text:span><text:span text:style-name="T6">s </text:span><text:span text:style-name="T6">t</text:span><text:span text:style-name="T6">o</text:span><text:span text:style-name="T6"> </text:span><text:span text:style-name="T6">g</text:span><text:span text:style-name="T6">e</text:span><text:span text:style-name="T6">t </text:span><text:span text:style-name="T6">o</text:span><text:span text:style-name="T6">v</text:span><text:span text:style-name="T6">e</text:span><text:span text:style-name="T6">r</text:span><text:span text:style-name="T6">a</text:span><text:span text:style-name="T6">ll </text:span><text:span text:style-name="T6">s</text:span><text:span text:style-name="T6">o</text:span><text:span text:style-name="T6">l</text:span><text:span text:style-name="T6">u</text:span><text:span text:style-name="T6">ti</text:span><text:span text:style-name="T6">o</text:span><text:span text:style-name="T6">n</text:span></text:p>
          </draw:text-box>
        </draw:frame>
        <draw:frame draw:style-name="gr8" draw:text-style-name="P8" draw:layer="layout" svg:width="0.959cm" svg:height="0.959cm" svg:x="2.155cm" svg:y="10.265cm">
          <draw:text-box>
            <text:p text:style-name="P2"><text:span text:style-name="T7">•</text:span></text:p>
          </draw:text-box>
        </draw:frame>
        <draw:frame draw:style-name="gr8" draw:text-style-name="P8" draw:layer="layout" svg:width="15.424cm" svg:height="0.959cm" svg:x="3.387cm" svg:y="10.431cm">
          <draw:text-box>
            <text:p text:style-name="P2"><text:span text:style-name="T8">I</text:span><text:span text:style-name="T8">d</text:span><text:span text:style-name="T8">e</text:span><text:span text:style-name="T8">a</text:span><text:span text:style-name="T8"> </text:span><text:span text:style-name="T8">1</text:span><text:span text:style-name="T5">: </text:span><text:span text:style-name="T5">D</text:span><text:span text:style-name="T5">i</text:span><text:span text:style-name="T5">v</text:span><text:span text:style-name="T5">i</text:span><text:span text:style-name="T5">d</text:span><text:span text:style-name="T5">e</text:span><text:span text:style-name="T5"> </text:span><text:span text:style-name="T5">a</text:span><text:span text:style-name="T5">r</text:span><text:span text:style-name="T5">r</text:span><text:span text:style-name="T5">a</text:span><text:span text:style-name="T5">y</text:span><text:span text:style-name="T5"> </text:span><text:span text:style-name="T5">i</text:span><text:span text:style-name="T5">n</text:span><text:span text:style-name="T5">t</text:span><text:span text:style-name="T5">o</text:span><text:span text:style-name="T5"> </text:span><text:span text:style-name="T5">t</text:span><text:span text:style-name="T5">w</text:span><text:span text:style-name="T5">o</text:span><text:span text:style-name="T5"> </text:span><text:span text:style-name="T5">h</text:span><text:span text:style-name="T5">a</text:span><text:span text:style-name="T5">l</text:span><text:span text:style-name="T5">v</text:span><text:span text:style-name="T5">e</text:span><text:span text:style-name="T5">s</text:span><text:span text:style-name="T5">, </text:span></text:p>
          </draw:text-box>
        </draw:frame>
        <draw:frame draw:style-name="gr8" draw:text-style-name="P8" draw:layer="layout" svg:width="17.625cm" svg:height="0.959cm" svg:x="3.387cm" svg:y="11.461cm">
          <draw:text-box>
            <text:p text:style-name="P2"><text:span text:style-name="T5">r</text:span><text:span text:style-name="T5">e</text:span><text:span text:style-name="T5">c</text:span><text:span text:style-name="T5">u</text:span><text:span text:style-name="T5">r</text:span><text:span text:style-name="T5">s</text:span><text:span text:style-name="T5">i</text:span><text:span text:style-name="T5">v</text:span><text:span text:style-name="T5">e</text:span><text:span text:style-name="T5">l</text:span><text:span text:style-name="T5">y</text:span><text:span text:style-name="T5"> </text:span><text:span text:style-name="T5">s</text:span><text:span text:style-name="T5">o</text:span><text:span text:style-name="T5">r</text:span><text:span text:style-name="T5">t </text:span><text:span text:style-name="T5">l</text:span><text:span text:style-name="T5">e</text:span><text:span text:style-name="T5">f</text:span><text:span text:style-name="T5">t </text:span><text:span text:style-name="T5">a</text:span><text:span text:style-name="T5">n</text:span><text:span text:style-name="T5">d</text:span><text:span text:style-name="T5"> </text:span><text:span text:style-name="T5">r</text:span><text:span text:style-name="T5">i</text:span><text:span text:style-name="T5">g</text:span><text:span text:style-name="T5">h</text:span><text:span text:style-name="T5">t </text:span><text:span text:style-name="T5">h</text:span><text:span text:style-name="T5">a</text:span><text:span text:style-name="T5">l</text:span><text:span text:style-name="T5">v</text:span><text:span text:style-name="T5">e</text:span><text:span text:style-name="T5">s</text:span><text:span text:style-name="T5">, </text:span><text:span text:style-name="T5">t</text:span><text:span text:style-name="T5">h</text:span><text:span text:style-name="T5">e</text:span><text:span text:style-name="T5">n</text:span><text:span text:style-name="T5"> </text:span></text:p>
          </draw:text-box>
        </draw:frame>
        <draw:frame draw:style-name="gr8" draw:text-style-name="P8" draw:layer="layout" svg:width="7.757cm" svg:height="0.959cm" svg:x="3.387cm" svg:y="12.494cm">
          <draw:text-box>
            <text:p text:style-name="P2"><text:span text:style-name="T5">m</text:span><text:span text:style-name="T5">e</text:span><text:span text:style-name="T5">r</text:span><text:span text:style-name="T5">g</text:span><text:span text:style-name="T5">e</text:span><text:span text:style-name="T5"> </text:span><text:span text:style-name="T5">t</text:span><text:span text:style-name="T5">w</text:span><text:span text:style-name="T5">o</text:span><text:span text:style-name="T5"> </text:span><text:span text:style-name="T5">h</text:span><text:span text:style-name="T5">a</text:span><text:span text:style-name="T5">l</text:span><text:span text:style-name="T5">v</text:span><text:span text:style-name="T5">e</text:span><text:span text:style-name="T5">s</text:span><text:span text:style-name="T5"> </text:span></text:p>
          </draw:text-box>
        </draw:frame>
        <draw:frame draw:style-name="gr8" draw:text-style-name="P8" draw:layer="layout" svg:width="0.959cm" svg:height="0.959cm" svg:x="11.137cm" svg:y="12.529cm">
          <draw:text-box>
            <text:p text:style-name="P2"><text:span text:style-name="T9"></text:span></text:p>
          </draw:text-box>
        </draw:frame>
        <draw:frame draw:style-name="gr8" draw:text-style-name="P8" draw:layer="layout" svg:width="4.604cm" svg:height="0.959cm" svg:x="12.093cm" svg:y="12.494cm">
          <draw:text-box>
            <text:p text:style-name="P2"><text:span text:style-name="T5"><text:s/></text:span><text:span text:style-name="T10">M</text:span><text:span text:style-name="T10">e</text:span><text:span text:style-name="T10">r</text:span><text:span text:style-name="T10">g</text:span><text:span text:style-name="T10">e</text:span><text:span text:style-name="T10">s</text:span><text:span text:style-name="T10">o</text:span><text:span text:style-name="T10">r</text:span><text:span text:style-name="T10">t</text:span></text:p>
          </draw:text-box>
        </draw:frame>
        <draw:frame draw:style-name="gr8" draw:text-style-name="P8" draw:layer="layout" svg:width="0.959cm" svg:height="0.959cm" svg:x="2.155cm" svg:y="13.599cm">
          <draw:text-box>
            <text:p text:style-name="P2"><text:span text:style-name="T7">•</text:span></text:p>
          </draw:text-box>
        </draw:frame>
        <draw:frame draw:style-name="gr8" draw:text-style-name="P8" draw:layer="layout" svg:width="17.604cm" svg:height="0.959cm" svg:x="3.387cm" svg:y="13.764cm">
          <draw:text-box>
            <text:p text:style-name="P2"><text:span text:style-name="T8">I</text:span><text:span text:style-name="T8">d</text:span><text:span text:style-name="T8">e</text:span><text:span text:style-name="T8">a</text:span><text:span text:style-name="T8"> </text:span><text:span text:style-name="T8">2</text:span><text:span text:style-name="T8"> </text:span><text:span text:style-name="T8">: </text:span><text:span text:style-name="T5">P</text:span><text:span text:style-name="T5">a</text:span><text:span text:style-name="T5">r</text:span><text:span text:style-name="T5">t</text:span><text:span text:style-name="T5">i</text:span><text:span text:style-name="T5">t</text:span><text:span text:style-name="T5">i</text:span><text:span text:style-name="T5">o</text:span><text:span text:style-name="T5">n</text:span><text:span text:style-name="T5"> </text:span><text:span text:style-name="T5">a</text:span><text:span text:style-name="T5">r</text:span><text:span text:style-name="T5">r</text:span><text:span text:style-name="T5">a</text:span><text:span text:style-name="T5">y</text:span><text:span text:style-name="T5"> </text:span><text:span text:style-name="T5">i</text:span><text:span text:style-name="T5">n</text:span><text:span text:style-name="T5">t</text:span><text:span text:style-name="T5">o</text:span><text:span text:style-name="T5"> </text:span><text:span text:style-name="T5">i</text:span><text:span text:style-name="T5">t</text:span><text:span text:style-name="T5">e</text:span><text:span text:style-name="T5">m</text:span><text:span text:style-name="T5">s</text:span><text:span text:style-name="T5"> </text:span><text:span text:style-name="T5">t</text:span><text:span text:style-name="T5">h</text:span><text:span text:style-name="T5">a</text:span><text:span text:style-name="T5">t </text:span><text:span text:style-name="T5">a</text:span><text:span text:style-name="T5">r</text:span><text:span text:style-name="T5">e</text:span><text:span text:style-name="T5"> </text:span></text:p>
          </draw:text-box>
        </draw:frame>
        <draw:frame draw:style-name="gr8" draw:text-style-name="P8" draw:layer="layout" svg:width="16.491cm" svg:height="0.959cm" svg:x="3.387cm" svg:y="14.794cm">
          <draw:text-box>
            <text:p text:style-name="P2"><text:span text:style-name="T5">“</text:span><text:span text:style-name="T5">s</text:span><text:span text:style-name="T5">m</text:span><text:span text:style-name="T5">a</text:span><text:span text:style-name="T5">ll</text:span><text:span text:style-name="T5">” </text:span><text:span text:style-name="T5">a</text:span><text:span text:style-name="T5">n</text:span><text:span text:style-name="T5">d</text:span><text:span text:style-name="T5"> </text:span><text:span text:style-name="T5">i</text:span><text:span text:style-name="T5">t</text:span><text:span text:style-name="T5">e</text:span><text:span text:style-name="T5">m</text:span><text:span text:style-name="T5">s</text:span><text:span text:style-name="T5"> </text:span><text:span text:style-name="T5">t</text:span><text:span text:style-name="T5">h</text:span><text:span text:style-name="T5">a</text:span><text:span text:style-name="T5">t </text:span><text:span text:style-name="T5">a</text:span><text:span text:style-name="T5">r</text:span><text:span text:style-name="T5">e</text:span><text:span text:style-name="T5"> </text:span><text:span text:style-name="T5">“</text:span><text:span text:style-name="T5">l</text:span><text:span text:style-name="T5">a</text:span><text:span text:style-name="T5">r</text:span><text:span text:style-name="T5">g</text:span><text:span text:style-name="T5">e</text:span><text:span text:style-name="T5">”</text:span><text:span text:style-name="T5">, </text:span><text:span text:style-name="T5">t</text:span><text:span text:style-name="T5">h</text:span><text:span text:style-name="T5">e</text:span><text:span text:style-name="T5">n</text:span><text:span text:style-name="T5"> </text:span></text:p>
          </draw:text-box>
        </draw:frame>
        <draw:frame draw:style-name="gr8" draw:text-style-name="P8" draw:layer="layout" svg:width="12.059cm" svg:height="0.959cm" svg:x="3.387cm" svg:y="15.828cm">
          <draw:text-box>
            <text:p text:style-name="P2"><text:span text:style-name="T5">r</text:span><text:span text:style-name="T5">e</text:span><text:span text:style-name="T5">c</text:span><text:span text:style-name="T5">u</text:span><text:span text:style-name="T5">r</text:span><text:span text:style-name="T5">s</text:span><text:span text:style-name="T5">i</text:span><text:span text:style-name="T5">v</text:span><text:span text:style-name="T5">e</text:span><text:span text:style-name="T5">l</text:span><text:span text:style-name="T5">y</text:span><text:span text:style-name="T5"> </text:span><text:span text:style-name="T5">s</text:span><text:span text:style-name="T5">o</text:span><text:span text:style-name="T5">r</text:span><text:span text:style-name="T5">t </text:span><text:span text:style-name="T5">t</text:span><text:span text:style-name="T5">h</text:span><text:span text:style-name="T5">e</text:span><text:span text:style-name="T5"> </text:span><text:span text:style-name="T5">t</text:span><text:span text:style-name="T5">w</text:span><text:span text:style-name="T5">o</text:span><text:span text:style-name="T5"> </text:span><text:span text:style-name="T5">s</text:span><text:span text:style-name="T5">e</text:span><text:span text:style-name="T5">t</text:span><text:span text:style-name="T5">s</text:span><text:span text:style-name="T5"> </text:span></text:p>
          </draw:text-box>
        </draw:frame>
        <draw:frame draw:style-name="gr8" draw:text-style-name="P8" draw:layer="layout" svg:width="0.959cm" svg:height="0.959cm" svg:x="15.455cm" svg:y="15.863cm">
          <draw:text-box>
            <text:p text:style-name="P2"><text:span text:style-name="T9"></text:span></text:p>
          </draw:text-box>
        </draw:frame>
        <draw:frame draw:style-name="gr8" draw:text-style-name="P8" draw:layer="layout" svg:width="4.612cm" svg:height="0.959cm" svg:x="16.411cm" svg:y="15.828cm">
          <draw:text-box>
            <text:p text:style-name="P2"><text:span text:style-name="T5"><text:s/></text:span><text:span text:style-name="T10">Q</text:span><text:span text:style-name="T10">u</text:span><text:span text:style-name="T10">i</text:span><text:span text:style-name="T10">c</text:span><text:span text:style-name="T10">k</text:span><text:span text:style-name="T10">s</text:span><text:span text:style-name="T10">o</text:span><text:span text:style-name="T10">r</text:span><text:span text:style-name="T10">t </text:span></text:p>
          </draw:text-box>
        </draw:frame>
      </draw:page>
      <draw:page draw:name="page4"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4/STR/ALG/DEO/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493cm" svg:height="0.493cm" svg:x="22.969cm" svg:y="17.621cm">
          <draw:text-box>
            <text:p text:style-name="P2"><text:span text:style-name="T3">4</text:span></text:p>
          </draw:text-box>
        </draw:frame>
        <draw:frame draw:style-name="gr2" draw:text-style-name="P3" draw:layer="layout" svg:width="7.017cm" svg:height="1.551cm" svg:x="8.978cm" svg:y="2.77cm">
          <draw:text-box>
            <text:p text:style-name="P2"><text:span text:style-name="T1">M</text:span><text:span text:style-name="T1">e</text:span><text:span text:style-name="T1">r</text:span><text:span text:style-name="T1">g</text:span><text:span text:style-name="T1">e</text:span><text:span text:style-name="T1">s</text:span><text:span text:style-name="T1">o</text:span><text:span text:style-name="T1">r</text:span><text:span text:style-name="T1">t</text:span></text:p>
          </draw:text-box>
        </draw:frame>
        <draw:frame draw:style-name="gr3" draw:text-style-name="P4" draw:layer="layout" svg:width="1.128cm" svg:height="1.128cm" svg:x="2.155cm" svg:y="10.66cm">
          <draw:text-box>
            <text:p text:style-name="P2"><text:span text:style-name="T2">•</text:span></text:p>
          </draw:text-box>
        </draw:frame>
        <draw:frame draw:style-name="gr3" draw:text-style-name="P4" draw:layer="layout" svg:width="14.95cm" svg:height="1.128cm" svg:x="3.425cm" svg:y="10.854cm">
          <draw:text-box>
            <text:p text:style-name="P2"><text:span text:style-name="T2">D</text:span><text:span text:style-name="T2">i</text:span><text:span text:style-name="T2">v</text:span><text:span text:style-name="T2">i</text:span><text:span text:style-name="T2">d</text:span><text:span text:style-name="T2">e</text:span><text:span text:style-name="T2"> </text:span><text:span text:style-name="T2">i</text:span><text:span text:style-name="T2">t </text:span><text:span text:style-name="T2">i</text:span><text:span text:style-name="T2">n</text:span><text:span text:style-name="T2"> </text:span><text:span text:style-name="T2">t</text:span><text:span text:style-name="T2">w</text:span><text:span text:style-name="T2">o</text:span><text:span text:style-name="T2"> </text:span><text:span text:style-name="T2">a</text:span><text:span text:style-name="T2">t </text:span><text:span text:style-name="T2">t</text:span><text:span text:style-name="T2">h</text:span><text:span text:style-name="T2">e</text:span><text:span text:style-name="T2"> </text:span><text:span text:style-name="T2">m</text:span><text:span text:style-name="T2">i</text:span><text:span text:style-name="T2">d</text:span><text:span text:style-name="T2">p</text:span><text:span text:style-name="T2">o</text:span><text:span text:style-name="T2">i</text:span><text:span text:style-name="T2">n</text:span><text:span text:style-name="T2">t</text:span></text:p>
          </draw:text-box>
        </draw:frame>
        <draw:frame draw:style-name="gr3" draw:text-style-name="P4" draw:layer="layout" svg:width="1.128cm" svg:height="1.128cm" svg:x="2.155cm" svg:y="12.297cm">
          <draw:text-box>
            <text:p text:style-name="P2"><text:span text:style-name="T2">•</text:span></text:p>
          </draw:text-box>
        </draw:frame>
        <draw:frame draw:style-name="gr3" draw:text-style-name="P4" draw:layer="layout" svg:width="15.094cm" svg:height="1.128cm" svg:x="3.425cm" svg:y="12.491cm">
          <draw:text-box>
            <text:p text:style-name="P2"><text:span text:style-name="T2">C</text:span><text:span text:style-name="T2">o</text:span><text:span text:style-name="T2">n</text:span><text:span text:style-name="T2">q</text:span><text:span text:style-name="T2">u</text:span><text:span text:style-name="T2">e</text:span><text:span text:style-name="T2">r </text:span><text:span text:style-name="T2">e</text:span><text:span text:style-name="T2">a</text:span><text:span text:style-name="T2">c</text:span><text:span text:style-name="T2">h</text:span><text:span text:style-name="T2"> </text:span><text:span text:style-name="T2">s</text:span><text:span text:style-name="T2">i</text:span><text:span text:style-name="T2">d</text:span><text:span text:style-name="T2">e</text:span><text:span text:style-name="T2"> </text:span><text:span text:style-name="T2">i</text:span><text:span text:style-name="T2">n</text:span><text:span text:style-name="T2"> </text:span><text:span text:style-name="T2">t</text:span><text:span text:style-name="T2">u</text:span><text:span text:style-name="T2">r</text:span><text:span text:style-name="T2">n</text:span><text:span text:style-name="T2"> </text:span><text:span text:style-name="T2">(</text:span><text:span text:style-name="T2">b</text:span><text:span text:style-name="T2">y</text:span><text:span text:style-name="T2"> </text:span></text:p>
          </draw:text-box>
        </draw:frame>
        <draw:frame draw:style-name="gr3" draw:text-style-name="P4" draw:layer="layout" svg:width="9.434cm" svg:height="1.128cm" svg:x="3.425cm" svg:y="13.849cm">
          <draw:text-box>
            <text:p text:style-name="P2"><text:span text:style-name="T2">r</text:span><text:span text:style-name="T2">e</text:span><text:span text:style-name="T2">c</text:span><text:span text:style-name="T2">u</text:span><text:span text:style-name="T2">r</text:span><text:span text:style-name="T2">s</text:span><text:span text:style-name="T2">i</text:span><text:span text:style-name="T2">v</text:span><text:span text:style-name="T2">e</text:span><text:span text:style-name="T2">l</text:span><text:span text:style-name="T2">y</text:span><text:span text:style-name="T2"> </text:span><text:span text:style-name="T2">s</text:span><text:span text:style-name="T2">o</text:span><text:span text:style-name="T2">r</text:span><text:span text:style-name="T2">t</text:span><text:span text:style-name="T2">i</text:span><text:span text:style-name="T2">n</text:span><text:span text:style-name="T2">g</text:span><text:span text:style-name="T2">)</text:span></text:p>
          </draw:text-box>
        </draw:frame>
        <draw:frame draw:style-name="gr3" draw:text-style-name="P4" draw:layer="layout" svg:width="1.128cm" svg:height="1.128cm" svg:x="2.155cm" svg:y="15.292cm">
          <draw:text-box>
            <text:p text:style-name="P2"><text:span text:style-name="T2">•</text:span></text:p>
          </draw:text-box>
        </draw:frame>
        <draw:line draw:style-name="gr10" draw:text-style-name="P6" draw:layer="layout" svg:x1="14.394cm" svg:y1="9.949cm" svg:x2="12.294cm" svg:y2="8.23cm">
          <text:p/>
        </draw:line>
        <draw:polygon draw:style-name="gr11" draw:text-style-name="P10" draw:layer="layout" svg:width="0.345cm" svg:height="0.321cm" svg:x="12.065cm" svg:y="8.043cm" svg:viewBox="0 0 346 322" draw:points="0,0 346,77 144,322">
          <text:p/>
        </draw:polygon>
        <draw:polygon draw:style-name="gr12" draw:text-style-name="P11" draw:layer="layout" svg:width="1.482cm" svg:height="1.482cm" svg:x="6.138cm" svg:y="6.561cm" svg:viewBox="0 0 1483 1483" draw:points="742,1483 0,1483 0,0 1483,0 1483,1483">
          <text:p/>
        </draw:polygon>
        <draw:frame draw:style-name="gr3" draw:text-style-name="P4" draw:layer="layout" svg:width="13.24cm" svg:height="1.128cm" svg:x="3.425cm" svg:y="15.486cm">
          <draw:text-box>
            <text:p text:style-name="P2"><text:span text:style-name="T2">M</text:span><text:span text:style-name="T2">e</text:span><text:span text:style-name="T2">r</text:span><text:span text:style-name="T2">g</text:span><text:span text:style-name="T2">e</text:span><text:span text:style-name="T2"> </text:span><text:span text:style-name="T2">t</text:span><text:span text:style-name="T2">w</text:span><text:span text:style-name="T2">o</text:span><text:span text:style-name="T2"> </text:span><text:span text:style-name="T2">h</text:span><text:span text:style-name="T2">a</text:span><text:span text:style-name="T2">l</text:span><text:span text:style-name="T2">v</text:span><text:span text:style-name="T2">e</text:span><text:span text:style-name="T2">s</text:span><text:span text:style-name="T2"> </text:span><text:span text:style-name="T2">t</text:span><text:span text:style-name="T2">o</text:span><text:span text:style-name="T2">g</text:span><text:span text:style-name="T2">e</text:span><text:span text:style-name="T2">t</text:span><text:span text:style-name="T2">h</text:span><text:span text:style-name="T2">e</text:span><text:span text:style-name="T2">r</text:span></text:p>
          </draw:text-box>
        </draw:frame>
        <draw:polygon draw:style-name="gr12" draw:text-style-name="P11" draw:layer="layout" svg:width="1.481cm" svg:height="1.482cm" svg:x="7.62cm" svg:y="6.561cm" svg:viewBox="0 0 1482 1483" draw:points="741,1483 0,1483 0,0 1482,0 1482,1483">
          <text:p/>
        </draw:polygon>
        <draw:frame draw:style-name="gr13" draw:text-style-name="P12" draw:layer="layout" svg:width="0.846cm" svg:height="0.983cm" svg:x="6.668cm" svg:y="6.855cm">
          <draw:text-box>
            <text:p text:style-name="P2"><text:span text:style-name="T11">8</text:span></text:p>
          </draw:text-box>
        </draw:frame>
        <draw:polygon draw:style-name="gr12" draw:text-style-name="P11" draw:layer="layout" svg:width="1.482cm" svg:height="1.482cm" svg:x="9.101cm" svg:y="6.561cm" svg:viewBox="0 0 1483 1483" draw:points="742,1483 0,1483 0,0 1483,0 1483,1483">
          <text:p/>
        </draw:polygon>
        <draw:frame draw:style-name="gr13" draw:text-style-name="P12" draw:layer="layout" svg:width="0.846cm" svg:height="0.983cm" svg:x="8.149cm" svg:y="6.855cm">
          <draw:text-box>
            <text:p text:style-name="P2"><text:span text:style-name="T11">2</text:span></text:p>
          </draw:text-box>
        </draw:frame>
        <draw:polygon draw:style-name="gr12" draw:text-style-name="P11" draw:layer="layout" svg:width="1.482cm" svg:height="1.482cm" svg:x="10.583cm" svg:y="6.561cm" svg:viewBox="0 0 1483 1483" draw:points="742,1483 0,1483 0,0 1483,0 1483,1483">
          <text:p/>
        </draw:polygon>
        <draw:frame draw:style-name="gr13" draw:text-style-name="P12" draw:layer="layout" svg:width="0.846cm" svg:height="0.983cm" svg:x="9.631cm" svg:y="6.855cm">
          <draw:text-box>
            <text:p text:style-name="P2"><text:span text:style-name="T11">9</text:span></text:p>
          </draw:text-box>
        </draw:frame>
        <draw:polygon draw:style-name="gr12" draw:text-style-name="P11" draw:layer="layout" svg:width="1.481cm" svg:height="1.482cm" svg:x="12.065cm" svg:y="6.561cm" svg:viewBox="0 0 1482 1483" draw:points="741,1483 0,1483 0,0 1482,0 1482,1483">
          <text:p/>
        </draw:polygon>
        <draw:frame draw:style-name="gr13" draw:text-style-name="P12" draw:layer="layout" svg:width="0.846cm" svg:height="0.983cm" svg:x="11.113cm" svg:y="6.855cm">
          <draw:text-box>
            <text:p text:style-name="P2"><text:span text:style-name="T11">4</text:span></text:p>
          </draw:text-box>
        </draw:frame>
        <draw:polygon draw:style-name="gr12" draw:text-style-name="P11" draw:layer="layout" svg:width="1.482cm" svg:height="1.482cm" svg:x="13.546cm" svg:y="6.561cm" svg:viewBox="0 0 1483 1483" draw:points="742,1483 0,1483 0,0 1483,0 1483,1483">
          <text:p/>
        </draw:polygon>
        <draw:frame draw:style-name="gr13" draw:text-style-name="P12" draw:layer="layout" svg:width="0.846cm" svg:height="0.983cm" svg:x="12.594cm" svg:y="6.855cm">
          <draw:text-box>
            <text:p text:style-name="P2"><text:span text:style-name="T11">5</text:span></text:p>
          </draw:text-box>
        </draw:frame>
        <draw:polygon draw:style-name="gr12" draw:text-style-name="P11" draw:layer="layout" svg:width="1.482cm" svg:height="1.482cm" svg:x="15.028cm" svg:y="6.561cm" svg:viewBox="0 0 1483 1483" draw:points="742,1483 0,1483 0,0 1483,0 1483,1483">
          <text:p/>
        </draw:polygon>
        <draw:frame draw:style-name="gr13" draw:text-style-name="P12" draw:layer="layout" svg:width="0.846cm" svg:height="0.983cm" svg:x="14.076cm" svg:y="6.855cm">
          <draw:text-box>
            <text:p text:style-name="P2"><text:span text:style-name="T11">3</text:span></text:p>
          </draw:text-box>
        </draw:frame>
        <draw:polygon draw:style-name="gr12" draw:text-style-name="P11" draw:layer="layout" svg:width="1.481cm" svg:height="1.482cm" svg:x="16.51cm" svg:y="6.561cm" svg:viewBox="0 0 1482 1483" draw:points="741,1483 0,1483 0,0 1482,0 1482,1483">
          <text:p/>
        </draw:polygon>
        <draw:frame draw:style-name="gr13" draw:text-style-name="P12" draw:layer="layout" svg:width="0.846cm" svg:height="0.983cm" svg:x="15.558cm" svg:y="6.855cm">
          <draw:text-box>
            <text:p text:style-name="P2"><text:span text:style-name="T11">1</text:span></text:p>
          </draw:text-box>
        </draw:frame>
        <draw:line draw:style-name="gr14" draw:text-style-name="P6" draw:layer="layout" svg:x1="12.065cm" svg:y1="5.715cm" svg:x2="12.065cm" svg:y2="8.89cm">
          <text:p/>
        </draw:line>
        <draw:frame draw:style-name="gr13" draw:text-style-name="P12" draw:layer="layout" svg:width="0.846cm" svg:height="0.983cm" svg:x="17.039cm" svg:y="6.855cm">
          <draw:text-box>
            <text:p text:style-name="P2"><text:span text:style-name="T11">6</text:span></text:p>
          </draw:text-box>
        </draw:frame>
      </draw:page>
      <draw:page draw:name="page5"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5/EXP/ALG/VIS/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493cm" svg:height="0.493cm" svg:x="22.969cm" svg:y="17.621cm">
          <draw:text-box>
            <text:p text:style-name="P2"><text:span text:style-name="T3">5</text:span></text:p>
          </draw:text-box>
        </draw:frame>
        <draw:frame draw:style-name="gr2" draw:text-style-name="P3" draw:layer="layout" svg:width="13.447cm" svg:height="1.551cm" svg:x="5.965cm" svg:y="2.77cm">
          <draw:text-box>
            <text:p text:style-name="P2"><text:span text:style-name="T1">M</text:span><text:span text:style-name="T1">e</text:span><text:span text:style-name="T1">r</text:span><text:span text:style-name="T1">g</text:span><text:span text:style-name="T1">e</text:span><text:span text:style-name="T1">s</text:span><text:span text:style-name="T1">o</text:span><text:span text:style-name="T1">r</text:span><text:span text:style-name="T1">t </text:span><text:span text:style-name="T1">E</text:span><text:span text:style-name="T1">x</text:span><text:span text:style-name="T1">a</text:span><text:span text:style-name="T1">m</text:span><text:span text:style-name="T1">p</text:span><text:span text:style-name="T1">l</text:span><text:span text:style-name="T1">e</text:span></text:p>
          </draw:text-box>
        </draw:frame>
        <draw:line draw:style-name="gr15" draw:text-style-name="P6" draw:layer="layout" svg:x1="7.263cm" svg:y1="8.343cm" svg:x2="10.65cm" svg:y2="8.343cm">
          <text:p/>
        </draw:line>
        <draw:frame draw:style-name="gr13" draw:text-style-name="P12" draw:layer="layout" svg:width="4.32cm" svg:height="0.983cm" svg:x="7.264cm" svg:y="7.445cm">
          <draw:text-box>
            <text:p text:style-name="P2"><text:span text:style-name="T11">8</text:span><text:span text:style-name="T11"> <text:s/></text:span><text:span text:style-name="T11">2</text:span><text:span text:style-name="T11"> <text:s/></text:span><text:span text:style-name="T11"><text:s/></text:span><text:span text:style-name="T11">9</text:span><text:span text:style-name="T11"> <text:s/></text:span><text:span text:style-name="T11"><text:s/></text:span><text:span text:style-name="T11">4</text:span></text:p>
          </draw:text-box>
        </draw:frame>
        <draw:line draw:style-name="gr15" draw:text-style-name="P6" draw:layer="layout" svg:x1="16.601cm" svg:y1="8.445cm" svg:x2="20.2cm" svg:y2="8.445cm">
          <text:p/>
        </draw:line>
        <draw:frame draw:style-name="gr13" draw:text-style-name="P12" draw:layer="layout" svg:width="4.591cm" svg:height="0.983cm" svg:x="16.602cm" svg:y="7.547cm">
          <draw:text-box>
            <text:p text:style-name="P2"><text:span text:style-name="T11">5</text:span><text:span text:style-name="T11"> <text:s/></text:span><text:span text:style-name="T11"><text:s/></text:span><text:span text:style-name="T11">3</text:span><text:span text:style-name="T11"> <text:s/></text:span><text:span text:style-name="T11"><text:s/></text:span><text:span text:style-name="T11">1</text:span><text:span text:style-name="T11"> <text:s/></text:span><text:span text:style-name="T11"><text:s/></text:span><text:span text:style-name="T11">6</text:span></text:p>
          </draw:text-box>
        </draw:frame>
        <draw:line draw:style-name="gr15" draw:text-style-name="P6" draw:layer="layout" svg:x1="4.861cm" svg:y1="10.124cm" svg:x2="6.342cm" svg:y2="10.124cm">
          <text:p/>
        </draw:line>
        <draw:frame draw:style-name="gr13" draw:text-style-name="P12" draw:layer="layout" svg:width="1.89cm" svg:height="0.983cm" svg:x="4.861cm" svg:y="9.226cm">
          <draw:text-box>
            <text:p text:style-name="P2"><text:span text:style-name="T11">8</text:span><text:span text:style-name="T11"> <text:s/></text:span><text:span text:style-name="T11"><text:s/></text:span><text:span text:style-name="T11">2</text:span></text:p>
          </draw:text-box>
        </draw:frame>
        <draw:line draw:style-name="gr15" draw:text-style-name="P6" draw:layer="layout" svg:x1="20.958cm" svg:y1="10.096cm" svg:x2="22.44cm" svg:y2="10.096cm">
          <text:p/>
        </draw:line>
        <draw:frame draw:style-name="gr13" draw:text-style-name="P12" draw:layer="layout" svg:width="1.89cm" svg:height="0.983cm" svg:x="20.959cm" svg:y="9.198cm">
          <draw:text-box>
            <text:p text:style-name="P2"><text:span text:style-name="T11">1</text:span><text:span text:style-name="T11"> <text:s/></text:span><text:span text:style-name="T11"><text:s/></text:span><text:span text:style-name="T11">6</text:span></text:p>
          </draw:text-box>
        </draw:frame>
        <draw:line draw:style-name="gr15" draw:text-style-name="P6" draw:layer="layout" svg:x1="9.849cm" svg:y1="10.092cm" svg:x2="11.331cm" svg:y2="10.092cm">
          <text:p/>
        </draw:line>
        <draw:frame draw:style-name="gr13" draw:text-style-name="P12" draw:layer="layout" svg:width="1.89cm" svg:height="0.983cm" svg:x="9.85cm" svg:y="9.194cm">
          <draw:text-box>
            <text:p text:style-name="P2"><text:span text:style-name="T11">9</text:span><text:span text:style-name="T11"> <text:s/></text:span><text:span text:style-name="T11"><text:s/></text:span><text:span text:style-name="T11">4</text:span></text:p>
          </draw:text-box>
        </draw:frame>
        <draw:line draw:style-name="gr15" draw:text-style-name="P6" draw:layer="layout" svg:x1="16.072cm" svg:y1="10.145cm" svg:x2="17.554cm" svg:y2="10.145cm">
          <text:p/>
        </draw:line>
        <draw:frame draw:style-name="gr13" draw:text-style-name="P12" draw:layer="layout" svg:width="1.89cm" svg:height="0.983cm" svg:x="16.073cm" svg:y="9.247cm">
          <draw:text-box>
            <text:p text:style-name="P2"><text:span text:style-name="T11">5</text:span><text:span text:style-name="T11"> <text:s/></text:span><text:span text:style-name="T11"><text:s/></text:span><text:span text:style-name="T11">3</text:span></text:p>
          </draw:text-box>
        </draw:frame>
        <draw:line draw:style-name="gr15" draw:text-style-name="P6" draw:layer="layout" svg:x1="4.543cm" svg:y1="11.892cm" svg:x2="4.967cm" svg:y2="11.892cm">
          <text:p/>
        </draw:line>
        <draw:line draw:style-name="gr15" draw:text-style-name="P6" draw:layer="layout" svg:x1="6.025cm" svg:y1="11.892cm" svg:x2="6.448cm" svg:y2="11.892cm">
          <text:p/>
        </draw:line>
        <draw:frame draw:style-name="gr13" draw:text-style-name="P12" draw:layer="layout" svg:width="2.432cm" svg:height="0.983cm" svg:x="4.544cm" svg:y="10.994cm">
          <draw:text-box>
            <text:p text:style-name="P2"><text:span text:style-name="T11">8</text:span><text:span text:style-name="T11"> <text:s/></text:span><text:span text:style-name="T11"><text:s text:c="2"/></text:span><text:span text:style-name="T11"><text:s/></text:span><text:span text:style-name="T11">2</text:span></text:p>
          </draw:text-box>
        </draw:frame>
        <draw:line draw:style-name="gr15" draw:text-style-name="P6" draw:layer="layout" svg:x1="9.412cm" svg:y1="11.892cm" svg:x2="9.835cm" svg:y2="11.892cm">
          <text:p/>
        </draw:line>
        <draw:line draw:style-name="gr15" draw:text-style-name="P6" draw:layer="layout" svg:x1="11.528cm" svg:y1="11.892cm" svg:x2="11.952cm" svg:y2="11.892cm">
          <text:p/>
        </draw:line>
        <draw:frame draw:style-name="gr13" draw:text-style-name="P12" draw:layer="layout" svg:width="6.225cm" svg:height="0.983cm" svg:x="7.084cm" svg:y="10.994cm">
          <draw:text-box>
            <text:p text:style-name="P2"><text:span text:style-name="T11"><text:s text:c="2"/></text:span><text:span text:style-name="T11"><text:s text:c="2"/></text:span><text:span text:style-name="T11"><text:s text:c="2"/></text:span><text:span text:style-name="T11"><text:s text:c="2"/></text:span><text:span text:style-name="T11"><text:s text:c="2"/></text:span><text:span text:style-name="T11"><text:s/></text:span><text:span text:style-name="T11">9</text:span><text:span text:style-name="T11"> <text:s/></text:span><text:span text:style-name="T11"><text:s text:c="2"/></text:span><text:span text:style-name="T11"><text:s text:c="2"/></text:span><text:span text:style-name="T11"><text:s text:c="2"/></text:span><text:span text:style-name="T11">4</text:span></text:p>
          </draw:text-box>
        </draw:frame>
        <draw:line draw:style-name="gr15" draw:text-style-name="P6" draw:layer="layout" svg:x1="15.55cm" svg:y1="11.892cm" svg:x2="15.973cm" svg:y2="11.892cm">
          <text:p/>
        </draw:line>
        <draw:frame draw:style-name="gr13" draw:text-style-name="P12" draw:layer="layout" svg:width="1.624cm" svg:height="0.983cm" svg:x="14.704cm" svg:y="10.994cm">
          <draw:text-box>
            <text:p text:style-name="P2"><text:span text:style-name="T11"><text:s text:c="2"/></text:span><text:span text:style-name="T11"><text:s text:c="2"/></text:span><text:span text:style-name="T11">5</text:span></text:p>
          </draw:text-box>
        </draw:frame>
        <draw:line draw:style-name="gr15" draw:text-style-name="P6" draw:layer="layout" svg:x1="17.243cm" svg:y1="11.892cm" svg:x2="17.667cm" svg:y2="11.892cm">
          <text:p/>
        </draw:line>
        <draw:frame draw:style-name="gr13" draw:text-style-name="P12" draw:layer="layout" svg:width="0.846cm" svg:height="0.983cm" svg:x="17.244cm" svg:y="10.994cm">
          <draw:text-box>
            <text:p text:style-name="P2"><text:span text:style-name="T11">3</text:span></text:p>
          </draw:text-box>
        </draw:frame>
        <draw:line draw:style-name="gr15" draw:text-style-name="P6" draw:layer="layout" svg:x1="20.207cm" svg:y1="11.892cm" svg:x2="20.63cm" svg:y2="11.892cm">
          <text:p/>
        </draw:line>
        <draw:frame draw:style-name="gr13" draw:text-style-name="P12" draw:layer="layout" svg:width="1.353cm" svg:height="0.983cm" svg:x="19.784cm" svg:y="10.994cm">
          <draw:text-box>
            <text:p text:style-name="P2"><text:span text:style-name="T11"><text:s text:c="2"/></text:span><text:span text:style-name="T11">1</text:span><text:span text:style-name="T11"> </text:span></text:p>
          </draw:text-box>
        </draw:frame>
        <draw:line draw:style-name="gr15" draw:text-style-name="P6" draw:layer="layout" svg:x1="22.535cm" svg:y1="11.892cm" svg:x2="22.958cm" svg:y2="11.892cm">
          <text:p/>
        </draw:line>
        <draw:frame draw:style-name="gr13" draw:text-style-name="P12" draw:layer="layout" svg:width="0.846cm" svg:height="0.983cm" svg:x="22.324cm" svg:y="10.994cm">
          <draw:text-box>
            <text:p text:style-name="P2"><text:span text:style-name="T11"><text:s/></text:span><text:span text:style-name="T11">6</text:span></text:p>
          </draw:text-box>
        </draw:frame>
        <draw:line draw:style-name="gr15" draw:text-style-name="P6" draw:layer="layout" svg:x1="4.893cm" svg:y1="13.684cm" svg:x2="6.374cm" svg:y2="13.684cm">
          <text:p/>
        </draw:line>
        <draw:line draw:style-name="gr15" draw:text-style-name="P6" draw:layer="layout" svg:x1="9.973cm" svg:y1="13.684cm" svg:x2="11.666cm" svg:y2="13.684cm">
          <text:p/>
        </draw:line>
        <draw:frame draw:style-name="gr13" draw:text-style-name="P12" draw:layer="layout" svg:width="9.197cm" svg:height="0.983cm" svg:x="4.258cm" svg:y="12.786cm">
          <draw:text-box>
            <text:p text:style-name="P2"><text:span text:style-name="T11"><text:s text:c="2"/></text:span><text:span text:style-name="T11"><text:s/></text:span><text:span text:style-name="T11">2</text:span><text:span text:style-name="T11"> <text:s/></text:span><text:span text:style-name="T11"><text:s/></text:span><text:span text:style-name="T11">8</text:span><text:span text:style-name="T11"> <text:s/></text:span><text:span text:style-name="T11"><text:s text:c="2"/></text:span><text:span text:style-name="T11"><text:s text:c="2"/></text:span><text:span text:style-name="T11"><text:s text:c="2"/></text:span><text:span text:style-name="T11"><text:s text:c="2"/></text:span><text:span text:style-name="T11"><text:s text:c="2"/></text:span><text:span text:style-name="T11"><text:s text:c="2"/></text:span><text:span text:style-name="T11"><text:s text:c="2"/></text:span><text:span text:style-name="T11">4</text:span><text:span text:style-name="T11"> <text:s/></text:span><text:span text:style-name="T11"><text:s text:c="2"/></text:span><text:span text:style-name="T11">9</text:span></text:p>
          </draw:text-box>
        </draw:frame>
        <draw:line draw:style-name="gr15" draw:text-style-name="P6" draw:layer="layout" svg:x1="16.111cm" svg:y1="13.684cm" svg:x2="17.593cm" svg:y2="13.684cm">
          <text:p/>
        </draw:line>
        <draw:frame draw:style-name="gr13" draw:text-style-name="P12" draw:layer="layout" svg:width="4.057cm" svg:height="0.983cm" svg:x="14.418cm" svg:y="12.786cm">
          <draw:text-box>
            <text:p text:style-name="P2"><text:span text:style-name="T11"><text:s text:c="2"/></text:span><text:span text:style-name="T11"><text:s text:c="2"/></text:span><text:span text:style-name="T11"><text:s text:c="2"/></text:span><text:span text:style-name="T11"><text:s text:c="2"/></text:span><text:span text:style-name="T11">3</text:span><text:span text:style-name="T11"> <text:s/></text:span><text:span text:style-name="T11"><text:s/></text:span><text:span text:style-name="T11">5</text:span></text:p>
          </draw:text-box>
        </draw:frame>
        <draw:line draw:style-name="gr15" draw:text-style-name="P6" draw:layer="layout" svg:x1="20.979cm" svg:y1="13.684cm" svg:x2="22.461cm" svg:y2="13.684cm">
          <text:p/>
        </draw:line>
        <draw:frame draw:style-name="gr13" draw:text-style-name="P12" draw:layer="layout" svg:width="3.787cm" svg:height="0.983cm" svg:x="19.498cm" svg:y="12.786cm">
          <draw:text-box>
            <text:p text:style-name="P2"><text:span text:style-name="T11"><text:s text:c="2"/></text:span><text:span text:style-name="T11"><text:s text:c="2"/></text:span><text:span text:style-name="T11"><text:s text:c="2"/></text:span><text:span text:style-name="T11"><text:s/></text:span><text:span text:style-name="T11">1</text:span><text:span text:style-name="T11"> <text:s/></text:span><text:span text:style-name="T11"><text:s/></text:span><text:span text:style-name="T11">6</text:span></text:p>
          </draw:text-box>
        </draw:frame>
        <draw:line draw:style-name="gr15" draw:text-style-name="P6" draw:layer="layout" svg:x1="6.321cm" svg:y1="15.624cm" svg:x2="9.92cm" svg:y2="15.624cm">
          <text:p/>
        </draw:line>
        <draw:frame draw:style-name="gr13" draw:text-style-name="P12" draw:layer="layout" svg:width="6.758cm" svg:height="0.983cm" svg:x="4.628cm" svg:y="14.726cm">
          <draw:text-box>
            <text:p text:style-name="P2"><text:span text:style-name="T11"><text:s text:c="2"/></text:span><text:span text:style-name="T11"><text:s text:c="2"/></text:span><text:span text:style-name="T11"><text:s text:c="2"/></text:span><text:span text:style-name="T11"><text:s text:c="2"/></text:span><text:span text:style-name="T11">2</text:span><text:span text:style-name="T11"> <text:s/></text:span><text:span text:style-name="T11"><text:s/></text:span><text:span text:style-name="T11">4</text:span><text:span text:style-name="T11"> <text:s/></text:span><text:span text:style-name="T11"><text:s/></text:span><text:span text:style-name="T11">8</text:span><text:span text:style-name="T11"> <text:s/></text:span><text:span text:style-name="T11"><text:s/></text:span><text:span text:style-name="T11">9</text:span></text:p>
          </draw:text-box>
        </draw:frame>
        <draw:line draw:style-name="gr15" draw:text-style-name="P6" draw:layer="layout" svg:x1="17.116cm" svg:y1="15.624cm" svg:x2="20.715cm" svg:y2="15.624cm">
          <text:p/>
        </draw:line>
        <draw:frame draw:style-name="gr13" draw:text-style-name="P12" draw:layer="layout" svg:width="7.571cm" svg:height="0.983cm" svg:x="14.788cm" svg:y="14.726cm">
          <draw:text-box>
            <text:p text:style-name="P2"><text:span text:style-name="T11"><text:s text:c="2"/></text:span><text:span text:style-name="T11"><text:s text:c="2"/></text:span><text:span text:style-name="T11"><text:s text:c="2"/></text:span><text:span text:style-name="T11"><text:s text:c="2"/></text:span><text:span text:style-name="T11"><text:s text:c="2"/></text:span><text:span text:style-name="T11"><text:s/></text:span><text:span text:style-name="T11">1</text:span><text:span text:style-name="T11"> <text:s/></text:span><text:span text:style-name="T11"><text:s/></text:span><text:span text:style-name="T11">3</text:span><text:span text:style-name="T11"> <text:s/></text:span><text:span text:style-name="T11"><text:s/></text:span><text:span text:style-name="T11">5</text:span><text:span text:style-name="T11"> <text:s/></text:span><text:span text:style-name="T11"><text:s/></text:span><text:span text:style-name="T11">6</text:span></text:p>
          </draw:text-box>
        </draw:frame>
        <draw:line draw:style-name="gr15" draw:text-style-name="P6" draw:layer="layout" svg:x1="10.255cm" svg:y1="17.582cm" svg:x2="18.086cm" svg:y2="17.582cm">
          <text:p/>
        </draw:line>
        <draw:line draw:style-name="gr16" draw:text-style-name="P6" draw:layer="layout" svg:x1="13.671cm" svg:y1="6.734cm" svg:x2="12.294cm" svg:y2="6.94cm">
          <text:p/>
        </draw:line>
        <draw:polygon draw:style-name="gr17" draw:text-style-name="P13" draw:layer="layout" svg:width="0.222cm" svg:height="0.208cm" svg:x="12.1cm" svg:y="6.833cm" svg:viewBox="0 0 223 209" draw:points="0,134 190,0 223,209">
          <text:p/>
        </draw:polygon>
        <draw:line draw:style-name="gr16" draw:text-style-name="P6" draw:layer="layout" svg:x1="15.095cm" svg:y1="6.734cm" svg:x2="16.528cm" svg:y2="6.94cm">
          <text:p/>
        </draw:line>
        <draw:polygon draw:style-name="gr17" draw:text-style-name="P13" draw:layer="layout" svg:width="0.222cm" svg:height="0.208cm" svg:x="16.499cm" svg:y="6.833cm" svg:viewBox="0 0 223 209" draw:points="223,134 0,209 28,0">
          <text:p/>
        </draw:polygon>
        <draw:line draw:style-name="gr16" draw:text-style-name="P6" draw:layer="layout" svg:x1="8.732cm" svg:y1="8.565cm" svg:x2="7.32cm" svg:y2="9.095cm">
          <text:p/>
        </draw:line>
        <draw:polygon draw:style-name="gr17" draw:text-style-name="P13" draw:layer="layout" svg:width="0.233cm" svg:height="0.194cm" svg:x="7.136cm" svg:y="8.992cm" svg:viewBox="0 0 234 195" draw:points="0,170 159,0 234,195">
          <text:p/>
        </draw:polygon>
        <draw:line draw:style-name="gr16" draw:text-style-name="P6" draw:layer="layout" svg:x1="9.246cm" svg:y1="8.505cm" svg:x2="10.429cm" svg:y2="8.905cm">
          <text:p/>
        </draw:line>
        <draw:polygon draw:style-name="gr17" draw:text-style-name="P13" draw:layer="layout" svg:width="0.233cm" svg:height="0.201cm" svg:x="10.382cm" svg:y="8.798cm" svg:viewBox="0 0 234 202" draw:points="234,167 0,202 67,0">
          <text:p/>
        </draw:polygon>
        <draw:line draw:style-name="gr16" draw:text-style-name="P6" draw:layer="layout" svg:x1="18.832cm" svg:y1="8.621cm" svg:x2="18.09cm" svg:y2="9.063cm">
          <text:p/>
        </draw:line>
        <draw:polygon draw:style-name="gr17" draw:text-style-name="P13" draw:layer="layout" svg:width="0.232cm" svg:height="0.194cm" svg:x="17.921cm" svg:y="8.967cm" svg:viewBox="0 0 233 195" draw:points="0,195 128,0 233,181">
          <text:p/>
        </draw:polygon>
        <draw:line draw:style-name="gr16" draw:text-style-name="P6" draw:layer="layout" svg:x1="19.72cm" svg:y1="8.621cm" svg:x2="20.638cm" svg:y2="9.176cm">
          <text:p/>
        </draw:line>
        <draw:polygon draw:style-name="gr17" draw:text-style-name="P13" draw:layer="layout" svg:width="0.233cm" svg:height="0.198cm" svg:x="20.57cm" svg:y="9.08cm" svg:viewBox="0 0 234 199" draw:points="234,199 0,181 109,0">
          <text:p/>
        </draw:polygon>
        <draw:line draw:style-name="gr16" draw:text-style-name="P6" draw:layer="layout" svg:x1="5.62cm" svg:y1="10.332cm" svg:x2="5.157cm" svg:y2="10.82cm">
          <text:p/>
        </draw:line>
        <draw:polygon draw:style-name="gr17" draw:text-style-name="P13" draw:layer="layout" svg:width="0.219cm" svg:height="0.226cm" svg:x="5.023cm" svg:y="10.738cm" svg:viewBox="0 0 220 227" draw:points="0,227 67,0 220,145">
          <text:p/>
        </draw:polygon>
        <draw:line draw:style-name="gr16" draw:text-style-name="P6" draw:layer="layout" svg:x1="5.933cm" svg:y1="10.389cm" svg:x2="6.171cm" svg:y2="10.743cm">
          <text:p/>
        </draw:line>
        <draw:polygon draw:style-name="gr17" draw:text-style-name="P13" draw:layer="layout" svg:width="0.205cm" svg:height="0.233cm" svg:x="6.074cm" svg:y="10.671cm" svg:viewBox="0 0 206 234" draw:points="206,234 0,116 178,0">
          <text:p/>
        </draw:polygon>
        <draw:line draw:style-name="gr16" draw:text-style-name="P6" draw:layer="layout" svg:x1="10.728cm" svg:y1="10.421cm" svg:x2="10.329cm" svg:y2="10.799cm">
          <text:p/>
        </draw:line>
        <draw:polygon draw:style-name="gr17" draw:text-style-name="P13" draw:layer="layout" svg:width="0.226cm" svg:height="0.222cm" svg:x="10.184cm" svg:y="10.71cm" svg:viewBox="0 0 227 223" draw:points="0,223 82,0 227,156">
          <text:p/>
        </draw:polygon>
        <draw:line draw:style-name="gr16" draw:text-style-name="P6" draw:layer="layout" svg:x1="10.957cm" svg:y1="10.332cm" svg:x2="11.466cm" svg:y2="10.778cm">
          <text:p/>
        </draw:line>
        <draw:polygon draw:style-name="gr17" draw:text-style-name="P13" draw:layer="layout" svg:width="0.226cm" svg:height="0.215cm" svg:x="11.387cm" svg:y="10.689cm" svg:viewBox="0 0 227 216" draw:points="227,216 0,155 138,0">
          <text:p/>
        </draw:polygon>
        <draw:line draw:style-name="gr16" draw:text-style-name="P6" draw:layer="layout" svg:x1="16.722cm" svg:y1="10.421cm" svg:x2="16.326cm" svg:y2="10.75cm">
          <text:p/>
        </draw:line>
        <draw:polygon draw:style-name="gr17" draw:text-style-name="P13" draw:layer="layout" svg:width="0.229cm" svg:height="0.215cm" svg:x="16.178cm" svg:y="10.657cm" svg:viewBox="0 0 230 216" draw:points="0,216 95,0 230,162">
          <text:p/>
        </draw:polygon>
        <draw:line draw:style-name="gr16" draw:text-style-name="P6" draw:layer="layout" svg:x1="16.95cm" svg:y1="10.389cm" svg:x2="17.174cm" svg:y2="10.665cm">
          <text:p/>
        </draw:line>
        <draw:polygon draw:style-name="gr17" draw:text-style-name="P13" draw:layer="layout" svg:width="0.215cm" svg:height="0.23cm" svg:x="17.081cm" svg:y="10.586cm" svg:viewBox="0 0 216 231" draw:points="216,231 0,132 163,0">
          <text:p/>
        </draw:polygon>
        <draw:line draw:style-name="gr16" draw:text-style-name="P6" draw:layer="layout" svg:x1="21.774cm" svg:y1="10.445cm" svg:x2="21.099cm" svg:y2="10.958cm">
          <text:p/>
        </draw:line>
        <draw:polygon draw:style-name="gr17" draw:text-style-name="P13" draw:layer="layout" svg:width="0.233cm" svg:height="0.212cm" svg:x="20.944cm" svg:y="10.865cm" svg:viewBox="0 0 234 213" draw:points="0,213 107,0 234,170">
          <text:p/>
        </draw:polygon>
        <draw:line draw:style-name="gr16" draw:text-style-name="P6" draw:layer="layout" svg:x1="22.03cm" svg:y1="10.445cm" svg:x2="22.384cm" svg:y2="10.82cm">
          <text:p/>
        </draw:line>
        <draw:polygon draw:style-name="gr17" draw:text-style-name="P13" draw:layer="layout" svg:width="0.219cm" svg:height="0.226cm" svg:x="22.295cm" svg:y="10.738cm" svg:viewBox="0 0 220 227" draw:points="220,227 0,145 153,0">
          <text:p/>
        </draw:polygon>
        <draw:line draw:style-name="gr16" draw:text-style-name="P6" draw:layer="layout" svg:x1="4.677cm" svg:y1="11.99cm" svg:x2="5.493cm" svg:y2="12.612cm">
          <text:p/>
        </draw:line>
        <draw:polygon draw:style-name="gr17" draw:text-style-name="P13" draw:layer="layout" svg:width="0.229cm" svg:height="0.211cm" svg:x="5.418cm" svg:y="12.52cm" svg:viewBox="0 0 230 212" draw:points="230,212 0,166 127,0">
          <text:p/>
        </draw:polygon>
        <draw:line draw:style-name="gr16" draw:text-style-name="P6" draw:layer="layout" svg:x1="6.192cm" svg:y1="11.99cm" svg:x2="5.81cm" svg:y2="12.566cm">
          <text:p/>
        </draw:line>
        <draw:polygon draw:style-name="gr17" draw:text-style-name="P13" draw:layer="layout" svg:width="0.205cm" svg:height="0.233cm" svg:x="5.704cm" svg:y="12.498cm" svg:viewBox="0 0 206 234" draw:points="0,234 28,0 206,113">
          <text:p/>
        </draw:polygon>
        <draw:line draw:style-name="gr16" draw:text-style-name="P6" draw:layer="layout" svg:x1="9.81cm" svg:y1="11.987cm" svg:x2="10.626cm" svg:y2="12.609cm">
          <text:p/>
        </draw:line>
        <draw:polygon draw:style-name="gr17" draw:text-style-name="P13" draw:layer="layout" svg:width="0.229cm" svg:height="0.208cm" svg:x="10.551cm" svg:y="12.516cm" svg:viewBox="0 0 230 209" draw:points="230,209 0,167 128,0">
          <text:p/>
        </draw:polygon>
        <draw:line draw:style-name="gr16" draw:text-style-name="P6" draw:layer="layout" svg:x1="11.325cm" svg:y1="11.987cm" svg:x2="10.946cm" svg:y2="12.563cm">
          <text:p/>
        </draw:line>
        <draw:polygon draw:style-name="gr17" draw:text-style-name="P13" draw:layer="layout" svg:width="0.204cm" svg:height="0.233cm" svg:x="10.837cm" svg:y="12.491cm" svg:viewBox="0 0 205 234" draw:points="0,234 28,0 205,117">
          <text:p/>
        </draw:polygon>
        <draw:line draw:style-name="gr16" draw:text-style-name="P6" draw:layer="layout" svg:x1="15.889cm" svg:y1="11.959cm" svg:x2="16.701cm" svg:y2="12.581cm">
          <text:p/>
        </draw:line>
        <draw:polygon draw:style-name="gr17" draw:text-style-name="P13" draw:layer="layout" svg:width="0.233cm" svg:height="0.212cm" svg:x="16.626cm" svg:y="12.488cm" svg:viewBox="0 0 234 213" draw:points="234,213 0,170 127,0">
          <text:p/>
        </draw:polygon>
        <draw:line draw:style-name="gr16" draw:text-style-name="P6" draw:layer="layout" svg:x1="17.4cm" svg:y1="11.959cm" svg:x2="17.021cm" svg:y2="12.538cm">
          <text:p/>
        </draw:line>
        <draw:polygon draw:style-name="gr17" draw:text-style-name="P13" draw:layer="layout" svg:width="0.201cm" svg:height="0.233cm" svg:x="16.915cm" svg:y="12.467cm" svg:viewBox="0 0 202 234" draw:points="0,234 25,0 202,116">
          <text:p/>
        </draw:polygon>
        <draw:line draw:style-name="gr16" draw:text-style-name="P6" draw:layer="layout" svg:x1="20.796cm" svg:y1="12.012cm" svg:x2="21.612cm" svg:y2="12.633cm">
          <text:p/>
        </draw:line>
        <draw:polygon draw:style-name="gr17" draw:text-style-name="P13" draw:layer="layout" svg:width="0.233cm" svg:height="0.211cm" svg:x="21.533cm" svg:y="12.541cm" svg:viewBox="0 0 234 212" draw:points="234,212 0,170 131,0">
          <text:p/>
        </draw:polygon>
        <draw:line draw:style-name="gr16" draw:text-style-name="P6" draw:layer="layout" svg:x1="22.31cm" svg:y1="12.012cm" svg:x2="21.928cm" svg:y2="12.591cm">
          <text:p/>
        </draw:line>
        <draw:polygon draw:style-name="gr17" draw:text-style-name="P13" draw:layer="layout" svg:width="0.205cm" svg:height="0.232cm" svg:x="21.822cm" svg:y="12.52cm" svg:viewBox="0 0 206 233" draw:points="0,233 29,0 206,116">
          <text:p/>
        </draw:polygon>
        <draw:line draw:style-name="gr16" draw:text-style-name="P6" draw:layer="layout" svg:x1="5.993cm" svg:y1="13.814cm" svg:x2="7.924cm" svg:y2="14.598cm">
          <text:p/>
        </draw:line>
        <draw:polygon draw:style-name="gr17" draw:text-style-name="P13" draw:layer="layout" svg:width="0.233cm" svg:height="0.194cm" svg:x="7.87cm" svg:y="14.495cm" svg:viewBox="0 0 234 195" draw:points="234,178 0,195 81,0">
          <text:p/>
        </draw:polygon>
        <draw:line draw:style-name="gr16" draw:text-style-name="P6" draw:layer="layout" svg:x1="10.845cm" svg:y1="13.79cm" svg:x2="8.374cm" svg:y2="14.609cm">
          <text:p/>
        </draw:line>
        <draw:polygon draw:style-name="gr17" draw:text-style-name="P13" draw:layer="layout" svg:width="0.233cm" svg:height="0.197cm" svg:x="8.187cm" svg:y="14.506cm" svg:viewBox="0 0 234 198" draw:points="0,166 167,0 234,198">
          <text:p/>
        </draw:polygon>
        <draw:line draw:style-name="gr16" draw:text-style-name="P6" draw:layer="layout" svg:x1="16.774cm" svg:y1="13.779cm" svg:x2="18.705cm" svg:y2="14.563cm">
          <text:p/>
        </draw:line>
        <draw:polygon draw:style-name="gr17" draw:text-style-name="P13" draw:layer="layout" svg:width="0.236cm" svg:height="0.194cm" svg:x="18.651cm" svg:y="14.46cm" svg:viewBox="0 0 237 195" draw:points="237,176 0,195 81,0">
          <text:p/>
        </draw:polygon>
        <draw:line draw:style-name="gr16" draw:text-style-name="P6" draw:layer="layout" svg:x1="21.626cm" svg:y1="13.754cm" svg:x2="19.155cm" svg:y2="14.574cm">
          <text:p/>
        </draw:line>
        <draw:polygon draw:style-name="gr17" draw:text-style-name="P13" draw:layer="layout" svg:width="0.229cm" svg:height="0.198cm" svg:x="18.972cm" svg:y="14.47cm" svg:viewBox="0 0 230 199" draw:points="0,167 167,0 230,199">
          <text:p/>
        </draw:polygon>
        <draw:line draw:style-name="gr16" draw:text-style-name="P6" draw:layer="layout" svg:x1="8.276cm" svg:y1="15.755cm" svg:x2="13.819cm" svg:y2="16.638cm">
          <text:p/>
        </draw:line>
        <draw:polygon draw:style-name="gr17" draw:text-style-name="P13" draw:layer="layout" svg:width="0.222cm" svg:height="0.208cm" svg:x="13.79cm" svg:y="16.531cm" svg:viewBox="0 0 223 209" draw:points="223,138 0,209 31,0">
          <text:p/>
        </draw:polygon>
        <draw:line draw:style-name="gr16" draw:text-style-name="P6" draw:layer="layout" svg:x1="18.98cm" svg:y1="15.786cm" svg:x2="14.259cm" svg:y2="16.634cm">
          <text:p/>
        </draw:line>
        <draw:polygon draw:style-name="gr17" draw:text-style-name="P13" draw:layer="layout" svg:width="0.226cm" svg:height="0.208cm" svg:x="14.065cm" svg:y="16.527cm" svg:viewBox="0 0 227 209" draw:points="0,142 190,0 227,209">
          <text:p/>
        </draw:polygon>
        <draw:frame draw:style-name="gr13" draw:text-style-name="P12" draw:layer="layout" svg:width="12.16cm" svg:height="0.983cm" svg:x="8.562cm" svg:y="16.684cm">
          <draw:text-box>
            <text:p text:style-name="P2"><text:span text:style-name="T11"><text:s text:c="2"/></text:span><text:span text:style-name="T11"><text:s text:c="2"/></text:span><text:span text:style-name="T11"><text:s text:c="2"/></text:span><text:span text:style-name="T11"><text:s text:c="2"/></text:span><text:span text:style-name="T11">1</text:span><text:span text:style-name="T11"> <text:s/></text:span><text:span text:style-name="T11"><text:s/></text:span><text:span text:style-name="T11">2</text:span><text:span text:style-name="T11"> <text:s/></text:span><text:span text:style-name="T11"><text:s/></text:span><text:span text:style-name="T11">3</text:span><text:span text:style-name="T11"> <text:s/></text:span><text:span text:style-name="T11"><text:s/></text:span><text:span text:style-name="T11">4</text:span><text:span text:style-name="T11"> <text:s/></text:span><text:span text:style-name="T11"><text:s/></text:span><text:span text:style-name="T11">5</text:span><text:span text:style-name="T11"> <text:s/></text:span><text:span text:style-name="T11"><text:s/></text:span><text:span text:style-name="T11">6</text:span><text:span text:style-name="T11"> <text:s/></text:span><text:span text:style-name="T11"><text:s/></text:span><text:span text:style-name="T11">8</text:span><text:span text:style-name="T11"> <text:s/></text:span><text:span text:style-name="T11"><text:s/></text:span><text:span text:style-name="T11">9</text:span></text:p>
          </draw:text-box>
        </draw:frame>
        <draw:frame draw:style-name="gr13" draw:text-style-name="P12" draw:layer="layout" svg:width="2.648cm" svg:height="0.983cm" svg:x="1.873cm" svg:y="12.348cm">
          <draw:text-box>
            <text:p text:style-name="P2"><text:span text:style-name="T11">M</text:span><text:span text:style-name="T11">e</text:span><text:span text:style-name="T11">r</text:span><text:span text:style-name="T11">g</text:span><text:span text:style-name="T11">e</text:span></text:p>
          </draw:text-box>
        </draw:frame>
        <draw:frame draw:style-name="gr13" draw:text-style-name="P12" draw:layer="layout" svg:width="2.648cm" svg:height="0.983cm" svg:x="3.062cm" svg:y="14.197cm">
          <draw:text-box>
            <text:p text:style-name="P2"><text:span text:style-name="T11">M</text:span><text:span text:style-name="T11">e</text:span><text:span text:style-name="T11">r</text:span><text:span text:style-name="T11">g</text:span><text:span text:style-name="T11">e</text:span></text:p>
          </draw:text-box>
        </draw:frame>
        <draw:frame draw:style-name="gr13" draw:text-style-name="P12" draw:layer="layout" svg:width="2.648cm" svg:height="0.983cm" svg:x="6.145cm" svg:y="16.257cm">
          <draw:text-box>
            <text:p text:style-name="P2"><text:span text:style-name="T11">M</text:span><text:span text:style-name="T11">e</text:span><text:span text:style-name="T11">r</text:span><text:span text:style-name="T11">g</text:span><text:span text:style-name="T11">e</text:span></text:p>
          </draw:text-box>
        </draw:frame>
        <draw:frame draw:style-name="gr13" draw:text-style-name="P12" draw:layer="layout" svg:width="2.686cm" svg:height="0.983cm" svg:x="4.318cm" svg:y="6.524cm">
          <draw:text-box>
            <text:p text:style-name="P2"><text:span text:style-name="T11">D</text:span><text:span text:style-name="T11">i</text:span><text:span text:style-name="T11">v</text:span><text:span text:style-name="T11">i</text:span><text:span text:style-name="T11">d</text:span><text:span text:style-name="T11">e</text:span></text:p>
          </draw:text-box>
        </draw:frame>
        <draw:frame draw:style-name="gr13" draw:text-style-name="P12" draw:layer="layout" svg:width="2.686cm" svg:height="0.983cm" svg:x="3.002cm" svg:y="8.115cm">
          <draw:text-box>
            <text:p text:style-name="P2"><text:span text:style-name="T11">D</text:span><text:span text:style-name="T11">i</text:span><text:span text:style-name="T11">v</text:span><text:span text:style-name="T11">i</text:span><text:span text:style-name="T11">d</text:span><text:span text:style-name="T11">e</text:span></text:p>
          </draw:text-box>
        </draw:frame>
        <draw:frame draw:style-name="gr13" draw:text-style-name="P12" draw:layer="layout" svg:width="2.686cm" svg:height="0.983cm" svg:x="1.944cm" svg:y="9.745cm">
          <draw:text-box>
            <text:p text:style-name="P2"><text:span text:style-name="T11">D</text:span><text:span text:style-name="T11">i</text:span><text:span text:style-name="T11">v</text:span><text:span text:style-name="T11">i</text:span><text:span text:style-name="T11">d</text:span><text:span text:style-name="T11">e</text:span></text:p>
          </draw:text-box>
        </draw:frame>
        <draw:polygon draw:style-name="gr5" draw:text-style-name="P6" draw:layer="layout" svg:width="1.27cm" svg:height="1.069cm" svg:x="9.101cm" svg:y="5.291cm" svg:viewBox="0 0 1271 1070" draw:points="0,0 1271,0 1271,1070 0,1070">
          <text:p/>
        </draw:polygon>
        <draw:polygon draw:style-name="gr5" draw:text-style-name="P6" draw:layer="layout" svg:width="0cm" svg:height="0cm" svg:x="9.101cm" svg:y="5.291cm" svg:viewBox="0 0 0 0" draw:points="0,0">
          <text:p/>
        </draw:polygon>
        <draw:polygon draw:style-name="gr5" draw:text-style-name="P6" draw:layer="layout" svg:width="0cm" svg:height="0cm" svg:x="10.371cm" svg:y="6.36cm" svg:viewBox="0 0 0 0" draw:points="0,0">
          <text:p/>
        </draw:polygon>
        <draw:frame draw:style-name="gr13" draw:text-style-name="P12" draw:layer="layout" svg:width="4.303cm" svg:height="0.983cm" svg:x="0.617cm" svg:y="10.909cm">
          <draw:text-box>
            <text:p text:style-name="P2"><text:span text:style-name="T11">1</text:span><text:span text:style-name="T11"> </text:span><text:span text:style-name="T11">e</text:span><text:span text:style-name="T11">l</text:span><text:span text:style-name="T11">e</text:span><text:span text:style-name="T11">m</text:span><text:span text:style-name="T11">e</text:span><text:span text:style-name="T11">n</text:span><text:span text:style-name="T11">t</text:span></text:p>
          </draw:text-box>
        </draw:frame>
        <draw:polygon draw:style-name="gr5" draw:text-style-name="P6" draw:layer="layout" svg:width="1.27cm" svg:height="1.069cm" svg:x="10.371cm" svg:y="5.291cm" svg:viewBox="0 0 1271 1070" draw:points="0,0 1271,0 1271,1070 0,1070">
          <text:p/>
        </draw:polygon>
        <draw:polygon draw:style-name="gr5" draw:text-style-name="P6" draw:layer="layout" svg:width="0cm" svg:height="0cm" svg:x="10.371cm" svg:y="5.291cm" svg:viewBox="0 0 0 0" draw:points="0,0">
          <text:p/>
        </draw:polygon>
        <draw:polygon draw:style-name="gr5" draw:text-style-name="P6" draw:layer="layout" svg:width="0cm" svg:height="0cm" svg:x="11.641cm" svg:y="6.36cm" svg:viewBox="0 0 0 0" draw:points="0,0">
          <text:p/>
        </draw:polygon>
        <draw:frame draw:style-name="gr13" draw:text-style-name="P12" draw:layer="layout" svg:width="0.846cm" svg:height="0.983cm" svg:x="9.525cm" svg:y="5.377cm">
          <draw:text-box>
            <text:p text:style-name="P2"><text:span text:style-name="T11">8</text:span></text:p>
          </draw:text-box>
        </draw:frame>
        <draw:polygon draw:style-name="gr5" draw:text-style-name="P6" draw:layer="layout" svg:width="1.27cm" svg:height="1.069cm" svg:x="11.641cm" svg:y="5.291cm" svg:viewBox="0 0 1271 1070" draw:points="0,0 1271,0 1271,1070 0,1070">
          <text:p/>
        </draw:polygon>
        <draw:polygon draw:style-name="gr5" draw:text-style-name="P6" draw:layer="layout" svg:width="0cm" svg:height="0cm" svg:x="11.641cm" svg:y="5.291cm" svg:viewBox="0 0 0 0" draw:points="0,0">
          <text:p/>
        </draw:polygon>
        <draw:polygon draw:style-name="gr5" draw:text-style-name="P6" draw:layer="layout" svg:width="0cm" svg:height="0cm" svg:x="12.911cm" svg:y="6.36cm" svg:viewBox="0 0 0 0" draw:points="0,0">
          <text:p/>
        </draw:polygon>
        <draw:frame draw:style-name="gr13" draw:text-style-name="P12" draw:layer="layout" svg:width="0.846cm" svg:height="0.983cm" svg:x="10.795cm" svg:y="5.377cm">
          <draw:text-box>
            <text:p text:style-name="P2"><text:span text:style-name="T11">2</text:span></text:p>
          </draw:text-box>
        </draw:frame>
        <draw:polygon draw:style-name="gr5" draw:text-style-name="P6" draw:layer="layout" svg:width="1.27cm" svg:height="1.059cm" svg:x="12.911cm" svg:y="5.291cm" svg:viewBox="0 0 1271 1060" draw:points="0,0 1271,0 1271,1060 0,1060">
          <text:p/>
        </draw:polygon>
        <draw:polygon draw:style-name="gr5" draw:text-style-name="P6" draw:layer="layout" svg:width="0cm" svg:height="0cm" svg:x="12.911cm" svg:y="5.291cm" svg:viewBox="0 0 0 0" draw:points="0,0">
          <text:p/>
        </draw:polygon>
        <draw:polygon draw:style-name="gr5" draw:text-style-name="P6" draw:layer="layout" svg:width="0cm" svg:height="0cm" svg:x="14.181cm" svg:y="6.35cm" svg:viewBox="0 0 0 0" draw:points="0,0">
          <text:p/>
        </draw:polygon>
        <draw:frame draw:style-name="gr13" draw:text-style-name="P12" draw:layer="layout" svg:width="0.846cm" svg:height="0.983cm" svg:x="12.065cm" svg:y="5.377cm">
          <draw:text-box>
            <text:p text:style-name="P2"><text:span text:style-name="T11">9</text:span></text:p>
          </draw:text-box>
        </draw:frame>
        <draw:polygon draw:style-name="gr5" draw:text-style-name="P6" draw:layer="layout" svg:width="1.27cm" svg:height="1.059cm" svg:x="14.181cm" svg:y="5.291cm" svg:viewBox="0 0 1271 1060" draw:points="0,0 1271,0 1271,1060 0,1060">
          <text:p/>
        </draw:polygon>
        <draw:polygon draw:style-name="gr5" draw:text-style-name="P6" draw:layer="layout" svg:width="0cm" svg:height="0cm" svg:x="14.181cm" svg:y="5.291cm" svg:viewBox="0 0 0 0" draw:points="0,0">
          <text:p/>
        </draw:polygon>
        <draw:polygon draw:style-name="gr5" draw:text-style-name="P6" draw:layer="layout" svg:width="0cm" svg:height="0cm" svg:x="15.451cm" svg:y="6.35cm" svg:viewBox="0 0 0 0" draw:points="0,0">
          <text:p/>
        </draw:polygon>
        <draw:frame draw:style-name="gr13" draw:text-style-name="P12" draw:layer="layout" svg:width="0.846cm" svg:height="0.983cm" svg:x="13.335cm" svg:y="5.374cm">
          <draw:text-box>
            <text:p text:style-name="P2"><text:span text:style-name="T11">4</text:span></text:p>
          </draw:text-box>
        </draw:frame>
        <draw:polygon draw:style-name="gr5" draw:text-style-name="P6" draw:layer="layout" svg:width="1.27cm" svg:height="1.069cm" svg:x="15.451cm" svg:y="5.291cm" svg:viewBox="0 0 1271 1070" draw:points="0,0 1271,0 1271,1070 0,1070">
          <text:p/>
        </draw:polygon>
        <draw:polygon draw:style-name="gr5" draw:text-style-name="P6" draw:layer="layout" svg:width="0cm" svg:height="0cm" svg:x="15.451cm" svg:y="5.291cm" svg:viewBox="0 0 0 0" draw:points="0,0">
          <text:p/>
        </draw:polygon>
        <draw:polygon draw:style-name="gr5" draw:text-style-name="P6" draw:layer="layout" svg:width="0cm" svg:height="0cm" svg:x="16.721cm" svg:y="6.36cm" svg:viewBox="0 0 0 0" draw:points="0,0">
          <text:p/>
        </draw:polygon>
        <draw:frame draw:style-name="gr13" draw:text-style-name="P12" draw:layer="layout" svg:width="0.846cm" svg:height="0.983cm" svg:x="14.605cm" svg:y="5.374cm">
          <draw:text-box>
            <text:p text:style-name="P2"><text:span text:style-name="T11">5</text:span></text:p>
          </draw:text-box>
        </draw:frame>
        <draw:polygon draw:style-name="gr5" draw:text-style-name="P6" draw:layer="layout" svg:width="1.27cm" svg:height="1.059cm" svg:x="16.721cm" svg:y="5.291cm" svg:viewBox="0 0 1271 1060" draw:points="0,0 1271,0 1271,1060 0,1060">
          <text:p/>
        </draw:polygon>
        <draw:polygon draw:style-name="gr5" draw:text-style-name="P6" draw:layer="layout" svg:width="0cm" svg:height="0cm" svg:x="16.721cm" svg:y="5.291cm" svg:viewBox="0 0 0 0" draw:points="0,0">
          <text:p/>
        </draw:polygon>
        <draw:polygon draw:style-name="gr5" draw:text-style-name="P6" draw:layer="layout" svg:width="0cm" svg:height="0cm" svg:x="17.991cm" svg:y="6.35cm" svg:viewBox="0 0 0 0" draw:points="0,0">
          <text:p/>
        </draw:polygon>
        <draw:frame draw:style-name="gr13" draw:text-style-name="P12" draw:layer="layout" svg:width="0.846cm" svg:height="0.983cm" svg:x="15.875cm" svg:y="5.377cm">
          <draw:text-box>
            <text:p text:style-name="P2"><text:span text:style-name="T11">3</text:span></text:p>
          </draw:text-box>
        </draw:frame>
        <draw:polygon draw:style-name="gr5" draw:text-style-name="P6" draw:layer="layout" svg:width="1.27cm" svg:height="1.059cm" svg:x="17.991cm" svg:y="5.291cm" svg:viewBox="0 0 1271 1060" draw:points="0,0 1271,0 1271,1060 0,1060">
          <text:p/>
        </draw:polygon>
        <draw:polygon draw:style-name="gr5" draw:text-style-name="P6" draw:layer="layout" svg:width="0cm" svg:height="0cm" svg:x="17.991cm" svg:y="5.291cm" svg:viewBox="0 0 0 0" draw:points="0,0">
          <text:p/>
        </draw:polygon>
        <draw:polygon draw:style-name="gr5" draw:text-style-name="P6" draw:layer="layout" svg:width="0cm" svg:height="0cm" svg:x="19.261cm" svg:y="6.35cm" svg:viewBox="0 0 0 0" draw:points="0,0">
          <text:p/>
        </draw:polygon>
        <draw:frame draw:style-name="gr13" draw:text-style-name="P12" draw:layer="layout" svg:width="0.846cm" svg:height="0.983cm" svg:x="17.145cm" svg:y="5.374cm">
          <draw:text-box>
            <text:p text:style-name="P2"><text:span text:style-name="T11">1</text:span></text:p>
          </draw:text-box>
        </draw:frame>
        <draw:frame draw:style-name="gr13" draw:text-style-name="P12" draw:layer="layout" svg:width="0.846cm" svg:height="0.983cm" svg:x="18.415cm" svg:y="5.374cm">
          <draw:text-box>
            <text:p text:style-name="P2"><text:span text:style-name="T11">6</text:span></text:p>
          </draw:text-box>
        </draw:frame>
      </draw:page>
      <draw:page draw:name="page6"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6/STR/IMP/FAC/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493cm" svg:height="0.493cm" svg:x="22.969cm" svg:y="17.621cm">
          <draw:text-box>
            <text:p text:style-name="P2"><text:span text:style-name="T3">6</text:span></text:p>
          </draw:text-box>
        </draw:frame>
        <draw:frame draw:style-name="gr2" draw:text-style-name="P3" draw:layer="layout" svg:width="9.925cm" svg:height="1.551cm" svg:x="7.712cm" svg:y="2.77cm">
          <draw:text-box>
            <text:p text:style-name="P2"><text:span text:style-name="T1">A</text:span><text:span text:style-name="T1">u</text:span><text:span text:style-name="T1">x</text:span><text:span text:style-name="T1">i</text:span><text:span text:style-name="T1">l</text:span><text:span text:style-name="T1">i</text:span><text:span text:style-name="T1">a</text:span><text:span text:style-name="T1">r</text:span><text:span text:style-name="T1">y</text:span><text:span text:style-name="T1"> </text:span><text:span text:style-name="T1">A</text:span><text:span text:style-name="T1">r</text:span><text:span text:style-name="T1">r</text:span><text:span text:style-name="T1">a</text:span><text:span text:style-name="T1">y</text:span></text:p>
          </draw:text-box>
        </draw:frame>
        <draw:frame draw:style-name="gr3" draw:text-style-name="P4" draw:layer="layout" svg:width="1.128cm" svg:height="1.128cm" svg:x="2.155cm" svg:y="5.746cm">
          <draw:text-box>
            <text:p text:style-name="P2"><text:span text:style-name="T2">•</text:span></text:p>
          </draw:text-box>
        </draw:frame>
        <draw:polygon draw:style-name="gr12" draw:text-style-name="P11" draw:layer="layout" svg:width="1.482cm" svg:height="1.482cm" svg:x="6.138cm" svg:y="8.043cm" svg:viewBox="0 0 1483 1483" draw:points="742,1483 0,1483 0,0 1483,0 1483,1483">
          <text:p/>
        </draw:polygon>
        <draw:frame draw:style-name="gr3" draw:text-style-name="P4" draw:layer="layout" svg:width="19.767cm" svg:height="1.128cm" svg:x="3.108cm" svg:y="5.94cm">
          <draw:text-box>
            <text:p text:style-name="P2"><text:span text:style-name="T2">T</text:span><text:span text:style-name="T2">h</text:span><text:span text:style-name="T2">e</text:span><text:span text:style-name="T2"> </text:span><text:span text:style-name="T2">m</text:span><text:span text:style-name="T2">e</text:span><text:span text:style-name="T2">r</text:span><text:span text:style-name="T2">g</text:span><text:span text:style-name="T2">i</text:span><text:span text:style-name="T2">n</text:span><text:span text:style-name="T2">g</text:span><text:span text:style-name="T2"> </text:span><text:span text:style-name="T2">r</text:span><text:span text:style-name="T2">e</text:span><text:span text:style-name="T2">q</text:span><text:span text:style-name="T2">u</text:span><text:span text:style-name="T2">i</text:span><text:span text:style-name="T2">r</text:span><text:span text:style-name="T2">e</text:span><text:span text:style-name="T2">s</text:span><text:span text:style-name="T2"> </text:span><text:span text:style-name="T2">a</text:span><text:span text:style-name="T2">n</text:span><text:span text:style-name="T2"> </text:span><text:span text:style-name="T2">a</text:span><text:span text:style-name="T2">u</text:span><text:span text:style-name="T2">x</text:span><text:span text:style-name="T2">i</text:span><text:span text:style-name="T2">l</text:span><text:span text:style-name="T2">i</text:span><text:span text:style-name="T2">a</text:span><text:span text:style-name="T2">r</text:span><text:span text:style-name="T2">y</text:span><text:span text:style-name="T2"> </text:span><text:span text:style-name="T2">a</text:span><text:span text:style-name="T2">r</text:span><text:span text:style-name="T2">r</text:span><text:span text:style-name="T2">a</text:span><text:span text:style-name="T2">y</text:span><text:span text:style-name="T2">.</text:span></text:p>
          </draw:text-box>
        </draw:frame>
        <draw:polygon draw:style-name="gr12" draw:text-style-name="P11" draw:layer="layout" svg:width="1.481cm" svg:height="1.482cm" svg:x="7.62cm" svg:y="8.043cm" svg:viewBox="0 0 1482 1483" draw:points="741,1483 0,1483 0,0 1482,0 1482,1483">
          <text:p/>
        </draw:polygon>
        <draw:frame draw:style-name="gr13" draw:text-style-name="P12" draw:layer="layout" svg:width="0.846cm" svg:height="0.983cm" svg:x="6.668cm" svg:y="8.337cm">
          <draw:text-box>
            <text:p text:style-name="P2"><text:span text:style-name="T11">2</text:span></text:p>
          </draw:text-box>
        </draw:frame>
        <draw:polygon draw:style-name="gr12" draw:text-style-name="P11" draw:layer="layout" svg:width="1.482cm" svg:height="1.482cm" svg:x="9.101cm" svg:y="8.043cm" svg:viewBox="0 0 1483 1483" draw:points="742,1483 0,1483 0,0 1483,0 1483,1483">
          <text:p/>
        </draw:polygon>
        <draw:frame draw:style-name="gr13" draw:text-style-name="P12" draw:layer="layout" svg:width="0.846cm" svg:height="0.983cm" svg:x="8.149cm" svg:y="8.337cm">
          <draw:text-box>
            <text:p text:style-name="P2"><text:span text:style-name="T11">4</text:span></text:p>
          </draw:text-box>
        </draw:frame>
        <draw:polygon draw:style-name="gr12" draw:text-style-name="P11" draw:layer="layout" svg:width="1.482cm" svg:height="1.482cm" svg:x="10.583cm" svg:y="8.043cm" svg:viewBox="0 0 1483 1483" draw:points="742,1483 0,1483 0,0 1483,0 1483,1483">
          <text:p/>
        </draw:polygon>
        <draw:frame draw:style-name="gr13" draw:text-style-name="P12" draw:layer="layout" svg:width="0.846cm" svg:height="0.983cm" svg:x="9.631cm" svg:y="8.337cm">
          <draw:text-box>
            <text:p text:style-name="P2"><text:span text:style-name="T11">8</text:span></text:p>
          </draw:text-box>
        </draw:frame>
        <draw:polygon draw:style-name="gr12" draw:text-style-name="P11" draw:layer="layout" svg:width="1.481cm" svg:height="1.482cm" svg:x="12.065cm" svg:y="8.043cm" svg:viewBox="0 0 1482 1483" draw:points="741,1483 0,1483 0,0 1482,0 1482,1483">
          <text:p/>
        </draw:polygon>
        <draw:frame draw:style-name="gr13" draw:text-style-name="P12" draw:layer="layout" svg:width="0.846cm" svg:height="0.983cm" svg:x="11.113cm" svg:y="8.337cm">
          <draw:text-box>
            <text:p text:style-name="P2"><text:span text:style-name="T11">9</text:span></text:p>
          </draw:text-box>
        </draw:frame>
        <draw:polygon draw:style-name="gr12" draw:text-style-name="P11" draw:layer="layout" svg:width="1.482cm" svg:height="1.482cm" svg:x="13.546cm" svg:y="8.043cm" svg:viewBox="0 0 1483 1483" draw:points="742,1483 0,1483 0,0 1483,0 1483,1483">
          <text:p/>
        </draw:polygon>
        <draw:frame draw:style-name="gr13" draw:text-style-name="P12" draw:layer="layout" svg:width="0.846cm" svg:height="0.983cm" svg:x="12.594cm" svg:y="8.337cm">
          <draw:text-box>
            <text:p text:style-name="P2"><text:span text:style-name="T11">1</text:span></text:p>
          </draw:text-box>
        </draw:frame>
        <draw:polygon draw:style-name="gr12" draw:text-style-name="P11" draw:layer="layout" svg:width="1.482cm" svg:height="1.482cm" svg:x="15.028cm" svg:y="8.043cm" svg:viewBox="0 0 1483 1483" draw:points="742,1483 0,1483 0,0 1483,0 1483,1483">
          <text:p/>
        </draw:polygon>
        <draw:frame draw:style-name="gr13" draw:text-style-name="P12" draw:layer="layout" svg:width="0.846cm" svg:height="0.983cm" svg:x="14.076cm" svg:y="8.337cm">
          <draw:text-box>
            <text:p text:style-name="P2"><text:span text:style-name="T11">3</text:span></text:p>
          </draw:text-box>
        </draw:frame>
        <draw:polygon draw:style-name="gr12" draw:text-style-name="P11" draw:layer="layout" svg:width="1.481cm" svg:height="1.482cm" svg:x="16.51cm" svg:y="8.043cm" svg:viewBox="0 0 1482 1483" draw:points="741,1483 0,1483 0,0 1482,0 1482,1483">
          <text:p/>
        </draw:polygon>
        <draw:frame draw:style-name="gr13" draw:text-style-name="P12" draw:layer="layout" svg:width="0.846cm" svg:height="0.983cm" svg:x="15.558cm" svg:y="8.337cm">
          <draw:text-box>
            <text:p text:style-name="P2"><text:span text:style-name="T11">5</text:span></text:p>
          </draw:text-box>
        </draw:frame>
        <draw:line draw:style-name="gr14" draw:text-style-name="P6" draw:layer="layout" svg:x1="12.065cm" svg:y1="7.408cm" svg:x2="12.065cm" svg:y2="10.16cm">
          <text:p/>
        </draw:line>
        <draw:line draw:style-name="gr5" draw:text-style-name="P6" draw:layer="layout" svg:x1="6.138cm" svg:y1="10.584cm" svg:x2="6.654cm" svg:y2="9.895cm">
          <text:p/>
        </draw:line>
        <draw:polygon draw:style-name="gr17" draw:text-style-name="P13" draw:layer="layout" svg:width="0.212cm" svg:height="0.233cm" svg:x="6.561cm" svg:y="9.736cm" svg:viewBox="0 0 213 234" draw:points="213,0 171,234 0,106">
          <text:p/>
        </draw:polygon>
        <draw:line draw:style-name="gr5" draw:text-style-name="P6" draw:layer="layout" svg:x1="12.276cm" svg:y1="10.584cm" svg:x2="12.796cm" svg:y2="9.895cm">
          <text:p/>
        </draw:line>
        <draw:polygon draw:style-name="gr17" draw:text-style-name="P13" draw:layer="layout" svg:width="0.208cm" svg:height="0.233cm" svg:x="12.703cm" svg:y="9.736cm" svg:viewBox="0 0 209 234" draw:points="209,0 167,234 0,106">
          <text:p/>
        </draw:polygon>
        <draw:polygon draw:style-name="gr18" draw:text-style-name="P14" draw:layer="layout" svg:width="1.482cm" svg:height="1.481cm" svg:x="6.138cm" svg:y="12.7cm" svg:viewBox="0 0 1483 1482" draw:points="742,1482 0,1482 0,0 1483,0 1483,1482">
          <text:p/>
        </draw:polygon>
        <draw:polygon draw:style-name="gr18" draw:text-style-name="P14" draw:layer="layout" svg:width="1.481cm" svg:height="1.481cm" svg:x="7.62cm" svg:y="12.7cm" svg:viewBox="0 0 1482 1482" draw:points="741,1482 0,1482 0,0 1482,0 1482,1482">
          <text:p/>
        </draw:polygon>
        <draw:polygon draw:style-name="gr18" draw:text-style-name="P14" draw:layer="layout" svg:width="1.482cm" svg:height="1.481cm" svg:x="9.101cm" svg:y="12.7cm" svg:viewBox="0 0 1483 1482" draw:points="742,1482 0,1482 0,0 1483,0 1483,1482">
          <text:p/>
        </draw:polygon>
        <draw:polygon draw:style-name="gr18" draw:text-style-name="P14" draw:layer="layout" svg:width="1.482cm" svg:height="1.481cm" svg:x="10.583cm" svg:y="12.7cm" svg:viewBox="0 0 1483 1482" draw:points="742,1482 0,1482 0,0 1483,0 1483,1482">
          <text:p/>
        </draw:polygon>
        <draw:polygon draw:style-name="gr18" draw:text-style-name="P14" draw:layer="layout" svg:width="1.481cm" svg:height="1.481cm" svg:x="12.065cm" svg:y="12.7cm" svg:viewBox="0 0 1482 1482" draw:points="741,1482 0,1482 0,0 1482,0 1482,1482">
          <text:p/>
        </draw:polygon>
        <draw:polygon draw:style-name="gr18" draw:text-style-name="P14" draw:layer="layout" svg:width="1.482cm" svg:height="1.481cm" svg:x="13.546cm" svg:y="12.7cm" svg:viewBox="0 0 1483 1482" draw:points="742,1482 0,1482 0,0 1483,0 1483,1482">
          <text:p/>
        </draw:polygon>
        <draw:polygon draw:style-name="gr18" draw:text-style-name="P14" draw:layer="layout" svg:width="1.482cm" svg:height="1.481cm" svg:x="15.028cm" svg:y="12.7cm" svg:viewBox="0 0 1483 1482" draw:points="742,1482 0,1482 0,0 1483,0 1483,1482">
          <text:p/>
        </draw:polygon>
        <draw:polygon draw:style-name="gr18" draw:text-style-name="P14" draw:layer="layout" svg:width="1.481cm" svg:height="1.481cm" svg:x="16.51cm" svg:y="12.7cm" svg:viewBox="0 0 1482 1482" draw:points="741,1482 0,1482 0,0 1482,0 1482,1482">
          <text:p/>
        </draw:polygon>
        <draw:frame draw:style-name="gr13" draw:text-style-name="P12" draw:layer="layout" svg:width="0.846cm" svg:height="0.983cm" svg:x="17.039cm" svg:y="8.337cm">
          <draw:text-box>
            <text:p text:style-name="P2"><text:span text:style-name="T11">6</text:span></text:p>
          </draw:text-box>
        </draw:frame>
        <draw:line draw:style-name="gr5" draw:text-style-name="P6" draw:layer="layout" svg:x1="6.138cm" svg:y1="15.029cm" svg:x2="6.654cm" svg:y2="14.34cm">
          <text:p/>
        </draw:line>
        <draw:polygon draw:style-name="gr17" draw:text-style-name="P13" draw:layer="layout" svg:width="0.212cm" svg:height="0.233cm" svg:x="6.561cm" svg:y="14.181cm" svg:viewBox="0 0 213 234" draw:points="213,0 171,234 0,107">
          <text:p/>
        </draw:polygon>
        <draw:frame draw:style-name="gr19" draw:text-style-name="P15" draw:layer="layout" svg:width="4.443cm" svg:height="0.705cm" svg:x="19.05cm" svg:y="12.842cm">
          <draw:text-box>
            <text:p text:style-name="P2"><text:span text:style-name="T12">A</text:span><text:span text:style-name="T12">u</text:span><text:span text:style-name="T12">x</text:span><text:span text:style-name="T12">il</text:span><text:span text:style-name="T12">i</text:span><text:span text:style-name="T12">a</text:span><text:span text:style-name="T12">r</text:span><text:span text:style-name="T12">y </text:span><text:span text:style-name="T12">a</text:span><text:span text:style-name="T12">r</text:span><text:span text:style-name="T12">r</text:span><text:span text:style-name="T12">a</text:span><text:span text:style-name="T12">y</text:span></text:p>
          </draw:text-box>
        </draw:frame>
      </draw:page>
      <draw:page draw:name="page7"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7/EXP/IMP/VIS/2/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493cm" svg:height="0.493cm" svg:x="22.969cm" svg:y="17.621cm">
          <draw:text-box>
            <text:p text:style-name="P2"><text:span text:style-name="T3">7</text:span></text:p>
          </draw:text-box>
        </draw:frame>
        <draw:frame draw:style-name="gr2" draw:text-style-name="P3" draw:layer="layout" svg:width="9.925cm" svg:height="1.551cm" svg:x="7.712cm" svg:y="2.77cm">
          <draw:text-box>
            <text:p text:style-name="P2"><text:span text:style-name="T1">A</text:span><text:span text:style-name="T1">u</text:span><text:span text:style-name="T1">x</text:span><text:span text:style-name="T1">i</text:span><text:span text:style-name="T1">l</text:span><text:span text:style-name="T1">i</text:span><text:span text:style-name="T1">a</text:span><text:span text:style-name="T1">r</text:span><text:span text:style-name="T1">y</text:span><text:span text:style-name="T1"> </text:span><text:span text:style-name="T1">A</text:span><text:span text:style-name="T1">r</text:span><text:span text:style-name="T1">r</text:span><text:span text:style-name="T1">a</text:span><text:span text:style-name="T1">y</text:span></text:p>
          </draw:text-box>
        </draw:frame>
        <draw:frame draw:style-name="gr3" draw:text-style-name="P4" draw:layer="layout" svg:width="1.128cm" svg:height="1.128cm" svg:x="2.155cm" svg:y="5.746cm">
          <draw:text-box>
            <text:p text:style-name="P2"><text:span text:style-name="T2">•</text:span></text:p>
          </draw:text-box>
        </draw:frame>
        <draw:polygon draw:style-name="gr12" draw:text-style-name="P11" draw:layer="layout" svg:width="1.482cm" svg:height="1.482cm" svg:x="6.138cm" svg:y="8.043cm" svg:viewBox="0 0 1483 1483" draw:points="742,1483 0,1483 0,0 1483,0 1483,1483">
          <text:p/>
        </draw:polygon>
        <draw:frame draw:style-name="gr3" draw:text-style-name="P4" draw:layer="layout" svg:width="19.767cm" svg:height="1.128cm" svg:x="3.108cm" svg:y="5.94cm">
          <draw:text-box>
            <text:p text:style-name="P2"><text:span text:style-name="T2">T</text:span><text:span text:style-name="T2">h</text:span><text:span text:style-name="T2">e</text:span><text:span text:style-name="T2"> </text:span><text:span text:style-name="T2">m</text:span><text:span text:style-name="T2">e</text:span><text:span text:style-name="T2">r</text:span><text:span text:style-name="T2">g</text:span><text:span text:style-name="T2">i</text:span><text:span text:style-name="T2">n</text:span><text:span text:style-name="T2">g</text:span><text:span text:style-name="T2"> </text:span><text:span text:style-name="T2">r</text:span><text:span text:style-name="T2">e</text:span><text:span text:style-name="T2">q</text:span><text:span text:style-name="T2">u</text:span><text:span text:style-name="T2">i</text:span><text:span text:style-name="T2">r</text:span><text:span text:style-name="T2">e</text:span><text:span text:style-name="T2">s</text:span><text:span text:style-name="T2"> </text:span><text:span text:style-name="T2">a</text:span><text:span text:style-name="T2">n</text:span><text:span text:style-name="T2"> </text:span><text:span text:style-name="T2">a</text:span><text:span text:style-name="T2">u</text:span><text:span text:style-name="T2">x</text:span><text:span text:style-name="T2">i</text:span><text:span text:style-name="T2">l</text:span><text:span text:style-name="T2">i</text:span><text:span text:style-name="T2">a</text:span><text:span text:style-name="T2">r</text:span><text:span text:style-name="T2">y</text:span><text:span text:style-name="T2"> </text:span><text:span text:style-name="T2">a</text:span><text:span text:style-name="T2">r</text:span><text:span text:style-name="T2">r</text:span><text:span text:style-name="T2">a</text:span><text:span text:style-name="T2">y</text:span><text:span text:style-name="T2">.</text:span></text:p>
          </draw:text-box>
        </draw:frame>
        <draw:polygon draw:style-name="gr12" draw:text-style-name="P11" draw:layer="layout" svg:width="1.481cm" svg:height="1.482cm" svg:x="7.62cm" svg:y="8.043cm" svg:viewBox="0 0 1482 1483" draw:points="741,1483 0,1483 0,0 1482,0 1482,1483">
          <text:p/>
        </draw:polygon>
        <draw:frame draw:style-name="gr13" draw:text-style-name="P12" draw:layer="layout" svg:width="0.846cm" svg:height="0.983cm" svg:x="6.668cm" svg:y="8.337cm">
          <draw:text-box>
            <text:p text:style-name="P2"><text:span text:style-name="T11">2</text:span></text:p>
          </draw:text-box>
        </draw:frame>
        <draw:polygon draw:style-name="gr12" draw:text-style-name="P11" draw:layer="layout" svg:width="1.482cm" svg:height="1.482cm" svg:x="9.101cm" svg:y="8.043cm" svg:viewBox="0 0 1483 1483" draw:points="742,1483 0,1483 0,0 1483,0 1483,1483">
          <text:p/>
        </draw:polygon>
        <draw:frame draw:style-name="gr13" draw:text-style-name="P12" draw:layer="layout" svg:width="0.846cm" svg:height="0.983cm" svg:x="8.149cm" svg:y="8.337cm">
          <draw:text-box>
            <text:p text:style-name="P2"><text:span text:style-name="T11">4</text:span></text:p>
          </draw:text-box>
        </draw:frame>
        <draw:polygon draw:style-name="gr12" draw:text-style-name="P11" draw:layer="layout" svg:width="1.482cm" svg:height="1.482cm" svg:x="10.583cm" svg:y="8.043cm" svg:viewBox="0 0 1483 1483" draw:points="742,1483 0,1483 0,0 1483,0 1483,1483">
          <text:p/>
        </draw:polygon>
        <draw:frame draw:style-name="gr13" draw:text-style-name="P12" draw:layer="layout" svg:width="0.846cm" svg:height="0.983cm" svg:x="9.631cm" svg:y="8.337cm">
          <draw:text-box>
            <text:p text:style-name="P2"><text:span text:style-name="T11">8</text:span></text:p>
          </draw:text-box>
        </draw:frame>
        <draw:polygon draw:style-name="gr12" draw:text-style-name="P11" draw:layer="layout" svg:width="1.481cm" svg:height="1.482cm" svg:x="12.065cm" svg:y="8.043cm" svg:viewBox="0 0 1482 1483" draw:points="741,1483 0,1483 0,0 1482,0 1482,1483">
          <text:p/>
        </draw:polygon>
        <draw:frame draw:style-name="gr13" draw:text-style-name="P12" draw:layer="layout" svg:width="0.846cm" svg:height="0.983cm" svg:x="11.113cm" svg:y="8.337cm">
          <draw:text-box>
            <text:p text:style-name="P2"><text:span text:style-name="T11">9</text:span></text:p>
          </draw:text-box>
        </draw:frame>
        <draw:polygon draw:style-name="gr12" draw:text-style-name="P11" draw:layer="layout" svg:width="1.482cm" svg:height="1.482cm" svg:x="13.546cm" svg:y="8.043cm" svg:viewBox="0 0 1483 1483" draw:points="742,1483 0,1483 0,0 1483,0 1483,1483">
          <text:p/>
        </draw:polygon>
        <draw:frame draw:style-name="gr13" draw:text-style-name="P12" draw:layer="layout" svg:width="0.846cm" svg:height="0.983cm" svg:x="12.594cm" svg:y="8.337cm">
          <draw:text-box>
            <text:p text:style-name="P2"><text:span text:style-name="T11">1</text:span></text:p>
          </draw:text-box>
        </draw:frame>
        <draw:polygon draw:style-name="gr12" draw:text-style-name="P11" draw:layer="layout" svg:width="1.482cm" svg:height="1.482cm" svg:x="15.028cm" svg:y="8.043cm" svg:viewBox="0 0 1483 1483" draw:points="742,1483 0,1483 0,0 1483,0 1483,1483">
          <text:p/>
        </draw:polygon>
        <draw:frame draw:style-name="gr13" draw:text-style-name="P12" draw:layer="layout" svg:width="0.846cm" svg:height="0.983cm" svg:x="14.076cm" svg:y="8.337cm">
          <draw:text-box>
            <text:p text:style-name="P2"><text:span text:style-name="T11">3</text:span></text:p>
          </draw:text-box>
        </draw:frame>
        <draw:polygon draw:style-name="gr12" draw:text-style-name="P11" draw:layer="layout" svg:width="1.481cm" svg:height="1.482cm" svg:x="16.51cm" svg:y="8.043cm" svg:viewBox="0 0 1482 1483" draw:points="741,1483 0,1483 0,0 1482,0 1482,1483">
          <text:p/>
        </draw:polygon>
        <draw:frame draw:style-name="gr13" draw:text-style-name="P12" draw:layer="layout" svg:width="0.846cm" svg:height="0.983cm" svg:x="15.558cm" svg:y="8.337cm">
          <draw:text-box>
            <text:p text:style-name="P2"><text:span text:style-name="T11">5</text:span></text:p>
          </draw:text-box>
        </draw:frame>
        <draw:line draw:style-name="gr14" draw:text-style-name="P6" draw:layer="layout" svg:x1="12.065cm" svg:y1="7.408cm" svg:x2="12.065cm" svg:y2="10.16cm">
          <text:p/>
        </draw:line>
        <draw:line draw:style-name="gr5" draw:text-style-name="P6" draw:layer="layout" svg:x1="6.138cm" svg:y1="10.584cm" svg:x2="6.654cm" svg:y2="9.895cm">
          <text:p/>
        </draw:line>
        <draw:polygon draw:style-name="gr17" draw:text-style-name="P13" draw:layer="layout" svg:width="0.212cm" svg:height="0.233cm" svg:x="6.561cm" svg:y="9.736cm" svg:viewBox="0 0 213 234" draw:points="213,0 171,234 0,106">
          <text:p/>
        </draw:polygon>
        <draw:line draw:style-name="gr5" draw:text-style-name="P6" draw:layer="layout" svg:x1="13.758cm" svg:y1="10.372cm" svg:x2="14.274cm" svg:y2="9.68cm">
          <text:p/>
        </draw:line>
        <draw:polygon draw:style-name="gr17" draw:text-style-name="P13" draw:layer="layout" svg:width="0.212cm" svg:height="0.229cm" svg:x="14.181cm" svg:y="9.525cm" svg:viewBox="0 0 213 230" draw:points="213,0 171,230 0,102">
          <text:p/>
        </draw:polygon>
        <draw:polygon draw:style-name="gr18" draw:text-style-name="P14" draw:layer="layout" svg:width="1.482cm" svg:height="1.481cm" svg:x="6.138cm" svg:y="12.7cm" svg:viewBox="0 0 1483 1482" draw:points="742,1482 0,1482 0,0 1483,0 1483,1482">
          <text:p/>
        </draw:polygon>
        <draw:frame draw:style-name="gr13" draw:text-style-name="P12" draw:layer="layout" svg:width="0.846cm" svg:height="0.983cm" svg:x="17.039cm" svg:y="8.337cm">
          <draw:text-box>
            <text:p text:style-name="P2"><text:span text:style-name="T11">6</text:span></text:p>
          </draw:text-box>
        </draw:frame>
        <draw:polygon draw:style-name="gr18" draw:text-style-name="P14" draw:layer="layout" svg:width="1.481cm" svg:height="1.481cm" svg:x="7.62cm" svg:y="12.7cm" svg:viewBox="0 0 1482 1482" draw:points="741,1482 0,1482 0,0 1482,0 1482,1482">
          <text:p/>
        </draw:polygon>
        <draw:polygon draw:style-name="gr18" draw:text-style-name="P14" draw:layer="layout" svg:width="1.482cm" svg:height="1.481cm" svg:x="9.101cm" svg:y="12.7cm" svg:viewBox="0 0 1483 1482" draw:points="742,1482 0,1482 0,0 1483,0 1483,1482">
          <text:p/>
        </draw:polygon>
        <draw:polygon draw:style-name="gr18" draw:text-style-name="P14" draw:layer="layout" svg:width="1.482cm" svg:height="1.481cm" svg:x="10.583cm" svg:y="12.7cm" svg:viewBox="0 0 1483 1482" draw:points="742,1482 0,1482 0,0 1483,0 1483,1482">
          <text:p/>
        </draw:polygon>
        <draw:polygon draw:style-name="gr18" draw:text-style-name="P14" draw:layer="layout" svg:width="1.481cm" svg:height="1.481cm" svg:x="12.065cm" svg:y="12.7cm" svg:viewBox="0 0 1482 1482" draw:points="741,1482 0,1482 0,0 1482,0 1482,1482">
          <text:p/>
        </draw:polygon>
        <draw:polygon draw:style-name="gr18" draw:text-style-name="P14" draw:layer="layout" svg:width="1.482cm" svg:height="1.481cm" svg:x="13.546cm" svg:y="12.7cm" svg:viewBox="0 0 1483 1482" draw:points="742,1482 0,1482 0,0 1483,0 1483,1482">
          <text:p/>
        </draw:polygon>
        <draw:polygon draw:style-name="gr18" draw:text-style-name="P14" draw:layer="layout" svg:width="1.482cm" svg:height="1.481cm" svg:x="15.028cm" svg:y="12.7cm" svg:viewBox="0 0 1483 1482" draw:points="742,1482 0,1482 0,0 1483,0 1483,1482">
          <text:p/>
        </draw:polygon>
        <draw:polygon draw:style-name="gr18" draw:text-style-name="P14" draw:layer="layout" svg:width="1.481cm" svg:height="1.481cm" svg:x="16.51cm" svg:y="12.7cm" svg:viewBox="0 0 1482 1482" draw:points="741,1482 0,1482 0,0 1482,0 1482,1482">
          <text:p/>
        </draw:polygon>
        <draw:frame draw:style-name="gr13" draw:text-style-name="P12" draw:layer="layout" svg:width="0.846cm" svg:height="0.983cm" svg:x="6.668cm" svg:y="12.994cm">
          <draw:text-box>
            <text:p text:style-name="P2"><text:span text:style-name="T11">1</text:span></text:p>
          </draw:text-box>
        </draw:frame>
        <draw:line draw:style-name="gr5" draw:text-style-name="P6" draw:layer="layout" svg:x1="7.831cm" svg:y1="15.029cm" svg:x2="8.351cm" svg:y2="14.34cm">
          <text:p/>
        </draw:line>
        <draw:polygon draw:style-name="gr17" draw:text-style-name="P13" draw:layer="layout" svg:width="0.208cm" svg:height="0.233cm" svg:x="8.258cm" svg:y="14.181cm" svg:viewBox="0 0 209 234" draw:points="209,0 167,234 0,107">
          <text:p/>
        </draw:polygon>
        <draw:frame draw:style-name="gr19" draw:text-style-name="P15" draw:layer="layout" svg:width="4.443cm" svg:height="0.705cm" svg:x="19.05cm" svg:y="12.842cm">
          <draw:text-box>
            <text:p text:style-name="P2"><text:span text:style-name="T12">A</text:span><text:span text:style-name="T12">u</text:span><text:span text:style-name="T12">x</text:span><text:span text:style-name="T12">il</text:span><text:span text:style-name="T12">i</text:span><text:span text:style-name="T12">a</text:span><text:span text:style-name="T12">r</text:span><text:span text:style-name="T12">y </text:span><text:span text:style-name="T12">a</text:span><text:span text:style-name="T12">r</text:span><text:span text:style-name="T12">r</text:span><text:span text:style-name="T12">a</text:span><text:span text:style-name="T12">y</text:span></text:p>
          </draw:text-box>
        </draw:frame>
      </draw:page>
      <draw:page draw:name="page8"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493cm" svg:height="0.493cm" svg:x="22.969cm" svg:y="17.621cm">
          <draw:text-box>
            <text:p text:style-name="P2"><text:span text:style-name="T3">8</text:span></text:p>
          </draw:text-box>
        </draw:frame>
        <draw:frame draw:style-name="gr2" draw:text-style-name="P3" draw:layer="layout" svg:width="9.925cm" svg:height="1.551cm" svg:x="7.712cm" svg:y="2.77cm">
          <draw:text-box>
            <text:p text:style-name="P2"><text:span text:style-name="T1">A</text:span><text:span text:style-name="T1">u</text:span><text:span text:style-name="T1">x</text:span><text:span text:style-name="T1">i</text:span><text:span text:style-name="T1">l</text:span><text:span text:style-name="T1">i</text:span><text:span text:style-name="T1">a</text:span><text:span text:style-name="T1">r</text:span><text:span text:style-name="T1">y</text:span><text:span text:style-name="T1"> </text:span><text:span text:style-name="T1">A</text:span><text:span text:style-name="T1">r</text:span><text:span text:style-name="T1">r</text:span><text:span text:style-name="T1">a</text:span><text:span text:style-name="T1">y</text:span></text:p>
          </draw:text-box>
        </draw:frame>
        <draw:frame draw:style-name="gr3" draw:text-style-name="P4" draw:layer="layout" svg:width="1.128cm" svg:height="1.128cm" svg:x="2.155cm" svg:y="5.746cm">
          <draw:text-box>
            <text:p text:style-name="P2"><text:span text:style-name="T2">•</text:span></text:p>
          </draw:text-box>
        </draw:frame>
        <draw:polygon draw:style-name="gr12" draw:text-style-name="P11" draw:layer="layout" svg:width="1.482cm" svg:height="1.482cm" svg:x="6.138cm" svg:y="8.043cm" svg:viewBox="0 0 1483 1483" draw:points="742,1483 0,1483 0,0 1483,0 1483,1483">
          <text:p/>
        </draw:polygon>
        <draw:frame draw:style-name="gr3" draw:text-style-name="P4" draw:layer="layout" svg:width="19.767cm" svg:height="1.128cm" svg:x="3.108cm" svg:y="5.94cm">
          <draw:text-box>
            <text:p text:style-name="P2"><text:span text:style-name="T2">T</text:span><text:span text:style-name="T2">h</text:span><text:span text:style-name="T2">e</text:span><text:span text:style-name="T2"> </text:span><text:span text:style-name="T2">m</text:span><text:span text:style-name="T2">e</text:span><text:span text:style-name="T2">r</text:span><text:span text:style-name="T2">g</text:span><text:span text:style-name="T2">i</text:span><text:span text:style-name="T2">n</text:span><text:span text:style-name="T2">g</text:span><text:span text:style-name="T2"> </text:span><text:span text:style-name="T2">r</text:span><text:span text:style-name="T2">e</text:span><text:span text:style-name="T2">q</text:span><text:span text:style-name="T2">u</text:span><text:span text:style-name="T2">i</text:span><text:span text:style-name="T2">r</text:span><text:span text:style-name="T2">e</text:span><text:span text:style-name="T2">s</text:span><text:span text:style-name="T2"> </text:span><text:span text:style-name="T2">a</text:span><text:span text:style-name="T2">n</text:span><text:span text:style-name="T2"> </text:span><text:span text:style-name="T2">a</text:span><text:span text:style-name="T2">u</text:span><text:span text:style-name="T2">x</text:span><text:span text:style-name="T2">i</text:span><text:span text:style-name="T2">l</text:span><text:span text:style-name="T2">i</text:span><text:span text:style-name="T2">a</text:span><text:span text:style-name="T2">r</text:span><text:span text:style-name="T2">y</text:span><text:span text:style-name="T2"> </text:span><text:span text:style-name="T2">a</text:span><text:span text:style-name="T2">r</text:span><text:span text:style-name="T2">r</text:span><text:span text:style-name="T2">a</text:span><text:span text:style-name="T2">y</text:span><text:span text:style-name="T2">.</text:span></text:p>
          </draw:text-box>
        </draw:frame>
        <draw:polygon draw:style-name="gr12" draw:text-style-name="P11" draw:layer="layout" svg:width="1.481cm" svg:height="1.482cm" svg:x="7.62cm" svg:y="8.043cm" svg:viewBox="0 0 1482 1483" draw:points="741,1483 0,1483 0,0 1482,0 1482,1483">
          <text:p/>
        </draw:polygon>
        <draw:frame draw:style-name="gr13" draw:text-style-name="P12" draw:layer="layout" svg:width="0.846cm" svg:height="0.983cm" svg:x="6.668cm" svg:y="8.337cm">
          <draw:text-box>
            <text:p text:style-name="P2"><text:span text:style-name="T11">2</text:span></text:p>
          </draw:text-box>
        </draw:frame>
        <draw:polygon draw:style-name="gr12" draw:text-style-name="P11" draw:layer="layout" svg:width="1.482cm" svg:height="1.482cm" svg:x="9.101cm" svg:y="8.043cm" svg:viewBox="0 0 1483 1483" draw:points="742,1483 0,1483 0,0 1483,0 1483,1483">
          <text:p/>
        </draw:polygon>
        <draw:frame draw:style-name="gr13" draw:text-style-name="P12" draw:layer="layout" svg:width="0.846cm" svg:height="0.983cm" svg:x="8.149cm" svg:y="8.337cm">
          <draw:text-box>
            <text:p text:style-name="P2"><text:span text:style-name="T11">4</text:span></text:p>
          </draw:text-box>
        </draw:frame>
        <draw:polygon draw:style-name="gr12" draw:text-style-name="P11" draw:layer="layout" svg:width="1.482cm" svg:height="1.482cm" svg:x="10.583cm" svg:y="8.043cm" svg:viewBox="0 0 1483 1483" draw:points="742,1483 0,1483 0,0 1483,0 1483,1483">
          <text:p/>
        </draw:polygon>
        <draw:frame draw:style-name="gr13" draw:text-style-name="P12" draw:layer="layout" svg:width="0.846cm" svg:height="0.983cm" svg:x="9.631cm" svg:y="8.337cm">
          <draw:text-box>
            <text:p text:style-name="P2"><text:span text:style-name="T11">8</text:span></text:p>
          </draw:text-box>
        </draw:frame>
        <draw:polygon draw:style-name="gr12" draw:text-style-name="P11" draw:layer="layout" svg:width="1.481cm" svg:height="1.482cm" svg:x="12.065cm" svg:y="8.043cm" svg:viewBox="0 0 1482 1483" draw:points="741,1483 0,1483 0,0 1482,0 1482,1483">
          <text:p/>
        </draw:polygon>
        <draw:frame draw:style-name="gr13" draw:text-style-name="P12" draw:layer="layout" svg:width="0.846cm" svg:height="0.983cm" svg:x="11.113cm" svg:y="8.337cm">
          <draw:text-box>
            <text:p text:style-name="P2"><text:span text:style-name="T11">9</text:span></text:p>
          </draw:text-box>
        </draw:frame>
        <draw:polygon draw:style-name="gr12" draw:text-style-name="P11" draw:layer="layout" svg:width="1.482cm" svg:height="1.482cm" svg:x="13.546cm" svg:y="8.043cm" svg:viewBox="0 0 1483 1483" draw:points="742,1483 0,1483 0,0 1483,0 1483,1483">
          <text:p/>
        </draw:polygon>
        <draw:frame draw:style-name="gr13" draw:text-style-name="P12" draw:layer="layout" svg:width="0.846cm" svg:height="0.983cm" svg:x="12.594cm" svg:y="8.337cm">
          <draw:text-box>
            <text:p text:style-name="P2"><text:span text:style-name="T11">1</text:span></text:p>
          </draw:text-box>
        </draw:frame>
        <draw:polygon draw:style-name="gr12" draw:text-style-name="P11" draw:layer="layout" svg:width="1.482cm" svg:height="1.482cm" svg:x="15.028cm" svg:y="8.043cm" svg:viewBox="0 0 1483 1483" draw:points="742,1483 0,1483 0,0 1483,0 1483,1483">
          <text:p/>
        </draw:polygon>
        <draw:frame draw:style-name="gr13" draw:text-style-name="P12" draw:layer="layout" svg:width="0.846cm" svg:height="0.983cm" svg:x="14.076cm" svg:y="8.337cm">
          <draw:text-box>
            <text:p text:style-name="P2"><text:span text:style-name="T11">3</text:span></text:p>
          </draw:text-box>
        </draw:frame>
        <draw:polygon draw:style-name="gr12" draw:text-style-name="P11" draw:layer="layout" svg:width="1.481cm" svg:height="1.482cm" svg:x="16.51cm" svg:y="8.043cm" svg:viewBox="0 0 1482 1483" draw:points="741,1483 0,1483 0,0 1482,0 1482,1483">
          <text:p/>
        </draw:polygon>
        <draw:frame draw:style-name="gr13" draw:text-style-name="P12" draw:layer="layout" svg:width="0.846cm" svg:height="0.983cm" svg:x="15.558cm" svg:y="8.337cm">
          <draw:text-box>
            <text:p text:style-name="P2"><text:span text:style-name="T11">5</text:span></text:p>
          </draw:text-box>
        </draw:frame>
        <draw:line draw:style-name="gr14" draw:text-style-name="P6" draw:layer="layout" svg:x1="12.065cm" svg:y1="7.408cm" svg:x2="12.065cm" svg:y2="10.16cm">
          <text:p/>
        </draw:line>
        <draw:line draw:style-name="gr5" draw:text-style-name="P6" draw:layer="layout" svg:x1="9.313cm" svg:y1="10.584cm" svg:x2="9.829cm" svg:y2="9.895cm">
          <text:p/>
        </draw:line>
        <draw:polygon draw:style-name="gr17" draw:text-style-name="P13" draw:layer="layout" svg:width="0.212cm" svg:height="0.233cm" svg:x="9.736cm" svg:y="9.736cm" svg:viewBox="0 0 213 234" draw:points="213,0 171,234 0,106">
          <text:p/>
        </draw:polygon>
        <draw:line draw:style-name="gr5" draw:text-style-name="P6" draw:layer="layout" svg:x1="16.51cm" svg:y1="10.372cm" svg:x2="17.029cm" svg:y2="9.68cm">
          <text:p/>
        </draw:line>
        <draw:polygon draw:style-name="gr17" draw:text-style-name="P13" draw:layer="layout" svg:width="0.212cm" svg:height="0.229cm" svg:x="16.933cm" svg:y="9.525cm" svg:viewBox="0 0 213 230" draw:points="213,0 170,230 0,102">
          <text:p/>
        </draw:polygon>
        <draw:polygon draw:style-name="gr18" draw:text-style-name="P14" draw:layer="layout" svg:width="1.482cm" svg:height="1.481cm" svg:x="6.138cm" svg:y="12.7cm" svg:viewBox="0 0 1483 1482" draw:points="742,1482 0,1482 0,0 1483,0 1483,1482">
          <text:p/>
        </draw:polygon>
        <draw:frame draw:style-name="gr13" draw:text-style-name="P12" draw:layer="layout" svg:width="0.846cm" svg:height="0.983cm" svg:x="17.039cm" svg:y="8.337cm">
          <draw:text-box>
            <text:p text:style-name="P2"><text:span text:style-name="T11">6</text:span></text:p>
          </draw:text-box>
        </draw:frame>
        <draw:polygon draw:style-name="gr18" draw:text-style-name="P14" draw:layer="layout" svg:width="1.481cm" svg:height="1.481cm" svg:x="7.62cm" svg:y="12.7cm" svg:viewBox="0 0 1482 1482" draw:points="741,1482 0,1482 0,0 1482,0 1482,1482">
          <text:p/>
        </draw:polygon>
        <draw:frame draw:style-name="gr13" draw:text-style-name="P12" draw:layer="layout" svg:width="0.846cm" svg:height="0.983cm" svg:x="6.668cm" svg:y="12.994cm">
          <draw:text-box>
            <text:p text:style-name="P2"><text:span text:style-name="T11">1</text:span></text:p>
          </draw:text-box>
        </draw:frame>
        <draw:polygon draw:style-name="gr18" draw:text-style-name="P14" draw:layer="layout" svg:width="1.482cm" svg:height="1.481cm" svg:x="9.101cm" svg:y="12.7cm" svg:viewBox="0 0 1483 1482" draw:points="742,1482 0,1482 0,0 1483,0 1483,1482">
          <text:p/>
        </draw:polygon>
        <draw:frame draw:style-name="gr13" draw:text-style-name="P12" draw:layer="layout" svg:width="0.846cm" svg:height="0.983cm" svg:x="8.149cm" svg:y="12.994cm">
          <draw:text-box>
            <text:p text:style-name="P2"><text:span text:style-name="T11">2</text:span></text:p>
          </draw:text-box>
        </draw:frame>
        <draw:polygon draw:style-name="gr18" draw:text-style-name="P14" draw:layer="layout" svg:width="1.482cm" svg:height="1.481cm" svg:x="10.583cm" svg:y="12.7cm" svg:viewBox="0 0 1483 1482" draw:points="742,1482 0,1482 0,0 1483,0 1483,1482">
          <text:p/>
        </draw:polygon>
        <draw:frame draw:style-name="gr13" draw:text-style-name="P12" draw:layer="layout" svg:width="0.846cm" svg:height="0.983cm" svg:x="9.631cm" svg:y="12.994cm">
          <draw:text-box>
            <text:p text:style-name="P2"><text:span text:style-name="T11">3</text:span></text:p>
          </draw:text-box>
        </draw:frame>
        <draw:polygon draw:style-name="gr18" draw:text-style-name="P14" draw:layer="layout" svg:width="1.481cm" svg:height="1.481cm" svg:x="12.065cm" svg:y="12.7cm" svg:viewBox="0 0 1482 1482" draw:points="741,1482 0,1482 0,0 1482,0 1482,1482">
          <text:p/>
        </draw:polygon>
        <draw:frame draw:style-name="gr13" draw:text-style-name="P12" draw:layer="layout" svg:width="0.846cm" svg:height="0.983cm" svg:x="11.113cm" svg:y="12.994cm">
          <draw:text-box>
            <text:p text:style-name="P2"><text:span text:style-name="T11">4</text:span></text:p>
          </draw:text-box>
        </draw:frame>
        <draw:polygon draw:style-name="gr18" draw:text-style-name="P14" draw:layer="layout" svg:width="1.482cm" svg:height="1.481cm" svg:x="13.546cm" svg:y="12.7cm" svg:viewBox="0 0 1483 1482" draw:points="742,1482 0,1482 0,0 1483,0 1483,1482">
          <text:p/>
        </draw:polygon>
        <draw:polygon draw:style-name="gr18" draw:text-style-name="P14" draw:layer="layout" svg:width="1.482cm" svg:height="1.481cm" svg:x="15.028cm" svg:y="12.7cm" svg:viewBox="0 0 1483 1482" draw:points="742,1482 0,1482 0,0 1483,0 1483,1482">
          <text:p/>
        </draw:polygon>
        <draw:polygon draw:style-name="gr18" draw:text-style-name="P14" draw:layer="layout" svg:width="1.481cm" svg:height="1.481cm" svg:x="16.51cm" svg:y="12.7cm" svg:viewBox="0 0 1482 1482" draw:points="741,1482 0,1482 0,0 1482,0 1482,1482">
          <text:p/>
        </draw:polygon>
        <draw:frame draw:style-name="gr13" draw:text-style-name="P12" draw:layer="layout" svg:width="0.846cm" svg:height="0.983cm" svg:x="12.594cm" svg:y="12.994cm">
          <draw:text-box>
            <text:p text:style-name="P2"><text:span text:style-name="T11">5</text:span></text:p>
          </draw:text-box>
        </draw:frame>
        <draw:line draw:style-name="gr5" draw:text-style-name="P6" draw:layer="layout" svg:x1="13.758cm" svg:y1="15.029cm" svg:x2="14.274cm" svg:y2="14.34cm">
          <text:p/>
        </draw:line>
        <draw:polygon draw:style-name="gr17" draw:text-style-name="P13" draw:layer="layout" svg:width="0.212cm" svg:height="0.233cm" svg:x="14.181cm" svg:y="14.181cm" svg:viewBox="0 0 213 234" draw:points="213,0 171,234 0,107">
          <text:p/>
        </draw:polygon>
        <draw:frame draw:style-name="gr19" draw:text-style-name="P15" draw:layer="layout" svg:width="4.443cm" svg:height="0.705cm" svg:x="19.05cm" svg:y="12.842cm">
          <draw:text-box>
            <text:p text:style-name="P2"><text:span text:style-name="T12">A</text:span><text:span text:style-name="T12">u</text:span><text:span text:style-name="T12">x</text:span><text:span text:style-name="T12">il</text:span><text:span text:style-name="T12">i</text:span><text:span text:style-name="T12">a</text:span><text:span text:style-name="T12">r</text:span><text:span text:style-name="T12">y </text:span><text:span text:style-name="T12">a</text:span><text:span text:style-name="T12">r</text:span><text:span text:style-name="T12">r</text:span><text:span text:style-name="T12">a</text:span><text:span text:style-name="T12">y</text:span></text:p>
          </draw:text-box>
        </draw:frame>
      </draw:page>
      <draw:page draw:name="page9"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9/STR/ALG/VIS/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polygon draw:style-name="gr18" draw:text-style-name="P14" draw:layer="layout" svg:width="8.466cm" svg:height="0.847cm" svg:x="4.445cm" svg:y="8.043cm" svg:viewBox="0 0 8467 848" draw:points="4233,848 0,848 0,0 8467,0 8467,848">
          <text:p/>
        </draw:polygon>
        <draw:frame draw:style-name="gr4" draw:text-style-name="P5" draw:layer="layout" svg:width="0.493cm" svg:height="0.493cm" svg:x="22.969cm" svg:y="17.621cm">
          <draw:text-box>
            <text:p text:style-name="P2"><text:span text:style-name="T3">9</text:span></text:p>
          </draw:text-box>
        </draw:frame>
        <draw:polygon draw:style-name="gr5" draw:text-style-name="P6" draw:layer="layout" svg:width="6.773cm" svg:height="0.847cm" svg:x="4.445cm" svg:y="5.926cm" svg:viewBox="0 0 6774 848" draw:points="3386,848 0,848 0,0 6774,0 6774,848">
          <text:p/>
        </draw:polygon>
        <draw:polygon draw:style-name="gr5" draw:text-style-name="P6" draw:layer="layout" svg:width="6.773cm" svg:height="0.847cm" svg:x="11.218cm" svg:y="5.926cm" svg:viewBox="0 0 6774 848" draw:points="3387,848 0,848 0,0 6774,0 6774,848">
          <text:p/>
        </draw:polygon>
        <draw:polygon draw:style-name="gr5" draw:text-style-name="P6" draw:layer="layout" svg:width="13.758cm" svg:height="0.847cm" svg:x="4.445cm" svg:y="8.043cm" svg:viewBox="0 0 13759 848" draw:points="6880,848 0,848 0,0 13759,0 13759,848">
          <text:p/>
        </draw:polygon>
        <draw:polygon draw:style-name="gr12" draw:text-style-name="P11" draw:layer="layout" svg:width="1.27cm" svg:height="0.847cm" svg:x="9.948cm" svg:y="5.926cm" svg:viewBox="0 0 1271 848" draw:points="635,848 0,848 0,0 1271,0 1271,848">
          <text:p/>
        </draw:polygon>
        <draw:polygon draw:style-name="gr12" draw:text-style-name="P11" draw:layer="layout" svg:width="3.598cm" svg:height="0.847cm" svg:x="14.393cm" svg:y="5.926cm" svg:viewBox="0 0 3599 848" draw:points="1800,848 0,848 0,0 3599,0 3599,848">
          <text:p/>
        </draw:polygon>
        <draw:line draw:style-name="gr20" draw:text-style-name="P6" draw:layer="layout" svg:x1="11.218cm" svg:y1="5.291cm" svg:x2="11.218cm" svg:y2="7.196cm">
          <text:p/>
        </draw:line>
        <draw:line draw:style-name="gr5" draw:text-style-name="P6" draw:layer="layout" svg:x1="9.313cm" svg:y1="7.409cm" svg:x2="10.002cm" svg:y2="6.889cm">
          <text:p/>
        </draw:line>
        <draw:polygon draw:style-name="gr17" draw:text-style-name="P13" draw:layer="layout" svg:width="0.23cm" svg:height="0.208cm" svg:x="9.93cm" svg:y="6.773cm" svg:viewBox="0 0 231 209" draw:points="231,0 125,209 0,42">
          <text:p/>
        </draw:polygon>
        <draw:line draw:style-name="gr5" draw:text-style-name="P6" draw:layer="layout" svg:x1="12.488cm" svg:y1="9.526cm" svg:x2="13.177cm" svg:y2="9.006cm">
          <text:p/>
        </draw:line>
        <draw:polygon draw:style-name="gr17" draw:text-style-name="P13" draw:layer="layout" svg:width="0.23cm" svg:height="0.208cm" svg:x="13.105cm" svg:y="8.89cm" svg:viewBox="0 0 231 209" draw:points="231,0 125,209 0,42">
          <text:p/>
        </draw:polygon>
        <draw:line draw:style-name="gr5" draw:text-style-name="P6" draw:layer="layout" svg:x1="13.758cm" svg:y1="7.409cm" svg:x2="14.447cm" svg:y2="6.889cm">
          <text:p/>
        </draw:line>
        <draw:polygon draw:style-name="gr17" draw:text-style-name="P13" draw:layer="layout" svg:width="0.23cm" svg:height="0.208cm" svg:x="14.375cm" svg:y="6.773cm" svg:viewBox="0 0 231 209" draw:points="231,0 124,209 0,42">
          <text:p/>
        </draw:polygon>
        <draw:frame draw:style-name="gr2" draw:text-style-name="P3" draw:layer="layout" svg:width="5.611cm" svg:height="1.551cm" svg:x="9.899cm" svg:y="2.77cm">
          <draw:text-box>
            <text:p text:style-name="P2"><text:span text:style-name="T1">M</text:span><text:span text:style-name="T1">e</text:span><text:span text:style-name="T1">r</text:span><text:span text:style-name="T1">g</text:span><text:span text:style-name="T1">i</text:span><text:span text:style-name="T1">n</text:span><text:span text:style-name="T1">g</text:span></text:p>
          </draw:text-box>
        </draw:frame>
        <draw:frame draw:style-name="gr19" draw:text-style-name="P15" draw:layer="layout" svg:width="0.705cm" svg:height="0.705cm" svg:x="8.678cm" svg:y="7.127cm">
          <draw:text-box>
            <text:p text:style-name="P2"><text:span text:style-name="T12">i</text:span></text:p>
          </draw:text-box>
        </draw:frame>
        <draw:frame draw:style-name="gr19" draw:text-style-name="P15" draw:layer="layout" svg:width="0.705cm" svg:height="0.705cm" svg:x="13.166cm" svg:y="7.095cm">
          <draw:text-box>
            <text:p text:style-name="P2"><text:span text:style-name="T12">j</text:span></text:p>
          </draw:text-box>
        </draw:frame>
        <draw:frame draw:style-name="gr19" draw:text-style-name="P15" draw:layer="layout" svg:width="1.797cm" svg:height="0.705cm" svg:x="11.688cm" svg:y="9.847cm">
          <draw:text-box>
            <text:p text:style-name="P2"><text:span text:style-name="T12">t</text:span><text:span text:style-name="T12">a</text:span><text:span text:style-name="T12">r</text:span><text:span text:style-name="T12">g</text:span><text:span text:style-name="T12">e</text:span><text:span text:style-name="T12">t</text:span></text:p>
          </draw:text-box>
        </draw:frame>
        <draw:polygon draw:style-name="gr5" draw:text-style-name="P6" draw:layer="layout" svg:width="6.773cm" svg:height="0.846cm" svg:x="4.445cm" svg:y="12.065cm" svg:viewBox="0 0 6774 847" draw:points="3386,847 0,847 0,0 6774,0 6774,847">
          <text:p/>
        </draw:polygon>
        <draw:polygon draw:style-name="gr5" draw:text-style-name="P6" draw:layer="layout" svg:width="6.773cm" svg:height="0.846cm" svg:x="11.218cm" svg:y="12.065cm" svg:viewBox="0 0 6774 847" draw:points="3387,847 0,847 0,0 6774,0 6774,847">
          <text:p/>
        </draw:polygon>
        <draw:polygon draw:style-name="gr5" draw:text-style-name="P6" draw:layer="layout" svg:width="13.758cm" svg:height="0.847cm" svg:x="4.445cm" svg:y="14.181cm" svg:viewBox="0 0 13759 848" draw:points="6880,848 0,848 0,0 13759,0 13759,848">
          <text:p/>
        </draw:polygon>
        <draw:polygon draw:style-name="gr12" draw:text-style-name="P11" draw:layer="layout" svg:width="3.598cm" svg:height="0.846cm" svg:x="14.393cm" svg:y="12.065cm" svg:viewBox="0 0 3599 847" draw:points="1800,847 0,847 0,0 3599,0 3599,847">
          <text:p/>
        </draw:polygon>
        <draw:line draw:style-name="gr20" draw:text-style-name="P6" draw:layer="layout" svg:x1="11.218cm" svg:y1="11.43cm" svg:x2="11.218cm" svg:y2="13.335cm">
          <text:p/>
        </draw:line>
        <draw:polygon draw:style-name="gr18" draw:text-style-name="P14" draw:layer="layout" svg:width="9.948cm" svg:height="0.847cm" svg:x="4.445cm" svg:y="14.181cm" svg:viewBox="0 0 9949 848" draw:points="4975,848 0,848 0,0 9949,0 9949,848">
          <text:p/>
        </draw:polygon>
        <draw:line draw:style-name="gr5" draw:text-style-name="P6" draw:layer="layout" svg:x1="10.795cm" svg:y1="13.547cm" svg:x2="11.487cm" svg:y2="13.028cm">
          <text:p/>
        </draw:line>
        <draw:polygon draw:style-name="gr17" draw:text-style-name="P13" draw:layer="layout" svg:width="0.229cm" svg:height="0.208cm" svg:x="11.412cm" svg:y="12.911cm" svg:viewBox="0 0 230 209" draw:points="230,0 123,209 0,43">
          <text:p/>
        </draw:polygon>
        <draw:line draw:style-name="gr5" draw:text-style-name="P6" draw:layer="layout" svg:x1="13.97cm" svg:y1="15.664cm" svg:x2="14.662cm" svg:y2="15.144cm">
          <text:p/>
        </draw:line>
        <draw:polygon draw:style-name="gr17" draw:text-style-name="P13" draw:layer="layout" svg:width="0.229cm" svg:height="0.208cm" svg:x="14.587cm" svg:y="15.028cm" svg:viewBox="0 0 230 209" draw:points="230,0 123,209 0,42">
          <text:p/>
        </draw:polygon>
        <draw:line draw:style-name="gr5" draw:text-style-name="P6" draw:layer="layout" svg:x1="13.758cm" svg:y1="13.547cm" svg:x2="14.447cm" svg:y2="13.028cm">
          <text:p/>
        </draw:line>
        <draw:polygon draw:style-name="gr17" draw:text-style-name="P13" draw:layer="layout" svg:width="0.23cm" svg:height="0.208cm" svg:x="14.375cm" svg:y="12.911cm" svg:viewBox="0 0 231 209" draw:points="231,0 124,209 0,43">
          <text:p/>
        </draw:polygon>
        <draw:frame draw:style-name="gr19" draw:text-style-name="P15" draw:layer="layout" svg:width="2.157cm" svg:height="0.705cm" svg:x="19.678cm" svg:y="7.127cm">
          <draw:text-box>
            <text:p text:style-name="P2"><text:span text:style-name="T12">n</text:span><text:span text:style-name="T12">o</text:span><text:span text:style-name="T12">r</text:span><text:span text:style-name="T12">m</text:span><text:span text:style-name="T12">a</text:span><text:span text:style-name="T12">l</text:span></text:p>
          </draw:text-box>
        </draw:frame>
        <draw:frame draw:style-name="gr19" draw:text-style-name="P15" draw:layer="layout" svg:width="0.705cm" svg:height="0.705cm" svg:x="10.414cm" svg:y="13.233cm">
          <draw:text-box>
            <text:p text:style-name="P2"><text:span text:style-name="T12">i</text:span></text:p>
          </draw:text-box>
        </draw:frame>
        <draw:frame draw:style-name="gr19" draw:text-style-name="P15" draw:layer="layout" svg:width="0.705cm" svg:height="0.705cm" svg:x="13.166cm" svg:y="13.233cm">
          <draw:text-box>
            <text:p text:style-name="P2"><text:span text:style-name="T12">j</text:span></text:p>
          </draw:text-box>
        </draw:frame>
        <draw:frame draw:style-name="gr19" draw:text-style-name="P15" draw:layer="layout" svg:width="1.797cm" svg:height="0.705cm" svg:x="11.899cm" svg:y="15.985cm">
          <draw:text-box>
            <text:p text:style-name="P2"><text:span text:style-name="T12">t</text:span><text:span text:style-name="T12">a</text:span><text:span text:style-name="T12">r</text:span><text:span text:style-name="T12">g</text:span><text:span text:style-name="T12">e</text:span><text:span text:style-name="T12">t</text:span></text:p>
          </draw:text-box>
        </draw:frame>
        <draw:frame draw:style-name="gr19" draw:text-style-name="P15" draw:layer="layout" svg:width="4.621cm" svg:height="0.705cm" svg:x="19.893cm" svg:y="12.838cm">
          <draw:text-box>
            <text:p text:style-name="P2"><text:span text:style-name="T12">L</text:span><text:span text:style-name="T12">e</text:span><text:span text:style-name="T12">ft </text:span><text:span text:style-name="T12">c</text:span><text:span text:style-name="T12">o</text:span><text:span text:style-name="T12">m</text:span><text:span text:style-name="T12">p</text:span><text:span text:style-name="T12">l</text:span><text:span text:style-name="T12">e</text:span><text:span text:style-name="T12">t</text:span><text:span text:style-name="T12">e</text:span><text:span text:style-name="T12">d</text:span></text:p>
          </draw:text-box>
        </draw:frame>
        <draw:path draw:style-name="gr11" draw:text-style-name="P10" draw:layer="layout" svg:width="0.423cm" svg:height="0.847cm" svg:x="8.89cm" svg:y="13.123cm" svg:viewBox="0 0 424 848" svg:d="M105 848v-636h-105l212-212 212 212h-106v636zM0 0zM424 848z">
          <text:p/>
        </draw:path>
        <draw:polygon draw:style-name="gr5" draw:text-style-name="P6" draw:layer="layout" svg:width="0.423cm" svg:height="0.847cm" svg:x="8.89cm" svg:y="13.123cm" svg:viewBox="0 0 424 848" draw:points="105,848 105,212 0,212 212,0 424,212 318,212 318,848">
          <text:p/>
        </draw:polygon>
        <draw:polygon draw:style-name="gr5" draw:text-style-name="P6" draw:layer="layout" svg:width="0cm" svg:height="0cm" svg:x="8.89cm" svg:y="13.123cm" svg:viewBox="0 0 0 0" draw:points="0,0">
          <text:p/>
        </draw:polygon>
        <draw:polygon draw:style-name="gr5" draw:text-style-name="P6" draw:layer="layout" svg:width="0cm" svg:height="0cm" svg:x="9.313cm" svg:y="13.97cm" svg:viewBox="0 0 0 0" draw:points="0,0">
          <text:p/>
        </draw:polygon>
        <draw:frame draw:style-name="gr19" draw:text-style-name="P15" draw:layer="layout" svg:width="1.132cm" svg:height="0.705cm" svg:x="19.893cm" svg:y="13.685cm">
          <draw:text-box>
            <text:p text:style-name="P2"><text:span text:style-name="T12">fi</text:span><text:span text:style-name="T12">r</text:span><text:span text:style-name="T12">s</text:span><text:span text:style-name="T12">t</text:span></text:p>
          </draw:text-box>
        </draw:frame>
        <draw:frame draw:style-name="gr21" draw:text-style-name="P16" draw:layer="layout" svg:width="1.183cm" svg:height="0.563cm" svg:x="7.62cm" svg:y="13.361cm">
          <draw:text-box>
            <text:p text:style-name="P2"><text:span text:style-name="T13">c</text:span><text:span text:style-name="T13">o</text:span><text:span text:style-name="T13">p</text:span><text:span text:style-name="T13">y</text:span></text:p>
          </draw:text-box>
        </draw:frame>
      </draw:page>
      <draw:page draw:name="page10"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10/EXP/ALG/VIS/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1</text:span><text:span text:style-name="T3">0</text:span></text:p>
          </draw:text-box>
        </draw:frame>
        <draw:polygon draw:style-name="gr5" draw:text-style-name="P6" draw:layer="layout" svg:width="6.773cm" svg:height="0.847cm" svg:x="4.487cm" svg:y="6.741cm" svg:viewBox="0 0 6774 848" draw:points="3387,848 0,848 0,0 6774,0 6774,848">
          <text:p/>
        </draw:polygon>
        <draw:polygon draw:style-name="gr5" draw:text-style-name="P6" draw:layer="layout" svg:width="6.777cm" svg:height="0.847cm" svg:x="11.26cm" svg:y="6.741cm" svg:viewBox="0 0 6778 848" draw:points="3387,848 0,848 0,0 6778,0 6778,848">
          <text:p/>
        </draw:polygon>
        <draw:polygon draw:style-name="gr5" draw:text-style-name="P6" draw:layer="layout" svg:width="13.758cm" svg:height="0.846cm" svg:x="4.487cm" svg:y="8.858cm" svg:viewBox="0 0 13759 847" draw:points="6880,847 0,847 0,0 13759,0 13759,847">
          <text:p/>
        </draw:polygon>
        <draw:polygon draw:style-name="gr12" draw:text-style-name="P11" draw:layer="layout" svg:width="1.27cm" svg:height="0.847cm" svg:x="9.99cm" svg:y="6.741cm" svg:viewBox="0 0 1271 848" draw:points="635,848 0,848 0,0 1271,0 1271,848">
          <text:p/>
        </draw:polygon>
        <draw:line draw:style-name="gr20" draw:text-style-name="P6" draw:layer="layout" svg:x1="11.26cm" svg:y1="6.106cm" svg:x2="11.26cm" svg:y2="8.011cm">
          <text:p/>
        </draw:line>
        <draw:polygon draw:style-name="gr18" draw:text-style-name="P14" draw:layer="layout" svg:width="12.234cm" svg:height="0.846cm" svg:x="4.487cm" svg:y="8.858cm" svg:viewBox="0 0 12235 847" draw:points="6118,847 0,847 0,0 12235,0 12235,847">
          <text:p/>
        </draw:polygon>
        <draw:line draw:style-name="gr5" draw:text-style-name="P6" draw:layer="layout" svg:x1="9.355cm" svg:y1="8.224cm" svg:x2="10.048cm" svg:y2="7.704cm">
          <text:p/>
        </draw:line>
        <draw:polygon draw:style-name="gr17" draw:text-style-name="P13" draw:layer="layout" svg:width="0.229cm" svg:height="0.208cm" svg:x="9.973cm" svg:y="7.588cm" svg:viewBox="0 0 230 209" draw:points="230,0 127,209 0,43">
          <text:p/>
        </draw:polygon>
        <draw:line draw:style-name="gr5" draw:text-style-name="P6" draw:layer="layout" svg:x1="16.086cm" svg:y1="10.372cm" svg:x2="16.775cm" svg:y2="9.853cm">
          <text:p/>
        </draw:line>
        <draw:polygon draw:style-name="gr17" draw:text-style-name="P13" draw:layer="layout" svg:width="0.233cm" svg:height="0.208cm" svg:x="16.7cm" svg:y="9.736cm" svg:viewBox="0 0 234 209" draw:points="234,0 128,209 0,43">
          <text:p/>
        </draw:polygon>
        <draw:line draw:style-name="gr5" draw:text-style-name="P6" draw:layer="layout" svg:x1="17.402cm" svg:y1="8.224cm" svg:x2="18.091cm" svg:y2="7.704cm">
          <text:p/>
        </draw:line>
        <draw:polygon draw:style-name="gr17" draw:text-style-name="P13" draw:layer="layout" svg:width="0.229cm" svg:height="0.208cm" svg:x="18.016cm" svg:y="7.588cm" svg:viewBox="0 0 230 209" draw:points="230,0 127,209 0,43">
          <text:p/>
        </draw:polygon>
        <draw:frame draw:style-name="gr2" draw:text-style-name="P3" draw:layer="layout" svg:width="5.611cm" svg:height="1.551cm" svg:x="9.899cm" svg:y="2.77cm">
          <draw:text-box>
            <text:p text:style-name="P2"><text:span text:style-name="T1">M</text:span><text:span text:style-name="T1">e</text:span><text:span text:style-name="T1">r</text:span><text:span text:style-name="T1">g</text:span><text:span text:style-name="T1">i</text:span><text:span text:style-name="T1">n</text:span><text:span text:style-name="T1">g</text:span></text:p>
          </draw:text-box>
        </draw:frame>
        <draw:frame draw:style-name="gr19" draw:text-style-name="P15" draw:layer="layout" svg:width="0.705cm" svg:height="0.705cm" svg:x="8.721cm" svg:y="7.942cm">
          <draw:text-box>
            <text:p text:style-name="P2"><text:span text:style-name="T12">i</text:span></text:p>
          </draw:text-box>
        </draw:frame>
        <draw:frame draw:style-name="gr19" draw:text-style-name="P15" draw:layer="layout" svg:width="0.705cm" svg:height="0.705cm" svg:x="13.212cm" svg:y="7.91cm">
          <draw:text-box>
            <text:p text:style-name="P2"><text:span text:style-name="T12">j</text:span></text:p>
          </draw:text-box>
        </draw:frame>
        <draw:frame draw:style-name="gr19" draw:text-style-name="P15" draw:layer="layout" svg:width="1.797cm" svg:height="0.705cm" svg:x="14.016cm" svg:y="10.482cm">
          <draw:text-box>
            <text:p text:style-name="P2"><text:span text:style-name="T12">t</text:span><text:span text:style-name="T12">a</text:span><text:span text:style-name="T12">r</text:span><text:span text:style-name="T12">g</text:span><text:span text:style-name="T12">e</text:span><text:span text:style-name="T12">t</text:span></text:p>
          </draw:text-box>
        </draw:frame>
        <draw:frame draw:style-name="gr19" draw:text-style-name="P15" draw:layer="layout" svg:width="5.112cm" svg:height="0.705cm" svg:x="19.727cm" svg:y="7.942cm">
          <draw:text-box>
            <text:p text:style-name="P2"><text:span text:style-name="T12">R</text:span><text:span text:style-name="T12">i</text:span><text:span text:style-name="T12">g</text:span><text:span text:style-name="T12">h</text:span><text:span text:style-name="T12">t </text:span><text:span text:style-name="T12">c</text:span><text:span text:style-name="T12">o</text:span><text:span text:style-name="T12">m</text:span><text:span text:style-name="T12">p</text:span><text:span text:style-name="T12">l</text:span><text:span text:style-name="T12">e</text:span><text:span text:style-name="T12">t</text:span><text:span text:style-name="T12">e</text:span><text:span text:style-name="T12">d</text:span></text:p>
          </draw:text-box>
        </draw:frame>
        <draw:path draw:style-name="gr11" draw:text-style-name="P10" draw:layer="layout" svg:width="0.423cm" svg:height="0.847cm" svg:x="7.62cm" svg:y="7.831cm" svg:viewBox="0 0 424 848" svg:d="M105 848v-635h-105l212-213 212 213h-106v635zM0 0zM424 848z">
          <text:p/>
        </draw:path>
        <draw:polygon draw:style-name="gr5" draw:text-style-name="P6" draw:layer="layout" svg:width="0.423cm" svg:height="0.847cm" svg:x="7.62cm" svg:y="7.831cm" svg:viewBox="0 0 424 848" draw:points="105,848 105,213 0,213 212,0 424,213 318,213 318,848">
          <text:p/>
        </draw:polygon>
        <draw:polygon draw:style-name="gr5" draw:text-style-name="P6" draw:layer="layout" svg:width="0cm" svg:height="0cm" svg:x="7.62cm" svg:y="7.831cm" svg:viewBox="0 0 0 0" draw:points="0,0">
          <text:p/>
        </draw:polygon>
        <draw:polygon draw:style-name="gr5" draw:text-style-name="P6" draw:layer="layout" svg:width="0cm" svg:height="0cm" svg:x="8.043cm" svg:y="8.678cm" svg:viewBox="0 0 0 0" draw:points="0,0">
          <text:p/>
        </draw:polygon>
        <draw:path draw:style-name="gr11" draw:text-style-name="P10" draw:layer="layout" svg:width="7.782cm" svg:height="1.27cm" svg:x="10.371cm" svg:y="5.715cm" svg:viewBox="0 0 7783 1271" svg:d="M6545 530l-32-29-42-28-46-24-56-29-64-24-70-25-74-25-85-24-88-25-95-21-103-21-109-22-113-17-116-18-124-21-127-14-134-14-134-14-141-15-141-10-148-11-149-7-151-7-152-7-152-3-155-4h-155-155-156l-155 4-155 3-152 7-151 4-149 10-144 7-145 11-141 14-137 14-131 14-131 14-123 18-120 18-113 21-110 21-106 21-95 21-92 21-85 25-77 25-71 25-67 24-56 28-50 29-42 24-35 29-25 28-21 28-11 28-3 29h-385l4-32 14-32 21-32 32-31 39-32 45-28 57-32 63-28 71-29 81-28 88-28 95-28 103-25 109-25 117-24 123-22 127-21 135-21 141-21 145-18 148-14 155-14 159-14 159-14 166-11 165-7 173-10 170-4 172-7h173l177-4h176l173 4h173l173 7 172 7 170 7 166 11 162 10 162 11 155 14 156 18 148 14 141 21 141 18 134 21 127 21 120 25 113 21 109 28 99 25 95 28 85 28 78 25 70 32 64 28 53 32 45 28 39 32 857-29-850 226-1245-155zM0 0zM6986 1271z">
          <text:p/>
        </draw:path>
        <draw:polygon draw:style-name="gr5" draw:text-style-name="P6" draw:layer="layout" svg:width="7.782cm" svg:height="0.712cm" svg:x="10.371cm" svg:y="5.715cm" svg:viewBox="0 0 7783 713" draw:points="6545,530 6513,501 6471,473 6425,449 6369,420 6305,396 6235,371 6161,346 6076,321 5988,296 5893,275 5790,254 5681,232 5568,215 5452,197 5328,176 5201,162 5067,148 4933,134 4792,119 4651,109 4503,98 4354,91 4203,84 4051,77 3899,74 3744,70 3589,70 3434,70 3278,70 3123,74 2968,77 2816,84 2665,88 2516,98 2372,105 2227,116 2086,130 1949,144 1818,158 1687,172 1564,190 1444,208 1331,229 1221,250 1115,271 1020,292 928,313 843,339 766,364 695,389 628,413 572,441 522,470 480,494 445,523 420,551 399,579 388,607 385,636 0,636 4,604 18,572 39,540 71,509 110,477 155,449 212,417 275,389 346,360 427,331 515,303 610,275 713,250 822,225 939,201 1062,179 1189,158 1324,137 1465,116 1610,98 1758,84 1913,70 2072,56 2231,42 2397,31 2562,24 2735,14 2905,10 3077,3 3250,3 3427,0 3603,0 3776,3 3949,3 4122,10 4294,17 4464,24 4630,35 4792,45 4954,56 5109,70 5265,88 5413,102 5554,123 5695,141 5829,162 5956,183 6076,208 6189,229 6298,257 6397,282 6492,310 6577,339 6655,364 6725,396 6789,424 6842,456 6887,484 6926,516 7783,487 6933,713 5688,558">
          <text:p/>
        </draw:polygon>
        <draw:polygon draw:style-name="gr5" draw:text-style-name="P6" draw:layer="layout" svg:width="0cm" svg:height="0cm" svg:x="10.371cm" svg:y="5.715cm" svg:viewBox="0 0 0 0" draw:points="0,0">
          <text:p/>
        </draw:polygon>
        <draw:polygon draw:style-name="gr5" draw:text-style-name="P6" draw:layer="layout" svg:width="0cm" svg:height="0cm" svg:x="17.356cm" svg:y="6.985cm" svg:viewBox="0 0 0 0" draw:points="0,0">
          <text:p/>
        </draw:polygon>
        <draw:frame draw:style-name="gr19" draw:text-style-name="P15" draw:layer="layout" svg:width="1.132cm" svg:height="0.705cm" svg:x="19.727cm" svg:y="8.788cm">
          <draw:text-box>
            <text:p text:style-name="P2"><text:span text:style-name="T12">fi</text:span><text:span text:style-name="T12">r</text:span><text:span text:style-name="T12">s</text:span><text:span text:style-name="T12">t</text:span></text:p>
          </draw:text-box>
        </draw:frame>
        <draw:frame draw:style-name="gr21" draw:text-style-name="P16" draw:layer="layout" svg:width="0.904cm" svg:height="0.563cm" svg:x="17.357cm" svg:y="5.318cm">
          <draw:text-box>
            <text:p text:style-name="P2"><text:span text:style-name="T13">fi</text:span><text:span text:style-name="T13">r</text:span><text:span text:style-name="T13">st</text:span></text:p>
          </draw:text-box>
        </draw:frame>
        <draw:frame draw:style-name="gr21" draw:text-style-name="P16" draw:layer="layout" svg:width="1.822cm" svg:height="0.563cm" svg:x="5.754cm" svg:y="8.115cm">
          <draw:text-box>
            <text:p text:style-name="P2"><text:span text:style-name="T13">s</text:span><text:span text:style-name="T13">e</text:span><text:span text:style-name="T13">c</text:span><text:span text:style-name="T13">o</text:span><text:span text:style-name="T13">n</text:span><text:span text:style-name="T13">d</text:span></text:p>
          </draw:text-box>
        </draw:frame>
      </draw:page>
      <draw:page draw:name="page11"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11/STR/ALG/DEO/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1</text:span><text:span text:style-name="T3">1</text:span></text:p>
          </draw:text-box>
        </draw:frame>
        <draw:frame draw:style-name="gr2" draw:text-style-name="P3" draw:layer="layout" svg:width="5.611cm" svg:height="1.551cm" svg:x="9.899cm" svg:y="2.77cm">
          <draw:text-box>
            <text:p text:style-name="P2"><text:span text:style-name="T1">M</text:span><text:span text:style-name="T1">e</text:span><text:span text:style-name="T1">r</text:span><text:span text:style-name="T1">g</text:span><text:span text:style-name="T1">i</text:span><text:span text:style-name="T1">n</text:span><text:span text:style-name="T1">g</text:span></text:p>
          </draw:text-box>
        </draw:frame>
        <draw:frame draw:style-name="gr22" draw:text-style-name="P17" draw:layer="layout" svg:width="22.1cm" svg:height="0.738cm" svg:x="1.263cm" svg:y="5.891cm">
          <draw:text-box>
            <text:p text:style-name="P2"><text:span text:style-name="T14">M</text:span><text:span text:style-name="T14">e</text:span><text:span text:style-name="T14">r</text:span><text:span text:style-name="T14">g</text:span><text:span text:style-name="T14">e</text:span><text:span text:style-name="T14">(</text:span><text:span text:style-name="T14">A</text:span><text:span text:style-name="T14">[</text:span><text:span text:style-name="T14">]</text:span><text:span text:style-name="T14">, </text:span><text:span text:style-name="T14">T</text:span><text:span text:style-name="T14">[</text:span><text:span text:style-name="T14">] </text:span><text:span text:style-name="T14">: </text:span><text:span text:style-name="T14">i</text:span><text:span text:style-name="T14">n</text:span><text:span text:style-name="T14">t</text:span><text:span text:style-name="T14">e</text:span><text:span text:style-name="T14">g</text:span><text:span text:style-name="T14">e</text:span><text:span text:style-name="T14">r </text:span><text:span text:style-name="T14">a</text:span><text:span text:style-name="T14">r</text:span><text:span text:style-name="T14">r</text:span><text:span text:style-name="T14">a</text:span><text:span text:style-name="T14">y</text:span><text:span text:style-name="T14">, </text:span><text:span text:style-name="T14">l</text:span><text:span text:style-name="T14">e</text:span><text:span text:style-name="T14">f</text:span><text:span text:style-name="T14">t</text:span><text:span text:style-name="T14">, </text:span><text:span text:style-name="T14">r</text:span><text:span text:style-name="T14">i</text:span><text:span text:style-name="T14">g</text:span><text:span text:style-name="T14">h</text:span><text:span text:style-name="T14">t </text:span><text:span text:style-name="T14">: </text:span><text:span text:style-name="T14">i</text:span><text:span text:style-name="T14">n</text:span><text:span text:style-name="T14">t</text:span><text:span text:style-name="T14">e</text:span><text:span text:style-name="T14">g</text:span><text:span text:style-name="T14">e</text:span><text:span text:style-name="T14">r</text:span><text:span text:style-name="T14">) </text:span><text:span text:style-name="T14">: </text:span><text:span text:style-name="T14">{</text:span></text:p>
          </draw:text-box>
        </draw:frame>
        <draw:frame draw:style-name="gr22" draw:text-style-name="P17" draw:layer="layout" svg:width="13.718cm" svg:height="0.738cm" svg:x="1.263cm" svg:y="6.653cm">
          <draw:text-box>
            <text:p text:style-name="P2"><text:span text:style-name="T14"><text:s text:c="2"/></text:span><text:span text:style-name="T14">m</text:span><text:span text:style-name="T14">i</text:span><text:span text:style-name="T14">d</text:span><text:span text:style-name="T14">, </text:span><text:span text:style-name="T14">i</text:span><text:span text:style-name="T14">, </text:span><text:span text:style-name="T14">j</text:span><text:span text:style-name="T14">, </text:span><text:span text:style-name="T14">k</text:span><text:span text:style-name="T14">, </text:span><text:span text:style-name="T14">l</text:span><text:span text:style-name="T14">, </text:span><text:span text:style-name="T14">t</text:span><text:span text:style-name="T14">a</text:span><text:span text:style-name="T14">r</text:span><text:span text:style-name="T14">g</text:span><text:span text:style-name="T14">e</text:span><text:span text:style-name="T14">t </text:span><text:span text:style-name="T14">: </text:span><text:span text:style-name="T14">i</text:span><text:span text:style-name="T14">n</text:span><text:span text:style-name="T14">t</text:span><text:span text:style-name="T14">e</text:span><text:span text:style-name="T14">g</text:span><text:span text:style-name="T14">e</text:span><text:span text:style-name="T14">r</text:span><text:span text:style-name="T14">;</text:span></text:p>
          </draw:text-box>
        </draw:frame>
        <draw:frame draw:style-name="gr22" draw:text-style-name="P17" draw:layer="layout" svg:width="9.908cm" svg:height="0.738cm" svg:x="1.263cm" svg:y="7.415cm">
          <draw:text-box>
            <text:p text:style-name="P2"><text:span text:style-name="T14"><text:s text:c="2"/></text:span><text:span text:style-name="T14">m</text:span><text:span text:style-name="T14">i</text:span><text:span text:style-name="T14">d </text:span><text:span text:style-name="T14">:</text:span><text:span text:style-name="T14">= </text:span><text:span text:style-name="T14">(</text:span><text:span text:style-name="T14">r</text:span><text:span text:style-name="T14">i</text:span><text:span text:style-name="T14">g</text:span><text:span text:style-name="T14">h</text:span><text:span text:style-name="T14">t </text:span><text:span text:style-name="T14">+ </text:span><text:span text:style-name="T14">l</text:span><text:span text:style-name="T14">e</text:span><text:span text:style-name="T14">f</text:span><text:span text:style-name="T14">t</text:span><text:span text:style-name="T14">)</text:span><text:span text:style-name="T14">/</text:span><text:span text:style-name="T14">2</text:span><text:span text:style-name="T14">;</text:span></text:p>
          </draw:text-box>
        </draw:frame>
        <draw:frame draw:style-name="gr22" draw:text-style-name="P17" draw:layer="layout" svg:width="16.004cm" svg:height="0.738cm" svg:x="1.263cm" svg:y="8.177cm">
          <draw:text-box>
            <text:p text:style-name="P2"><text:span text:style-name="T14"><text:s text:c="2"/></text:span><text:span text:style-name="T14">i </text:span><text:span text:style-name="T14">:</text:span><text:span text:style-name="T14">= </text:span><text:span text:style-name="T14">l</text:span><text:span text:style-name="T14">e</text:span><text:span text:style-name="T14">f</text:span><text:span text:style-name="T14">t</text:span><text:span text:style-name="T14">; </text:span><text:span text:style-name="T14">j </text:span><text:span text:style-name="T14">:</text:span><text:span text:style-name="T14">= </text:span><text:span text:style-name="T14">m</text:span><text:span text:style-name="T14">i</text:span><text:span text:style-name="T14">d </text:span><text:span text:style-name="T14">+ </text:span><text:span text:style-name="T14">1</text:span><text:span text:style-name="T14">; </text:span><text:span text:style-name="T14">t</text:span><text:span text:style-name="T14">a</text:span><text:span text:style-name="T14">r</text:span><text:span text:style-name="T14">g</text:span><text:span text:style-name="T14">e</text:span><text:span text:style-name="T14">t </text:span><text:span text:style-name="T14">:</text:span><text:span text:style-name="T14">= </text:span><text:span text:style-name="T14">l</text:span><text:span text:style-name="T14">e</text:span><text:span text:style-name="T14">f</text:span><text:span text:style-name="T14">t</text:span><text:span text:style-name="T14">;</text:span></text:p>
          </draw:text-box>
        </draw:frame>
        <draw:line draw:style-name="gr23" draw:text-style-name="P6" draw:layer="layout" svg:x1="5.072cm" svg:y1="9.588cm" svg:x2="5.453cm" svg:y2="9.588cm">
          <text:p/>
        </draw:line>
        <draw:line draw:style-name="gr23" draw:text-style-name="P6" draw:layer="layout" svg:x1="9.644cm" svg:y1="9.588cm" svg:x2="10.025cm" svg:y2="9.588cm">
          <text:p/>
        </draw:line>
        <draw:frame draw:style-name="gr22" draw:text-style-name="P17" draw:layer="layout" svg:width="12.194cm" svg:height="0.738cm" svg:x="1.263cm" svg:y="8.939cm">
          <draw:text-box>
            <text:p text:style-name="P2"><text:span text:style-name="T14"><text:s text:c="2"/></text:span><text:span text:style-name="T14">w</text:span><text:span text:style-name="T14">h</text:span><text:span text:style-name="T14">i</text:span><text:span text:style-name="T14">l</text:span><text:span text:style-name="T14">e </text:span><text:span text:style-name="T14">i </text:span><text:span text:style-name="T14">&lt; </text:span><text:span text:style-name="T14">m</text:span><text:span text:style-name="T14">i</text:span><text:span text:style-name="T14">d </text:span><text:span text:style-name="T14">a</text:span><text:span text:style-name="T14">n</text:span><text:span text:style-name="T14">d </text:span><text:span text:style-name="T14">j </text:span><text:span text:style-name="T14">&lt; </text:span><text:span text:style-name="T14">r</text:span><text:span text:style-name="T14">i</text:span><text:span text:style-name="T14">g</text:span><text:span text:style-name="T14">h</text:span><text:span text:style-name="T14">t </text:span><text:span text:style-name="T14">d</text:span><text:span text:style-name="T14">o</text:span></text:p>
          </draw:text-box>
        </draw:frame>
        <draw:line draw:style-name="gr23" draw:text-style-name="P6" draw:layer="layout" svg:x1="5.834cm" svg:y1="10.35cm" svg:x2="6.215cm" svg:y2="10.35cm">
          <text:p/>
        </draw:line>
        <draw:frame draw:style-name="gr22" draw:text-style-name="P17" draw:layer="layout" svg:width="20.957cm" svg:height="0.738cm" svg:x="1.263cm" svg:y="9.701cm">
          <draw:text-box>
            <text:p text:style-name="P2"><text:span text:style-name="T14"><text:s text:c="2"/></text:span><text:span text:style-name="T14"><text:s text:c="2"/></text:span><text:span text:style-name="T14">i</text:span><text:span text:style-name="T14">f </text:span><text:span text:style-name="T14">A</text:span><text:span text:style-name="T14">[</text:span><text:span text:style-name="T14">i</text:span><text:span text:style-name="T14">] </text:span><text:span text:style-name="T14">&lt; </text:span><text:span text:style-name="T14">A</text:span><text:span text:style-name="T14">[</text:span><text:span text:style-name="T14">j</text:span><text:span text:style-name="T14">] </text:span><text:span text:style-name="T14">t</text:span><text:span text:style-name="T14">h</text:span><text:span text:style-name="T14">e</text:span><text:span text:style-name="T14">n </text:span><text:span text:style-name="T14">T</text:span><text:span text:style-name="T14">[</text:span><text:span text:style-name="T14">t</text:span><text:span text:style-name="T14">a</text:span><text:span text:style-name="T14">r</text:span><text:span text:style-name="T14">g</text:span><text:span text:style-name="T14">e</text:span><text:span text:style-name="T14">t</text:span><text:span text:style-name="T14">] </text:span><text:span text:style-name="T14">:</text:span><text:span text:style-name="T14">= </text:span><text:span text:style-name="T14">A</text:span><text:span text:style-name="T14">[</text:span><text:span text:style-name="T14">i</text:span><text:span text:style-name="T14">] </text:span><text:span text:style-name="T14">; </text:span><text:span text:style-name="T14">i</text:span><text:span text:style-name="T14">:</text:span><text:span text:style-name="T14">= </text:span><text:span text:style-name="T14">i </text:span><text:span text:style-name="T14">+ </text:span><text:span text:style-name="T14">1</text:span><text:span text:style-name="T14">; </text:span></text:p>
          </draw:text-box>
        </draw:frame>
        <draw:frame draw:style-name="gr22" draw:text-style-name="P17" draw:layer="layout" svg:width="15.623cm" svg:height="0.738cm" svg:x="1.263cm" svg:y="10.463cm">
          <draw:text-box>
            <text:p text:style-name="P2"><text:span text:style-name="T14"><text:s text:c="2"/></text:span><text:span text:style-name="T14"><text:s text:c="2"/></text:span><text:span text:style-name="T14"><text:s text:c="2"/></text:span><text:span text:style-name="T14">e</text:span><text:span text:style-name="T14">l</text:span><text:span text:style-name="T14">s</text:span><text:span text:style-name="T14">e </text:span><text:span text:style-name="T14">T</text:span><text:span text:style-name="T14">[</text:span><text:span text:style-name="T14">t</text:span><text:span text:style-name="T14">a</text:span><text:span text:style-name="T14">r</text:span><text:span text:style-name="T14">g</text:span><text:span text:style-name="T14">e</text:span><text:span text:style-name="T14">t</text:span><text:span text:style-name="T14">] </text:span><text:span text:style-name="T14">:</text:span><text:span text:style-name="T14">= </text:span><text:span text:style-name="T14">A</text:span><text:span text:style-name="T14">[</text:span><text:span text:style-name="T14">j</text:span><text:span text:style-name="T14">]</text:span><text:span text:style-name="T14">; </text:span><text:span text:style-name="T14">j </text:span><text:span text:style-name="T14">:</text:span><text:span text:style-name="T14">= </text:span><text:span text:style-name="T14">j </text:span><text:span text:style-name="T14">+ </text:span><text:span text:style-name="T14">1</text:span><text:span text:style-name="T14">;</text:span></text:p>
          </draw:text-box>
        </draw:frame>
        <draw:frame draw:style-name="gr22" draw:text-style-name="P17" draw:layer="layout" svg:width="9.527cm" svg:height="0.738cm" svg:x="1.263cm" svg:y="11.225cm">
          <draw:text-box>
            <text:p text:style-name="P2"><text:span text:style-name="T14"><text:s text:c="2"/></text:span><text:span text:style-name="T14"><text:s text:c="2"/></text:span><text:span text:style-name="T14">t</text:span><text:span text:style-name="T14">a</text:span><text:span text:style-name="T14">r</text:span><text:span text:style-name="T14">g</text:span><text:span text:style-name="T14">e</text:span><text:span text:style-name="T14">t </text:span><text:span text:style-name="T14">:</text:span><text:span text:style-name="T14">= </text:span><text:span text:style-name="T14">t</text:span><text:span text:style-name="T14">a</text:span><text:span text:style-name="T14">r</text:span><text:span text:style-name="T14">g</text:span><text:span text:style-name="T14">e</text:span><text:span text:style-name="T14">t </text:span><text:span text:style-name="T14">+ </text:span><text:span text:style-name="T14">1</text:span><text:span text:style-name="T14">;</text:span></text:p>
          </draw:text-box>
        </draw:frame>
        <draw:frame draw:style-name="gr22" draw:text-style-name="P17" draw:layer="layout" svg:width="13.718cm" svg:height="0.738cm" svg:x="1.263cm" svg:y="11.987cm">
          <draw:text-box>
            <text:p text:style-name="P2"><text:span text:style-name="T14"><text:s text:c="2"/></text:span><text:span text:style-name="T14">i</text:span><text:span text:style-name="T14">f </text:span><text:span text:style-name="T14">i </text:span><text:span text:style-name="T14">&gt; </text:span><text:span text:style-name="T14">m</text:span><text:span text:style-name="T14">i</text:span><text:span text:style-name="T14">d </text:span><text:span text:style-name="T14">t</text:span><text:span text:style-name="T14">h</text:span><text:span text:style-name="T14">e</text:span><text:span text:style-name="T14">n </text:span><text:span text:style-name="T14">/</text:span><text:span text:style-name="T14">/</text:span><text:span text:style-name="T14">l</text:span><text:span text:style-name="T14">e</text:span><text:span text:style-name="T14">f</text:span><text:span text:style-name="T14">t </text:span><text:span text:style-name="T14">c</text:span><text:span text:style-name="T14">o</text:span><text:span text:style-name="T14">m</text:span><text:span text:style-name="T14">p</text:span><text:span text:style-name="T14">l</text:span><text:span text:style-name="T14">e</text:span><text:span text:style-name="T14">t</text:span><text:span text:style-name="T14">e</text:span><text:span text:style-name="T14">d</text:span><text:span text:style-name="T14">/</text:span><text:span text:style-name="T14">/</text:span></text:p>
          </draw:text-box>
        </draw:frame>
        <draw:frame draw:style-name="gr22" draw:text-style-name="P17" draw:layer="layout" svg:width="17.528cm" svg:height="0.738cm" svg:x="1.263cm" svg:y="12.749cm">
          <draw:text-box>
            <text:p text:style-name="P2"><text:span text:style-name="T14"><text:s text:c="2"/></text:span><text:span text:style-name="T14"><text:s text:c="2"/></text:span><text:span text:style-name="T14">f</text:span><text:span text:style-name="T14">o</text:span><text:span text:style-name="T14">r </text:span><text:span text:style-name="T14">k </text:span><text:span text:style-name="T14">:</text:span><text:span text:style-name="T14">= </text:span><text:span text:style-name="T14">l</text:span><text:span text:style-name="T14">e</text:span><text:span text:style-name="T14">f</text:span><text:span text:style-name="T14">t </text:span><text:span text:style-name="T14">t</text:span><text:span text:style-name="T14">o </text:span><text:span text:style-name="T14">t</text:span><text:span text:style-name="T14">a</text:span><text:span text:style-name="T14">r</text:span><text:span text:style-name="T14">g</text:span><text:span text:style-name="T14">e</text:span><text:span text:style-name="T14">t</text:span><text:span text:style-name="T14">-</text:span><text:span text:style-name="T14">1 </text:span><text:span text:style-name="T14">d</text:span><text:span text:style-name="T14">o </text:span><text:span text:style-name="T14">A</text:span><text:span text:style-name="T14">[</text:span><text:span text:style-name="T14">k</text:span><text:span text:style-name="T14">] </text:span><text:span text:style-name="T14">:</text:span><text:span text:style-name="T14">= </text:span><text:span text:style-name="T14">T</text:span><text:span text:style-name="T14">[</text:span><text:span text:style-name="T14">k</text:span><text:span text:style-name="T14">]</text:span><text:span text:style-name="T14">;</text:span></text:p>
          </draw:text-box>
        </draw:frame>
        <draw:frame draw:style-name="gr22" draw:text-style-name="P17" draw:layer="layout" svg:width="14.861cm" svg:height="0.738cm" svg:x="1.263cm" svg:y="13.511cm">
          <draw:text-box>
            <text:p text:style-name="P2"><text:span text:style-name="T14"><text:s text:c="2"/></text:span><text:span text:style-name="T14">i</text:span><text:span text:style-name="T14">f </text:span><text:span text:style-name="T14">j </text:span><text:span text:style-name="T14">&gt; </text:span><text:span text:style-name="T14">r</text:span><text:span text:style-name="T14">i</text:span><text:span text:style-name="T14">g</text:span><text:span text:style-name="T14">h</text:span><text:span text:style-name="T14">t </text:span><text:span text:style-name="T14">t</text:span><text:span text:style-name="T14">h</text:span><text:span text:style-name="T14">e</text:span><text:span text:style-name="T14">n </text:span><text:span text:style-name="T14">/</text:span><text:span text:style-name="T14">/</text:span><text:span text:style-name="T14">r</text:span><text:span text:style-name="T14">i</text:span><text:span text:style-name="T14">g</text:span><text:span text:style-name="T14">h</text:span><text:span text:style-name="T14">t </text:span><text:span text:style-name="T14">c</text:span><text:span text:style-name="T14">o</text:span><text:span text:style-name="T14">m</text:span><text:span text:style-name="T14">p</text:span><text:span text:style-name="T14">l</text:span><text:span text:style-name="T14">e</text:span><text:span text:style-name="T14">t</text:span><text:span text:style-name="T14">e</text:span><text:span text:style-name="T14">d</text:span><text:span text:style-name="T14">/</text:span><text:span text:style-name="T14">/</text:span></text:p>
          </draw:text-box>
        </draw:frame>
        <draw:frame draw:style-name="gr22" draw:text-style-name="P17" draw:layer="layout" svg:width="9.908cm" svg:height="0.738cm" svg:x="1.263cm" svg:y="14.273cm">
          <draw:text-box>
            <text:p text:style-name="P2"><text:span text:style-name="T14"><text:s text:c="2"/></text:span><text:span text:style-name="T14"><text:s text:c="2"/></text:span><text:span text:style-name="T14">k </text:span><text:span text:style-name="T14">: </text:span><text:span text:style-name="T14">= </text:span><text:span text:style-name="T14">m</text:span><text:span text:style-name="T14">i</text:span><text:span text:style-name="T14">d</text:span><text:span text:style-name="T14">; </text:span><text:span text:style-name="T14">l </text:span><text:span text:style-name="T14">:</text:span><text:span text:style-name="T14">= </text:span><text:span text:style-name="T14">r</text:span><text:span text:style-name="T14">i</text:span><text:span text:style-name="T14">g</text:span><text:span text:style-name="T14">h</text:span><text:span text:style-name="T14">t</text:span><text:span text:style-name="T14">;</text:span></text:p>
          </draw:text-box>
        </draw:frame>
        <draw:line draw:style-name="gr23" draw:text-style-name="P6" draw:layer="layout" svg:x1="5.834cm" svg:y1="15.684cm" svg:x2="6.215cm" svg:y2="15.684cm">
          <text:p/>
        </draw:line>
        <draw:frame draw:style-name="gr22" draw:text-style-name="P17" draw:layer="layout" svg:width="19.814cm" svg:height="0.738cm" svg:x="1.263cm" svg:y="15.035cm">
          <draw:text-box>
            <text:p text:style-name="P2"><text:span text:style-name="T14"><text:s text:c="2"/></text:span><text:span text:style-name="T14"><text:s text:c="2"/></text:span><text:span text:style-name="T14">w</text:span><text:span text:style-name="T14">h</text:span><text:span text:style-name="T14">i</text:span><text:span text:style-name="T14">l</text:span><text:span text:style-name="T14">e </text:span><text:span text:style-name="T14">k </text:span><text:span text:style-name="T14">&gt; </text:span><text:span text:style-name="T14">i </text:span><text:span text:style-name="T14">d</text:span><text:span text:style-name="T14">o </text:span><text:span text:style-name="T14">A</text:span><text:span text:style-name="T14">[</text:span><text:span text:style-name="T14">l</text:span><text:span text:style-name="T14">] </text:span><text:span text:style-name="T14">:</text:span><text:span text:style-name="T14">= </text:span><text:span text:style-name="T14">A</text:span><text:span text:style-name="T14">[</text:span><text:span text:style-name="T14">k</text:span><text:span text:style-name="T14">]</text:span><text:span text:style-name="T14">; </text:span><text:span text:style-name="T14">k </text:span><text:span text:style-name="T14">:</text:span><text:span text:style-name="T14">= </text:span><text:span text:style-name="T14">k</text:span><text:span text:style-name="T14">-</text:span><text:span text:style-name="T14">1</text:span><text:span text:style-name="T14">; </text:span><text:span text:style-name="T14">l </text:span><text:span text:style-name="T14">:</text:span><text:span text:style-name="T14">= </text:span><text:span text:style-name="T14">l</text:span><text:span text:style-name="T14">-</text:span><text:span text:style-name="T14">1</text:span><text:span text:style-name="T14">;</text:span></text:p>
          </draw:text-box>
        </draw:frame>
        <draw:frame draw:style-name="gr22" draw:text-style-name="P17" draw:layer="layout" svg:width="17.528cm" svg:height="0.738cm" svg:x="1.263cm" svg:y="15.797cm">
          <draw:text-box>
            <text:p text:style-name="P2"><text:span text:style-name="T14"><text:s text:c="2"/></text:span><text:span text:style-name="T14"><text:s text:c="2"/></text:span><text:span text:style-name="T14">f</text:span><text:span text:style-name="T14">o</text:span><text:span text:style-name="T14">r </text:span><text:span text:style-name="T14">k </text:span><text:span text:style-name="T14">:</text:span><text:span text:style-name="T14">= </text:span><text:span text:style-name="T14">l</text:span><text:span text:style-name="T14">e</text:span><text:span text:style-name="T14">f</text:span><text:span text:style-name="T14">t </text:span><text:span text:style-name="T14">t</text:span><text:span text:style-name="T14">o </text:span><text:span text:style-name="T14">t</text:span><text:span text:style-name="T14">a</text:span><text:span text:style-name="T14">r</text:span><text:span text:style-name="T14">g</text:span><text:span text:style-name="T14">e</text:span><text:span text:style-name="T14">t</text:span><text:span text:style-name="T14">-</text:span><text:span text:style-name="T14">1 </text:span><text:span text:style-name="T14">d</text:span><text:span text:style-name="T14">o </text:span><text:span text:style-name="T14">A</text:span><text:span text:style-name="T14">[</text:span><text:span text:style-name="T14">k</text:span><text:span text:style-name="T14">] </text:span><text:span text:style-name="T14">:</text:span><text:span text:style-name="T14">= </text:span><text:span text:style-name="T14">T</text:span><text:span text:style-name="T14">[</text:span><text:span text:style-name="T14">k</text:span><text:span text:style-name="T14">]</text:span><text:span text:style-name="T14">;</text:span></text:p>
          </draw:text-box>
        </draw:frame>
        <draw:frame draw:style-name="gr22" draw:text-style-name="P17" draw:layer="layout" svg:width="0.634cm" svg:height="0.738cm" svg:x="1.263cm" svg:y="16.559cm">
          <draw:text-box>
            <text:p text:style-name="P2"><text:span text:style-name="T14">}</text:span></text:p>
          </draw:text-box>
        </draw:frame>
      </draw:page>
      <draw:page draw:name="page12"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12/STR/ALG/DEO/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1</text:span><text:span text:style-name="T3">2</text:span></text:p>
          </draw:text-box>
        </draw:frame>
        <draw:frame draw:style-name="gr2" draw:text-style-name="P3" draw:layer="layout" svg:width="14.29cm" svg:height="1.551cm" svg:x="5.542cm" svg:y="2.77cm">
          <draw:text-box>
            <text:p text:style-name="P2"><text:span text:style-name="T1">R</text:span><text:span text:style-name="T1">e</text:span><text:span text:style-name="T1">c</text:span><text:span text:style-name="T1">u</text:span><text:span text:style-name="T1">r</text:span><text:span text:style-name="T1">s</text:span><text:span text:style-name="T1">i</text:span><text:span text:style-name="T1">v</text:span><text:span text:style-name="T1">e</text:span><text:span text:style-name="T1"> </text:span><text:span text:style-name="T1">M</text:span><text:span text:style-name="T1">e</text:span><text:span text:style-name="T1">r</text:span><text:span text:style-name="T1">g</text:span><text:span text:style-name="T1">e</text:span><text:span text:style-name="T1">s</text:span><text:span text:style-name="T1">o</text:span><text:span text:style-name="T1">r</text:span><text:span text:style-name="T1">t</text:span></text:p>
          </draw:text-box>
        </draw:frame>
        <draw:frame draw:style-name="gr21" draw:text-style-name="P16" draw:layer="layout" svg:width="20.999cm" svg:height="0.653cm" svg:x="1.764cm" svg:y="6.214cm">
          <draw:text-box>
            <text:p text:style-name="P2"><text:span text:style-name="T15">M</text:span><text:span text:style-name="T15">e</text:span><text:span text:style-name="T15">r</text:span><text:span text:style-name="T15">g</text:span><text:span text:style-name="T15">e</text:span><text:span text:style-name="T15">s</text:span><text:span text:style-name="T15">o</text:span><text:span text:style-name="T15">r</text:span><text:span text:style-name="T15">t</text:span><text:span text:style-name="T15">(</text:span><text:span text:style-name="T15">A</text:span><text:span text:style-name="T15">[</text:span><text:span text:style-name="T15">]</text:span><text:span text:style-name="T15">, </text:span><text:span text:style-name="T15">T</text:span><text:span text:style-name="T15">[</text:span><text:span text:style-name="T15">] </text:span><text:span text:style-name="T15">: </text:span><text:span text:style-name="T15">i</text:span><text:span text:style-name="T15">n</text:span><text:span text:style-name="T15">t</text:span><text:span text:style-name="T15">e</text:span><text:span text:style-name="T15">g</text:span><text:span text:style-name="T15">e</text:span><text:span text:style-name="T15">r </text:span><text:span text:style-name="T15">a</text:span><text:span text:style-name="T15">r</text:span><text:span text:style-name="T15">r</text:span><text:span text:style-name="T15">a</text:span><text:span text:style-name="T15">y</text:span><text:span text:style-name="T15">, </text:span><text:span text:style-name="T15">l</text:span><text:span text:style-name="T15">e</text:span><text:span text:style-name="T15">f</text:span><text:span text:style-name="T15">t</text:span><text:span text:style-name="T15">, </text:span><text:span text:style-name="T15">r</text:span><text:span text:style-name="T15">i</text:span><text:span text:style-name="T15">g</text:span><text:span text:style-name="T15">h</text:span><text:span text:style-name="T15">t </text:span><text:span text:style-name="T15">: </text:span><text:span text:style-name="T15">i</text:span><text:span text:style-name="T15">n</text:span><text:span text:style-name="T15">t</text:span><text:span text:style-name="T15">e</text:span><text:span text:style-name="T15">g</text:span><text:span text:style-name="T15">e</text:span><text:span text:style-name="T15">r</text:span><text:span text:style-name="T15">) </text:span><text:span text:style-name="T15">: </text:span><text:span text:style-name="T15">{</text:span></text:p>
          </draw:text-box>
        </draw:frame>
        <draw:frame draw:style-name="gr21" draw:text-style-name="P16" draw:layer="layout" svg:width="7.452cm" svg:height="0.653cm" svg:x="1.764cm" svg:y="6.892cm">
          <draw:text-box>
            <text:p text:style-name="P2"><text:span text:style-name="T15"><text:s text:c="2"/></text:span><text:span text:style-name="T15">i</text:span><text:span text:style-name="T15">f </text:span><text:span text:style-name="T15">l</text:span><text:span text:style-name="T15">e</text:span><text:span text:style-name="T15">f</text:span><text:span text:style-name="T15">t </text:span><text:span text:style-name="T15">&lt; </text:span><text:span text:style-name="T15">r</text:span><text:span text:style-name="T15">i</text:span><text:span text:style-name="T15">g</text:span><text:span text:style-name="T15">h</text:span><text:span text:style-name="T15">t </text:span><text:span text:style-name="T15">t</text:span><text:span text:style-name="T15">h</text:span><text:span text:style-name="T15">e</text:span><text:span text:style-name="T15">n</text:span></text:p>
          </draw:text-box>
        </draw:frame>
        <draw:frame draw:style-name="gr21" draw:text-style-name="P16" draw:layer="layout" svg:width="9.485cm" svg:height="0.653cm" svg:x="1.764cm" svg:y="7.569cm">
          <draw:text-box>
            <text:p text:style-name="P2"><text:span text:style-name="T15"><text:s text:c="2"/></text:span><text:span text:style-name="T15"><text:s text:c="2"/></text:span><text:span text:style-name="T15">m</text:span><text:span text:style-name="T15">i</text:span><text:span text:style-name="T15">d </text:span><text:span text:style-name="T15">:</text:span><text:span text:style-name="T15">= </text:span><text:span text:style-name="T15">(</text:span><text:span text:style-name="T15">l</text:span><text:span text:style-name="T15">e</text:span><text:span text:style-name="T15">f</text:span><text:span text:style-name="T15">t </text:span><text:span text:style-name="T15">+ </text:span><text:span text:style-name="T15">r</text:span><text:span text:style-name="T15">i</text:span><text:span text:style-name="T15">g</text:span><text:span text:style-name="T15">h</text:span><text:span text:style-name="T15">t</text:span><text:span text:style-name="T15">)</text:span><text:span text:style-name="T15">/</text:span><text:span text:style-name="T15">2</text:span><text:span text:style-name="T15">;</text:span></text:p>
          </draw:text-box>
        </draw:frame>
        <draw:frame draw:style-name="gr21" draw:text-style-name="P16" draw:layer="layout" svg:width="9.485cm" svg:height="0.653cm" svg:x="1.764cm" svg:y="8.243cm">
          <draw:text-box>
            <text:p text:style-name="P2"><text:span text:style-name="T15"><text:s text:c="2"/></text:span><text:span text:style-name="T15"><text:s text:c="2"/></text:span><text:span text:style-name="T15">M</text:span><text:span text:style-name="T15">e</text:span><text:span text:style-name="T15">r</text:span><text:span text:style-name="T15">g</text:span><text:span text:style-name="T15">e</text:span><text:span text:style-name="T15">s</text:span><text:span text:style-name="T15">o</text:span><text:span text:style-name="T15">r</text:span><text:span text:style-name="T15">t</text:span><text:span text:style-name="T15">(</text:span><text:span text:style-name="T15">A</text:span><text:span text:style-name="T15">,</text:span><text:span text:style-name="T15">T</text:span><text:span text:style-name="T15">,</text:span><text:span text:style-name="T15">l</text:span><text:span text:style-name="T15">e</text:span><text:span text:style-name="T15">f</text:span><text:span text:style-name="T15">t</text:span><text:span text:style-name="T15">,</text:span><text:span text:style-name="T15">m</text:span><text:span text:style-name="T15">i</text:span><text:span text:style-name="T15">d</text:span><text:span text:style-name="T15">)</text:span><text:span text:style-name="T15">;</text:span></text:p>
          </draw:text-box>
        </draw:frame>
        <draw:frame draw:style-name="gr21" draw:text-style-name="P16" draw:layer="layout" svg:width="10.501cm" svg:height="0.653cm" svg:x="1.764cm" svg:y="8.92cm">
          <draw:text-box>
            <text:p text:style-name="P2"><text:span text:style-name="T15"><text:s text:c="2"/></text:span><text:span text:style-name="T15"><text:s text:c="2"/></text:span><text:span text:style-name="T15">M</text:span><text:span text:style-name="T15">e</text:span><text:span text:style-name="T15">r</text:span><text:span text:style-name="T15">g</text:span><text:span text:style-name="T15">e</text:span><text:span text:style-name="T15">s</text:span><text:span text:style-name="T15">o</text:span><text:span text:style-name="T15">r</text:span><text:span text:style-name="T15">t</text:span><text:span text:style-name="T15">(</text:span><text:span text:style-name="T15">A</text:span><text:span text:style-name="T15">,</text:span><text:span text:style-name="T15">T</text:span><text:span text:style-name="T15">,</text:span><text:span text:style-name="T15">m</text:span><text:span text:style-name="T15">i</text:span><text:span text:style-name="T15">d</text:span><text:span text:style-name="T15">+</text:span><text:span text:style-name="T15">1</text:span><text:span text:style-name="T15">,</text:span><text:span text:style-name="T15">r</text:span><text:span text:style-name="T15">i</text:span><text:span text:style-name="T15">g</text:span><text:span text:style-name="T15">h</text:span><text:span text:style-name="T15">t</text:span><text:span text:style-name="T15">)</text:span><text:span text:style-name="T15">;</text:span></text:p>
          </draw:text-box>
        </draw:frame>
        <draw:frame draw:style-name="gr21" draw:text-style-name="P16" draw:layer="layout" svg:width="8.808cm" svg:height="0.653cm" svg:x="1.764cm" svg:y="9.594cm">
          <draw:text-box>
            <text:p text:style-name="P2"><text:span text:style-name="T15"><text:s text:c="2"/></text:span><text:span text:style-name="T15"><text:s text:c="2"/></text:span><text:span text:style-name="T15">M</text:span><text:span text:style-name="T15">e</text:span><text:span text:style-name="T15">r</text:span><text:span text:style-name="T15">g</text:span><text:span text:style-name="T15">e</text:span><text:span text:style-name="T15">(</text:span><text:span text:style-name="T15">A</text:span><text:span text:style-name="T15">,</text:span><text:span text:style-name="T15">T</text:span><text:span text:style-name="T15">,</text:span><text:span text:style-name="T15">l</text:span><text:span text:style-name="T15">e</text:span><text:span text:style-name="T15">f</text:span><text:span text:style-name="T15">t</text:span><text:span text:style-name="T15">,</text:span><text:span text:style-name="T15">r</text:span><text:span text:style-name="T15">i</text:span><text:span text:style-name="T15">g</text:span><text:span text:style-name="T15">h</text:span><text:span text:style-name="T15">t</text:span><text:span text:style-name="T15">)</text:span><text:span text:style-name="T15">;</text:span></text:p>
          </draw:text-box>
        </draw:frame>
        <draw:frame draw:style-name="gr21" draw:text-style-name="P16" draw:layer="layout" svg:width="0.563cm" svg:height="0.653cm" svg:x="1.764cm" svg:y="10.271cm">
          <draw:text-box>
            <text:p text:style-name="P2"><text:span text:style-name="T15">}</text:span></text:p>
          </draw:text-box>
        </draw:frame>
        <draw:frame draw:style-name="gr21" draw:text-style-name="P16" draw:layer="layout" svg:width="18.29cm" svg:height="0.653cm" svg:x="1.764cm" svg:y="11.622cm">
          <draw:text-box>
            <text:p text:style-name="P2"><text:span text:style-name="T15">M</text:span><text:span text:style-name="T15">a</text:span><text:span text:style-name="T15">i</text:span><text:span text:style-name="T15">n</text:span><text:span text:style-name="T15">M</text:span><text:span text:style-name="T15">e</text:span><text:span text:style-name="T15">r</text:span><text:span text:style-name="T15">g</text:span><text:span text:style-name="T15">e</text:span><text:span text:style-name="T15">s</text:span><text:span text:style-name="T15">o</text:span><text:span text:style-name="T15">r</text:span><text:span text:style-name="T15">t</text:span><text:span text:style-name="T15">(</text:span><text:span text:style-name="T15">A</text:span><text:span text:style-name="T15">[</text:span><text:span text:style-name="T15">1</text:span><text:span text:style-name="T15">.</text:span><text:span text:style-name="T15">.</text:span><text:span text:style-name="T15">n</text:span><text:span text:style-name="T15">]</text:span><text:span text:style-name="T15">: </text:span><text:span text:style-name="T15">i</text:span><text:span text:style-name="T15">n</text:span><text:span text:style-name="T15">t</text:span><text:span text:style-name="T15">e</text:span><text:span text:style-name="T15">g</text:span><text:span text:style-name="T15">e</text:span><text:span text:style-name="T15">r </text:span><text:span text:style-name="T15">a</text:span><text:span text:style-name="T15">r</text:span><text:span text:style-name="T15">r</text:span><text:span text:style-name="T15">a</text:span><text:span text:style-name="T15">y</text:span><text:span text:style-name="T15">, </text:span><text:span text:style-name="T15">n </text:span><text:span text:style-name="T15">: </text:span><text:span text:style-name="T15">i</text:span><text:span text:style-name="T15">n</text:span><text:span text:style-name="T15">t</text:span><text:span text:style-name="T15">e</text:span><text:span text:style-name="T15">g</text:span><text:span text:style-name="T15">e</text:span><text:span text:style-name="T15">r</text:span><text:span text:style-name="T15">) </text:span><text:span text:style-name="T15">: </text:span><text:span text:style-name="T15">{</text:span></text:p>
          </draw:text-box>
        </draw:frame>
        <draw:frame draw:style-name="gr21" draw:text-style-name="P16" draw:layer="layout" svg:width="8.468cm" svg:height="0.653cm" svg:x="1.764cm" svg:y="12.3cm">
          <draw:text-box>
            <text:p text:style-name="P2"><text:span text:style-name="T15"><text:s text:c="2"/></text:span><text:span text:style-name="T15">T</text:span><text:span text:style-name="T15">[</text:span><text:span text:style-name="T15">1</text:span><text:span text:style-name="T15">.</text:span><text:span text:style-name="T15">.</text:span><text:span text:style-name="T15">n</text:span><text:span text:style-name="T15">]</text:span><text:span text:style-name="T15">: </text:span><text:span text:style-name="T15">i</text:span><text:span text:style-name="T15">n</text:span><text:span text:style-name="T15">t</text:span><text:span text:style-name="T15">e</text:span><text:span text:style-name="T15">g</text:span><text:span text:style-name="T15">e</text:span><text:span text:style-name="T15">r </text:span><text:span text:style-name="T15">a</text:span><text:span text:style-name="T15">r</text:span><text:span text:style-name="T15">r</text:span><text:span text:style-name="T15">a</text:span><text:span text:style-name="T15">y</text:span><text:span text:style-name="T15">;</text:span></text:p>
          </draw:text-box>
        </draw:frame>
        <draw:frame draw:style-name="gr21" draw:text-style-name="P16" draw:layer="layout" svg:width="7.114cm" svg:height="0.653cm" svg:x="1.764cm" svg:y="12.973cm">
          <draw:text-box>
            <text:p text:style-name="P2"><text:span text:style-name="T15"><text:s text:c="2"/></text:span><text:span text:style-name="T15">M</text:span><text:span text:style-name="T15">e</text:span><text:span text:style-name="T15">r</text:span><text:span text:style-name="T15">g</text:span><text:span text:style-name="T15">e</text:span><text:span text:style-name="T15">s</text:span><text:span text:style-name="T15">o</text:span><text:span text:style-name="T15">r</text:span><text:span text:style-name="T15">t</text:span><text:span text:style-name="T15">[</text:span><text:span text:style-name="T15">A</text:span><text:span text:style-name="T15">,</text:span><text:span text:style-name="T15">T</text:span><text:span text:style-name="T15">,</text:span><text:span text:style-name="T15">1</text:span><text:span text:style-name="T15">,</text:span><text:span text:style-name="T15">n</text:span><text:span text:style-name="T15">]</text:span><text:span text:style-name="T15">;</text:span></text:p>
          </draw:text-box>
        </draw:frame>
        <draw:frame draw:style-name="gr21" draw:text-style-name="P16" draw:layer="layout" svg:width="0.563cm" svg:height="0.653cm" svg:x="1.764cm" svg:y="13.651cm">
          <draw:text-box>
            <text:p text:style-name="P2"><text:span text:style-name="T15">}</text:span></text:p>
          </draw:text-box>
        </draw:frame>
        <draw:frame draw:style-name="gr21" draw:text-style-name="P16" draw:layer="layout" svg:width="0.679cm" svg:height="0.653cm" svg:x="1.764cm" svg:y="14.328cm">
          <draw:text-box>
            <text:p text:style-name="P2"><text:span text:style-name="T15"><text:s text:c="2"/></text:span></text:p>
          </draw:text-box>
        </draw:frame>
      </draw:page>
      <draw:page draw:name="page13"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13/STR/ALG/VIS/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1</text:span><text:span text:style-name="T3">3</text:span></text:p>
          </draw:text-box>
        </draw:frame>
        <draw:polygon draw:style-name="gr12" draw:text-style-name="P11" draw:layer="layout" svg:width="0.635cm" svg:height="0.635cm" svg:x="6.561cm" svg:y="5.926cm" svg:viewBox="0 0 636 636" draw:points="319,636 0,636 0,0 636,0 636,636">
          <text:p/>
        </draw:polygon>
        <draw:polygon draw:style-name="gr12" draw:text-style-name="P11" draw:layer="layout" svg:width="0.635cm" svg:height="0.635cm" svg:x="7.196cm" svg:y="5.926cm" svg:viewBox="0 0 636 636" draw:points="319,636 0,636 0,0 636,0 636,636">
          <text:p/>
        </draw:polygon>
        <draw:polygon draw:style-name="gr12" draw:text-style-name="P11" draw:layer="layout" svg:width="0.635cm" svg:height="0.635cm" svg:x="7.831cm" svg:y="5.926cm" svg:viewBox="0 0 636 636" draw:points="319,636 0,636 0,0 636,0 636,636">
          <text:p/>
        </draw:polygon>
        <draw:polygon draw:style-name="gr12" draw:text-style-name="P11" draw:layer="layout" svg:width="0.635cm" svg:height="0.635cm" svg:x="8.466cm" svg:y="5.926cm" svg:viewBox="0 0 636 636" draw:points="319,636 0,636 0,0 636,0 636,636">
          <text:p/>
        </draw:polygon>
        <draw:polygon draw:style-name="gr12" draw:text-style-name="P11" draw:layer="layout" svg:width="0.635cm" svg:height="0.635cm" svg:x="9.101cm" svg:y="5.926cm" svg:viewBox="0 0 636 636" draw:points="319,636 0,636 0,0 636,0 636,636">
          <text:p/>
        </draw:polygon>
        <draw:polygon draw:style-name="gr12" draw:text-style-name="P11" draw:layer="layout" svg:width="0.635cm" svg:height="0.635cm" svg:x="9.736cm" svg:y="5.926cm" svg:viewBox="0 0 636 636" draw:points="319,636 0,636 0,0 636,0 636,636">
          <text:p/>
        </draw:polygon>
        <draw:polygon draw:style-name="gr12" draw:text-style-name="P11" draw:layer="layout" svg:width="0.635cm" svg:height="0.635cm" svg:x="10.371cm" svg:y="5.926cm" svg:viewBox="0 0 636 636" draw:points="319,636 0,636 0,0 636,0 636,636">
          <text:p/>
        </draw:polygon>
        <draw:polygon draw:style-name="gr12" draw:text-style-name="P11" draw:layer="layout" svg:width="0.635cm" svg:height="0.635cm" svg:x="11.006cm" svg:y="5.926cm" svg:viewBox="0 0 636 636" draw:points="319,636 0,636 0,0 636,0 636,636">
          <text:p/>
        </draw:polygon>
        <draw:polygon draw:style-name="gr12" draw:text-style-name="P11" draw:layer="layout" svg:width="0.635cm" svg:height="0.635cm" svg:x="11.641cm" svg:y="5.926cm" svg:viewBox="0 0 636 636" draw:points="319,636 0,636 0,0 636,0 636,636">
          <text:p/>
        </draw:polygon>
        <draw:polygon draw:style-name="gr12" draw:text-style-name="P11" draw:layer="layout" svg:width="0.635cm" svg:height="0.635cm" svg:x="12.276cm" svg:y="5.926cm" svg:viewBox="0 0 636 636" draw:points="319,636 0,636 0,0 636,0 636,636">
          <text:p/>
        </draw:polygon>
        <draw:polygon draw:style-name="gr12" draw:text-style-name="P11" draw:layer="layout" svg:width="0.635cm" svg:height="0.635cm" svg:x="12.911cm" svg:y="5.926cm" svg:viewBox="0 0 636 636" draw:points="319,636 0,636 0,0 636,0 636,636">
          <text:p/>
        </draw:polygon>
        <draw:polygon draw:style-name="gr12" draw:text-style-name="P11" draw:layer="layout" svg:width="0.635cm" svg:height="0.635cm" svg:x="13.546cm" svg:y="5.926cm" svg:viewBox="0 0 636 636" draw:points="319,636 0,636 0,0 636,0 636,636">
          <text:p/>
        </draw:polygon>
        <draw:polygon draw:style-name="gr12" draw:text-style-name="P11" draw:layer="layout" svg:width="0.635cm" svg:height="0.635cm" svg:x="14.181cm" svg:y="5.926cm" svg:viewBox="0 0 636 636" draw:points="319,636 0,636 0,0 636,0 636,636">
          <text:p/>
        </draw:polygon>
        <draw:polygon draw:style-name="gr12" draw:text-style-name="P11" draw:layer="layout" svg:width="0.635cm" svg:height="0.635cm" svg:x="14.816cm" svg:y="5.926cm" svg:viewBox="0 0 636 636" draw:points="319,636 0,636 0,0 636,0 636,636">
          <text:p/>
        </draw:polygon>
        <draw:polygon draw:style-name="gr12" draw:text-style-name="P11" draw:layer="layout" svg:width="0.635cm" svg:height="0.635cm" svg:x="15.451cm" svg:y="5.926cm" svg:viewBox="0 0 636 636" draw:points="319,636 0,636 0,0 636,0 636,636">
          <text:p/>
        </draw:polygon>
        <draw:polygon draw:style-name="gr12" draw:text-style-name="P11" draw:layer="layout" svg:width="0.635cm" svg:height="0.635cm" svg:x="16.086cm" svg:y="5.926cm" svg:viewBox="0 0 636 636" draw:points="319,636 0,636 0,0 636,0 636,636">
          <text:p/>
        </draw:polygon>
        <draw:polygon draw:style-name="gr18" draw:text-style-name="P14" draw:layer="layout" svg:width="1.27cm" svg:height="0.635cm" svg:x="6.561cm" svg:y="7.408cm" svg:viewBox="0 0 1271 636" draw:points="636,636 0,636 0,0 1271,0 1271,636">
          <text:p/>
        </draw:polygon>
        <draw:polygon draw:style-name="gr18" draw:text-style-name="P14" draw:layer="layout" svg:width="1.27cm" svg:height="0.635cm" svg:x="7.831cm" svg:y="7.408cm" svg:viewBox="0 0 1271 636" draw:points="636,636 0,636 0,0 1271,0 1271,636">
          <text:p/>
        </draw:polygon>
        <draw:polygon draw:style-name="gr18" draw:text-style-name="P14" draw:layer="layout" svg:width="1.27cm" svg:height="0.635cm" svg:x="9.101cm" svg:y="7.408cm" svg:viewBox="0 0 1271 636" draw:points="636,636 0,636 0,0 1271,0 1271,636">
          <text:p/>
        </draw:polygon>
        <draw:polygon draw:style-name="gr18" draw:text-style-name="P14" draw:layer="layout" svg:width="1.27cm" svg:height="0.635cm" svg:x="10.371cm" svg:y="7.408cm" svg:viewBox="0 0 1271 636" draw:points="636,636 0,636 0,0 1271,0 1271,636">
          <text:p/>
        </draw:polygon>
        <draw:polygon draw:style-name="gr18" draw:text-style-name="P14" draw:layer="layout" svg:width="1.27cm" svg:height="0.635cm" svg:x="11.641cm" svg:y="7.408cm" svg:viewBox="0 0 1271 636" draw:points="636,636 0,636 0,0 1271,0 1271,636">
          <text:p/>
        </draw:polygon>
        <draw:polygon draw:style-name="gr18" draw:text-style-name="P14" draw:layer="layout" svg:width="1.27cm" svg:height="0.635cm" svg:x="12.911cm" svg:y="7.408cm" svg:viewBox="0 0 1271 636" draw:points="636,636 0,636 0,0 1271,0 1271,636">
          <text:p/>
        </draw:polygon>
        <draw:polygon draw:style-name="gr18" draw:text-style-name="P14" draw:layer="layout" svg:width="1.27cm" svg:height="0.635cm" svg:x="14.181cm" svg:y="7.408cm" svg:viewBox="0 0 1271 636" draw:points="636,636 0,636 0,0 1271,0 1271,636">
          <text:p/>
        </draw:polygon>
        <draw:polygon draw:style-name="gr18" draw:text-style-name="P14" draw:layer="layout" svg:width="1.27cm" svg:height="0.635cm" svg:x="15.451cm" svg:y="7.408cm" svg:viewBox="0 0 1271 636" draw:points="636,636 0,636 0,0 1271,0 1271,636">
          <text:p/>
        </draw:polygon>
        <draw:line draw:style-name="gr5" draw:text-style-name="P6" draw:layer="layout" svg:x1="6.773cm" svg:y1="6.561cm" svg:x2="6.922cm" svg:y2="7.01cm">
          <text:p/>
        </draw:line>
        <draw:polygon draw:style-name="gr17" draw:text-style-name="P13" draw:layer="layout" svg:width="0.197cm" svg:height="0.233cm" svg:x="6.819cm" svg:y="6.963cm" svg:viewBox="0 0 198 234" draw:points="166,234 0,67 198,0">
          <text:p/>
        </draw:polygon>
        <draw:line draw:style-name="gr5" draw:text-style-name="P6" draw:layer="layout" svg:x1="7.621cm" svg:y1="6.561cm" svg:x2="7.306cm" svg:y2="7.035cm">
          <text:p/>
        </draw:line>
        <draw:polygon draw:style-name="gr17" draw:text-style-name="P13" draw:layer="layout" svg:width="0.205cm" svg:height="0.233cm" svg:x="7.196cm" svg:y="6.963cm" svg:viewBox="0 0 206 234" draw:points="0,234 28,0 206,118">
          <text:p/>
        </draw:polygon>
        <draw:line draw:style-name="gr5" draw:text-style-name="P6" draw:layer="layout" svg:x1="8.043cm" svg:y1="6.561cm" svg:x2="8.192cm" svg:y2="7.01cm">
          <text:p/>
        </draw:line>
        <draw:polygon draw:style-name="gr17" draw:text-style-name="P13" draw:layer="layout" svg:width="0.197cm" svg:height="0.233cm" svg:x="8.089cm" svg:y="6.963cm" svg:viewBox="0 0 198 234" draw:points="167,234 0,67 198,0">
          <text:p/>
        </draw:polygon>
        <draw:line draw:style-name="gr5" draw:text-style-name="P6" draw:layer="layout" svg:x1="8.891cm" svg:y1="6.561cm" svg:x2="8.576cm" svg:y2="7.035cm">
          <text:p/>
        </draw:line>
        <draw:polygon draw:style-name="gr17" draw:text-style-name="P13" draw:layer="layout" svg:width="0.205cm" svg:height="0.233cm" svg:x="8.466cm" svg:y="6.963cm" svg:viewBox="0 0 206 234" draw:points="0,234 28,0 206,118">
          <text:p/>
        </draw:polygon>
        <draw:line draw:style-name="gr5" draw:text-style-name="P6" draw:layer="layout" svg:x1="9.313cm" svg:y1="6.561cm" svg:x2="9.462cm" svg:y2="7.01cm">
          <text:p/>
        </draw:line>
        <draw:polygon draw:style-name="gr17" draw:text-style-name="P13" draw:layer="layout" svg:width="0.197cm" svg:height="0.233cm" svg:x="9.359cm" svg:y="6.963cm" svg:viewBox="0 0 198 234" draw:points="166,234 0,67 198,0">
          <text:p/>
        </draw:polygon>
        <draw:line draw:style-name="gr5" draw:text-style-name="P6" draw:layer="layout" svg:x1="10.161cm" svg:y1="6.561cm" svg:x2="9.846cm" svg:y2="7.035cm">
          <text:p/>
        </draw:line>
        <draw:polygon draw:style-name="gr17" draw:text-style-name="P13" draw:layer="layout" svg:width="0.205cm" svg:height="0.233cm" svg:x="9.736cm" svg:y="6.963cm" svg:viewBox="0 0 206 234" draw:points="0,234 28,0 206,118">
          <text:p/>
        </draw:polygon>
        <draw:line draw:style-name="gr5" draw:text-style-name="P6" draw:layer="layout" svg:x1="10.583cm" svg:y1="6.561cm" svg:x2="10.732cm" svg:y2="7.01cm">
          <text:p/>
        </draw:line>
        <draw:polygon draw:style-name="gr17" draw:text-style-name="P13" draw:layer="layout" svg:width="0.197cm" svg:height="0.233cm" svg:x="10.629cm" svg:y="6.963cm" svg:viewBox="0 0 198 234" draw:points="167,234 0,67 198,0">
          <text:p/>
        </draw:polygon>
        <draw:line draw:style-name="gr5" draw:text-style-name="P6" draw:layer="layout" svg:x1="11.431cm" svg:y1="6.561cm" svg:x2="11.116cm" svg:y2="7.035cm">
          <text:p/>
        </draw:line>
        <draw:polygon draw:style-name="gr17" draw:text-style-name="P13" draw:layer="layout" svg:width="0.205cm" svg:height="0.233cm" svg:x="11.006cm" svg:y="6.963cm" svg:viewBox="0 0 206 234" draw:points="0,234 28,0 206,118">
          <text:p/>
        </draw:polygon>
        <draw:line draw:style-name="gr5" draw:text-style-name="P6" draw:layer="layout" svg:x1="11.853cm" svg:y1="6.561cm" svg:x2="12.002cm" svg:y2="7.01cm">
          <text:p/>
        </draw:line>
        <draw:polygon draw:style-name="gr17" draw:text-style-name="P13" draw:layer="layout" svg:width="0.197cm" svg:height="0.233cm" svg:x="11.899cm" svg:y="6.963cm" svg:viewBox="0 0 198 234" draw:points="167,234 0,67 198,0">
          <text:p/>
        </draw:polygon>
        <draw:line draw:style-name="gr5" draw:text-style-name="P6" draw:layer="layout" svg:x1="12.701cm" svg:y1="6.561cm" svg:x2="12.386cm" svg:y2="7.035cm">
          <text:p/>
        </draw:line>
        <draw:polygon draw:style-name="gr17" draw:text-style-name="P13" draw:layer="layout" svg:width="0.205cm" svg:height="0.233cm" svg:x="12.276cm" svg:y="6.963cm" svg:viewBox="0 0 206 234" draw:points="0,234 28,0 206,118">
          <text:p/>
        </draw:polygon>
        <draw:line draw:style-name="gr5" draw:text-style-name="P6" draw:layer="layout" svg:x1="13.123cm" svg:y1="6.561cm" svg:x2="13.272cm" svg:y2="7.01cm">
          <text:p/>
        </draw:line>
        <draw:polygon draw:style-name="gr17" draw:text-style-name="P13" draw:layer="layout" svg:width="0.197cm" svg:height="0.233cm" svg:x="13.169cm" svg:y="6.963cm" svg:viewBox="0 0 198 234" draw:points="167,234 0,67 198,0">
          <text:p/>
        </draw:polygon>
        <draw:line draw:style-name="gr5" draw:text-style-name="P6" draw:layer="layout" svg:x1="13.971cm" svg:y1="6.561cm" svg:x2="13.656cm" svg:y2="7.035cm">
          <text:p/>
        </draw:line>
        <draw:polygon draw:style-name="gr17" draw:text-style-name="P13" draw:layer="layout" svg:width="0.205cm" svg:height="0.233cm" svg:x="13.546cm" svg:y="6.963cm" svg:viewBox="0 0 206 234" draw:points="0,234 29,0 206,118">
          <text:p/>
        </draw:polygon>
        <draw:line draw:style-name="gr5" draw:text-style-name="P6" draw:layer="layout" svg:x1="14.393cm" svg:y1="6.561cm" svg:x2="14.542cm" svg:y2="7.01cm">
          <text:p/>
        </draw:line>
        <draw:polygon draw:style-name="gr17" draw:text-style-name="P13" draw:layer="layout" svg:width="0.197cm" svg:height="0.233cm" svg:x="14.439cm" svg:y="6.963cm" svg:viewBox="0 0 198 234" draw:points="167,234 0,67 198,0">
          <text:p/>
        </draw:polygon>
        <draw:line draw:style-name="gr5" draw:text-style-name="P6" draw:layer="layout" svg:x1="15.241cm" svg:y1="6.561cm" svg:x2="14.926cm" svg:y2="7.035cm">
          <text:p/>
        </draw:line>
        <draw:polygon draw:style-name="gr17" draw:text-style-name="P13" draw:layer="layout" svg:width="0.205cm" svg:height="0.233cm" svg:x="14.816cm" svg:y="6.963cm" svg:viewBox="0 0 206 234" draw:points="0,234 28,0 206,118">
          <text:p/>
        </draw:polygon>
        <draw:line draw:style-name="gr5" draw:text-style-name="P6" draw:layer="layout" svg:x1="15.663cm" svg:y1="6.561cm" svg:x2="15.812cm" svg:y2="7.01cm">
          <text:p/>
        </draw:line>
        <draw:polygon draw:style-name="gr17" draw:text-style-name="P13" draw:layer="layout" svg:width="0.197cm" svg:height="0.233cm" svg:x="15.709cm" svg:y="6.963cm" svg:viewBox="0 0 198 234" draw:points="167,234 0,67 198,0">
          <text:p/>
        </draw:polygon>
        <draw:line draw:style-name="gr5" draw:text-style-name="P6" draw:layer="layout" svg:x1="16.511cm" svg:y1="6.561cm" svg:x2="16.196cm" svg:y2="7.035cm">
          <text:p/>
        </draw:line>
        <draw:polygon draw:style-name="gr17" draw:text-style-name="P13" draw:layer="layout" svg:width="0.205cm" svg:height="0.233cm" svg:x="16.086cm" svg:y="6.963cm" svg:viewBox="0 0 206 234" draw:points="0,234 28,0 206,118">
          <text:p/>
        </draw:polygon>
        <draw:polygon draw:style-name="gr12" draw:text-style-name="P11" draw:layer="layout" svg:width="2.54cm" svg:height="0.635cm" svg:x="6.561cm" svg:y="8.89cm" svg:viewBox="0 0 2541 636" draw:points="1270,636 0,636 0,0 2541,0 2541,636">
          <text:p/>
        </draw:polygon>
        <draw:polygon draw:style-name="gr12" draw:text-style-name="P11" draw:layer="layout" svg:width="2.54cm" svg:height="0.635cm" svg:x="9.101cm" svg:y="8.89cm" svg:viewBox="0 0 2541 636" draw:points="1270,636 0,636 0,0 2541,0 2541,636">
          <text:p/>
        </draw:polygon>
        <draw:polygon draw:style-name="gr12" draw:text-style-name="P11" draw:layer="layout" svg:width="2.54cm" svg:height="0.635cm" svg:x="11.641cm" svg:y="8.89cm" svg:viewBox="0 0 2541 636" draw:points="1270,636 0,636 0,0 2541,0 2541,636">
          <text:p/>
        </draw:polygon>
        <draw:polygon draw:style-name="gr12" draw:text-style-name="P11" draw:layer="layout" svg:width="2.54cm" svg:height="0.635cm" svg:x="14.181cm" svg:y="8.89cm" svg:viewBox="0 0 2541 636" draw:points="1270,636 0,636 0,0 2541,0 2541,636">
          <text:p/>
        </draw:polygon>
        <draw:line draw:style-name="gr5" draw:text-style-name="P6" draw:layer="layout" svg:x1="7.196cm" svg:y1="8.043cm" svg:x2="7.345cm" svg:y2="8.492cm">
          <text:p/>
        </draw:line>
        <draw:polygon draw:style-name="gr17" draw:text-style-name="P13" draw:layer="layout" svg:width="0.198cm" svg:height="0.233cm" svg:x="7.242cm" svg:y="8.445cm" svg:viewBox="0 0 199 234" draw:points="167,234 0,68 199,0">
          <text:p/>
        </draw:polygon>
        <draw:line draw:style-name="gr5" draw:text-style-name="P6" draw:layer="layout" svg:x1="8.679cm" svg:y1="8.043cm" svg:x2="8.364cm" svg:y2="8.517cm">
          <text:p/>
        </draw:line>
        <draw:polygon draw:style-name="gr17" draw:text-style-name="P13" draw:layer="layout" svg:width="0.204cm" svg:height="0.233cm" svg:x="8.255cm" svg:y="8.445cm" svg:viewBox="0 0 205 234" draw:points="0,234 29,0 205,117">
          <text:p/>
        </draw:polygon>
        <draw:line draw:style-name="gr5" draw:text-style-name="P6" draw:layer="layout" svg:x1="9.736cm" svg:y1="8.043cm" svg:x2="9.885cm" svg:y2="8.492cm">
          <text:p/>
        </draw:line>
        <draw:polygon draw:style-name="gr17" draw:text-style-name="P13" draw:layer="layout" svg:width="0.198cm" svg:height="0.233cm" svg:x="9.782cm" svg:y="8.445cm" svg:viewBox="0 0 199 234" draw:points="166,234 0,68 199,0">
          <text:p/>
        </draw:polygon>
        <draw:line draw:style-name="gr5" draw:text-style-name="P6" draw:layer="layout" svg:x1="11.219cm" svg:y1="8.043cm" svg:x2="10.904cm" svg:y2="8.517cm">
          <text:p/>
        </draw:line>
        <draw:polygon draw:style-name="gr17" draw:text-style-name="P13" draw:layer="layout" svg:width="0.204cm" svg:height="0.233cm" svg:x="10.795cm" svg:y="8.445cm" svg:viewBox="0 0 205 234" draw:points="0,234 28,0 205,117">
          <text:p/>
        </draw:polygon>
        <draw:line draw:style-name="gr5" draw:text-style-name="P6" draw:layer="layout" svg:x1="12.065cm" svg:y1="8.043cm" svg:x2="12.217cm" svg:y2="8.492cm">
          <text:p/>
        </draw:line>
        <draw:polygon draw:style-name="gr17" draw:text-style-name="P13" draw:layer="layout" svg:width="0.198cm" svg:height="0.233cm" svg:x="12.11cm" svg:y="8.445cm" svg:viewBox="0 0 199 234" draw:points="167,234 0,68 199,0">
          <text:p/>
        </draw:polygon>
        <draw:line draw:style-name="gr5" draw:text-style-name="P6" draw:layer="layout" svg:x1="13.547cm" svg:y1="8.043cm" svg:x2="13.232cm" svg:y2="8.517cm">
          <text:p/>
        </draw:line>
        <draw:polygon draw:style-name="gr17" draw:text-style-name="P13" draw:layer="layout" svg:width="0.204cm" svg:height="0.233cm" svg:x="13.123cm" svg:y="8.445cm" svg:viewBox="0 0 205 234" draw:points="0,234 28,0 205,117">
          <text:p/>
        </draw:polygon>
        <draw:line draw:style-name="gr5" draw:text-style-name="P6" draw:layer="layout" svg:x1="14.605cm" svg:y1="8.043cm" svg:x2="14.757cm" svg:y2="8.492cm">
          <text:p/>
        </draw:line>
        <draw:polygon draw:style-name="gr17" draw:text-style-name="P13" draw:layer="layout" svg:width="0.198cm" svg:height="0.233cm" svg:x="14.65cm" svg:y="8.445cm" svg:viewBox="0 0 199 234" draw:points="167,234 0,68 199,0">
          <text:p/>
        </draw:polygon>
        <draw:line draw:style-name="gr5" draw:text-style-name="P6" draw:layer="layout" svg:x1="16.087cm" svg:y1="8.043cm" svg:x2="15.772cm" svg:y2="8.517cm">
          <text:p/>
        </draw:line>
        <draw:polygon draw:style-name="gr17" draw:text-style-name="P13" draw:layer="layout" svg:width="0.204cm" svg:height="0.233cm" svg:x="15.663cm" svg:y="8.445cm" svg:viewBox="0 0 205 234" draw:points="0,234 28,0 205,117">
          <text:p/>
        </draw:polygon>
        <draw:polygon draw:style-name="gr18" draw:text-style-name="P14" draw:layer="layout" svg:width="5.08cm" svg:height="0.635cm" svg:x="6.561cm" svg:y="10.371cm" svg:viewBox="0 0 5081 636" draw:points="2541,636 0,636 0,0 5081,0 5081,636">
          <text:p/>
        </draw:polygon>
        <draw:polygon draw:style-name="gr18" draw:text-style-name="P14" draw:layer="layout" svg:width="5.08cm" svg:height="0.635cm" svg:x="11.641cm" svg:y="10.371cm" svg:viewBox="0 0 5081 636" draw:points="2541,636 0,636 0,0 5081,0 5081,636">
          <text:p/>
        </draw:polygon>
        <draw:line draw:style-name="gr5" draw:text-style-name="P6" draw:layer="layout" svg:x1="7.831cm" svg:y1="9.525cm" svg:x2="7.98cm" svg:y2="9.974cm">
          <text:p/>
        </draw:line>
        <draw:polygon draw:style-name="gr17" draw:text-style-name="P13" draw:layer="layout" svg:width="0.198cm" svg:height="0.233cm" svg:x="7.877cm" svg:y="9.927cm" svg:viewBox="0 0 199 234" draw:points="167,234 0,67 199,0">
          <text:p/>
        </draw:polygon>
        <draw:line draw:style-name="gr5" draw:text-style-name="P6" draw:layer="layout" svg:x1="10.372cm" svg:y1="9.525cm" svg:x2="10.057cm" svg:y2="9.998cm">
          <text:p/>
        </draw:line>
        <draw:polygon draw:style-name="gr17" draw:text-style-name="P13" draw:layer="layout" svg:width="0.204cm" svg:height="0.233cm" svg:x="9.948cm" svg:y="9.927cm" svg:viewBox="0 0 205 234" draw:points="0,234 28,0 205,116">
          <text:p/>
        </draw:polygon>
        <draw:line draw:style-name="gr5" draw:text-style-name="P6" draw:layer="layout" svg:x1="12.911cm" svg:y1="9.525cm" svg:x2="13.06cm" svg:y2="9.974cm">
          <text:p/>
        </draw:line>
        <draw:polygon draw:style-name="gr17" draw:text-style-name="P13" draw:layer="layout" svg:width="0.198cm" svg:height="0.233cm" svg:x="12.957cm" svg:y="9.927cm" svg:viewBox="0 0 199 234" draw:points="167,234 0,67 199,0">
          <text:p/>
        </draw:polygon>
        <draw:line draw:style-name="gr5" draw:text-style-name="P6" draw:layer="layout" svg:x1="15.452cm" svg:y1="9.525cm" svg:x2="15.137cm" svg:y2="9.998cm">
          <text:p/>
        </draw:line>
        <draw:polygon draw:style-name="gr17" draw:text-style-name="P13" draw:layer="layout" svg:width="0.204cm" svg:height="0.233cm" svg:x="15.028cm" svg:y="9.927cm" svg:viewBox="0 0 205 234" draw:points="0,234 28,0 205,116">
          <text:p/>
        </draw:polygon>
        <draw:polygon draw:style-name="gr12" draw:text-style-name="P11" draw:layer="layout" svg:width="10.16cm" svg:height="0.635cm" svg:x="6.561cm" svg:y="11.853cm" svg:viewBox="0 0 10161 636" draw:points="5080,636 0,636 0,0 10161,0 10161,636">
          <text:p/>
        </draw:polygon>
        <draw:line draw:style-name="gr5" draw:text-style-name="P6" draw:layer="layout" svg:x1="9.101cm" svg:y1="11.006cm" svg:x2="9.25cm" svg:y2="11.455cm">
          <text:p/>
        </draw:line>
        <draw:polygon draw:style-name="gr17" draw:text-style-name="P13" draw:layer="layout" svg:width="0.198cm" svg:height="0.233cm" svg:x="9.147cm" svg:y="11.408cm" svg:viewBox="0 0 199 234" draw:points="167,234 0,67 199,0">
          <text:p/>
        </draw:polygon>
        <draw:line draw:style-name="gr5" draw:text-style-name="P6" draw:layer="layout" svg:x1="13.971cm" svg:y1="11.006cm" svg:x2="13.656cm" svg:y2="11.48cm">
          <text:p/>
        </draw:line>
        <draw:polygon draw:style-name="gr17" draw:text-style-name="P13" draw:layer="layout" svg:width="0.205cm" svg:height="0.233cm" svg:x="13.546cm" svg:y="11.408cm" svg:viewBox="0 0 206 234" draw:points="0,234 29,0 206,118">
          <text:p/>
        </draw:polygon>
        <draw:frame draw:style-name="gr2" draw:text-style-name="P3" draw:layer="layout" svg:width="12.859cm" svg:height="1.551cm" svg:x="6.255cm" svg:y="2.77cm">
          <draw:text-box>
            <text:p text:style-name="P2"><text:span text:style-name="T1">I</text:span><text:span text:style-name="T1">t</text:span><text:span text:style-name="T1">e</text:span><text:span text:style-name="T1">r</text:span><text:span text:style-name="T1">a</text:span><text:span text:style-name="T1">t</text:span><text:span text:style-name="T1">i</text:span><text:span text:style-name="T1">v</text:span><text:span text:style-name="T1">e</text:span><text:span text:style-name="T1"> </text:span><text:span text:style-name="T1">M</text:span><text:span text:style-name="T1">e</text:span><text:span text:style-name="T1">r</text:span><text:span text:style-name="T1">g</text:span><text:span text:style-name="T1">e</text:span><text:span text:style-name="T1">s</text:span><text:span text:style-name="T1">o</text:span><text:span text:style-name="T1">r</text:span><text:span text:style-name="T1">t</text:span></text:p>
          </draw:text-box>
        </draw:frame>
        <draw:frame draw:style-name="gr22" draw:text-style-name="P17" draw:layer="layout" svg:width="3.16cm" svg:height="0.634cm" svg:x="17.618cm" svg:y="6.935cm">
          <draw:text-box>
            <text:p text:style-name="P2"><text:span text:style-name="T16">M</text:span><text:span text:style-name="T16">e</text:span><text:span text:style-name="T16">r</text:span><text:span text:style-name="T16">g</text:span><text:span text:style-name="T16">e </text:span><text:span text:style-name="T16">b</text:span><text:span text:style-name="T16">y </text:span><text:span text:style-name="T16">1</text:span></text:p>
          </draw:text-box>
        </draw:frame>
        <draw:frame draw:style-name="gr22" draw:text-style-name="P17" draw:layer="layout" svg:width="3.16cm" svg:height="0.634cm" svg:x="17.618cm" svg:y="8.459cm">
          <draw:text-box>
            <text:p text:style-name="P2"><text:span text:style-name="T16">M</text:span><text:span text:style-name="T16">e</text:span><text:span text:style-name="T16">r</text:span><text:span text:style-name="T16">g</text:span><text:span text:style-name="T16">e </text:span><text:span text:style-name="T16">b</text:span><text:span text:style-name="T16">y </text:span><text:span text:style-name="T16">2</text:span></text:p>
          </draw:text-box>
        </draw:frame>
        <draw:frame draw:style-name="gr22" draw:text-style-name="P17" draw:layer="layout" svg:width="3.16cm" svg:height="0.634cm" svg:x="17.618cm" svg:y="9.983cm">
          <draw:text-box>
            <text:p text:style-name="P2"><text:span text:style-name="T16">M</text:span><text:span text:style-name="T16">e</text:span><text:span text:style-name="T16">r</text:span><text:span text:style-name="T16">g</text:span><text:span text:style-name="T16">e </text:span><text:span text:style-name="T16">b</text:span><text:span text:style-name="T16">y </text:span><text:span text:style-name="T16">4</text:span></text:p>
          </draw:text-box>
        </draw:frame>
        <draw:frame draw:style-name="gr22" draw:text-style-name="P17" draw:layer="layout" svg:width="3.16cm" svg:height="0.634cm" svg:x="17.618cm" svg:y="11.507cm">
          <draw:text-box>
            <text:p text:style-name="P2"><text:span text:style-name="T16">M</text:span><text:span text:style-name="T16">e</text:span><text:span text:style-name="T16">r</text:span><text:span text:style-name="T16">g</text:span><text:span text:style-name="T16">e </text:span><text:span text:style-name="T16">b</text:span><text:span text:style-name="T16">y </text:span><text:span text:style-name="T16">8</text:span></text:p>
          </draw:text-box>
        </draw:frame>
      </draw:page>
      <draw:page draw:name="page14"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14/EXP/ALG/VIS/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1</text:span><text:span text:style-name="T3">4</text:span></text:p>
          </draw:text-box>
        </draw:frame>
        <draw:polygon draw:style-name="gr12" draw:text-style-name="P11" draw:layer="layout" svg:width="0.635cm" svg:height="0.635cm" svg:x="0.846cm" svg:y="5.926cm" svg:viewBox="0 0 636 636" draw:points="319,636 0,636 0,0 636,0 636,636">
          <text:p/>
        </draw:polygon>
        <draw:polygon draw:style-name="gr12" draw:text-style-name="P11" draw:layer="layout" svg:width="0.635cm" svg:height="0.635cm" svg:x="1.481cm" svg:y="5.926cm" svg:viewBox="0 0 636 636" draw:points="319,636 0,636 0,0 636,0 636,636">
          <text:p/>
        </draw:polygon>
        <draw:polygon draw:style-name="gr12" draw:text-style-name="P11" draw:layer="layout" svg:width="0.635cm" svg:height="0.635cm" svg:x="2.116cm" svg:y="5.926cm" svg:viewBox="0 0 636 636" draw:points="319,636 0,636 0,0 636,0 636,636">
          <text:p/>
        </draw:polygon>
        <draw:polygon draw:style-name="gr12" draw:text-style-name="P11" draw:layer="layout" svg:width="0.635cm" svg:height="0.635cm" svg:x="2.751cm" svg:y="5.926cm" svg:viewBox="0 0 636 636" draw:points="319,636 0,636 0,0 636,0 636,636">
          <text:p/>
        </draw:polygon>
        <draw:polygon draw:style-name="gr12" draw:text-style-name="P11" draw:layer="layout" svg:width="0.635cm" svg:height="0.635cm" svg:x="3.386cm" svg:y="5.926cm" svg:viewBox="0 0 636 636" draw:points="319,636 0,636 0,0 636,0 636,636">
          <text:p/>
        </draw:polygon>
        <draw:polygon draw:style-name="gr12" draw:text-style-name="P11" draw:layer="layout" svg:width="0.635cm" svg:height="0.635cm" svg:x="4.021cm" svg:y="5.926cm" svg:viewBox="0 0 636 636" draw:points="319,636 0,636 0,0 636,0 636,636">
          <text:p/>
        </draw:polygon>
        <draw:polygon draw:style-name="gr12" draw:text-style-name="P11" draw:layer="layout" svg:width="0.635cm" svg:height="0.635cm" svg:x="4.656cm" svg:y="5.926cm" svg:viewBox="0 0 636 636" draw:points="319,636 0,636 0,0 636,0 636,636">
          <text:p/>
        </draw:polygon>
        <draw:polygon draw:style-name="gr12" draw:text-style-name="P11" draw:layer="layout" svg:width="0.635cm" svg:height="0.635cm" svg:x="5.291cm" svg:y="5.926cm" svg:viewBox="0 0 636 636" draw:points="319,636 0,636 0,0 636,0 636,636">
          <text:p/>
        </draw:polygon>
        <draw:polygon draw:style-name="gr12" draw:text-style-name="P11" draw:layer="layout" svg:width="0.635cm" svg:height="0.635cm" svg:x="5.926cm" svg:y="5.926cm" svg:viewBox="0 0 636 636" draw:points="319,636 0,636 0,0 636,0 636,636">
          <text:p/>
        </draw:polygon>
        <draw:polygon draw:style-name="gr12" draw:text-style-name="P11" draw:layer="layout" svg:width="0.635cm" svg:height="0.635cm" svg:x="6.561cm" svg:y="5.926cm" svg:viewBox="0 0 636 636" draw:points="319,636 0,636 0,0 636,0 636,636">
          <text:p/>
        </draw:polygon>
        <draw:polygon draw:style-name="gr12" draw:text-style-name="P11" draw:layer="layout" svg:width="0.635cm" svg:height="0.635cm" svg:x="7.196cm" svg:y="5.926cm" svg:viewBox="0 0 636 636" draw:points="319,636 0,636 0,0 636,0 636,636">
          <text:p/>
        </draw:polygon>
        <draw:polygon draw:style-name="gr12" draw:text-style-name="P11" draw:layer="layout" svg:width="0.635cm" svg:height="0.635cm" svg:x="7.831cm" svg:y="5.926cm" svg:viewBox="0 0 636 636" draw:points="319,636 0,636 0,0 636,0 636,636">
          <text:p/>
        </draw:polygon>
        <draw:polygon draw:style-name="gr12" draw:text-style-name="P11" draw:layer="layout" svg:width="0.635cm" svg:height="0.635cm" svg:x="8.466cm" svg:y="5.926cm" svg:viewBox="0 0 636 636" draw:points="319,636 0,636 0,0 636,0 636,636">
          <text:p/>
        </draw:polygon>
        <draw:polygon draw:style-name="gr12" draw:text-style-name="P11" draw:layer="layout" svg:width="0.635cm" svg:height="0.635cm" svg:x="9.101cm" svg:y="5.926cm" svg:viewBox="0 0 636 636" draw:points="319,636 0,636 0,0 636,0 636,636">
          <text:p/>
        </draw:polygon>
        <draw:polygon draw:style-name="gr12" draw:text-style-name="P11" draw:layer="layout" svg:width="0.635cm" svg:height="0.635cm" svg:x="9.736cm" svg:y="5.926cm" svg:viewBox="0 0 636 636" draw:points="319,636 0,636 0,0 636,0 636,636">
          <text:p/>
        </draw:polygon>
        <draw:polygon draw:style-name="gr12" draw:text-style-name="P11" draw:layer="layout" svg:width="0.635cm" svg:height="0.635cm" svg:x="10.371cm" svg:y="5.926cm" svg:viewBox="0 0 636 636" draw:points="319,636 0,636 0,0 636,0 636,636">
          <text:p/>
        </draw:polygon>
        <draw:polygon draw:style-name="gr18" draw:text-style-name="P14" draw:layer="layout" svg:width="1.27cm" svg:height="0.635cm" svg:x="0.846cm" svg:y="7.408cm" svg:viewBox="0 0 1271 636" draw:points="635,636 0,636 0,0 1271,0 1271,636">
          <text:p/>
        </draw:polygon>
        <draw:polygon draw:style-name="gr18" draw:text-style-name="P14" draw:layer="layout" svg:width="1.27cm" svg:height="0.635cm" svg:x="2.116cm" svg:y="7.408cm" svg:viewBox="0 0 1271 636" draw:points="635,636 0,636 0,0 1271,0 1271,636">
          <text:p/>
        </draw:polygon>
        <draw:polygon draw:style-name="gr18" draw:text-style-name="P14" draw:layer="layout" svg:width="1.27cm" svg:height="0.635cm" svg:x="3.386cm" svg:y="7.408cm" svg:viewBox="0 0 1271 636" draw:points="635,636 0,636 0,0 1271,0 1271,636">
          <text:p/>
        </draw:polygon>
        <draw:polygon draw:style-name="gr18" draw:text-style-name="P14" draw:layer="layout" svg:width="1.27cm" svg:height="0.635cm" svg:x="4.656cm" svg:y="7.408cm" svg:viewBox="0 0 1271 636" draw:points="635,636 0,636 0,0 1271,0 1271,636">
          <text:p/>
        </draw:polygon>
        <draw:polygon draw:style-name="gr18" draw:text-style-name="P14" draw:layer="layout" svg:width="1.27cm" svg:height="0.635cm" svg:x="5.926cm" svg:y="7.408cm" svg:viewBox="0 0 1271 636" draw:points="635,636 0,636 0,0 1271,0 1271,636">
          <text:p/>
        </draw:polygon>
        <draw:polygon draw:style-name="gr18" draw:text-style-name="P14" draw:layer="layout" svg:width="1.27cm" svg:height="0.635cm" svg:x="7.196cm" svg:y="7.408cm" svg:viewBox="0 0 1271 636" draw:points="635,636 0,636 0,0 1271,0 1271,636">
          <text:p/>
        </draw:polygon>
        <draw:polygon draw:style-name="gr18" draw:text-style-name="P14" draw:layer="layout" svg:width="1.27cm" svg:height="0.635cm" svg:x="8.466cm" svg:y="7.408cm" svg:viewBox="0 0 1271 636" draw:points="635,636 0,636 0,0 1271,0 1271,636">
          <text:p/>
        </draw:polygon>
        <draw:polygon draw:style-name="gr18" draw:text-style-name="P14" draw:layer="layout" svg:width="1.27cm" svg:height="0.635cm" svg:x="9.736cm" svg:y="7.408cm" svg:viewBox="0 0 1271 636" draw:points="635,636 0,636 0,0 1271,0 1271,636">
          <text:p/>
        </draw:polygon>
        <draw:line draw:style-name="gr5" draw:text-style-name="P6" draw:layer="layout" svg:x1="1.058cm" svg:y1="6.561cm" svg:x2="1.207cm" svg:y2="7.01cm">
          <text:p/>
        </draw:line>
        <draw:polygon draw:style-name="gr17" draw:text-style-name="P13" draw:layer="layout" svg:width="0.197cm" svg:height="0.233cm" svg:x="1.104cm" svg:y="6.963cm" svg:viewBox="0 0 198 234" draw:points="166,234 0,67 198,0">
          <text:p/>
        </draw:polygon>
        <draw:line draw:style-name="gr5" draw:text-style-name="P6" draw:layer="layout" svg:x1="1.906cm" svg:y1="6.561cm" svg:x2="1.591cm" svg:y2="7.035cm">
          <text:p/>
        </draw:line>
        <draw:polygon draw:style-name="gr17" draw:text-style-name="P13" draw:layer="layout" svg:width="0.205cm" svg:height="0.233cm" svg:x="1.481cm" svg:y="6.963cm" svg:viewBox="0 0 206 234" draw:points="0,234 28,0 206,118">
          <text:p/>
        </draw:polygon>
        <draw:line draw:style-name="gr5" draw:text-style-name="P6" draw:layer="layout" svg:x1="2.328cm" svg:y1="6.561cm" svg:x2="2.477cm" svg:y2="7.01cm">
          <text:p/>
        </draw:line>
        <draw:polygon draw:style-name="gr17" draw:text-style-name="P13" draw:layer="layout" svg:width="0.197cm" svg:height="0.233cm" svg:x="2.374cm" svg:y="6.963cm" svg:viewBox="0 0 198 234" draw:points="167,234 0,67 198,0">
          <text:p/>
        </draw:polygon>
        <draw:line draw:style-name="gr5" draw:text-style-name="P6" draw:layer="layout" svg:x1="3.176cm" svg:y1="6.561cm" svg:x2="2.861cm" svg:y2="7.035cm">
          <text:p/>
        </draw:line>
        <draw:polygon draw:style-name="gr17" draw:text-style-name="P13" draw:layer="layout" svg:width="0.205cm" svg:height="0.233cm" svg:x="2.751cm" svg:y="6.963cm" svg:viewBox="0 0 206 234" draw:points="0,234 29,0 206,118">
          <text:p/>
        </draw:polygon>
        <draw:line draw:style-name="gr5" draw:text-style-name="P6" draw:layer="layout" svg:x1="3.598cm" svg:y1="6.561cm" svg:x2="3.747cm" svg:y2="7.01cm">
          <text:p/>
        </draw:line>
        <draw:polygon draw:style-name="gr17" draw:text-style-name="P13" draw:layer="layout" svg:width="0.197cm" svg:height="0.233cm" svg:x="3.644cm" svg:y="6.963cm" svg:viewBox="0 0 198 234" draw:points="167,234 0,67 198,0">
          <text:p/>
        </draw:polygon>
        <draw:line draw:style-name="gr5" draw:text-style-name="P6" draw:layer="layout" svg:x1="4.446cm" svg:y1="6.561cm" svg:x2="4.131cm" svg:y2="7.035cm">
          <text:p/>
        </draw:line>
        <draw:polygon draw:style-name="gr17" draw:text-style-name="P13" draw:layer="layout" svg:width="0.205cm" svg:height="0.233cm" svg:x="4.021cm" svg:y="6.963cm" svg:viewBox="0 0 206 234" draw:points="0,234 28,0 206,118">
          <text:p/>
        </draw:polygon>
        <draw:line draw:style-name="gr5" draw:text-style-name="P6" draw:layer="layout" svg:x1="4.868cm" svg:y1="6.561cm" svg:x2="5.017cm" svg:y2="7.01cm">
          <text:p/>
        </draw:line>
        <draw:polygon draw:style-name="gr17" draw:text-style-name="P13" draw:layer="layout" svg:width="0.197cm" svg:height="0.233cm" svg:x="4.914cm" svg:y="6.963cm" svg:viewBox="0 0 198 234" draw:points="167,234 0,67 198,0">
          <text:p/>
        </draw:polygon>
        <draw:line draw:style-name="gr5" draw:text-style-name="P6" draw:layer="layout" svg:x1="5.716cm" svg:y1="6.561cm" svg:x2="5.401cm" svg:y2="7.035cm">
          <text:p/>
        </draw:line>
        <draw:polygon draw:style-name="gr17" draw:text-style-name="P13" draw:layer="layout" svg:width="0.205cm" svg:height="0.233cm" svg:x="5.291cm" svg:y="6.963cm" svg:viewBox="0 0 206 234" draw:points="0,234 28,0 206,118">
          <text:p/>
        </draw:polygon>
        <draw:line draw:style-name="gr5" draw:text-style-name="P6" draw:layer="layout" svg:x1="6.138cm" svg:y1="6.561cm" svg:x2="6.287cm" svg:y2="7.01cm">
          <text:p/>
        </draw:line>
        <draw:polygon draw:style-name="gr17" draw:text-style-name="P13" draw:layer="layout" svg:width="0.197cm" svg:height="0.233cm" svg:x="6.184cm" svg:y="6.963cm" svg:viewBox="0 0 198 234" draw:points="167,234 0,67 198,0">
          <text:p/>
        </draw:polygon>
        <draw:line draw:style-name="gr5" draw:text-style-name="P6" draw:layer="layout" svg:x1="6.986cm" svg:y1="6.561cm" svg:x2="6.671cm" svg:y2="7.035cm">
          <text:p/>
        </draw:line>
        <draw:polygon draw:style-name="gr17" draw:text-style-name="P13" draw:layer="layout" svg:width="0.205cm" svg:height="0.233cm" svg:x="6.561cm" svg:y="6.963cm" svg:viewBox="0 0 206 234" draw:points="0,234 28,0 206,118">
          <text:p/>
        </draw:polygon>
        <draw:line draw:style-name="gr5" draw:text-style-name="P6" draw:layer="layout" svg:x1="7.408cm" svg:y1="6.561cm" svg:x2="7.557cm" svg:y2="7.01cm">
          <text:p/>
        </draw:line>
        <draw:polygon draw:style-name="gr17" draw:text-style-name="P13" draw:layer="layout" svg:width="0.197cm" svg:height="0.233cm" svg:x="7.454cm" svg:y="6.963cm" svg:viewBox="0 0 198 234" draw:points="167,234 0,67 198,0">
          <text:p/>
        </draw:polygon>
        <draw:line draw:style-name="gr5" draw:text-style-name="P6" draw:layer="layout" svg:x1="8.256cm" svg:y1="6.561cm" svg:x2="7.941cm" svg:y2="7.035cm">
          <text:p/>
        </draw:line>
        <draw:polygon draw:style-name="gr17" draw:text-style-name="P13" draw:layer="layout" svg:width="0.205cm" svg:height="0.233cm" svg:x="7.831cm" svg:y="6.963cm" svg:viewBox="0 0 206 234" draw:points="0,234 29,0 206,118">
          <text:p/>
        </draw:polygon>
        <draw:line draw:style-name="gr5" draw:text-style-name="P6" draw:layer="layout" svg:x1="8.678cm" svg:y1="6.561cm" svg:x2="8.827cm" svg:y2="7.01cm">
          <text:p/>
        </draw:line>
        <draw:polygon draw:style-name="gr17" draw:text-style-name="P13" draw:layer="layout" svg:width="0.197cm" svg:height="0.233cm" svg:x="8.724cm" svg:y="6.963cm" svg:viewBox="0 0 198 234" draw:points="167,234 0,67 198,0">
          <text:p/>
        </draw:polygon>
        <draw:line draw:style-name="gr5" draw:text-style-name="P6" draw:layer="layout" svg:x1="9.526cm" svg:y1="6.561cm" svg:x2="9.211cm" svg:y2="7.035cm">
          <text:p/>
        </draw:line>
        <draw:polygon draw:style-name="gr17" draw:text-style-name="P13" draw:layer="layout" svg:width="0.205cm" svg:height="0.233cm" svg:x="9.101cm" svg:y="6.963cm" svg:viewBox="0 0 206 234" draw:points="0,234 28,0 206,118">
          <text:p/>
        </draw:polygon>
        <draw:line draw:style-name="gr5" draw:text-style-name="P6" draw:layer="layout" svg:x1="9.948cm" svg:y1="6.561cm" svg:x2="10.097cm" svg:y2="7.01cm">
          <text:p/>
        </draw:line>
        <draw:polygon draw:style-name="gr17" draw:text-style-name="P13" draw:layer="layout" svg:width="0.197cm" svg:height="0.233cm" svg:x="9.994cm" svg:y="6.963cm" svg:viewBox="0 0 198 234" draw:points="167,234 0,67 198,0">
          <text:p/>
        </draw:polygon>
        <draw:line draw:style-name="gr5" draw:text-style-name="P6" draw:layer="layout" svg:x1="10.796cm" svg:y1="6.561cm" svg:x2="10.481cm" svg:y2="7.035cm">
          <text:p/>
        </draw:line>
        <draw:polygon draw:style-name="gr17" draw:text-style-name="P13" draw:layer="layout" svg:width="0.205cm" svg:height="0.233cm" svg:x="10.371cm" svg:y="6.963cm" svg:viewBox="0 0 206 234" draw:points="0,234 28,0 206,118">
          <text:p/>
        </draw:polygon>
        <draw:polygon draw:style-name="gr12" draw:text-style-name="P11" draw:layer="layout" svg:width="2.54cm" svg:height="0.635cm" svg:x="0.846cm" svg:y="8.89cm" svg:viewBox="0 0 2541 636" draw:points="1271,636 0,636 0,0 2541,0 2541,636">
          <text:p/>
        </draw:polygon>
        <draw:polygon draw:style-name="gr12" draw:text-style-name="P11" draw:layer="layout" svg:width="2.54cm" svg:height="0.635cm" svg:x="3.386cm" svg:y="8.89cm" svg:viewBox="0 0 2541 636" draw:points="1271,636 0,636 0,0 2541,0 2541,636">
          <text:p/>
        </draw:polygon>
        <draw:polygon draw:style-name="gr12" draw:text-style-name="P11" draw:layer="layout" svg:width="2.54cm" svg:height="0.635cm" svg:x="5.926cm" svg:y="8.89cm" svg:viewBox="0 0 2541 636" draw:points="1271,636 0,636 0,0 2541,0 2541,636">
          <text:p/>
        </draw:polygon>
        <draw:polygon draw:style-name="gr12" draw:text-style-name="P11" draw:layer="layout" svg:width="2.54cm" svg:height="0.635cm" svg:x="8.466cm" svg:y="8.89cm" svg:viewBox="0 0 2541 636" draw:points="1271,636 0,636 0,0 2541,0 2541,636">
          <text:p/>
        </draw:polygon>
        <draw:line draw:style-name="gr5" draw:text-style-name="P6" draw:layer="layout" svg:x1="1.481cm" svg:y1="8.043cm" svg:x2="1.63cm" svg:y2="8.492cm">
          <text:p/>
        </draw:line>
        <draw:polygon draw:style-name="gr17" draw:text-style-name="P13" draw:layer="layout" svg:width="0.198cm" svg:height="0.233cm" svg:x="1.527cm" svg:y="8.445cm" svg:viewBox="0 0 199 234" draw:points="167,234 0,68 199,0">
          <text:p/>
        </draw:polygon>
        <draw:line draw:style-name="gr5" draw:text-style-name="P6" draw:layer="layout" svg:x1="2.964cm" svg:y1="8.043cm" svg:x2="2.649cm" svg:y2="8.517cm">
          <text:p/>
        </draw:line>
        <draw:polygon draw:style-name="gr17" draw:text-style-name="P13" draw:layer="layout" svg:width="0.204cm" svg:height="0.233cm" svg:x="2.54cm" svg:y="8.445cm" svg:viewBox="0 0 205 234" draw:points="0,234 29,0 205,117">
          <text:p/>
        </draw:polygon>
        <draw:line draw:style-name="gr5" draw:text-style-name="P6" draw:layer="layout" svg:x1="4.021cm" svg:y1="8.043cm" svg:x2="4.17cm" svg:y2="8.492cm">
          <text:p/>
        </draw:line>
        <draw:polygon draw:style-name="gr17" draw:text-style-name="P13" draw:layer="layout" svg:width="0.198cm" svg:height="0.233cm" svg:x="4.067cm" svg:y="8.445cm" svg:viewBox="0 0 199 234" draw:points="166,234 0,68 199,0">
          <text:p/>
        </draw:polygon>
        <draw:line draw:style-name="gr5" draw:text-style-name="P6" draw:layer="layout" svg:x1="5.504cm" svg:y1="8.043cm" svg:x2="5.189cm" svg:y2="8.517cm">
          <text:p/>
        </draw:line>
        <draw:polygon draw:style-name="gr17" draw:text-style-name="P13" draw:layer="layout" svg:width="0.204cm" svg:height="0.233cm" svg:x="5.08cm" svg:y="8.445cm" svg:viewBox="0 0 205 234" draw:points="0,234 28,0 205,117">
          <text:p/>
        </draw:polygon>
        <draw:line draw:style-name="gr5" draw:text-style-name="P6" draw:layer="layout" svg:x1="6.35cm" svg:y1="8.043cm" svg:x2="6.502cm" svg:y2="8.492cm">
          <text:p/>
        </draw:line>
        <draw:polygon draw:style-name="gr17" draw:text-style-name="P13" draw:layer="layout" svg:width="0.198cm" svg:height="0.233cm" svg:x="6.395cm" svg:y="8.445cm" svg:viewBox="0 0 199 234" draw:points="167,234 0,68 199,0">
          <text:p/>
        </draw:polygon>
        <draw:line draw:style-name="gr5" draw:text-style-name="P6" draw:layer="layout" svg:x1="7.832cm" svg:y1="8.043cm" svg:x2="7.517cm" svg:y2="8.517cm">
          <text:p/>
        </draw:line>
        <draw:polygon draw:style-name="gr17" draw:text-style-name="P13" draw:layer="layout" svg:width="0.204cm" svg:height="0.233cm" svg:x="7.408cm" svg:y="8.445cm" svg:viewBox="0 0 205 234" draw:points="0,234 28,0 205,117">
          <text:p/>
        </draw:polygon>
        <draw:line draw:style-name="gr5" draw:text-style-name="P6" draw:layer="layout" svg:x1="8.89cm" svg:y1="8.043cm" svg:x2="9.042cm" svg:y2="8.492cm">
          <text:p/>
        </draw:line>
        <draw:polygon draw:style-name="gr17" draw:text-style-name="P13" draw:layer="layout" svg:width="0.198cm" svg:height="0.233cm" svg:x="8.935cm" svg:y="8.445cm" svg:viewBox="0 0 199 234" draw:points="167,234 0,68 199,0">
          <text:p/>
        </draw:polygon>
        <draw:line draw:style-name="gr5" draw:text-style-name="P6" draw:layer="layout" svg:x1="10.372cm" svg:y1="8.043cm" svg:x2="10.057cm" svg:y2="8.517cm">
          <text:p/>
        </draw:line>
        <draw:polygon draw:style-name="gr17" draw:text-style-name="P13" draw:layer="layout" svg:width="0.204cm" svg:height="0.233cm" svg:x="9.948cm" svg:y="8.445cm" svg:viewBox="0 0 205 234" draw:points="0,234 28,0 205,117">
          <text:p/>
        </draw:polygon>
        <draw:polygon draw:style-name="gr18" draw:text-style-name="P14" draw:layer="layout" svg:width="5.08cm" svg:height="0.635cm" svg:x="0.846cm" svg:y="10.371cm" svg:viewBox="0 0 5081 636" draw:points="2541,636 0,636 0,0 5081,0 5081,636">
          <text:p/>
        </draw:polygon>
        <draw:polygon draw:style-name="gr18" draw:text-style-name="P14" draw:layer="layout" svg:width="5.08cm" svg:height="0.635cm" svg:x="5.926cm" svg:y="10.371cm" svg:viewBox="0 0 5081 636" draw:points="2541,636 0,636 0,0 5081,0 5081,636">
          <text:p/>
        </draw:polygon>
        <draw:line draw:style-name="gr5" draw:text-style-name="P6" draw:layer="layout" svg:x1="2.116cm" svg:y1="9.525cm" svg:x2="2.265cm" svg:y2="9.974cm">
          <text:p/>
        </draw:line>
        <draw:polygon draw:style-name="gr17" draw:text-style-name="P13" draw:layer="layout" svg:width="0.198cm" svg:height="0.233cm" svg:x="2.162cm" svg:y="9.927cm" svg:viewBox="0 0 199 234" draw:points="167,234 0,67 199,0">
          <text:p/>
        </draw:polygon>
        <draw:line draw:style-name="gr5" draw:text-style-name="P6" draw:layer="layout" svg:x1="4.657cm" svg:y1="9.525cm" svg:x2="4.342cm" svg:y2="9.998cm">
          <text:p/>
        </draw:line>
        <draw:polygon draw:style-name="gr17" draw:text-style-name="P13" draw:layer="layout" svg:width="0.204cm" svg:height="0.233cm" svg:x="4.233cm" svg:y="9.927cm" svg:viewBox="0 0 205 234" draw:points="0,234 28,0 205,116">
          <text:p/>
        </draw:polygon>
        <draw:line draw:style-name="gr5" draw:text-style-name="P6" draw:layer="layout" svg:x1="7.196cm" svg:y1="9.525cm" svg:x2="7.345cm" svg:y2="9.974cm">
          <text:p/>
        </draw:line>
        <draw:polygon draw:style-name="gr17" draw:text-style-name="P13" draw:layer="layout" svg:width="0.198cm" svg:height="0.233cm" svg:x="7.242cm" svg:y="9.927cm" svg:viewBox="0 0 199 234" draw:points="167,234 0,67 199,0">
          <text:p/>
        </draw:polygon>
        <draw:line draw:style-name="gr5" draw:text-style-name="P6" draw:layer="layout" svg:x1="9.737cm" svg:y1="9.525cm" svg:x2="9.422cm" svg:y2="9.998cm">
          <text:p/>
        </draw:line>
        <draw:polygon draw:style-name="gr17" draw:text-style-name="P13" draw:layer="layout" svg:width="0.204cm" svg:height="0.233cm" svg:x="9.313cm" svg:y="9.927cm" svg:viewBox="0 0 205 234" draw:points="0,234 28,0 205,116">
          <text:p/>
        </draw:polygon>
        <draw:polygon draw:style-name="gr12" draw:text-style-name="P11" draw:layer="layout" svg:width="10.16cm" svg:height="0.635cm" svg:x="0.846cm" svg:y="11.853cm" svg:viewBox="0 0 10161 636" draw:points="5081,636 0,636 0,0 10161,0 10161,636">
          <text:p/>
        </draw:polygon>
        <draw:line draw:style-name="gr5" draw:text-style-name="P6" draw:layer="layout" svg:x1="3.386cm" svg:y1="11.006cm" svg:x2="3.535cm" svg:y2="11.455cm">
          <text:p/>
        </draw:line>
        <draw:polygon draw:style-name="gr17" draw:text-style-name="P13" draw:layer="layout" svg:width="0.198cm" svg:height="0.233cm" svg:x="3.432cm" svg:y="11.408cm" svg:viewBox="0 0 199 234" draw:points="167,234 0,67 199,0">
          <text:p/>
        </draw:polygon>
        <draw:line draw:style-name="gr5" draw:text-style-name="P6" draw:layer="layout" svg:x1="8.256cm" svg:y1="11.006cm" svg:x2="7.941cm" svg:y2="11.48cm">
          <text:p/>
        </draw:line>
        <draw:polygon draw:style-name="gr17" draw:text-style-name="P13" draw:layer="layout" svg:width="0.205cm" svg:height="0.233cm" svg:x="7.831cm" svg:y="11.408cm" svg:viewBox="0 0 206 234" draw:points="0,234 29,0 206,118">
          <text:p/>
        </draw:polygon>
        <draw:frame draw:style-name="gr2" draw:text-style-name="P3" draw:layer="layout" svg:width="12.859cm" svg:height="1.551cm" svg:x="6.255cm" svg:y="2.77cm">
          <draw:text-box>
            <text:p text:style-name="P2"><text:span text:style-name="T1">I</text:span><text:span text:style-name="T1">t</text:span><text:span text:style-name="T1">e</text:span><text:span text:style-name="T1">r</text:span><text:span text:style-name="T1">a</text:span><text:span text:style-name="T1">t</text:span><text:span text:style-name="T1">i</text:span><text:span text:style-name="T1">v</text:span><text:span text:style-name="T1">e</text:span><text:span text:style-name="T1"> </text:span><text:span text:style-name="T1">M</text:span><text:span text:style-name="T1">e</text:span><text:span text:style-name="T1">r</text:span><text:span text:style-name="T1">g</text:span><text:span text:style-name="T1">e</text:span><text:span text:style-name="T1">s</text:span><text:span text:style-name="T1">o</text:span><text:span text:style-name="T1">r</text:span><text:span text:style-name="T1">t</text:span></text:p>
          </draw:text-box>
        </draw:frame>
        <draw:frame draw:style-name="gr21" draw:text-style-name="P16" draw:layer="layout" svg:width="2.813cm" svg:height="0.563cm" svg:x="21.431cm" svg:y="6.845cm">
          <draw:text-box>
            <text:p text:style-name="P2"><text:span text:style-name="T13">M</text:span><text:span text:style-name="T13">e</text:span><text:span text:style-name="T13">r</text:span><text:span text:style-name="T13">g</text:span><text:span text:style-name="T13">e </text:span><text:span text:style-name="T13">b</text:span><text:span text:style-name="T13">y </text:span><text:span text:style-name="T13">1</text:span></text:p>
          </draw:text-box>
        </draw:frame>
        <draw:frame draw:style-name="gr21" draw:text-style-name="P16" draw:layer="layout" svg:width="2.813cm" svg:height="0.563cm" svg:x="21.431cm" svg:y="8.196cm">
          <draw:text-box>
            <text:p text:style-name="P2"><text:span text:style-name="T13">M</text:span><text:span text:style-name="T13">e</text:span><text:span text:style-name="T13">r</text:span><text:span text:style-name="T13">g</text:span><text:span text:style-name="T13">e </text:span><text:span text:style-name="T13">b</text:span><text:span text:style-name="T13">y </text:span><text:span text:style-name="T13">2</text:span></text:p>
          </draw:text-box>
        </draw:frame>
        <draw:frame draw:style-name="gr21" draw:text-style-name="P16" draw:layer="layout" svg:width="2.813cm" svg:height="0.563cm" svg:x="21.431cm" svg:y="9.547cm">
          <draw:text-box>
            <text:p text:style-name="P2"><text:span text:style-name="T13">M</text:span><text:span text:style-name="T13">e</text:span><text:span text:style-name="T13">r</text:span><text:span text:style-name="T13">g</text:span><text:span text:style-name="T13">e </text:span><text:span text:style-name="T13">b</text:span><text:span text:style-name="T13">y </text:span><text:span text:style-name="T13">4</text:span></text:p>
          </draw:text-box>
        </draw:frame>
        <draw:frame draw:style-name="gr21" draw:text-style-name="P16" draw:layer="layout" svg:width="2.813cm" svg:height="0.563cm" svg:x="21.431cm" svg:y="10.899cm">
          <draw:text-box>
            <text:p text:style-name="P2"><text:span text:style-name="T13">M</text:span><text:span text:style-name="T13">e</text:span><text:span text:style-name="T13">r</text:span><text:span text:style-name="T13">g</text:span><text:span text:style-name="T13">e </text:span><text:span text:style-name="T13">b</text:span><text:span text:style-name="T13">y </text:span><text:span text:style-name="T13">8</text:span></text:p>
          </draw:text-box>
        </draw:frame>
        <draw:polygon draw:style-name="gr12" draw:text-style-name="P11" draw:layer="layout" svg:width="0.635cm" svg:height="0.635cm" svg:x="11.006cm" svg:y="5.926cm" svg:viewBox="0 0 636 636" draw:points="319,636 0,636 0,0 636,0 636,636">
          <text:p/>
        </draw:polygon>
        <draw:polygon draw:style-name="gr12" draw:text-style-name="P11" draw:layer="layout" svg:width="0.635cm" svg:height="0.635cm" svg:x="11.641cm" svg:y="5.926cm" svg:viewBox="0 0 636 636" draw:points="319,636 0,636 0,0 636,0 636,636">
          <text:p/>
        </draw:polygon>
        <draw:polygon draw:style-name="gr12" draw:text-style-name="P11" draw:layer="layout" svg:width="0.635cm" svg:height="0.635cm" svg:x="12.276cm" svg:y="5.926cm" svg:viewBox="0 0 636 636" draw:points="319,636 0,636 0,0 636,0 636,636">
          <text:p/>
        </draw:polygon>
        <draw:polygon draw:style-name="gr12" draw:text-style-name="P11" draw:layer="layout" svg:width="0.635cm" svg:height="0.635cm" svg:x="12.911cm" svg:y="5.926cm" svg:viewBox="0 0 636 636" draw:points="319,636 0,636 0,0 636,0 636,636">
          <text:p/>
        </draw:polygon>
        <draw:polygon draw:style-name="gr12" draw:text-style-name="P11" draw:layer="layout" svg:width="0.635cm" svg:height="0.635cm" svg:x="13.546cm" svg:y="5.926cm" svg:viewBox="0 0 636 636" draw:points="319,636 0,636 0,0 636,0 636,636">
          <text:p/>
        </draw:polygon>
        <draw:polygon draw:style-name="gr12" draw:text-style-name="P11" draw:layer="layout" svg:width="0.635cm" svg:height="0.635cm" svg:x="14.181cm" svg:y="5.926cm" svg:viewBox="0 0 636 636" draw:points="319,636 0,636 0,0 636,0 636,636">
          <text:p/>
        </draw:polygon>
        <draw:polygon draw:style-name="gr12" draw:text-style-name="P11" draw:layer="layout" svg:width="0.635cm" svg:height="0.635cm" svg:x="14.816cm" svg:y="5.926cm" svg:viewBox="0 0 636 636" draw:points="319,636 0,636 0,0 636,0 636,636">
          <text:p/>
        </draw:polygon>
        <draw:polygon draw:style-name="gr12" draw:text-style-name="P11" draw:layer="layout" svg:width="0.635cm" svg:height="0.635cm" svg:x="15.451cm" svg:y="5.926cm" svg:viewBox="0 0 636 636" draw:points="319,636 0,636 0,0 636,0 636,636">
          <text:p/>
        </draw:polygon>
        <draw:polygon draw:style-name="gr12" draw:text-style-name="P11" draw:layer="layout" svg:width="0.635cm" svg:height="0.635cm" svg:x="16.086cm" svg:y="5.926cm" svg:viewBox="0 0 636 636" draw:points="319,636 0,636 0,0 636,0 636,636">
          <text:p/>
        </draw:polygon>
        <draw:polygon draw:style-name="gr12" draw:text-style-name="P11" draw:layer="layout" svg:width="0.635cm" svg:height="0.635cm" svg:x="16.721cm" svg:y="5.926cm" svg:viewBox="0 0 636 636" draw:points="319,636 0,636 0,0 636,0 636,636">
          <text:p/>
        </draw:polygon>
        <draw:polygon draw:style-name="gr12" draw:text-style-name="P11" draw:layer="layout" svg:width="0.635cm" svg:height="0.635cm" svg:x="17.356cm" svg:y="5.926cm" svg:viewBox="0 0 636 636" draw:points="319,636 0,636 0,0 636,0 636,636">
          <text:p/>
        </draw:polygon>
        <draw:polygon draw:style-name="gr12" draw:text-style-name="P11" draw:layer="layout" svg:width="0.635cm" svg:height="0.635cm" svg:x="17.991cm" svg:y="5.926cm" svg:viewBox="0 0 636 636" draw:points="319,636 0,636 0,0 636,0 636,636">
          <text:p/>
        </draw:polygon>
        <draw:polygon draw:style-name="gr12" draw:text-style-name="P11" draw:layer="layout" svg:width="0.635cm" svg:height="0.635cm" svg:x="18.626cm" svg:y="5.926cm" svg:viewBox="0 0 636 636" draw:points="319,636 0,636 0,0 636,0 636,636">
          <text:p/>
        </draw:polygon>
        <draw:polygon draw:style-name="gr12" draw:text-style-name="P11" draw:layer="layout" svg:width="0.635cm" svg:height="0.635cm" svg:x="19.261cm" svg:y="5.926cm" svg:viewBox="0 0 636 636" draw:points="319,636 0,636 0,0 636,0 636,636">
          <text:p/>
        </draw:polygon>
        <draw:polygon draw:style-name="gr12" draw:text-style-name="P11" draw:layer="layout" svg:width="0.635cm" svg:height="0.635cm" svg:x="19.896cm" svg:y="5.926cm" svg:viewBox="0 0 636 636" draw:points="319,636 0,636 0,0 636,0 636,636">
          <text:p/>
        </draw:polygon>
        <draw:polygon draw:style-name="gr12" draw:text-style-name="P11" draw:layer="layout" svg:width="0.635cm" svg:height="0.635cm" svg:x="20.531cm" svg:y="5.926cm" svg:viewBox="0 0 636 636" draw:points="319,636 0,636 0,0 636,0 636,636">
          <text:p/>
        </draw:polygon>
        <draw:polygon draw:style-name="gr18" draw:text-style-name="P14" draw:layer="layout" svg:width="1.27cm" svg:height="0.635cm" svg:x="11.006cm" svg:y="7.408cm" svg:viewBox="0 0 1271 636" draw:points="635,636 0,636 0,0 1271,0 1271,636">
          <text:p/>
        </draw:polygon>
        <draw:polygon draw:style-name="gr18" draw:text-style-name="P14" draw:layer="layout" svg:width="1.27cm" svg:height="0.635cm" svg:x="12.276cm" svg:y="7.408cm" svg:viewBox="0 0 1271 636" draw:points="635,636 0,636 0,0 1271,0 1271,636">
          <text:p/>
        </draw:polygon>
        <draw:polygon draw:style-name="gr18" draw:text-style-name="P14" draw:layer="layout" svg:width="1.27cm" svg:height="0.635cm" svg:x="13.546cm" svg:y="7.408cm" svg:viewBox="0 0 1271 636" draw:points="635,636 0,636 0,0 1271,0 1271,636">
          <text:p/>
        </draw:polygon>
        <draw:polygon draw:style-name="gr18" draw:text-style-name="P14" draw:layer="layout" svg:width="1.27cm" svg:height="0.635cm" svg:x="14.816cm" svg:y="7.408cm" svg:viewBox="0 0 1271 636" draw:points="635,636 0,636 0,0 1271,0 1271,636">
          <text:p/>
        </draw:polygon>
        <draw:polygon draw:style-name="gr18" draw:text-style-name="P14" draw:layer="layout" svg:width="1.27cm" svg:height="0.635cm" svg:x="16.086cm" svg:y="7.408cm" svg:viewBox="0 0 1271 636" draw:points="635,636 0,636 0,0 1271,0 1271,636">
          <text:p/>
        </draw:polygon>
        <draw:polygon draw:style-name="gr18" draw:text-style-name="P14" draw:layer="layout" svg:width="1.27cm" svg:height="0.635cm" svg:x="17.356cm" svg:y="7.408cm" svg:viewBox="0 0 1271 636" draw:points="635,636 0,636 0,0 1271,0 1271,636">
          <text:p/>
        </draw:polygon>
        <draw:polygon draw:style-name="gr18" draw:text-style-name="P14" draw:layer="layout" svg:width="1.27cm" svg:height="0.635cm" svg:x="18.626cm" svg:y="7.408cm" svg:viewBox="0 0 1271 636" draw:points="635,636 0,636 0,0 1271,0 1271,636">
          <text:p/>
        </draw:polygon>
        <draw:polygon draw:style-name="gr18" draw:text-style-name="P14" draw:layer="layout" svg:width="1.27cm" svg:height="0.635cm" svg:x="19.896cm" svg:y="7.408cm" svg:viewBox="0 0 1271 636" draw:points="635,636 0,636 0,0 1271,0 1271,636">
          <text:p/>
        </draw:polygon>
        <draw:line draw:style-name="gr5" draw:text-style-name="P6" draw:layer="layout" svg:x1="11.218cm" svg:y1="6.561cm" svg:x2="11.367cm" svg:y2="7.01cm">
          <text:p/>
        </draw:line>
        <draw:polygon draw:style-name="gr17" draw:text-style-name="P13" draw:layer="layout" svg:width="0.197cm" svg:height="0.233cm" svg:x="11.264cm" svg:y="6.963cm" svg:viewBox="0 0 198 234" draw:points="167,234 0,67 198,0">
          <text:p/>
        </draw:polygon>
        <draw:line draw:style-name="gr5" draw:text-style-name="P6" draw:layer="layout" svg:x1="12.066cm" svg:y1="6.561cm" svg:x2="11.751cm" svg:y2="7.035cm">
          <text:p/>
        </draw:line>
        <draw:polygon draw:style-name="gr17" draw:text-style-name="P13" draw:layer="layout" svg:width="0.205cm" svg:height="0.233cm" svg:x="11.641cm" svg:y="6.963cm" svg:viewBox="0 0 206 234" draw:points="0,234 28,0 206,118">
          <text:p/>
        </draw:polygon>
        <draw:line draw:style-name="gr5" draw:text-style-name="P6" draw:layer="layout" svg:x1="12.488cm" svg:y1="6.561cm" svg:x2="12.637cm" svg:y2="7.01cm">
          <text:p/>
        </draw:line>
        <draw:polygon draw:style-name="gr17" draw:text-style-name="P13" draw:layer="layout" svg:width="0.197cm" svg:height="0.233cm" svg:x="12.534cm" svg:y="6.963cm" svg:viewBox="0 0 198 234" draw:points="166,234 0,67 198,0">
          <text:p/>
        </draw:polygon>
        <draw:line draw:style-name="gr5" draw:text-style-name="P6" draw:layer="layout" svg:x1="13.336cm" svg:y1="6.561cm" svg:x2="13.021cm" svg:y2="7.035cm">
          <text:p/>
        </draw:line>
        <draw:polygon draw:style-name="gr17" draw:text-style-name="P13" draw:layer="layout" svg:width="0.205cm" svg:height="0.233cm" svg:x="12.911cm" svg:y="6.963cm" svg:viewBox="0 0 206 234" draw:points="0,234 28,0 206,118">
          <text:p/>
        </draw:polygon>
        <draw:line draw:style-name="gr5" draw:text-style-name="P6" draw:layer="layout" svg:x1="13.758cm" svg:y1="6.561cm" svg:x2="13.907cm" svg:y2="7.01cm">
          <text:p/>
        </draw:line>
        <draw:polygon draw:style-name="gr17" draw:text-style-name="P13" draw:layer="layout" svg:width="0.197cm" svg:height="0.233cm" svg:x="13.804cm" svg:y="6.963cm" svg:viewBox="0 0 198 234" draw:points="167,234 0,67 198,0">
          <text:p/>
        </draw:polygon>
        <draw:line draw:style-name="gr5" draw:text-style-name="P6" draw:layer="layout" svg:x1="14.606cm" svg:y1="6.561cm" svg:x2="14.291cm" svg:y2="7.035cm">
          <text:p/>
        </draw:line>
        <draw:polygon draw:style-name="gr17" draw:text-style-name="P13" draw:layer="layout" svg:width="0.205cm" svg:height="0.233cm" svg:x="14.181cm" svg:y="6.963cm" svg:viewBox="0 0 206 234" draw:points="0,234 28,0 206,118">
          <text:p/>
        </draw:polygon>
        <draw:line draw:style-name="gr5" draw:text-style-name="P6" draw:layer="layout" svg:x1="15.028cm" svg:y1="6.561cm" svg:x2="15.177cm" svg:y2="7.01cm">
          <text:p/>
        </draw:line>
        <draw:polygon draw:style-name="gr17" draw:text-style-name="P13" draw:layer="layout" svg:width="0.197cm" svg:height="0.233cm" svg:x="15.074cm" svg:y="6.963cm" svg:viewBox="0 0 198 234" draw:points="166,234 0,67 198,0">
          <text:p/>
        </draw:polygon>
        <draw:line draw:style-name="gr5" draw:text-style-name="P6" draw:layer="layout" svg:x1="15.876cm" svg:y1="6.561cm" svg:x2="15.561cm" svg:y2="7.035cm">
          <text:p/>
        </draw:line>
        <draw:polygon draw:style-name="gr17" draw:text-style-name="P13" draw:layer="layout" svg:width="0.205cm" svg:height="0.233cm" svg:x="15.451cm" svg:y="6.963cm" svg:viewBox="0 0 206 234" draw:points="0,234 28,0 206,118">
          <text:p/>
        </draw:polygon>
        <draw:line draw:style-name="gr5" draw:text-style-name="P6" draw:layer="layout" svg:x1="16.298cm" svg:y1="6.561cm" svg:x2="16.447cm" svg:y2="7.01cm">
          <text:p/>
        </draw:line>
        <draw:polygon draw:style-name="gr17" draw:text-style-name="P13" draw:layer="layout" svg:width="0.197cm" svg:height="0.233cm" svg:x="16.344cm" svg:y="6.963cm" svg:viewBox="0 0 198 234" draw:points="167,234 0,67 198,0">
          <text:p/>
        </draw:polygon>
        <draw:line draw:style-name="gr5" draw:text-style-name="P6" draw:layer="layout" svg:x1="17.146cm" svg:y1="6.561cm" svg:x2="16.831cm" svg:y2="7.035cm">
          <text:p/>
        </draw:line>
        <draw:polygon draw:style-name="gr17" draw:text-style-name="P13" draw:layer="layout" svg:width="0.205cm" svg:height="0.233cm" svg:x="16.721cm" svg:y="6.963cm" svg:viewBox="0 0 206 234" draw:points="0,234 28,0 206,118">
          <text:p/>
        </draw:polygon>
        <draw:line draw:style-name="gr5" draw:text-style-name="P6" draw:layer="layout" svg:x1="17.568cm" svg:y1="6.561cm" svg:x2="17.717cm" svg:y2="7.01cm">
          <text:p/>
        </draw:line>
        <draw:polygon draw:style-name="gr17" draw:text-style-name="P13" draw:layer="layout" svg:width="0.197cm" svg:height="0.233cm" svg:x="17.614cm" svg:y="6.963cm" svg:viewBox="0 0 198 234" draw:points="167,234 0,67 198,0">
          <text:p/>
        </draw:polygon>
        <draw:line draw:style-name="gr5" draw:text-style-name="P6" draw:layer="layout" svg:x1="18.416cm" svg:y1="6.561cm" svg:x2="18.101cm" svg:y2="7.035cm">
          <text:p/>
        </draw:line>
        <draw:polygon draw:style-name="gr17" draw:text-style-name="P13" draw:layer="layout" svg:width="0.205cm" svg:height="0.233cm" svg:x="17.991cm" svg:y="6.963cm" svg:viewBox="0 0 206 234" draw:points="0,234 28,0 206,118">
          <text:p/>
        </draw:polygon>
        <draw:line draw:style-name="gr5" draw:text-style-name="P6" draw:layer="layout" svg:x1="18.838cm" svg:y1="6.561cm" svg:x2="18.987cm" svg:y2="7.01cm">
          <text:p/>
        </draw:line>
        <draw:polygon draw:style-name="gr17" draw:text-style-name="P13" draw:layer="layout" svg:width="0.197cm" svg:height="0.233cm" svg:x="18.884cm" svg:y="6.963cm" svg:viewBox="0 0 198 234" draw:points="167,234 0,67 198,0">
          <text:p/>
        </draw:polygon>
        <draw:line draw:style-name="gr5" draw:text-style-name="P6" draw:layer="layout" svg:x1="19.686cm" svg:y1="6.561cm" svg:x2="19.371cm" svg:y2="7.035cm">
          <text:p/>
        </draw:line>
        <draw:polygon draw:style-name="gr17" draw:text-style-name="P13" draw:layer="layout" svg:width="0.205cm" svg:height="0.233cm" svg:x="19.261cm" svg:y="6.963cm" svg:viewBox="0 0 206 234" draw:points="0,234 29,0 206,118">
          <text:p/>
        </draw:polygon>
        <draw:line draw:style-name="gr5" draw:text-style-name="P6" draw:layer="layout" svg:x1="20.108cm" svg:y1="6.561cm" svg:x2="20.257cm" svg:y2="7.01cm">
          <text:p/>
        </draw:line>
        <draw:polygon draw:style-name="gr17" draw:text-style-name="P13" draw:layer="layout" svg:width="0.197cm" svg:height="0.233cm" svg:x="20.154cm" svg:y="6.963cm" svg:viewBox="0 0 198 234" draw:points="167,234 0,67 198,0">
          <text:p/>
        </draw:polygon>
        <draw:line draw:style-name="gr5" draw:text-style-name="P6" draw:layer="layout" svg:x1="20.956cm" svg:y1="6.561cm" svg:x2="20.641cm" svg:y2="7.035cm">
          <text:p/>
        </draw:line>
        <draw:polygon draw:style-name="gr17" draw:text-style-name="P13" draw:layer="layout" svg:width="0.205cm" svg:height="0.233cm" svg:x="20.531cm" svg:y="6.963cm" svg:viewBox="0 0 206 234" draw:points="0,234 28,0 206,118">
          <text:p/>
        </draw:polygon>
        <draw:polygon draw:style-name="gr12" draw:text-style-name="P11" draw:layer="layout" svg:width="2.54cm" svg:height="0.635cm" svg:x="11.006cm" svg:y="8.89cm" svg:viewBox="0 0 2541 636" draw:points="1271,636 0,636 0,0 2541,0 2541,636">
          <text:p/>
        </draw:polygon>
        <draw:polygon draw:style-name="gr12" draw:text-style-name="P11" draw:layer="layout" svg:width="2.54cm" svg:height="0.635cm" svg:x="13.546cm" svg:y="8.89cm" svg:viewBox="0 0 2541 636" draw:points="1271,636 0,636 0,0 2541,0 2541,636">
          <text:p/>
        </draw:polygon>
        <draw:polygon draw:style-name="gr12" draw:text-style-name="P11" draw:layer="layout" svg:width="2.54cm" svg:height="0.635cm" svg:x="16.086cm" svg:y="8.89cm" svg:viewBox="0 0 2541 636" draw:points="1271,636 0,636 0,0 2541,0 2541,636">
          <text:p/>
        </draw:polygon>
        <draw:polygon draw:style-name="gr12" draw:text-style-name="P11" draw:layer="layout" svg:width="2.54cm" svg:height="0.635cm" svg:x="18.626cm" svg:y="8.89cm" svg:viewBox="0 0 2541 636" draw:points="1271,636 0,636 0,0 2541,0 2541,636">
          <text:p/>
        </draw:polygon>
        <draw:line draw:style-name="gr5" draw:text-style-name="P6" draw:layer="layout" svg:x1="11.641cm" svg:y1="8.043cm" svg:x2="11.79cm" svg:y2="8.492cm">
          <text:p/>
        </draw:line>
        <draw:polygon draw:style-name="gr17" draw:text-style-name="P13" draw:layer="layout" svg:width="0.198cm" svg:height="0.233cm" svg:x="11.687cm" svg:y="8.445cm" svg:viewBox="0 0 199 234" draw:points="167,234 0,68 199,0">
          <text:p/>
        </draw:polygon>
        <draw:line draw:style-name="gr5" draw:text-style-name="P6" draw:layer="layout" svg:x1="13.124cm" svg:y1="8.043cm" svg:x2="12.809cm" svg:y2="8.517cm">
          <text:p/>
        </draw:line>
        <draw:polygon draw:style-name="gr17" draw:text-style-name="P13" draw:layer="layout" svg:width="0.204cm" svg:height="0.233cm" svg:x="12.7cm" svg:y="8.445cm" svg:viewBox="0 0 205 234" draw:points="0,234 28,0 205,117">
          <text:p/>
        </draw:polygon>
        <draw:line draw:style-name="gr5" draw:text-style-name="P6" draw:layer="layout" svg:x1="14.181cm" svg:y1="8.043cm" svg:x2="14.33cm" svg:y2="8.492cm">
          <text:p/>
        </draw:line>
        <draw:polygon draw:style-name="gr17" draw:text-style-name="P13" draw:layer="layout" svg:width="0.198cm" svg:height="0.233cm" svg:x="14.227cm" svg:y="8.445cm" svg:viewBox="0 0 199 234" draw:points="167,234 0,68 199,0">
          <text:p/>
        </draw:polygon>
        <draw:line draw:style-name="gr5" draw:text-style-name="P6" draw:layer="layout" svg:x1="15.664cm" svg:y1="8.043cm" svg:x2="15.349cm" svg:y2="8.517cm">
          <text:p/>
        </draw:line>
        <draw:polygon draw:style-name="gr17" draw:text-style-name="P13" draw:layer="layout" svg:width="0.204cm" svg:height="0.233cm" svg:x="15.24cm" svg:y="8.445cm" svg:viewBox="0 0 205 234" draw:points="0,234 28,0 205,117">
          <text:p/>
        </draw:polygon>
        <draw:line draw:style-name="gr5" draw:text-style-name="P6" draw:layer="layout" svg:x1="16.51cm" svg:y1="8.043cm" svg:x2="16.662cm" svg:y2="8.492cm">
          <text:p/>
        </draw:line>
        <draw:polygon draw:style-name="gr17" draw:text-style-name="P13" draw:layer="layout" svg:width="0.198cm" svg:height="0.233cm" svg:x="16.555cm" svg:y="8.445cm" svg:viewBox="0 0 199 234" draw:points="167,234 0,68 199,0">
          <text:p/>
        </draw:polygon>
        <draw:line draw:style-name="gr5" draw:text-style-name="P6" draw:layer="layout" svg:x1="17.992cm" svg:y1="8.043cm" svg:x2="17.677cm" svg:y2="8.517cm">
          <text:p/>
        </draw:line>
        <draw:polygon draw:style-name="gr17" draw:text-style-name="P13" draw:layer="layout" svg:width="0.204cm" svg:height="0.233cm" svg:x="17.568cm" svg:y="8.445cm" svg:viewBox="0 0 205 234" draw:points="0,234 28,0 205,117">
          <text:p/>
        </draw:polygon>
        <draw:line draw:style-name="gr5" draw:text-style-name="P6" draw:layer="layout" svg:x1="19.05cm" svg:y1="8.043cm" svg:x2="19.202cm" svg:y2="8.492cm">
          <text:p/>
        </draw:line>
        <draw:polygon draw:style-name="gr17" draw:text-style-name="P13" draw:layer="layout" svg:width="0.198cm" svg:height="0.233cm" svg:x="19.095cm" svg:y="8.445cm" svg:viewBox="0 0 199 234" draw:points="167,234 0,68 199,0">
          <text:p/>
        </draw:polygon>
        <draw:line draw:style-name="gr5" draw:text-style-name="P6" draw:layer="layout" svg:x1="20.532cm" svg:y1="8.043cm" svg:x2="20.217cm" svg:y2="8.517cm">
          <text:p/>
        </draw:line>
        <draw:polygon draw:style-name="gr17" draw:text-style-name="P13" draw:layer="layout" svg:width="0.204cm" svg:height="0.233cm" svg:x="20.108cm" svg:y="8.445cm" svg:viewBox="0 0 205 234" draw:points="0,234 28,0 205,117">
          <text:p/>
        </draw:polygon>
        <draw:polygon draw:style-name="gr18" draw:text-style-name="P14" draw:layer="layout" svg:width="5.08cm" svg:height="0.635cm" svg:x="11.006cm" svg:y="10.371cm" svg:viewBox="0 0 5081 636" draw:points="2541,636 0,636 0,0 5081,0 5081,636">
          <text:p/>
        </draw:polygon>
        <draw:polygon draw:style-name="gr18" draw:text-style-name="P14" draw:layer="layout" svg:width="5.08cm" svg:height="0.635cm" svg:x="16.086cm" svg:y="10.371cm" svg:viewBox="0 0 5081 636" draw:points="2541,636 0,636 0,0 5081,0 5081,636">
          <text:p/>
        </draw:polygon>
        <draw:line draw:style-name="gr5" draw:text-style-name="P6" draw:layer="layout" svg:x1="12.276cm" svg:y1="9.525cm" svg:x2="12.425cm" svg:y2="9.974cm">
          <text:p/>
        </draw:line>
        <draw:polygon draw:style-name="gr17" draw:text-style-name="P13" draw:layer="layout" svg:width="0.198cm" svg:height="0.233cm" svg:x="12.322cm" svg:y="9.927cm" svg:viewBox="0 0 199 234" draw:points="166,234 0,67 199,0">
          <text:p/>
        </draw:polygon>
        <draw:line draw:style-name="gr5" draw:text-style-name="P6" draw:layer="layout" svg:x1="14.817cm" svg:y1="9.525cm" svg:x2="14.502cm" svg:y2="9.998cm">
          <text:p/>
        </draw:line>
        <draw:polygon draw:style-name="gr17" draw:text-style-name="P13" draw:layer="layout" svg:width="0.204cm" svg:height="0.233cm" svg:x="14.393cm" svg:y="9.927cm" svg:viewBox="0 0 205 234" draw:points="0,234 28,0 205,116">
          <text:p/>
        </draw:polygon>
        <draw:line draw:style-name="gr5" draw:text-style-name="P6" draw:layer="layout" svg:x1="17.356cm" svg:y1="9.525cm" svg:x2="17.505cm" svg:y2="9.974cm">
          <text:p/>
        </draw:line>
        <draw:polygon draw:style-name="gr17" draw:text-style-name="P13" draw:layer="layout" svg:width="0.198cm" svg:height="0.233cm" svg:x="17.402cm" svg:y="9.927cm" svg:viewBox="0 0 199 234" draw:points="167,234 0,67 199,0">
          <text:p/>
        </draw:polygon>
        <draw:line draw:style-name="gr5" draw:text-style-name="P6" draw:layer="layout" svg:x1="19.897cm" svg:y1="9.525cm" svg:x2="19.582cm" svg:y2="9.998cm">
          <text:p/>
        </draw:line>
        <draw:polygon draw:style-name="gr17" draw:text-style-name="P13" draw:layer="layout" svg:width="0.204cm" svg:height="0.233cm" svg:x="19.473cm" svg:y="9.927cm" svg:viewBox="0 0 205 234" draw:points="0,234 29,0 205,116">
          <text:p/>
        </draw:polygon>
        <draw:polygon draw:style-name="gr12" draw:text-style-name="P11" draw:layer="layout" svg:width="10.16cm" svg:height="0.635cm" svg:x="11.006cm" svg:y="11.853cm" svg:viewBox="0 0 10161 636" draw:points="5081,636 0,636 0,0 10161,0 10161,636">
          <text:p/>
        </draw:polygon>
        <draw:line draw:style-name="gr5" draw:text-style-name="P6" draw:layer="layout" svg:x1="13.546cm" svg:y1="11.006cm" svg:x2="13.695cm" svg:y2="11.455cm">
          <text:p/>
        </draw:line>
        <draw:polygon draw:style-name="gr17" draw:text-style-name="P13" draw:layer="layout" svg:width="0.198cm" svg:height="0.233cm" svg:x="13.592cm" svg:y="11.408cm" svg:viewBox="0 0 199 234" draw:points="167,234 0,67 199,0">
          <text:p/>
        </draw:polygon>
        <draw:line draw:style-name="gr5" draw:text-style-name="P6" draw:layer="layout" svg:x1="18.416cm" svg:y1="11.006cm" svg:x2="18.101cm" svg:y2="11.48cm">
          <text:p/>
        </draw:line>
        <draw:polygon draw:style-name="gr17" draw:text-style-name="P13" draw:layer="layout" svg:width="0.205cm" svg:height="0.233cm" svg:x="17.991cm" svg:y="11.408cm" svg:viewBox="0 0 206 234" draw:points="0,234 28,0 206,118">
          <text:p/>
        </draw:polygon>
        <draw:polygon draw:style-name="gr18" draw:text-style-name="P14" draw:layer="layout" svg:width="20.32cm" svg:height="0.635cm" svg:x="0.846cm" svg:y="13.335cm" svg:viewBox="0 0 20321 636" draw:points="10161,636 0,636 0,0 20321,0 20321,636">
          <text:p/>
        </draw:polygon>
        <draw:line draw:style-name="gr5" draw:text-style-name="P6" draw:layer="layout" svg:x1="5.291cm" svg:y1="12.488cm" svg:x2="5.44cm" svg:y2="12.937cm">
          <text:p/>
        </draw:line>
        <draw:polygon draw:style-name="gr17" draw:text-style-name="P13" draw:layer="layout" svg:width="0.198cm" svg:height="0.233cm" svg:x="5.337cm" svg:y="12.89cm" svg:viewBox="0 0 199 234" draw:points="167,234 0,67 199,0">
          <text:p/>
        </draw:polygon>
        <draw:line draw:style-name="gr5" draw:text-style-name="P6" draw:layer="layout" svg:x1="16.087cm" svg:y1="12.488cm" svg:x2="15.772cm" svg:y2="12.962cm">
          <text:p/>
        </draw:line>
        <draw:polygon draw:style-name="gr17" draw:text-style-name="P13" draw:layer="layout" svg:width="0.204cm" svg:height="0.233cm" svg:x="15.663cm" svg:y="12.89cm" svg:viewBox="0 0 205 234" draw:points="0,234 28,0 205,116">
          <text:p/>
        </draw:polygon>
        <draw:polygon draw:style-name="gr12" draw:text-style-name="P11" draw:layer="layout" svg:width="20.32cm" svg:height="0.635cm" svg:x="0.846cm" svg:y="15.028cm" svg:viewBox="0 0 20321 636" draw:points="10161,636 0,636 0,0 20321,0 20321,636">
          <text:p/>
        </draw:polygon>
        <draw:line draw:style-name="gr5" draw:text-style-name="P6" draw:layer="layout" svg:x1="10.795cm" svg:y1="14.181cm" svg:x2="10.795cm" svg:y2="14.622cm">
          <text:p/>
        </draw:line>
        <draw:polygon draw:style-name="gr17" draw:text-style-name="P13" draw:layer="layout" svg:width="0.211cm" svg:height="0.208cm" svg:x="10.689cm" svg:y="14.608cm" svg:viewBox="0 0 212 209" draw:points="106,209 0,0 212,0">
          <text:p/>
        </draw:polygon>
        <draw:frame draw:style-name="gr21" draw:text-style-name="P16" draw:layer="layout" svg:width="3.126cm" svg:height="0.563cm" svg:x="21.431cm" svg:y="12.253cm">
          <draw:text-box>
            <text:p text:style-name="P2"><text:span text:style-name="T13">M</text:span><text:span text:style-name="T13">e</text:span><text:span text:style-name="T13">r</text:span><text:span text:style-name="T13">g</text:span><text:span text:style-name="T13">e </text:span><text:span text:style-name="T13">b</text:span><text:span text:style-name="T13">y </text:span><text:span text:style-name="T13">1</text:span><text:span text:style-name="T13">6</text:span></text:p>
          </draw:text-box>
        </draw:frame>
        <draw:frame draw:style-name="gr19" draw:text-style-name="P15" draw:layer="layout" svg:width="6.225cm" svg:height="0.705cm" svg:x="4.06cm" svg:y="14.292cm">
          <draw:text-box>
            <text:p text:style-name="P2"><text:span text:style-name="T12">N</text:span><text:span text:style-name="T12">e</text:span><text:span text:style-name="T12">e</text:span><text:span text:style-name="T12">d </text:span><text:span text:style-name="T12">o</text:span><text:span text:style-name="T12">f </text:span><text:span text:style-name="T12">a </text:span><text:span text:style-name="T12"><text:s/></text:span><text:span text:style-name="T12">l</text:span><text:span text:style-name="T12">a</text:span><text:span text:style-name="T12">s</text:span><text:span text:style-name="T12">t </text:span><text:span text:style-name="T12">c</text:span><text:span text:style-name="T12">o</text:span><text:span text:style-name="T12">p</text:span><text:span text:style-name="T12">y</text:span></text:p>
          </draw:text-box>
        </draw:frame>
      </draw:page>
      <draw:page draw:name="page15"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15/STR/ALG/DEO/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1</text:span><text:span text:style-name="T3">5</text:span></text:p>
          </draw:text-box>
        </draw:frame>
        <draw:frame draw:style-name="gr2" draw:text-style-name="P3" draw:layer="layout" svg:width="12.859cm" svg:height="1.551cm" svg:x="6.255cm" svg:y="2.77cm">
          <draw:text-box>
            <text:p text:style-name="P2"><text:span text:style-name="T1">I</text:span><text:span text:style-name="T1">t</text:span><text:span text:style-name="T1">e</text:span><text:span text:style-name="T1">r</text:span><text:span text:style-name="T1">a</text:span><text:span text:style-name="T1">t</text:span><text:span text:style-name="T1">i</text:span><text:span text:style-name="T1">v</text:span><text:span text:style-name="T1">e</text:span><text:span text:style-name="T1"> </text:span><text:span text:style-name="T1">M</text:span><text:span text:style-name="T1">e</text:span><text:span text:style-name="T1">r</text:span><text:span text:style-name="T1">g</text:span><text:span text:style-name="T1">e</text:span><text:span text:style-name="T1">s</text:span><text:span text:style-name="T1">o</text:span><text:span text:style-name="T1">r</text:span><text:span text:style-name="T1">t</text:span></text:p>
          </draw:text-box>
        </draw:frame>
        <draw:frame draw:style-name="gr21" draw:text-style-name="P16" draw:layer="layout" svg:width="19.983cm" svg:height="0.653cm" svg:x="1.76cm" svg:y="6.214cm">
          <draw:text-box>
            <text:p text:style-name="P2"><text:span text:style-name="T15">I</text:span><text:span text:style-name="T15">t</text:span><text:span text:style-name="T15">e</text:span><text:span text:style-name="T15">r</text:span><text:span text:style-name="T15">a</text:span><text:span text:style-name="T15">t</text:span><text:span text:style-name="T15">i</text:span><text:span text:style-name="T15">v</text:span><text:span text:style-name="T15">e</text:span><text:span text:style-name="T15">M</text:span><text:span text:style-name="T15">e</text:span><text:span text:style-name="T15">r</text:span><text:span text:style-name="T15">g</text:span><text:span text:style-name="T15">e</text:span><text:span text:style-name="T15">s</text:span><text:span text:style-name="T15">o</text:span><text:span text:style-name="T15">r</text:span><text:span text:style-name="T15">t</text:span><text:span text:style-name="T15">(</text:span><text:span text:style-name="T15">A</text:span><text:span text:style-name="T15">[</text:span><text:span text:style-name="T15">1</text:span><text:span text:style-name="T15">.</text:span><text:span text:style-name="T15">.</text:span><text:span text:style-name="T15">n</text:span><text:span text:style-name="T15">]</text:span><text:span text:style-name="T15">: </text:span><text:span text:style-name="T15">i</text:span><text:span text:style-name="T15">n</text:span><text:span text:style-name="T15">t</text:span><text:span text:style-name="T15">e</text:span><text:span text:style-name="T15">g</text:span><text:span text:style-name="T15">e</text:span><text:span text:style-name="T15">r </text:span><text:span text:style-name="T15">a</text:span><text:span text:style-name="T15">r</text:span><text:span text:style-name="T15">r</text:span><text:span text:style-name="T15">a</text:span><text:span text:style-name="T15">y</text:span><text:span text:style-name="T15">, </text:span><text:span text:style-name="T15">n </text:span><text:span text:style-name="T15">: </text:span><text:span text:style-name="T15">i</text:span><text:span text:style-name="T15">n</text:span><text:span text:style-name="T15">t</text:span><text:span text:style-name="T15">e</text:span><text:span text:style-name="T15">g</text:span><text:span text:style-name="T15">e</text:span><text:span text:style-name="T15">r</text:span><text:span text:style-name="T15">) </text:span><text:span text:style-name="T15">: </text:span><text:span text:style-name="T15">{</text:span></text:p>
          </draw:text-box>
        </draw:frame>
        <draw:frame draw:style-name="gr21" draw:text-style-name="P16" draw:layer="layout" svg:width="11.855cm" svg:height="0.653cm" svg:x="1.76cm" svg:y="6.892cm">
          <draw:text-box>
            <text:p text:style-name="P2"><text:span text:style-name="T15">/</text:span><text:span text:style-name="T15">/</text:span><text:span text:style-name="T15">p</text:span><text:span text:style-name="T15">r</text:span><text:span text:style-name="T15">e</text:span><text:span text:style-name="T15">c</text:span><text:span text:style-name="T15">o</text:span><text:span text:style-name="T15">n</text:span><text:span text:style-name="T15">d</text:span><text:span text:style-name="T15">i</text:span><text:span text:style-name="T15">t</text:span><text:span text:style-name="T15">i</text:span><text:span text:style-name="T15">o</text:span><text:span text:style-name="T15">n</text:span><text:span text:style-name="T15">: </text:span><text:span text:style-name="T15">n </text:span><text:span text:style-name="T15">i</text:span><text:span text:style-name="T15">s </text:span><text:span text:style-name="T15">a </text:span><text:span text:style-name="T15">p</text:span><text:span text:style-name="T15">o</text:span><text:span text:style-name="T15">w</text:span><text:span text:style-name="T15">e</text:span><text:span text:style-name="T15">r </text:span><text:span text:style-name="T15">o</text:span><text:span text:style-name="T15">f </text:span><text:span text:style-name="T15">2</text:span><text:span text:style-name="T15">/</text:span><text:span text:style-name="T15">/</text:span></text:p>
          </draw:text-box>
        </draw:frame>
        <draw:frame draw:style-name="gr21" draw:text-style-name="P16" draw:layer="layout" svg:width="8.468cm" svg:height="0.653cm" svg:x="1.76cm" svg:y="7.569cm">
          <draw:text-box>
            <text:p text:style-name="P2"><text:span text:style-name="T15"><text:s text:c="2"/></text:span><text:span text:style-name="T15">i</text:span><text:span text:style-name="T15">, </text:span><text:span text:style-name="T15">m</text:span><text:span text:style-name="T15">, </text:span><text:span text:style-name="T15">p</text:span><text:span text:style-name="T15">a</text:span><text:span text:style-name="T15">r</text:span><text:span text:style-name="T15">i</text:span><text:span text:style-name="T15">t</text:span><text:span text:style-name="T15">y </text:span><text:span text:style-name="T15">: </text:span><text:span text:style-name="T15">i</text:span><text:span text:style-name="T15">n</text:span><text:span text:style-name="T15">t</text:span><text:span text:style-name="T15">e</text:span><text:span text:style-name="T15">g</text:span><text:span text:style-name="T15">e</text:span><text:span text:style-name="T15">r</text:span><text:span text:style-name="T15">;</text:span></text:p>
          </draw:text-box>
        </draw:frame>
        <draw:frame draw:style-name="gr21" draw:text-style-name="P16" draw:layer="layout" svg:width="8.468cm" svg:height="0.653cm" svg:x="1.76cm" svg:y="8.243cm">
          <draw:text-box>
            <text:p text:style-name="P2"><text:span text:style-name="T15"><text:s text:c="2"/></text:span><text:span text:style-name="T15">T</text:span><text:span text:style-name="T15">[</text:span><text:span text:style-name="T15">1</text:span><text:span text:style-name="T15">.</text:span><text:span text:style-name="T15">.</text:span><text:span text:style-name="T15">n</text:span><text:span text:style-name="T15">]</text:span><text:span text:style-name="T15">: </text:span><text:span text:style-name="T15">i</text:span><text:span text:style-name="T15">n</text:span><text:span text:style-name="T15">t</text:span><text:span text:style-name="T15">e</text:span><text:span text:style-name="T15">g</text:span><text:span text:style-name="T15">e</text:span><text:span text:style-name="T15">r </text:span><text:span text:style-name="T15">a</text:span><text:span text:style-name="T15">r</text:span><text:span text:style-name="T15">r</text:span><text:span text:style-name="T15">a</text:span><text:span text:style-name="T15">y</text:span><text:span text:style-name="T15">;</text:span></text:p>
          </draw:text-box>
        </draw:frame>
        <draw:frame draw:style-name="gr21" draw:text-style-name="P16" draw:layer="layout" svg:width="7.452cm" svg:height="0.653cm" svg:x="1.76cm" svg:y="8.92cm">
          <draw:text-box>
            <text:p text:style-name="P2"><text:span text:style-name="T15"><text:s text:c="2"/></text:span><text:span text:style-name="T15">m </text:span><text:span text:style-name="T15">:</text:span><text:span text:style-name="T15">= </text:span><text:span text:style-name="T15">2</text:span><text:span text:style-name="T15">; </text:span><text:span text:style-name="T15">p</text:span><text:span text:style-name="T15">a</text:span><text:span text:style-name="T15">r</text:span><text:span text:style-name="T15">i</text:span><text:span text:style-name="T15">t</text:span><text:span text:style-name="T15">y </text:span><text:span text:style-name="T15">:</text:span><text:span text:style-name="T15">= </text:span><text:span text:style-name="T15">0</text:span><text:span text:style-name="T15">;</text:span></text:p>
          </draw:text-box>
        </draw:frame>
        <draw:line draw:style-name="gr24" draw:text-style-name="P6" draw:layer="layout" svg:x1="5.147cm" svg:y1="10.17cm" svg:x2="5.485cm" svg:y2="10.17cm">
          <text:p/>
        </draw:line>
        <draw:frame draw:style-name="gr21" draw:text-style-name="P16" draw:layer="layout" svg:width="5.42cm" svg:height="0.653cm" svg:x="1.76cm" svg:y="9.594cm">
          <draw:text-box>
            <text:p text:style-name="P2"><text:span text:style-name="T15"><text:s text:c="2"/></text:span><text:span text:style-name="T15">w</text:span><text:span text:style-name="T15">h</text:span><text:span text:style-name="T15">i</text:span><text:span text:style-name="T15">l</text:span><text:span text:style-name="T15">e </text:span><text:span text:style-name="T15">m </text:span><text:span text:style-name="T15">&lt; </text:span><text:span text:style-name="T15">n </text:span><text:span text:style-name="T15">d</text:span><text:span text:style-name="T15">o</text:span></text:p>
          </draw:text-box>
        </draw:frame>
        <draw:frame draw:style-name="gr21" draw:text-style-name="P16" draw:layer="layout" svg:width="11.517cm" svg:height="0.653cm" svg:x="1.76cm" svg:y="10.271cm">
          <draw:text-box>
            <text:p text:style-name="P2"><text:span text:style-name="T15"><text:s text:c="2"/></text:span><text:span text:style-name="T15"><text:s text:c="2"/></text:span><text:span text:style-name="T15">f</text:span><text:span text:style-name="T15">o</text:span><text:span text:style-name="T15">r </text:span><text:span text:style-name="T15">i </text:span><text:span text:style-name="T15">= </text:span><text:span text:style-name="T15">1 </text:span><text:span text:style-name="T15">t</text:span><text:span text:style-name="T15">o </text:span><text:span text:style-name="T15">n </text:span><text:span text:style-name="T15">– </text:span><text:span text:style-name="T15">m </text:span><text:span text:style-name="T15">+ </text:span><text:span text:style-name="T15">1 </text:span><text:span text:style-name="T15">b</text:span><text:span text:style-name="T15">y </text:span><text:span text:style-name="T15">m </text:span><text:span text:style-name="T15">d</text:span><text:span text:style-name="T15">o</text:span></text:p>
          </draw:text-box>
        </draw:frame>
        <draw:frame draw:style-name="gr21" draw:text-style-name="P16" draw:layer="layout" svg:width="15.242cm" svg:height="0.653cm" svg:x="1.76cm" svg:y="10.949cm">
          <draw:text-box>
            <text:p text:style-name="P2"><text:span text:style-name="T15"><text:s text:c="2"/></text:span><text:span text:style-name="T15"><text:s text:c="2"/></text:span><text:span text:style-name="T15"><text:s text:c="2"/></text:span><text:span text:style-name="T15"><text:s/></text:span><text:span text:style-name="T15">i</text:span><text:span text:style-name="T15">f </text:span><text:span text:style-name="T15">p</text:span><text:span text:style-name="T15">a</text:span><text:span text:style-name="T15">r</text:span><text:span text:style-name="T15">i</text:span><text:span text:style-name="T15">t</text:span><text:span text:style-name="T15">y </text:span><text:span text:style-name="T15">= </text:span><text:span text:style-name="T15">0 </text:span><text:span text:style-name="T15">t</text:span><text:span text:style-name="T15">h</text:span><text:span text:style-name="T15">e</text:span><text:span text:style-name="T15">n </text:span><text:span text:style-name="T15">M</text:span><text:span text:style-name="T15">e</text:span><text:span text:style-name="T15">r</text:span><text:span text:style-name="T15">g</text:span><text:span text:style-name="T15">e</text:span><text:span text:style-name="T15">(</text:span><text:span text:style-name="T15">A</text:span><text:span text:style-name="T15">,</text:span><text:span text:style-name="T15">T</text:span><text:span text:style-name="T15">,</text:span><text:span text:style-name="T15">i</text:span><text:span text:style-name="T15">,</text:span><text:span text:style-name="T15">i</text:span><text:span text:style-name="T15">+</text:span><text:span text:style-name="T15">m</text:span><text:span text:style-name="T15">-</text:span><text:span text:style-name="T15">1</text:span><text:span text:style-name="T15">)</text:span><text:span text:style-name="T15">;</text:span></text:p>
          </draw:text-box>
        </draw:frame>
        <draw:frame draw:style-name="gr21" draw:text-style-name="P16" draw:layer="layout" svg:width="11.178cm" svg:height="0.653cm" svg:x="1.76cm" svg:y="11.622cm">
          <draw:text-box>
            <text:p text:style-name="P2"><text:span text:style-name="T15"><text:s text:c="2"/></text:span><text:span text:style-name="T15"><text:s text:c="2"/></text:span><text:span text:style-name="T15"><text:s text:c="2"/></text:span><text:span text:style-name="T15"><text:s text:c="2"/></text:span><text:span text:style-name="T15"><text:s/></text:span><text:span text:style-name="T15">e</text:span><text:span text:style-name="T15">l</text:span><text:span text:style-name="T15">s</text:span><text:span text:style-name="T15">e </text:span><text:span text:style-name="T15">M</text:span><text:span text:style-name="T15">e</text:span><text:span text:style-name="T15">r</text:span><text:span text:style-name="T15">g</text:span><text:span text:style-name="T15">e</text:span><text:span text:style-name="T15">(</text:span><text:span text:style-name="T15">T</text:span><text:span text:style-name="T15">,</text:span><text:span text:style-name="T15">A</text:span><text:span text:style-name="T15">,</text:span><text:span text:style-name="T15">i</text:span><text:span text:style-name="T15">,</text:span><text:span text:style-name="T15">i</text:span><text:span text:style-name="T15">+</text:span><text:span text:style-name="T15">m</text:span><text:span text:style-name="T15">-</text:span><text:span text:style-name="T15">1</text:span><text:span text:style-name="T15">)</text:span><text:span text:style-name="T15">;</text:span></text:p>
          </draw:text-box>
        </draw:frame>
        <draw:frame draw:style-name="gr21" draw:text-style-name="P16" draw:layer="layout" svg:width="8.469cm" svg:height="0.653cm" svg:x="1.76cm" svg:y="12.3cm">
          <draw:text-box>
            <text:p text:style-name="P2"><text:span text:style-name="T15"><text:s text:c="2"/></text:span><text:span text:style-name="T15"><text:s text:c="2"/></text:span><text:span text:style-name="T15">p</text:span><text:span text:style-name="T15">a</text:span><text:span text:style-name="T15">r</text:span><text:span text:style-name="T15">i</text:span><text:span text:style-name="T15">t</text:span><text:span text:style-name="T15">y </text:span><text:span text:style-name="T15">:</text:span><text:span text:style-name="T15">= </text:span><text:span text:style-name="T15">1 </text:span><text:span text:style-name="T15">– </text:span><text:span text:style-name="T15">p</text:span><text:span text:style-name="T15">a</text:span><text:span text:style-name="T15">r</text:span><text:span text:style-name="T15">i</text:span><text:span text:style-name="T15">t</text:span><text:span text:style-name="T15">y</text:span><text:span text:style-name="T15">;</text:span></text:p>
          </draw:text-box>
        </draw:frame>
        <draw:frame draw:style-name="gr21" draw:text-style-name="P16" draw:layer="layout" svg:width="4.405cm" svg:height="0.653cm" svg:x="1.76cm" svg:y="12.973cm">
          <draw:text-box>
            <text:p text:style-name="P2"><text:span text:style-name="T15"><text:s text:c="2"/></text:span><text:span text:style-name="T15"><text:s text:c="2"/></text:span><text:span text:style-name="T15">m </text:span><text:span text:style-name="T15">:</text:span><text:span text:style-name="T15">= </text:span><text:span text:style-name="T15">2</text:span><text:span text:style-name="T15">*</text:span><text:span text:style-name="T15">m</text:span><text:span text:style-name="T15">;</text:span></text:p>
          </draw:text-box>
        </draw:frame>
        <draw:frame draw:style-name="gr21" draw:text-style-name="P16" draw:layer="layout" svg:width="7.114cm" svg:height="0.653cm" svg:x="1.76cm" svg:y="13.651cm">
          <draw:text-box>
            <text:p text:style-name="P2"><text:span text:style-name="T15"><text:s text:c="2"/></text:span><text:span text:style-name="T15">i</text:span><text:span text:style-name="T15">f </text:span><text:span text:style-name="T15">p</text:span><text:span text:style-name="T15">a</text:span><text:span text:style-name="T15">r</text:span><text:span text:style-name="T15">i</text:span><text:span text:style-name="T15">t</text:span><text:span text:style-name="T15">y </text:span><text:span text:style-name="T15">= </text:span><text:span text:style-name="T15">1 </text:span><text:span text:style-name="T15">t</text:span><text:span text:style-name="T15">h</text:span><text:span text:style-name="T15">e</text:span><text:span text:style-name="T15">n </text:span></text:p>
          </draw:text-box>
        </draw:frame>
        <draw:frame draw:style-name="gr21" draw:text-style-name="P16" draw:layer="layout" svg:width="13.21cm" svg:height="0.653cm" svg:x="1.76cm" svg:y="14.328cm">
          <draw:text-box>
            <text:p text:style-name="P2"><text:span text:style-name="T15"><text:s text:c="2"/></text:span><text:span text:style-name="T15"><text:s text:c="2"/></text:span><text:span text:style-name="T15">f</text:span><text:span text:style-name="T15">o</text:span><text:span text:style-name="T15">r </text:span><text:span text:style-name="T15">i </text:span><text:span text:style-name="T15">= </text:span><text:span text:style-name="T15">1 </text:span><text:span text:style-name="T15">t</text:span><text:span text:style-name="T15">o </text:span><text:span text:style-name="T15">n </text:span><text:span text:style-name="T15">d</text:span><text:span text:style-name="T15">o </text:span><text:span text:style-name="T15">A</text:span><text:span text:style-name="T15">[</text:span><text:span text:style-name="T15">i</text:span><text:span text:style-name="T15">] </text:span><text:span text:style-name="T15">:</text:span><text:span text:style-name="T15">= </text:span><text:span text:style-name="T15">T</text:span><text:span text:style-name="T15">[</text:span><text:span text:style-name="T15">i</text:span><text:span text:style-name="T15">]</text:span><text:span text:style-name="T15">; </text:span><text:span text:style-name="T15"><text:s text:c="2"/></text:span><text:span text:style-name="T15"><text:s/></text:span></text:p>
          </draw:text-box>
        </draw:frame>
        <draw:frame draw:style-name="gr21" draw:text-style-name="P16" draw:layer="layout" svg:width="0.563cm" svg:height="0.653cm" svg:x="1.76cm" svg:y="15.002cm">
          <draw:text-box>
            <text:p text:style-name="P2"><text:span text:style-name="T15">}</text:span></text:p>
          </draw:text-box>
        </draw:frame>
        <draw:frame draw:style-name="gr19" draw:text-style-name="P15" draw:layer="layout" svg:width="11.682cm" svg:height="0.705cm" svg:x="11.899cm" svg:y="15.773cm">
          <draw:text-box>
            <text:p text:style-name="P2"><text:span text:style-name="T12">H</text:span><text:span text:style-name="T12">o</text:span><text:span text:style-name="T12">w</text:span><text:span text:style-name="T12"> </text:span><text:span text:style-name="T12">d</text:span><text:span text:style-name="T12">o </text:span><text:span text:style-name="T12">y</text:span><text:span text:style-name="T12">o</text:span><text:span text:style-name="T12">u </text:span><text:span text:style-name="T12">h</text:span><text:span text:style-name="T12">a</text:span><text:span text:style-name="T12">n</text:span><text:span text:style-name="T12">d</text:span><text:span text:style-name="T12">l</text:span><text:span text:style-name="T12">e </text:span><text:span text:style-name="T12">n</text:span><text:span text:style-name="T12">o</text:span><text:span text:style-name="T12">n</text:span><text:span text:style-name="T12">-</text:span><text:span text:style-name="T12">p</text:span><text:span text:style-name="T12">o</text:span><text:span text:style-name="T12">w</text:span><text:span text:style-name="T12">e</text:span><text:span text:style-name="T12">r</text:span><text:span text:style-name="T12">s </text:span><text:span text:style-name="T12">o</text:span><text:span text:style-name="T12">f </text:span><text:span text:style-name="T12">2</text:span><text:span text:style-name="T12">?</text:span></text:p>
          </draw:text-box>
        </draw:frame>
        <draw:frame draw:style-name="gr19" draw:text-style-name="P15" draw:layer="layout" svg:width="11.127cm" svg:height="0.705cm" svg:x="11.899cm" svg:y="16.62cm">
          <draw:text-box>
            <text:p text:style-name="P2"><text:span text:style-name="T12">H</text:span><text:span text:style-name="T12">o</text:span><text:span text:style-name="T12">w</text:span><text:span text:style-name="T12"> </text:span><text:span text:style-name="T12">c</text:span><text:span text:style-name="T12">a</text:span><text:span text:style-name="T12">n </text:span><text:span text:style-name="T12">t</text:span><text:span text:style-name="T12">h</text:span><text:span text:style-name="T12">e </text:span><text:span text:style-name="T12">fi</text:span><text:span text:style-name="T12">n</text:span><text:span text:style-name="T12">a</text:span><text:span text:style-name="T12">l </text:span><text:span text:style-name="T12">c</text:span><text:span text:style-name="T12">o</text:span><text:span text:style-name="T12">p</text:span><text:span text:style-name="T12">y </text:span><text:span text:style-name="T12">b</text:span><text:span text:style-name="T12">e </text:span><text:span text:style-name="T12">a</text:span><text:span text:style-name="T12">v</text:span><text:span text:style-name="T12">o</text:span><text:span text:style-name="T12">i</text:span><text:span text:style-name="T12">d</text:span><text:span text:style-name="T12">e</text:span><text:span text:style-name="T12">d</text:span><text:span text:style-name="T12">?</text:span></text:p>
          </draw:text-box>
        </draw:frame>
      </draw:page>
      <draw:page draw:name="page16"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16/STR/COM/XPL/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1</text:span><text:span text:style-name="T3">6</text:span></text:p>
          </draw:text-box>
        </draw:frame>
        <draw:frame draw:style-name="gr2" draw:text-style-name="P3" draw:layer="layout" svg:width="13.176cm" svg:height="1.551cm" svg:x="6.092cm" svg:y="2.77cm">
          <draw:text-box>
            <text:p text:style-name="P2"><text:span text:style-name="T1">M</text:span><text:span text:style-name="T1">e</text:span><text:span text:style-name="T1">r</text:span><text:span text:style-name="T1">g</text:span><text:span text:style-name="T1">e</text:span><text:span text:style-name="T1">s</text:span><text:span text:style-name="T1">o</text:span><text:span text:style-name="T1">r</text:span><text:span text:style-name="T1">t </text:span><text:span text:style-name="T1">A</text:span><text:span text:style-name="T1">n</text:span><text:span text:style-name="T1">a</text:span><text:span text:style-name="T1">l</text:span><text:span text:style-name="T1">y</text:span><text:span text:style-name="T1">s</text:span><text:span text:style-name="T1">i</text:span><text:span text:style-name="T1">s</text:span></text:p>
          </draw:text-box>
        </draw:frame>
        <draw:frame draw:style-name="gr3" draw:text-style-name="P4" draw:layer="layout" svg:width="1.128cm" svg:height="1.128cm" svg:x="2.155cm" svg:y="5.746cm">
          <draw:text-box>
            <text:p text:style-name="P2"><text:span text:style-name="T2">•</text:span></text:p>
          </draw:text-box>
        </draw:frame>
        <draw:frame draw:style-name="gr3" draw:text-style-name="P4" draw:layer="layout" svg:width="20.394cm" svg:height="1.128cm" svg:x="3.108cm" svg:y="5.94cm">
          <draw:text-box>
            <text:p text:style-name="P2"><text:span text:style-name="T2">L</text:span><text:span text:style-name="T2">e</text:span><text:span text:style-name="T2">t </text:span><text:span text:style-name="T2">T</text:span><text:span text:style-name="T2">(</text:span><text:span text:style-name="T2">N</text:span><text:span text:style-name="T2">) </text:span><text:span text:style-name="T2">b</text:span><text:span text:style-name="T2">e</text:span><text:span text:style-name="T2"> </text:span><text:span text:style-name="T2">t</text:span><text:span text:style-name="T2">h</text:span><text:span text:style-name="T2">e</text:span><text:span text:style-name="T2"> </text:span><text:span text:style-name="T2">r</text:span><text:span text:style-name="T2">u</text:span><text:span text:style-name="T2">n</text:span><text:span text:style-name="T2">n</text:span><text:span text:style-name="T2">i</text:span><text:span text:style-name="T2">n</text:span><text:span text:style-name="T2">g</text:span><text:span text:style-name="T2"> </text:span><text:span text:style-name="T2">t</text:span><text:span text:style-name="T2">i</text:span><text:span text:style-name="T2">m</text:span><text:span text:style-name="T2">e</text:span><text:span text:style-name="T2"> </text:span><text:span text:style-name="T2">f</text:span><text:span text:style-name="T2">o</text:span><text:span text:style-name="T2">r </text:span><text:span text:style-name="T2">a</text:span><text:span text:style-name="T2">n</text:span><text:span text:style-name="T2"> </text:span><text:span text:style-name="T2">a</text:span><text:span text:style-name="T2">r</text:span><text:span text:style-name="T2">r</text:span><text:span text:style-name="T2">a</text:span><text:span text:style-name="T2">y</text:span><text:span text:style-name="T2"> </text:span></text:p>
          </draw:text-box>
        </draw:frame>
        <draw:frame draw:style-name="gr3" draw:text-style-name="P4" draw:layer="layout" svg:width="6.953cm" svg:height="1.128cm" svg:x="3.108cm" svg:y="7.16cm">
          <draw:text-box>
            <text:p text:style-name="P2"><text:span text:style-name="T2">o</text:span><text:span text:style-name="T2">f </text:span><text:span text:style-name="T2">N</text:span><text:span text:style-name="T2"> </text:span><text:span text:style-name="T2">e</text:span><text:span text:style-name="T2">l</text:span><text:span text:style-name="T2">e</text:span><text:span text:style-name="T2">m</text:span><text:span text:style-name="T2">e</text:span><text:span text:style-name="T2">n</text:span><text:span text:style-name="T2">t</text:span><text:span text:style-name="T2">s</text:span></text:p>
          </draw:text-box>
        </draw:frame>
        <draw:frame draw:style-name="gr3" draw:text-style-name="P4" draw:layer="layout" svg:width="1.128cm" svg:height="1.128cm" svg:x="2.155cm" svg:y="8.466cm">
          <draw:text-box>
            <text:p text:style-name="P2"><text:span text:style-name="T2">•</text:span></text:p>
          </draw:text-box>
        </draw:frame>
        <draw:frame draw:style-name="gr3" draw:text-style-name="P4" draw:layer="layout" svg:width="20.136cm" svg:height="1.128cm" svg:x="3.108cm" svg:y="8.663cm">
          <draw:text-box>
            <text:p text:style-name="P2"><text:span text:style-name="T2">M</text:span><text:span text:style-name="T2">e</text:span><text:span text:style-name="T2">r</text:span><text:span text:style-name="T2">g</text:span><text:span text:style-name="T2">e</text:span><text:span text:style-name="T2">s</text:span><text:span text:style-name="T2">o</text:span><text:span text:style-name="T2">r</text:span><text:span text:style-name="T2">t </text:span><text:span text:style-name="T2">d</text:span><text:span text:style-name="T2">i</text:span><text:span text:style-name="T2">v</text:span><text:span text:style-name="T2">i</text:span><text:span text:style-name="T2">d</text:span><text:span text:style-name="T2">e</text:span><text:span text:style-name="T2">s</text:span><text:span text:style-name="T2"> </text:span><text:span text:style-name="T2">a</text:span><text:span text:style-name="T2">r</text:span><text:span text:style-name="T2">r</text:span><text:span text:style-name="T2">a</text:span><text:span text:style-name="T2">y</text:span><text:span text:style-name="T2"> </text:span><text:span text:style-name="T2">i</text:span><text:span text:style-name="T2">n</text:span><text:span text:style-name="T2"> </text:span><text:span text:style-name="T2">h</text:span><text:span text:style-name="T2">a</text:span><text:span text:style-name="T2">l</text:span><text:span text:style-name="T2">f </text:span><text:span text:style-name="T2">a</text:span><text:span text:style-name="T2">n</text:span><text:span text:style-name="T2">d</text:span><text:span text:style-name="T2"> </text:span><text:span text:style-name="T2">c</text:span><text:span text:style-name="T2">a</text:span><text:span text:style-name="T2">l</text:span><text:span text:style-name="T2">l</text:span><text:span text:style-name="T2">s</text:span><text:span text:style-name="T2"> </text:span></text:p>
          </draw:text-box>
        </draw:frame>
        <draw:frame draw:style-name="gr3" draw:text-style-name="P4" draw:layer="layout" svg:width="19.717cm" svg:height="1.128cm" svg:x="3.108cm" svg:y="9.88cm">
          <draw:text-box>
            <text:p text:style-name="P2"><text:span text:style-name="T2">i</text:span><text:span text:style-name="T2">t</text:span><text:span text:style-name="T2">s</text:span><text:span text:style-name="T2">e</text:span><text:span text:style-name="T2">l</text:span><text:span text:style-name="T2">f </text:span><text:span text:style-name="T2">o</text:span><text:span text:style-name="T2">n</text:span><text:span text:style-name="T2"> </text:span><text:span text:style-name="T2">t</text:span><text:span text:style-name="T2">h</text:span><text:span text:style-name="T2">e</text:span><text:span text:style-name="T2"> </text:span><text:span text:style-name="T2">t</text:span><text:span text:style-name="T2">w</text:span><text:span text:style-name="T2">o</text:span><text:span text:style-name="T2"> </text:span><text:span text:style-name="T2">h</text:span><text:span text:style-name="T2">a</text:span><text:span text:style-name="T2">l</text:span><text:span text:style-name="T2">v</text:span><text:span text:style-name="T2">e</text:span><text:span text:style-name="T2">s</text:span><text:span text:style-name="T2">. </text:span><text:span text:style-name="T2">A</text:span><text:span text:style-name="T2">f</text:span><text:span text:style-name="T2">t</text:span><text:span text:style-name="T2">e</text:span><text:span text:style-name="T2">r </text:span><text:span text:style-name="T2">r</text:span><text:span text:style-name="T2">e</text:span><text:span text:style-name="T2">t</text:span><text:span text:style-name="T2">u</text:span><text:span text:style-name="T2">r</text:span><text:span text:style-name="T2">n</text:span><text:span text:style-name="T2">i</text:span><text:span text:style-name="T2">n</text:span><text:span text:style-name="T2">g</text:span><text:span text:style-name="T2">, </text:span></text:p>
          </draw:text-box>
        </draw:frame>
        <draw:frame draw:style-name="gr3" draw:text-style-name="P4" draw:layer="layout" svg:width="20.322cm" svg:height="1.128cm" svg:x="3.108cm" svg:y="11.101cm">
          <draw:text-box>
            <text:p text:style-name="P2"><text:span text:style-name="T2">i</text:span><text:span text:style-name="T2">t </text:span><text:span text:style-name="T2">m</text:span><text:span text:style-name="T2">e</text:span><text:span text:style-name="T2">r</text:span><text:span text:style-name="T2">g</text:span><text:span text:style-name="T2">e</text:span><text:span text:style-name="T2">s</text:span><text:span text:style-name="T2"> </text:span><text:span text:style-name="T2">b</text:span><text:span text:style-name="T2">o</text:span><text:span text:style-name="T2">t</text:span><text:span text:style-name="T2">h</text:span><text:span text:style-name="T2"> </text:span><text:span text:style-name="T2">h</text:span><text:span text:style-name="T2">a</text:span><text:span text:style-name="T2">l</text:span><text:span text:style-name="T2">v</text:span><text:span text:style-name="T2">e</text:span><text:span text:style-name="T2">s</text:span><text:span text:style-name="T2"> </text:span><text:span text:style-name="T2">u</text:span><text:span text:style-name="T2">s</text:span><text:span text:style-name="T2">i</text:span><text:span text:style-name="T2">n</text:span><text:span text:style-name="T2">g</text:span><text:span text:style-name="T2"> </text:span><text:span text:style-name="T2">a</text:span><text:span text:style-name="T2"> </text:span><text:span text:style-name="T2">t</text:span><text:span text:style-name="T2">e</text:span><text:span text:style-name="T2">m</text:span><text:span text:style-name="T2">p</text:span><text:span text:style-name="T2">o</text:span><text:span text:style-name="T2">r</text:span><text:span text:style-name="T2">a</text:span><text:span text:style-name="T2">r</text:span><text:span text:style-name="T2">y</text:span><text:span text:style-name="T2"> </text:span></text:p>
          </draw:text-box>
        </draw:frame>
        <draw:frame draw:style-name="gr3" draw:text-style-name="P4" draw:layer="layout" svg:width="2.525cm" svg:height="1.128cm" svg:x="3.108cm" svg:y="12.322cm">
          <draw:text-box>
            <text:p text:style-name="P2"><text:span text:style-name="T2">a</text:span><text:span text:style-name="T2">r</text:span><text:span text:style-name="T2">r</text:span><text:span text:style-name="T2">a</text:span><text:span text:style-name="T2">y</text:span></text:p>
          </draw:text-box>
        </draw:frame>
        <draw:frame draw:style-name="gr3" draw:text-style-name="P4" draw:layer="layout" svg:width="1.128cm" svg:height="1.128cm" svg:x="2.155cm" svg:y="13.63cm">
          <draw:text-box>
            <text:p text:style-name="P2"><text:span text:style-name="T2">•</text:span></text:p>
          </draw:text-box>
        </draw:frame>
        <draw:frame draw:style-name="gr3" draw:text-style-name="P4" draw:layer="layout" svg:width="18.392cm" svg:height="1.128cm" svg:x="3.108cm" svg:y="13.824cm">
          <draw:text-box>
            <text:p text:style-name="P2"><text:span text:style-name="T2">E</text:span><text:span text:style-name="T2">a</text:span><text:span text:style-name="T2">c</text:span><text:span text:style-name="T2">h</text:span><text:span text:style-name="T2"> </text:span><text:span text:style-name="T2">r</text:span><text:span text:style-name="T2">e</text:span><text:span text:style-name="T2">c</text:span><text:span text:style-name="T2">u</text:span><text:span text:style-name="T2">r</text:span><text:span text:style-name="T2">s</text:span><text:span text:style-name="T2">i</text:span><text:span text:style-name="T2">v</text:span><text:span text:style-name="T2">e</text:span><text:span text:style-name="T2"> </text:span><text:span text:style-name="T2">c</text:span><text:span text:style-name="T2">a</text:span><text:span text:style-name="T2">l</text:span><text:span text:style-name="T2">l </text:span><text:span text:style-name="T2">t</text:span><text:span text:style-name="T2">a</text:span><text:span text:style-name="T2">k</text:span><text:span text:style-name="T2">e</text:span><text:span text:style-name="T2">s</text:span><text:span text:style-name="T2"> </text:span><text:span text:style-name="T2">T</text:span><text:span text:style-name="T2">(</text:span><text:span text:style-name="T2">N</text:span><text:span text:style-name="T2">/</text:span><text:span text:style-name="T2">2</text:span><text:span text:style-name="T2">) </text:span><text:span text:style-name="T2">a</text:span><text:span text:style-name="T2">n</text:span><text:span text:style-name="T2">d</text:span><text:span text:style-name="T2"> </text:span></text:p>
          </draw:text-box>
        </draw:frame>
        <draw:frame draw:style-name="gr3" draw:text-style-name="P4" draw:layer="layout" svg:width="9.819cm" svg:height="1.128cm" svg:x="3.108cm" svg:y="15.045cm">
          <draw:text-box>
            <text:p text:style-name="P2"><text:span text:style-name="T2">m</text:span><text:span text:style-name="T2">e</text:span><text:span text:style-name="T2">r</text:span><text:span text:style-name="T2">g</text:span><text:span text:style-name="T2">i</text:span><text:span text:style-name="T2">n</text:span><text:span text:style-name="T2">g</text:span><text:span text:style-name="T2"> </text:span><text:span text:style-name="T2">t</text:span><text:span text:style-name="T2">a</text:span><text:span text:style-name="T2">k</text:span><text:span text:style-name="T2">e</text:span><text:span text:style-name="T2">s</text:span><text:span text:style-name="T2"> </text:span><text:span text:style-name="T2">O</text:span><text:span text:style-name="T2">(</text:span><text:span text:style-name="T2">N</text:span><text:span text:style-name="T2">)</text:span></text:p>
          </draw:text-box>
        </draw:frame>
      </draw:page>
      <draw:page draw:name="page17" draw:style-name="dp1" draw:master-page-name="master-page3">
        <draw:polygon draw:style-name="gr1" draw:text-style-name="P1" draw:layer="layout" svg:width="25.4cm" svg:height="19.05cm" svg:x="0cm" svg:y="0cm" svg:viewBox="0 0 25401 19051" draw:points="0,0 25401,0 25401,19051 0,19051">
          <text:p/>
        </draw:polygon>
        <draw:polygon draw:style-name="gr7" draw:text-style-name="P1" draw:layer="layout" svg:width="25.4cm" svg:height="19.05cm" svg:x="0cm" svg:y="0cm" svg:viewBox="0 0 25401 19051" draw:points="0,0 25401,0 25401,19051 0,19051">
          <text:p>17/STR/ALG/DEF/1/A</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1</text:span><text:span text:style-name="T3">7</text:span></text:p>
          </draw:text-box>
        </draw:frame>
        <draw:frame draw:style-name="gr2" draw:text-style-name="P3" draw:layer="layout" svg:width="15.873cm" svg:height="1.551cm" svg:x="4.971cm" svg:y="1.839cm">
          <draw:text-box>
            <text:p text:style-name="P2"><text:span text:style-name="T1">M</text:span><text:span text:style-name="T1">e</text:span><text:span text:style-name="T1">r</text:span><text:span text:style-name="T1">g</text:span><text:span text:style-name="T1">e</text:span><text:span text:style-name="T1">s</text:span><text:span text:style-name="T1">o</text:span><text:span text:style-name="T1">r</text:span><text:span text:style-name="T1">t </text:span><text:span text:style-name="T1">R</text:span><text:span text:style-name="T1">e</text:span><text:span text:style-name="T1">c</text:span><text:span text:style-name="T1">u</text:span><text:span text:style-name="T1">r</text:span><text:span text:style-name="T1">r</text:span><text:span text:style-name="T1">e</text:span><text:span text:style-name="T1">n</text:span><text:span text:style-name="T1">c</text:span><text:span text:style-name="T1">e</text:span><text:span text:style-name="T1"> </text:span></text:p>
          </draw:text-box>
        </draw:frame>
        <draw:frame draw:style-name="gr2" draw:text-style-name="P3" draw:layer="layout" svg:width="5.662cm" svg:height="1.551cm" svg:x="9.878cm" svg:y="3.701cm">
          <draw:text-box>
            <text:p text:style-name="P2"><text:span text:style-name="T1">R</text:span><text:span text:style-name="T1">e</text:span><text:span text:style-name="T1">l</text:span><text:span text:style-name="T1">a</text:span><text:span text:style-name="T1">t</text:span><text:span text:style-name="T1">i</text:span><text:span text:style-name="T1">o</text:span><text:span text:style-name="T1">n</text:span></text:p>
          </draw:text-box>
        </draw:frame>
        <draw:frame draw:style-name="gr6" draw:text-style-name="P7" draw:layer="layout" svg:width="0.987cm" svg:height="0.987cm" svg:x="2.155cm" svg:y="5.725cm">
          <draw:text-box>
            <text:p text:style-name="P2"><text:span text:style-name="T4">•</text:span></text:p>
          </draw:text-box>
        </draw:frame>
        <draw:frame draw:style-name="gr6" draw:text-style-name="P7" draw:layer="layout" svg:width="15.047cm" svg:height="0.987cm" svg:x="3.108cm" svg:y="5.898cm">
          <draw:text-box>
            <text:p text:style-name="P2"><text:span text:style-name="T4">T</text:span><text:span text:style-name="T4">h</text:span><text:span text:style-name="T4">e</text:span><text:span text:style-name="T4"> </text:span><text:span text:style-name="T4">r</text:span><text:span text:style-name="T4">e</text:span><text:span text:style-name="T4">c</text:span><text:span text:style-name="T4">u</text:span><text:span text:style-name="T4">r</text:span><text:span text:style-name="T4">r</text:span><text:span text:style-name="T4">e</text:span><text:span text:style-name="T4">n</text:span><text:span text:style-name="T4">c</text:span><text:span text:style-name="T4">e</text:span><text:span text:style-name="T4"> </text:span><text:span text:style-name="T4">r</text:span><text:span text:style-name="T4">e</text:span><text:span text:style-name="T4">l</text:span><text:span text:style-name="T4">a</text:span><text:span text:style-name="T4">t</text:span><text:span text:style-name="T4">i</text:span><text:span text:style-name="T4">o</text:span><text:span text:style-name="T4">n</text:span><text:span text:style-name="T4"> </text:span><text:span text:style-name="T4">f</text:span><text:span text:style-name="T4">o</text:span><text:span text:style-name="T4">r </text:span><text:span text:style-name="T4">T</text:span><text:span text:style-name="T4">(</text:span><text:span text:style-name="T4">N</text:span><text:span text:style-name="T4">) </text:span><text:span text:style-name="T4">i</text:span><text:span text:style-name="T4">s</text:span><text:span text:style-name="T4">:</text:span></text:p>
          </draw:text-box>
        </draw:frame>
        <draw:frame draw:style-name="gr6" draw:text-style-name="P7" draw:layer="layout" svg:width="0.987cm" svg:height="0.987cm" svg:x="3.425cm" svg:y="7.157cm">
          <draw:text-box>
            <text:p text:style-name="P2"><text:span text:style-name="T4">›</text:span></text:p>
          </draw:text-box>
        </draw:frame>
        <draw:line draw:style-name="gr25" draw:text-style-name="P6" draw:layer="layout" svg:x1="6.304cm" svg:y1="8.152cm" svg:x2="6.882cm" svg:y2="8.152cm">
          <text:p/>
        </draw:line>
        <draw:frame draw:style-name="gr6" draw:text-style-name="P7" draw:layer="layout" svg:width="4.041cm" svg:height="0.987cm" svg:x="4.219cm" svg:y="7.327cm">
          <draw:text-box>
            <text:p text:style-name="P2"><text:span text:style-name="T4">T</text:span><text:span text:style-name="T4">(</text:span><text:span text:style-name="T4">1</text:span><text:span text:style-name="T4">) </text:span><text:span text:style-name="T4">&lt;</text:span><text:span text:style-name="T4"> </text:span><text:span text:style-name="T4">a</text:span><text:span text:style-name="T4"> <text:s/></text:span></text:p>
          </draw:text-box>
        </draw:frame>
        <draw:frame draw:style-name="gr26" draw:text-style-name="P18" draw:layer="layout" svg:width="0.775cm" svg:height="0.775cm" svg:x="4.695cm" svg:y="8.511cm">
          <draw:text-box>
            <text:p text:style-name="P2"><text:span text:style-name="T17">•</text:span></text:p>
          </draw:text-box>
        </draw:frame>
        <draw:frame draw:style-name="gr26" draw:text-style-name="P18" draw:layer="layout" svg:width="9.514cm" svg:height="0.775cm" svg:x="5.33cm" svg:y="8.649cm">
          <draw:text-box>
            <text:p text:style-name="P2"><text:span text:style-name="T17">b</text:span><text:span text:style-name="T17">a</text:span><text:span text:style-name="T17">s</text:span><text:span text:style-name="T17">e </text:span><text:span text:style-name="T17">c</text:span><text:span text:style-name="T17">a</text:span><text:span text:style-name="T17">s</text:span><text:span text:style-name="T17">e</text:span><text:span text:style-name="T17">: </text:span><text:span text:style-name="T17">1 </text:span><text:span text:style-name="T17">e</text:span><text:span text:style-name="T17">l</text:span><text:span text:style-name="T17">e</text:span><text:span text:style-name="T17">m</text:span><text:span text:style-name="T17">e</text:span><text:span text:style-name="T17">n</text:span><text:span text:style-name="T17">t </text:span><text:span text:style-name="T17">a</text:span><text:span text:style-name="T17">r</text:span><text:span text:style-name="T17">r</text:span><text:span text:style-name="T17">a</text:span><text:span text:style-name="T17">y </text:span></text:p>
          </draw:text-box>
        </draw:frame>
        <draw:frame draw:style-name="gr26" draw:text-style-name="P18" draw:layer="layout" svg:width="0.775cm" svg:height="0.775cm" svg:x="14.88cm" svg:y="8.677cm">
          <draw:text-box>
            <text:p text:style-name="P2"><text:span text:style-name="T18"></text:span></text:p>
          </draw:text-box>
        </draw:frame>
        <draw:frame draw:style-name="gr26" draw:text-style-name="P18" draw:layer="layout" svg:width="4.811cm" svg:height="0.775cm" svg:x="15.656cm" svg:y="8.649cm">
          <draw:text-box>
            <text:p text:style-name="P2"><text:span text:style-name="T17"><text:s/></text:span><text:span text:style-name="T17">c</text:span><text:span text:style-name="T17">o</text:span><text:span text:style-name="T17">n</text:span><text:span text:style-name="T17">s</text:span><text:span text:style-name="T17">t</text:span><text:span text:style-name="T17">a</text:span><text:span text:style-name="T17">n</text:span><text:span text:style-name="T17">t </text:span><text:span text:style-name="T17">ti</text:span><text:span text:style-name="T17">m</text:span><text:span text:style-name="T17">e</text:span></text:p>
          </draw:text-box>
        </draw:frame>
        <draw:frame draw:style-name="gr6" draw:text-style-name="P7" draw:layer="layout" svg:width="0.987cm" svg:height="0.987cm" svg:x="3.425cm" svg:y="9.708cm">
          <draw:text-box>
            <text:p text:style-name="P2"><text:span text:style-name="T4">›</text:span></text:p>
          </draw:text-box>
        </draw:frame>
        <draw:line draw:style-name="gr25" draw:text-style-name="P6" draw:layer="layout" svg:x1="6.466cm" svg:y1="10.706cm" svg:x2="7.041cm" svg:y2="10.706cm">
          <text:p/>
        </draw:line>
        <draw:frame draw:style-name="gr6" draw:text-style-name="P7" draw:layer="layout" svg:width="8.837cm" svg:height="0.987cm" svg:x="4.219cm" svg:y="9.881cm">
          <draw:text-box>
            <text:p text:style-name="P2"><text:span text:style-name="T4">T</text:span><text:span text:style-name="T4">(</text:span><text:span text:style-name="T4">N</text:span><text:span text:style-name="T4">) </text:span><text:span text:style-name="T4">&lt;</text:span><text:span text:style-name="T4"> </text:span><text:span text:style-name="T4">2</text:span><text:span text:style-name="T4">T</text:span><text:span text:style-name="T4">(</text:span><text:span text:style-name="T4">N</text:span><text:span text:style-name="T4">/</text:span><text:span text:style-name="T4">2</text:span><text:span text:style-name="T4">) </text:span><text:span text:style-name="T4">+</text:span><text:span text:style-name="T4"> </text:span><text:span text:style-name="T4">b</text:span><text:span text:style-name="T4">N</text:span></text:p>
          </draw:text-box>
        </draw:frame>
        <draw:frame draw:style-name="gr13" draw:text-style-name="P12" draw:layer="layout" svg:width="0.846cm" svg:height="0.846cm" svg:x="4.695cm" svg:y="11.091cm">
          <draw:text-box>
            <text:p text:style-name="P2"><text:span text:style-name="T19">•</text:span></text:p>
          </draw:text-box>
        </draw:frame>
        <draw:frame draw:style-name="gr13" draw:text-style-name="P12" draw:layer="layout" svg:width="9.671cm" svg:height="0.846cm" svg:x="5.33cm" svg:y="11.24cm">
          <draw:text-box>
            <text:p text:style-name="P2"><text:span text:style-name="T19">S</text:span><text:span text:style-name="T19">o</text:span><text:span text:style-name="T19">r</text:span><text:span text:style-name="T19">ti</text:span><text:span text:style-name="T19">n</text:span><text:span text:style-name="T19">g</text:span><text:span text:style-name="T19"> </text:span><text:span text:style-name="T19">N</text:span><text:span text:style-name="T19"> </text:span><text:span text:style-name="T19">e</text:span><text:span text:style-name="T19">l</text:span><text:span text:style-name="T19">e</text:span><text:span text:style-name="T19">m</text:span><text:span text:style-name="T19">e</text:span><text:span text:style-name="T19">n</text:span><text:span text:style-name="T19">t</text:span><text:span text:style-name="T19">s </text:span><text:span text:style-name="T19">t</text:span><text:span text:style-name="T19">a</text:span><text:span text:style-name="T19">k</text:span><text:span text:style-name="T19">e</text:span><text:span text:style-name="T19">s </text:span></text:p>
          </draw:text-box>
        </draw:frame>
        <draw:frame draw:style-name="gr19" draw:text-style-name="P15" draw:layer="layout" svg:width="0.705cm" svg:height="0.705cm" svg:x="5.965cm" svg:y="12.27cm">
          <draw:text-box>
            <text:p text:style-name="P2"><text:span text:style-name="T12">–</text:span></text:p>
          </draw:text-box>
        </draw:frame>
        <draw:frame draw:style-name="gr19" draw:text-style-name="P15" draw:layer="layout" svg:width="8.511cm" svg:height="0.705cm" svg:x="6.6cm" svg:y="12.394cm">
          <draw:text-box>
            <text:p text:style-name="P2"><text:span text:style-name="T12">t</text:span><text:span text:style-name="T12">h</text:span><text:span text:style-name="T12">e </text:span><text:span text:style-name="T12">ti</text:span><text:span text:style-name="T12">m</text:span><text:span text:style-name="T12">e </text:span><text:span text:style-name="T12">t</text:span><text:span text:style-name="T12">o </text:span><text:span text:style-name="T12">s</text:span><text:span text:style-name="T12">o</text:span><text:span text:style-name="T12">r</text:span><text:span text:style-name="T12">t </text:span><text:span text:style-name="T12">t</text:span><text:span text:style-name="T12">h</text:span><text:span text:style-name="T12">e </text:span><text:span text:style-name="T12">l</text:span><text:span text:style-name="T12">e</text:span><text:span text:style-name="T12">ft </text:span><text:span text:style-name="T12">h</text:span><text:span text:style-name="T12">a</text:span><text:span text:style-name="T12">lf </text:span></text:p>
          </draw:text-box>
        </draw:frame>
        <draw:frame draw:style-name="gr19" draw:text-style-name="P15" draw:layer="layout" svg:width="0.705cm" svg:height="0.705cm" svg:x="5.965cm" svg:y="13.293cm">
          <draw:text-box>
            <text:p text:style-name="P2"><text:span text:style-name="T12">–</text:span></text:p>
          </draw:text-box>
        </draw:frame>
        <draw:frame draw:style-name="gr19" draw:text-style-name="P15" draw:layer="layout" svg:width="10.433cm" svg:height="0.705cm" svg:x="6.6cm" svg:y="13.417cm">
          <draw:text-box>
            <text:p text:style-name="P2"><text:span text:style-name="T12">p</text:span><text:span text:style-name="T12">l</text:span><text:span text:style-name="T12">u</text:span><text:span text:style-name="T12">s </text:span><text:span text:style-name="T12">t</text:span><text:span text:style-name="T12">h</text:span><text:span text:style-name="T12">e </text:span><text:span text:style-name="T12">ti</text:span><text:span text:style-name="T12">m</text:span><text:span text:style-name="T12">e </text:span><text:span text:style-name="T12">t</text:span><text:span text:style-name="T12">o </text:span><text:span text:style-name="T12">s</text:span><text:span text:style-name="T12">o</text:span><text:span text:style-name="T12">r</text:span><text:span text:style-name="T12">t </text:span><text:span text:style-name="T12">t</text:span><text:span text:style-name="T12">h</text:span><text:span text:style-name="T12">e </text:span><text:span text:style-name="T12">ri</text:span><text:span text:style-name="T12">g</text:span><text:span text:style-name="T12">h</text:span><text:span text:style-name="T12">t </text:span><text:span text:style-name="T12">h</text:span><text:span text:style-name="T12">a</text:span><text:span text:style-name="T12">lf </text:span></text:p>
          </draw:text-box>
        </draw:frame>
        <draw:frame draw:style-name="gr19" draw:text-style-name="P15" draw:layer="layout" svg:width="0.705cm" svg:height="0.705cm" svg:x="5.965cm" svg:y="14.32cm">
          <draw:text-box>
            <text:p text:style-name="P2"><text:span text:style-name="T12">–</text:span></text:p>
          </draw:text-box>
        </draw:frame>
        <draw:frame draw:style-name="gr19" draw:text-style-name="P15" draw:layer="layout" svg:width="13.202cm" svg:height="0.705cm" svg:x="6.6cm" svg:y="14.44cm">
          <draw:text-box>
            <text:p text:style-name="P2"><text:span text:style-name="T12">p</text:span><text:span text:style-name="T12">l</text:span><text:span text:style-name="T12">u</text:span><text:span text:style-name="T12">s </text:span><text:span text:style-name="T12">a</text:span><text:span text:style-name="T12">n </text:span><text:span text:style-name="T12">O</text:span><text:span text:style-name="T12">(</text:span><text:span text:style-name="T12">N</text:span><text:span text:style-name="T12">) </text:span><text:span text:style-name="T12">ti</text:span><text:span text:style-name="T12">m</text:span><text:span text:style-name="T12">e </text:span><text:span text:style-name="T12">t</text:span><text:span text:style-name="T12">o </text:span><text:span text:style-name="T12">m</text:span><text:span text:style-name="T12">e</text:span><text:span text:style-name="T12">r</text:span><text:span text:style-name="T12">g</text:span><text:span text:style-name="T12">e </text:span><text:span text:style-name="T12">t</text:span><text:span text:style-name="T12">h</text:span><text:span text:style-name="T12">e </text:span><text:span text:style-name="T12">t</text:span><text:span text:style-name="T12">w</text:span><text:span text:style-name="T12">o </text:span><text:span text:style-name="T12">h</text:span><text:span text:style-name="T12">a</text:span><text:span text:style-name="T12">l</text:span><text:span text:style-name="T12">v</text:span><text:span text:style-name="T12">e</text:span><text:span text:style-name="T12">s</text:span></text:p>
          </draw:text-box>
        </draw:frame>
        <draw:frame draw:style-name="gr3" draw:text-style-name="P4" draw:layer="layout" svg:width="1.128cm" svg:height="1.128cm" svg:x="2.155cm" svg:y="15.419cm">
          <draw:text-box>
            <text:p text:style-name="P2"><text:span text:style-name="T2">•</text:span></text:p>
          </draw:text-box>
        </draw:frame>
        <draw:frame draw:style-name="gr3" draw:text-style-name="P4" draw:layer="layout" svg:width="8.884cm" svg:height="1.128cm" svg:x="3.108cm" svg:y="15.616cm">
          <draw:text-box>
            <text:p text:style-name="P2"><text:span text:style-name="T2">T</text:span><text:span text:style-name="T2">(</text:span><text:span text:style-name="T2">N</text:span><text:span text:style-name="T2">) </text:span><text:span text:style-name="T2">=</text:span><text:span text:style-name="T2"> </text:span><text:span text:style-name="T2">O</text:span><text:span text:style-name="T2">(</text:span><text:span text:style-name="T2">n</text:span><text:span text:style-name="T2"> </text:span><text:span text:style-name="T2">l</text:span><text:span text:style-name="T2">o</text:span><text:span text:style-name="T2">g</text:span><text:span text:style-name="T2"> </text:span><text:span text:style-name="T2">n</text:span><text:span text:style-name="T2">) </text:span></text:p>
          </draw:text-box>
        </draw:frame>
        <draw:frame draw:style-name="gr13" draw:text-style-name="P12" draw:layer="layout" svg:width="8.706cm" svg:height="0.846cm" svg:x="11.984cm" svg:y="15.822cm">
          <draw:text-box>
            <text:p text:style-name="P2"><text:span text:style-name="T19">(</text:span><text:span text:style-name="T19">s</text:span><text:span text:style-name="T19">e</text:span><text:span text:style-name="T19">e</text:span><text:span text:style-name="T19"> </text:span><text:span text:style-name="T19">L</text:span><text:span text:style-name="T19">e</text:span><text:span text:style-name="T19">c</text:span><text:span text:style-name="T19">t</text:span><text:span text:style-name="T19">u</text:span><text:span text:style-name="T19">r</text:span><text:span text:style-name="T19">e</text:span><text:span text:style-name="T19"> </text:span><text:span text:style-name="T19">5</text:span><text:span text:style-name="T19"> </text:span><text:span text:style-name="T19">S</text:span><text:span text:style-name="T19">li</text:span><text:span text:style-name="T19">d</text:span><text:span text:style-name="T19">e</text:span><text:span text:style-name="T19">1</text:span><text:span text:style-name="T19">7</text:span><text:span text:style-name="T19">)</text:span></text:p>
          </draw:text-box>
        </draw:frame>
      </draw:page>
      <draw:page draw:name="page18"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18/STR/ALG/DEC/1/A</text:p>
        </draw:polygon>
        <draw:frame draw:style-name="gr4" draw:text-style-name="P5" draw:layer="layout" svg:width="1.657cm" svg:height="0.493cm" svg:x="2.155cm" svg:y="17.621cm">
          <draw:text-box>
            <text:p text:style-name="P2"><text:span text:style-name="T3">2/19/03</text:span></text:p>
          </draw:text-box>
        </draw:frame>
        <draw:frame draw:style-name="gr4" draw:text-style-name="P5" draw:layer="layout" svg:width="7.457cm" svg:height="0.493cm" svg:x="8.929cm" svg:y="17.621cm">
          <draw:text-box>
            <text:p text:style-name="P2"><text:span text:style-name="T3">Di</text:span><text:span text:style-name="T3">vi</text:span><text:span text:style-name="T3">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r </text:span><text:span text:style-name="T3">S</text:span><text:span text:style-name="T3">or</text:span><text:span text:style-name="T3">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1</text:span><text:span text:style-name="T3">8</text:span></text:p>
          </draw:text-box>
        </draw:frame>
        <draw:frame draw:style-name="gr2" draw:text-style-name="P3" draw:layer="layout" svg:width="16.258cm" svg:height="1.551cm" svg:x="4.561cm" svg:y="2.77cm">
          <draw:text-box>
            <text:p text:style-name="P2"><text:span text:style-name="T1">Proper</text:span><text:span text:style-name="T1">ties of </text:span><text:span text:style-name="T1">Merge</text:span><text:span text:style-name="T1">sort</text:span></text:p>
          </draw:text-box>
        </draw:frame>
        <draw:frame draw:style-name="gr3" draw:text-style-name="P4" draw:layer="layout" svg:width="1.128cm" svg:height="1.128cm" svg:x="2.155cm" svg:y="5.746cm">
          <draw:text-box>
            <text:p text:style-name="P2"><text:span text:style-name="T2">•</text:span></text:p>
          </draw:text-box>
        </draw:frame>
        <draw:frame draw:style-name="gr3" draw:text-style-name="P4" draw:layer="layout" svg:width="6.018cm" svg:height="1.128cm" svg:x="3.108cm" svg:y="5.94cm">
          <draw:text-box>
            <text:p text:style-name="P2"><text:span text:style-name="T2">N</text:span><text:span text:style-name="T2">o</text:span><text:span text:style-name="T2">t</text:span><text:span text:style-name="T2"> </text:span><text:span text:style-name="T2">i</text:span><text:span text:style-name="T2">n</text:span><text:span text:style-name="T2">-</text:span><text:span text:style-name="T2">p</text:span><text:span text:style-name="T2">l</text:span><text:span text:style-name="T2">a</text:span><text:span text:style-name="T2">c</text:span><text:span text:style-name="T2">e</text:span></text:p>
          </draw:text-box>
        </draw:frame>
        <draw:frame draw:style-name="gr6" draw:text-style-name="P7" draw:layer="layout" svg:width="0.987cm" svg:height="0.987cm" svg:x="3.425cm" svg:y="7.33cm">
          <draw:text-box>
            <text:p text:style-name="P2"><text:span text:style-name="T4">›</text:span></text:p>
          </draw:text-box>
        </draw:frame>
        <draw:frame draw:style-name="gr6" draw:text-style-name="P7" draw:layer="layout" svg:width="16.974cm" svg:height="0.987cm" svg:x="4.219cm" svg:y="7.5cm">
          <draw:text-box>
            <text:p text:style-name="P2"><text:span text:style-name="T4">R</text:span><text:span text:style-name="T4">e</text:span><text:span text:style-name="T4">q</text:span><text:span text:style-name="T4">u</text:span><text:span text:style-name="T4">ir</text:span><text:span text:style-name="T4">e</text:span><text:span text:style-name="T4">s </text:span><text:span text:style-name="T4">a</text:span><text:span text:style-name="T4">n </text:span><text:span text:style-name="T4">a</text:span><text:span text:style-name="T4">u</text:span><text:span text:style-name="T4">xi</text:span><text:span text:style-name="T4">li</text:span><text:span text:style-name="T4">a</text:span><text:span text:style-name="T4">r</text:span><text:span text:style-name="T4">y </text:span><text:span text:style-name="T4">a</text:span><text:span text:style-name="T4">rr</text:span><text:span text:style-name="T4">a</text:span><text:span text:style-name="T4">y </text:span><text:span text:style-name="T20">(</text:span><text:span text:style-name="T20">O</text:span><text:span text:style-name="T20">(</text:span><text:span text:style-name="T20">n</text:span><text:span text:style-name="T20">) </text:span><text:span text:style-name="T20">e</text:span><text:span text:style-name="T20">x</text:span><text:span text:style-name="T20">tr</text:span><text:span text:style-name="T20">a </text:span></text:p>
          </draw:text-box>
        </draw:frame>
        <draw:frame draw:style-name="gr6" draw:text-style-name="P7" draw:layer="layout" svg:width="2.974cm" svg:height="0.987cm" svg:x="4.219cm" svg:y="8.685cm">
          <draw:text-box>
            <text:p text:style-name="P2"><text:span text:style-name="T20">space)</text:span></text:p>
          </draw:text-box>
        </draw:frame>
        <draw:frame draw:style-name="gr3" draw:text-style-name="P4" draw:layer="layout" svg:width="1.128cm" svg:height="1.128cm" svg:x="2.155cm" svg:y="9.997cm">
          <draw:text-box>
            <text:p text:style-name="P2"><text:span text:style-name="T2">•</text:span></text:p>
          </draw:text-box>
        </draw:frame>
        <draw:frame draw:style-name="gr3" draw:text-style-name="P4" draw:layer="layout" svg:width="3.177cm" svg:height="1.128cm" svg:x="3.108cm" svg:y="10.191cm">
          <draw:text-box>
            <text:p text:style-name="P2"><text:span text:style-name="T2">Stable</text:span></text:p>
          </draw:text-box>
        </draw:frame>
        <draw:frame draw:style-name="gr6" draw:text-style-name="P7" draw:layer="layout" svg:width="0.987cm" svg:height="0.987cm" svg:x="3.425cm" svg:y="11.578cm">
          <draw:text-box>
            <text:p text:style-name="P2"><text:span text:style-name="T4">›</text:span></text:p>
          </draw:text-box>
        </draw:frame>
        <draw:frame draw:style-name="gr6" draw:text-style-name="P7" draw:layer="layout" svg:width="16.745cm" svg:height="0.987cm" svg:x="4.219cm" svg:y="11.751cm">
          <draw:text-box>
            <text:p text:style-name="P2"><text:span text:style-name="T4">M</text:span><text:span text:style-name="T4">a</text:span><text:span text:style-name="T4">k</text:span><text:span text:style-name="T4">e</text:span><text:span text:style-name="T4"> </text:span><text:span text:style-name="T4">s</text:span><text:span text:style-name="T4">u</text:span><text:span text:style-name="T4">r</text:span><text:span text:style-name="T4">e</text:span><text:span text:style-name="T4"> </text:span><text:span text:style-name="T4">t</text:span><text:span text:style-name="T4">h</text:span><text:span text:style-name="T4">a</text:span><text:span text:style-name="T4">t </text:span><text:span text:style-name="T20">l</text:span><text:span text:style-name="T20">e</text:span><text:span text:style-name="T20">f</text:span><text:span text:style-name="T20">t</text:span><text:span text:style-name="T4"> </text:span><text:span text:style-name="T4">i</text:span><text:span text:style-name="T4">s</text:span><text:span text:style-name="T4"> </text:span><text:span text:style-name="T4">s</text:span><text:span text:style-name="T4">e</text:span><text:span text:style-name="T4">n</text:span><text:span text:style-name="T4">t </text:span><text:span text:style-name="T4">t</text:span><text:span text:style-name="T4">o</text:span><text:span text:style-name="T4"> </text:span><text:span text:style-name="T4">t</text:span><text:span text:style-name="T4">a</text:span><text:span text:style-name="T4">r</text:span><text:span text:style-name="T4">g</text:span><text:span text:style-name="T4">e</text:span><text:span text:style-name="T4">t </text:span><text:span text:style-name="T4">o</text:span><text:span text:style-name="T4">n</text:span><text:span text:style-name="T4"> </text:span></text:p>
          </draw:text-box>
        </draw:frame>
        <draw:frame draw:style-name="gr6" draw:text-style-name="P7" draw:layer="layout" svg:width="5.793cm" svg:height="0.987cm" svg:x="4.219cm" svg:y="12.932cm">
          <draw:text-box>
            <text:p text:style-name="P2"><text:span text:style-name="T4">e</text:span><text:span text:style-name="T4">q</text:span><text:span text:style-name="T4">u</text:span><text:span text:style-name="T4">a</text:span><text:span text:style-name="T4">l</text:span><text:span text:style-name="T4"> </text:span><text:span text:style-name="T4">v</text:span><text:span text:style-name="T4">a</text:span><text:span text:style-name="T4">l</text:span><text:span text:style-name="T4">u</text:span><text:span text:style-name="T4">e</text:span><text:span text:style-name="T4">s</text:span><text:span text:style-name="T4">.</text:span></text:p>
          </draw:text-box>
        </draw:frame>
        <draw:frame draw:style-name="gr3" draw:text-style-name="P4" draw:layer="layout" svg:width="1.128cm" svg:height="1.128cm" svg:x="2.155cm" svg:y="14.244cm">
          <draw:text-box>
            <text:p text:style-name="P2"><text:span text:style-name="T2">•</text:span></text:p>
          </draw:text-box>
        </draw:frame>
        <draw:frame draw:style-name="gr3" draw:text-style-name="P4" draw:layer="layout" svg:width="18.155cm" svg:height="1.128cm" svg:x="3.108cm" svg:y="14.442cm">
          <draw:text-box>
            <text:p text:style-name="P2"><text:span text:style-name="T2">I</text:span><text:span text:style-name="T2">t</text:span><text:span text:style-name="T2">e</text:span><text:span text:style-name="T2">r</text:span><text:span text:style-name="T2">a</text:span><text:span text:style-name="T2">t</text:span><text:span text:style-name="T2">i</text:span><text:span text:style-name="T2">v</text:span><text:span text:style-name="T2">e</text:span><text:span text:style-name="T2"> </text:span><text:span text:style-name="T2">M</text:span><text:span text:style-name="T2">e</text:span><text:span text:style-name="T2">r</text:span><text:span text:style-name="T2">g</text:span><text:span text:style-name="T2">e</text:span><text:span text:style-name="T2">s</text:span><text:span text:style-name="T2">o</text:span><text:span text:style-name="T2">r</text:span><text:span text:style-name="T2">t</text:span><text:span text:style-name="T2"> </text:span><text:span text:style-name="T2">r</text:span><text:span text:style-name="T2">e</text:span><text:span text:style-name="T2">d</text:span><text:span text:style-name="T2">u</text:span><text:span text:style-name="T2">c</text:span><text:span text:style-name="T2">e</text:span><text:span text:style-name="T2">s</text:span><text:span text:style-name="T2"> </text:span><text:span text:style-name="T2">c</text:span><text:span text:style-name="T2">o</text:span><text:span text:style-name="T2">p</text:span><text:span text:style-name="T2">y</text:span><text:span text:style-name="T2">i</text:span><text:span text:style-name="T2">n</text:span><text:span text:style-name="T2">g</text:span><text:span text:style-name="T2">.</text:span></text:p>
          </draw:text-box>
        </draw:frame>
      </draw:page>
      <draw:page draw:name="page19"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1</text:span><text:span text:style-name="T3">9</text:span></text:p>
          </draw:text-box>
        </draw:frame>
        <draw:frame draw:style-name="gr2" draw:text-style-name="P3" draw:layer="layout" svg:width="6.598cm" svg:height="1.551cm" svg:x="9.391cm" svg:y="2.77cm">
          <draw:text-box>
            <text:p text:style-name="P2"><text:span text:style-name="T1">Q</text:span><text:span text:style-name="T1">u</text:span><text:span text:style-name="T1">i</text:span><text:span text:style-name="T1">c</text:span><text:span text:style-name="T1">k</text:span><text:span text:style-name="T1">s</text:span><text:span text:style-name="T1">o</text:span><text:span text:style-name="T1">r</text:span><text:span text:style-name="T1">t</text:span></text:p>
          </draw:text-box>
        </draw:frame>
        <draw:frame draw:style-name="gr6" draw:text-style-name="P7" draw:layer="layout" svg:width="0.987cm" svg:height="0.987cm" svg:x="2.155cm" svg:y="5.725cm">
          <draw:text-box>
            <text:p text:style-name="P2"><text:span text:style-name="T4">•</text:span></text:p>
          </draw:text-box>
        </draw:frame>
        <draw:frame draw:style-name="gr6" draw:text-style-name="P7" draw:layer="layout" svg:width="20.212cm" svg:height="0.987cm" svg:x="3.108cm" svg:y="5.898cm">
          <draw:text-box>
            <text:p text:style-name="P2"><text:span text:style-name="T4">Q</text:span><text:span text:style-name="T4">u</text:span><text:span text:style-name="T4">i</text:span><text:span text:style-name="T4">c</text:span><text:span text:style-name="T4">k</text:span><text:span text:style-name="T4">s</text:span><text:span text:style-name="T4">o</text:span><text:span text:style-name="T4">r</text:span><text:span text:style-name="T4">t </text:span><text:span text:style-name="T4">u</text:span><text:span text:style-name="T4">s</text:span><text:span text:style-name="T4">e</text:span><text:span text:style-name="T4">s</text:span><text:span text:style-name="T4"> </text:span><text:span text:style-name="T4">a</text:span><text:span text:style-name="T4"> </text:span><text:span text:style-name="T4">d</text:span><text:span text:style-name="T4">i</text:span><text:span text:style-name="T4">v</text:span><text:span text:style-name="T4">i</text:span><text:span text:style-name="T4">d</text:span><text:span text:style-name="T4">e</text:span><text:span text:style-name="T4"> </text:span><text:span text:style-name="T4">a</text:span><text:span text:style-name="T4">n</text:span><text:span text:style-name="T4">d</text:span><text:span text:style-name="T4"> </text:span><text:span text:style-name="T4">c</text:span><text:span text:style-name="T4">o</text:span><text:span text:style-name="T4">n</text:span><text:span text:style-name="T4">q</text:span><text:span text:style-name="T4">u</text:span><text:span text:style-name="T4">e</text:span><text:span text:style-name="T4">r </text:span><text:span text:style-name="T4">s</text:span><text:span text:style-name="T4">t</text:span><text:span text:style-name="T4">r</text:span><text:span text:style-name="T4">a</text:span><text:span text:style-name="T4">t</text:span><text:span text:style-name="T4">e</text:span><text:span text:style-name="T4">g</text:span><text:span text:style-name="T4">y</text:span><text:span text:style-name="T4">, </text:span></text:p>
          </draw:text-box>
        </draw:frame>
        <draw:frame draw:style-name="gr6" draw:text-style-name="P7" draw:layer="layout" svg:width="20.339cm" svg:height="0.987cm" svg:x="3.108cm" svg:y="7.083cm">
          <draw:text-box>
            <text:p text:style-name="P2"><text:span text:style-name="T4">b</text:span><text:span text:style-name="T4">u</text:span><text:span text:style-name="T4">t </text:span><text:span text:style-name="T4">d</text:span><text:span text:style-name="T4">o</text:span><text:span text:style-name="T4">e</text:span><text:span text:style-name="T4">s</text:span><text:span text:style-name="T4"> </text:span><text:span text:style-name="T4">n</text:span><text:span text:style-name="T4">o</text:span><text:span text:style-name="T4">t </text:span><text:span text:style-name="T4">r</text:span><text:span text:style-name="T4">e</text:span><text:span text:style-name="T4">q</text:span><text:span text:style-name="T4">u</text:span><text:span text:style-name="T4">i</text:span><text:span text:style-name="T4">r</text:span><text:span text:style-name="T4">e</text:span><text:span text:style-name="T4"> </text:span><text:span text:style-name="T4">t</text:span><text:span text:style-name="T4">h</text:span><text:span text:style-name="T4">e</text:span><text:span text:style-name="T4"> </text:span><text:span text:style-name="T4">O</text:span><text:span text:style-name="T4">(</text:span><text:span text:style-name="T4">N</text:span><text:span text:style-name="T4">) </text:span><text:span text:style-name="T4">e</text:span><text:span text:style-name="T4">x</text:span><text:span text:style-name="T4">t</text:span><text:span text:style-name="T4">r</text:span><text:span text:style-name="T4">a</text:span><text:span text:style-name="T4"> </text:span><text:span text:style-name="T4">s</text:span><text:span text:style-name="T4">p</text:span><text:span text:style-name="T4">a</text:span><text:span text:style-name="T4">c</text:span><text:span text:style-name="T4">e</text:span><text:span text:style-name="T4"> </text:span><text:span text:style-name="T4">t</text:span><text:span text:style-name="T4">h</text:span><text:span text:style-name="T4">a</text:span><text:span text:style-name="T4">t </text:span></text:p>
          </draw:text-box>
        </draw:frame>
        <draw:frame draw:style-name="gr6" draw:text-style-name="P7" draw:layer="layout" svg:width="7.038cm" svg:height="0.987cm" svg:x="3.108cm" svg:y="8.265cm">
          <draw:text-box>
            <text:p text:style-name="P2"><text:span text:style-name="T4">M</text:span><text:span text:style-name="T4">e</text:span><text:span text:style-name="T4">r</text:span><text:span text:style-name="T4">g</text:span><text:span text:style-name="T4">e</text:span><text:span text:style-name="T4">S</text:span><text:span text:style-name="T4">o</text:span><text:span text:style-name="T4">r</text:span><text:span text:style-name="T4">t </text:span><text:span text:style-name="T4">d</text:span><text:span text:style-name="T4">o</text:span><text:span text:style-name="T4">e</text:span><text:span text:style-name="T4">s</text:span></text:p>
          </draw:text-box>
        </draw:frame>
        <draw:frame draw:style-name="gr13" draw:text-style-name="P12" draw:layer="layout" svg:width="0.846cm" svg:height="0.846cm" svg:x="3.425cm" svg:y="9.476cm">
          <draw:text-box>
            <text:p text:style-name="P2"><text:span text:style-name="T19">›</text:span></text:p>
          </draw:text-box>
        </draw:frame>
        <draw:frame draw:style-name="gr13" draw:text-style-name="P12" draw:layer="layout" svg:width="15.856cm" svg:height="0.846cm" svg:x="4.219cm" svg:y="9.624cm">
          <draw:text-box>
            <text:p text:style-name="P2"><text:span text:style-name="T19">P</text:span><text:span text:style-name="T19">a</text:span><text:span text:style-name="T19">r</text:span><text:span text:style-name="T19">ti</text:span><text:span text:style-name="T19">ti</text:span><text:span text:style-name="T19">o</text:span><text:span text:style-name="T19">n</text:span><text:span text:style-name="T19"> </text:span><text:span text:style-name="T19">a</text:span><text:span text:style-name="T19">r</text:span><text:span text:style-name="T19">r</text:span><text:span text:style-name="T19">a</text:span><text:span text:style-name="T19">y </text:span><text:span text:style-name="T19">i</text:span><text:span text:style-name="T19">n</text:span><text:span text:style-name="T19">t</text:span><text:span text:style-name="T19">o</text:span><text:span text:style-name="T19"> </text:span><text:span text:style-name="T19">l</text:span><text:span text:style-name="T19">e</text:span><text:span text:style-name="T19">f</text:span><text:span text:style-name="T19">t </text:span><text:span text:style-name="T19">a</text:span><text:span text:style-name="T19">n</text:span><text:span text:style-name="T19">d</text:span><text:span text:style-name="T19"> </text:span><text:span text:style-name="T19">r</text:span><text:span text:style-name="T19">i</text:span><text:span text:style-name="T19">g</text:span><text:span text:style-name="T19">h</text:span><text:span text:style-name="T19">t </text:span><text:span text:style-name="T19">s</text:span><text:span text:style-name="T19">u</text:span><text:span text:style-name="T19">b</text:span><text:span text:style-name="T19">-</text:span><text:span text:style-name="T19">a</text:span><text:span text:style-name="T19">r</text:span><text:span text:style-name="T19">r</text:span><text:span text:style-name="T19">a</text:span><text:span text:style-name="T19">y</text:span><text:span text:style-name="T19">s</text:span></text:p>
          </draw:text-box>
        </draw:frame>
        <draw:frame draw:style-name="gr19" draw:text-style-name="P15" draw:layer="layout" svg:width="0.705cm" svg:height="0.705cm" svg:x="4.695cm" svg:y="10.655cm">
          <draw:text-box>
            <text:p text:style-name="P2"><text:span text:style-name="T12">•</text:span></text:p>
          </draw:text-box>
        </draw:frame>
        <draw:frame draw:style-name="gr19" draw:text-style-name="P15" draw:layer="layout" svg:width="13.714cm" svg:height="0.705cm" svg:x="5.33cm" svg:y="10.778cm">
          <draw:text-box>
            <text:p text:style-name="P2"><text:span text:style-name="T12">C</text:span><text:span text:style-name="T12">h</text:span><text:span text:style-name="T12">o</text:span><text:span text:style-name="T12">o</text:span><text:span text:style-name="T12">s</text:span><text:span text:style-name="T12">e </text:span><text:span text:style-name="T12">a</text:span><text:span text:style-name="T12">n </text:span><text:span text:style-name="T12">e</text:span><text:span text:style-name="T12">l</text:span><text:span text:style-name="T12">e</text:span><text:span text:style-name="T12">m</text:span><text:span text:style-name="T12">e</text:span><text:span text:style-name="T12">n</text:span><text:span text:style-name="T12">t </text:span><text:span text:style-name="T12">o</text:span><text:span text:style-name="T12">f </text:span><text:span text:style-name="T12">t</text:span><text:span text:style-name="T12">h</text:span><text:span text:style-name="T12">e </text:span><text:span text:style-name="T12">a</text:span><text:span text:style-name="T12">r</text:span><text:span text:style-name="T12">r</text:span><text:span text:style-name="T12">a</text:span><text:span text:style-name="T12">y</text:span><text:span text:style-name="T12">, </text:span><text:span text:style-name="T12">c</text:span><text:span text:style-name="T12">a</text:span><text:span text:style-name="T12">ll</text:span><text:span text:style-name="T12">e</text:span><text:span text:style-name="T12">d </text:span><text:span text:style-name="T21">p</text:span><text:span text:style-name="T21">i</text:span><text:span text:style-name="T21">v</text:span><text:span text:style-name="T21">o</text:span><text:span text:style-name="T21">t</text:span></text:p>
          </draw:text-box>
        </draw:frame>
        <draw:frame draw:style-name="gr19" draw:text-style-name="P15" draw:layer="layout" svg:width="0.705cm" svg:height="0.705cm" svg:x="4.695cm" svg:y="11.678cm">
          <draw:text-box>
            <text:p text:style-name="P2"><text:span text:style-name="T12">•</text:span></text:p>
          </draw:text-box>
        </draw:frame>
        <draw:frame draw:style-name="gr19" draw:text-style-name="P15" draw:layer="layout" svg:width="15.847cm" svg:height="0.705cm" svg:x="5.33cm" svg:y="11.801cm">
          <draw:text-box>
            <text:p text:style-name="P2"><text:span text:style-name="T12">t</text:span><text:span text:style-name="T12">h</text:span><text:span text:style-name="T12">e </text:span><text:span text:style-name="T12">e</text:span><text:span text:style-name="T12">l</text:span><text:span text:style-name="T12">e</text:span><text:span text:style-name="T12">m</text:span><text:span text:style-name="T12">e</text:span><text:span text:style-name="T12">n</text:span><text:span text:style-name="T12">t</text:span><text:span text:style-name="T12">s </text:span><text:span text:style-name="T12">i</text:span><text:span text:style-name="T12">n </text:span><text:span text:style-name="T12">l</text:span><text:span text:style-name="T12">e</text:span><text:span text:style-name="T12">ft </text:span><text:span text:style-name="T12">s</text:span><text:span text:style-name="T12">u</text:span><text:span text:style-name="T12">b</text:span><text:span text:style-name="T12">-</text:span><text:span text:style-name="T12">a</text:span><text:span text:style-name="T12">r</text:span><text:span text:style-name="T12">r</text:span><text:span text:style-name="T12">a</text:span><text:span text:style-name="T12">y </text:span><text:span text:style-name="T12">a</text:span><text:span text:style-name="T12">r</text:span><text:span text:style-name="T12">e </text:span><text:span text:style-name="T12">a</text:span><text:span text:style-name="T12">ll </text:span><text:span text:style-name="T12">l</text:span><text:span text:style-name="T12">e</text:span><text:span text:style-name="T12">s</text:span><text:span text:style-name="T12">s </text:span><text:span text:style-name="T12">t</text:span><text:span text:style-name="T12">h</text:span><text:span text:style-name="T12">a</text:span><text:span text:style-name="T12">n </text:span><text:span text:style-name="T12">p</text:span><text:span text:style-name="T12">i</text:span><text:span text:style-name="T12">v</text:span><text:span text:style-name="T12">o</text:span><text:span text:style-name="T12">t</text:span></text:p>
          </draw:text-box>
        </draw:frame>
        <draw:frame draw:style-name="gr19" draw:text-style-name="P15" draw:layer="layout" svg:width="0.705cm" svg:height="0.705cm" svg:x="4.695cm" svg:y="12.704cm">
          <draw:text-box>
            <text:p text:style-name="P2"><text:span text:style-name="T12">•</text:span></text:p>
          </draw:text-box>
        </draw:frame>
        <draw:frame draw:style-name="gr19" draw:text-style-name="P15" draw:layer="layout" svg:width="16.063cm" svg:height="0.705cm" svg:x="5.33cm" svg:y="12.824cm">
          <draw:text-box>
            <text:p text:style-name="P2"><text:span text:style-name="T12">e</text:span><text:span text:style-name="T12">l</text:span><text:span text:style-name="T12">e</text:span><text:span text:style-name="T12">m</text:span><text:span text:style-name="T12">e</text:span><text:span text:style-name="T12">n</text:span><text:span text:style-name="T12">t</text:span><text:span text:style-name="T12">s </text:span><text:span text:style-name="T12">i</text:span><text:span text:style-name="T12">n </text:span><text:span text:style-name="T12">ri</text:span><text:span text:style-name="T12">g</text:span><text:span text:style-name="T12">h</text:span><text:span text:style-name="T12">t </text:span><text:span text:style-name="T12">s</text:span><text:span text:style-name="T12">u</text:span><text:span text:style-name="T12">b</text:span><text:span text:style-name="T12">-</text:span><text:span text:style-name="T12">a</text:span><text:span text:style-name="T12">r</text:span><text:span text:style-name="T12">r</text:span><text:span text:style-name="T12">a</text:span><text:span text:style-name="T12">y </text:span><text:span text:style-name="T12">a</text:span><text:span text:style-name="T12">r</text:span><text:span text:style-name="T12">e </text:span><text:span text:style-name="T12">a</text:span><text:span text:style-name="T12">ll </text:span><text:span text:style-name="T12">g</text:span><text:span text:style-name="T12">r</text:span><text:span text:style-name="T12">e</text:span><text:span text:style-name="T12">a</text:span><text:span text:style-name="T12">t</text:span><text:span text:style-name="T12">e</text:span><text:span text:style-name="T12">r </text:span><text:span text:style-name="T12">t</text:span><text:span text:style-name="T12">h</text:span><text:span text:style-name="T12">a</text:span><text:span text:style-name="T12">n </text:span><text:span text:style-name="T12">p</text:span><text:span text:style-name="T12">i</text:span><text:span text:style-name="T12">v</text:span><text:span text:style-name="T12">o</text:span><text:span text:style-name="T12">t</text:span></text:p>
          </draw:text-box>
        </draw:frame>
        <draw:frame draw:style-name="gr13" draw:text-style-name="P12" draw:layer="layout" svg:width="0.846cm" svg:height="0.846cm" svg:x="3.425cm" svg:y="13.773cm">
          <draw:text-box>
            <text:p text:style-name="P2"><text:span text:style-name="T19">›</text:span></text:p>
          </draw:text-box>
        </draw:frame>
        <draw:frame draw:style-name="gr13" draw:text-style-name="P12" draw:layer="layout" svg:width="15.052cm" svg:height="0.846cm" svg:x="4.219cm" svg:y="13.921cm">
          <draw:text-box>
            <text:p text:style-name="P2"><text:span text:style-name="T19">R</text:span><text:span text:style-name="T19">e</text:span><text:span text:style-name="T19">c</text:span><text:span text:style-name="T19">u</text:span><text:span text:style-name="T19">r</text:span><text:span text:style-name="T19">s</text:span><text:span text:style-name="T19">i</text:span><text:span text:style-name="T19">v</text:span><text:span text:style-name="T19">e</text:span><text:span text:style-name="T19">l</text:span><text:span text:style-name="T19">y </text:span><text:span text:style-name="T19">s</text:span><text:span text:style-name="T19">o</text:span><text:span text:style-name="T19">r</text:span><text:span text:style-name="T19">t </text:span><text:span text:style-name="T19">l</text:span><text:span text:style-name="T19">e</text:span><text:span text:style-name="T19">f</text:span><text:span text:style-name="T19">t </text:span><text:span text:style-name="T19">a</text:span><text:span text:style-name="T19">n</text:span><text:span text:style-name="T19">d</text:span><text:span text:style-name="T19"> </text:span><text:span text:style-name="T19">r</text:span><text:span text:style-name="T19">i</text:span><text:span text:style-name="T19">g</text:span><text:span text:style-name="T19">h</text:span><text:span text:style-name="T19">t </text:span><text:span text:style-name="T19">s</text:span><text:span text:style-name="T19">u</text:span><text:span text:style-name="T19">b</text:span><text:span text:style-name="T19">-</text:span><text:span text:style-name="T19">a</text:span><text:span text:style-name="T19">r</text:span><text:span text:style-name="T19">r</text:span><text:span text:style-name="T19">a</text:span><text:span text:style-name="T19">y</text:span><text:span text:style-name="T19">s</text:span></text:p>
          </draw:text-box>
        </draw:frame>
        <draw:frame draw:style-name="gr13" draw:text-style-name="P12" draw:layer="layout" svg:width="0.846cm" svg:height="0.846cm" svg:x="3.425cm" svg:y="15cm">
          <draw:text-box>
            <text:p text:style-name="P2"><text:span text:style-name="T19">›</text:span></text:p>
          </draw:text-box>
        </draw:frame>
        <draw:frame draw:style-name="gr13" draw:text-style-name="P12" draw:layer="layout" svg:width="18.485cm" svg:height="0.846cm" svg:x="4.219cm" svg:y="15.148cm">
          <draw:text-box>
            <text:p text:style-name="P2"><text:span text:style-name="T19">C</text:span><text:span text:style-name="T19">o</text:span><text:span text:style-name="T19">n</text:span><text:span text:style-name="T19">c</text:span><text:span text:style-name="T19">a</text:span><text:span text:style-name="T19">t</text:span><text:span text:style-name="T19">e</text:span><text:span text:style-name="T19">n</text:span><text:span text:style-name="T19">a</text:span><text:span text:style-name="T19">t</text:span><text:span text:style-name="T19">e</text:span><text:span text:style-name="T19"> </text:span><text:span text:style-name="T19">l</text:span><text:span text:style-name="T19">e</text:span><text:span text:style-name="T19">f</text:span><text:span text:style-name="T19">t </text:span><text:span text:style-name="T19">a</text:span><text:span text:style-name="T19">n</text:span><text:span text:style-name="T19">d</text:span><text:span text:style-name="T19"> </text:span><text:span text:style-name="T19">r</text:span><text:span text:style-name="T19">i</text:span><text:span text:style-name="T19">g</text:span><text:span text:style-name="T19">h</text:span><text:span text:style-name="T19">t </text:span><text:span text:style-name="T19">s</text:span><text:span text:style-name="T19">u</text:span><text:span text:style-name="T19">b</text:span><text:span text:style-name="T19">-</text:span><text:span text:style-name="T19">a</text:span><text:span text:style-name="T19">r</text:span><text:span text:style-name="T19">r</text:span><text:span text:style-name="T19">a</text:span><text:span text:style-name="T19">y</text:span><text:span text:style-name="T19">s </text:span><text:span text:style-name="T19">i</text:span><text:span text:style-name="T19">n</text:span><text:span text:style-name="T19"> </text:span><text:span text:style-name="T19">O</text:span><text:span text:style-name="T19">(</text:span><text:span text:style-name="T19">1</text:span><text:span text:style-name="T19">) </text:span><text:span text:style-name="T19">ti</text:span><text:span text:style-name="T19">m</text:span><text:span text:style-name="T19">e</text:span></text:p>
          </draw:text-box>
        </draw:frame>
      </draw:page>
      <draw:page draw:name="page20"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2</text:span><text:span text:style-name="T3">0</text:span></text:p>
          </draw:text-box>
        </draw:frame>
        <draw:frame draw:style-name="gr2" draw:text-style-name="P3" draw:layer="layout" svg:width="11.923cm" svg:height="1.551cm" svg:x="6.717cm" svg:y="2.77cm">
          <draw:text-box>
            <text:p text:style-name="P2"><text:span text:style-name="T1">“</text:span><text:span text:style-name="T1">F</text:span><text:span text:style-name="T1">o</text:span><text:span text:style-name="T1">u</text:span><text:span text:style-name="T1">r</text:span><text:span text:style-name="T1"> </text:span><text:span text:style-name="T1">e</text:span><text:span text:style-name="T1">a</text:span><text:span text:style-name="T1">s</text:span><text:span text:style-name="T1">y</text:span><text:span text:style-name="T1"> </text:span><text:span text:style-name="T1">s</text:span><text:span text:style-name="T1">t</text:span><text:span text:style-name="T1">e</text:span><text:span text:style-name="T1">p</text:span><text:span text:style-name="T1">s</text:span><text:span text:style-name="T1">”</text:span></text:p>
          </draw:text-box>
        </draw:frame>
        <draw:frame draw:style-name="gr27" draw:text-style-name="P19" draw:layer="layout" svg:width="1.082cm" svg:height="1.082cm" svg:x="2.155cm" svg:y="5.74cm">
          <draw:text-box>
            <text:p text:style-name="P2"><text:span text:style-name="T22">•</text:span></text:p>
          </draw:text-box>
        </draw:frame>
        <draw:frame draw:style-name="gr27" draw:text-style-name="P19" draw:layer="layout" svg:width="8.541cm" svg:height="1.082cm" svg:x="3.069cm" svg:y="5.927cm">
          <draw:text-box>
            <text:p text:style-name="P2"><text:span text:style-name="T22">T</text:span><text:span text:style-name="T22">o</text:span><text:span text:style-name="T22"> </text:span><text:span text:style-name="T22">s</text:span><text:span text:style-name="T22">o</text:span><text:span text:style-name="T22">r</text:span><text:span text:style-name="T22">t </text:span><text:span text:style-name="T22">a</text:span><text:span text:style-name="T22">n</text:span><text:span text:style-name="T22"> </text:span><text:span text:style-name="T22">a</text:span><text:span text:style-name="T22">r</text:span><text:span text:style-name="T22">r</text:span><text:span text:style-name="T22">a</text:span><text:span text:style-name="T22">y</text:span><text:span text:style-name="T22"> </text:span><text:span text:style-name="T23">S</text:span></text:p>
          </draw:text-box>
        </draw:frame>
        <draw:frame draw:style-name="gr28" draw:text-style-name="P20" draw:layer="layout" svg:width="19.971cm" svg:height="0.948cm" svg:x="3.373cm" svg:y="7.422cm">
          <draw:text-box>
            <text:p text:style-name="P2"><text:span text:style-name="T24">1</text:span><text:span text:style-name="T24">. </text:span><text:span text:style-name="T24">I</text:span><text:span text:style-name="T24">f </text:span><text:span text:style-name="T24">t</text:span><text:span text:style-name="T24">h</text:span><text:span text:style-name="T24">e</text:span><text:span text:style-name="T24"> </text:span><text:span text:style-name="T24">n</text:span><text:span text:style-name="T24">u</text:span><text:span text:style-name="T24">m</text:span><text:span text:style-name="T24">b</text:span><text:span text:style-name="T24">e</text:span><text:span text:style-name="T24">r </text:span><text:span text:style-name="T24">o</text:span><text:span text:style-name="T24">f </text:span><text:span text:style-name="T24">e</text:span><text:span text:style-name="T24">l</text:span><text:span text:style-name="T24">e</text:span><text:span text:style-name="T24">m</text:span><text:span text:style-name="T24">e</text:span><text:span text:style-name="T24">n</text:span><text:span text:style-name="T24">t</text:span><text:span text:style-name="T24">s</text:span><text:span text:style-name="T24"> </text:span><text:span text:style-name="T24">i</text:span><text:span text:style-name="T24">n</text:span><text:span text:style-name="T24"> </text:span><text:span text:style-name="T25">S</text:span><text:span text:style-name="T24"> </text:span><text:span text:style-name="T24">i</text:span><text:span text:style-name="T24">s</text:span><text:span text:style-name="T24"> </text:span><text:span text:style-name="T24">0</text:span><text:span text:style-name="T24"> </text:span><text:span text:style-name="T24">o</text:span><text:span text:style-name="T24">r </text:span><text:span text:style-name="T24">1</text:span><text:span text:style-name="T24">, </text:span><text:span text:style-name="T24">t</text:span><text:span text:style-name="T24">h</text:span><text:span text:style-name="T24">e</text:span><text:span text:style-name="T24">n</text:span><text:span text:style-name="T24"> </text:span></text:p>
          </draw:text-box>
        </draw:frame>
        <draw:frame draw:style-name="gr28" draw:text-style-name="P20" draw:layer="layout" svg:width="11.352cm" svg:height="0.948cm" svg:x="4.135cm" svg:y="8.558cm">
          <draw:text-box>
            <text:p text:style-name="P2"><text:span text:style-name="T24">r</text:span><text:span text:style-name="T24">e</text:span><text:span text:style-name="T24">t</text:span><text:span text:style-name="T24">u</text:span><text:span text:style-name="T24">r</text:span><text:span text:style-name="T24">n</text:span><text:span text:style-name="T24">. </text:span><text:span text:style-name="T24"><text:s/></text:span><text:span text:style-name="T24">T</text:span><text:span text:style-name="T24">h</text:span><text:span text:style-name="T24">e</text:span><text:span text:style-name="T24"> </text:span><text:span text:style-name="T24">a</text:span><text:span text:style-name="T24">r</text:span><text:span text:style-name="T24">r</text:span><text:span text:style-name="T24">a</text:span><text:span text:style-name="T24">y</text:span><text:span text:style-name="T24"> </text:span><text:span text:style-name="T24">i</text:span><text:span text:style-name="T24">s</text:span><text:span text:style-name="T24"> </text:span><text:span text:style-name="T24">s</text:span><text:span text:style-name="T24">o</text:span><text:span text:style-name="T24">r</text:span><text:span text:style-name="T24">t</text:span><text:span text:style-name="T24">e</text:span><text:span text:style-name="T24">d</text:span><text:span text:style-name="T24">.</text:span></text:p>
          </draw:text-box>
        </draw:frame>
        <draw:frame draw:style-name="gr28" draw:text-style-name="P20" draw:layer="layout" svg:width="18.011cm" svg:height="0.948cm" svg:x="3.373cm" svg:y="9.93cm">
          <draw:text-box>
            <text:p text:style-name="P2"><text:span text:style-name="T24">2</text:span><text:span text:style-name="T24">. </text:span><text:span text:style-name="T24">P</text:span><text:span text:style-name="T24">i</text:span><text:span text:style-name="T24">c</text:span><text:span text:style-name="T24">k</text:span><text:span text:style-name="T24"> </text:span><text:span text:style-name="T24">a</text:span><text:span text:style-name="T24">n</text:span><text:span text:style-name="T24"> </text:span><text:span text:style-name="T24">e</text:span><text:span text:style-name="T24">l</text:span><text:span text:style-name="T24">e</text:span><text:span text:style-name="T24">m</text:span><text:span text:style-name="T24">e</text:span><text:span text:style-name="T24">n</text:span><text:span text:style-name="T24">t </text:span><text:span text:style-name="T26">v</text:span><text:span text:style-name="T24"> </text:span><text:span text:style-name="T24">i</text:span><text:span text:style-name="T24">n</text:span><text:span text:style-name="T24"> </text:span><text:span text:style-name="T25">S</text:span><text:span text:style-name="T24">. </text:span><text:span text:style-name="T24"><text:s/></text:span><text:span text:style-name="T24">T</text:span><text:span text:style-name="T24">h</text:span><text:span text:style-name="T24">i</text:span><text:span text:style-name="T24">s</text:span><text:span text:style-name="T24"> </text:span><text:span text:style-name="T24">i</text:span><text:span text:style-name="T24">s</text:span><text:span text:style-name="T24"> </text:span><text:span text:style-name="T24">t</text:span><text:span text:style-name="T24">h</text:span><text:span text:style-name="T24">e</text:span><text:span text:style-name="T24"> </text:span><text:span text:style-name="T26">p</text:span><text:span text:style-name="T26">i</text:span><text:span text:style-name="T26">v</text:span><text:span text:style-name="T26">o</text:span><text:span text:style-name="T26">t </text:span></text:p>
          </draw:text-box>
        </draw:frame>
        <draw:frame draw:style-name="gr28" draw:text-style-name="P20" draw:layer="layout" svg:width="2.491cm" svg:height="0.948cm" svg:x="4.135cm" svg:y="11.063cm">
          <draw:text-box>
            <text:p text:style-name="P2"><text:span text:style-name="T24">v</text:span><text:span text:style-name="T24">a</text:span><text:span text:style-name="T24">l</text:span><text:span text:style-name="T24">u</text:span><text:span text:style-name="T24">e</text:span><text:span text:style-name="T24">.</text:span></text:p>
          </draw:text-box>
        </draw:frame>
        <draw:frame draw:style-name="gr28" draw:text-style-name="P20" draw:layer="layout" svg:width="18.252cm" svg:height="0.948cm" svg:x="3.373cm" svg:y="12.435cm">
          <draw:text-box>
            <text:p text:style-name="P2"><text:span text:style-name="T24">3</text:span><text:span text:style-name="T24">. </text:span><text:span text:style-name="T24">P</text:span><text:span text:style-name="T24">a</text:span><text:span text:style-name="T24">r</text:span><text:span text:style-name="T24">t</text:span><text:span text:style-name="T24">i</text:span><text:span text:style-name="T24">t</text:span><text:span text:style-name="T24">i</text:span><text:span text:style-name="T24">o</text:span><text:span text:style-name="T24">n</text:span><text:span text:style-name="T24"> </text:span><text:span text:style-name="T25">S</text:span><text:span text:style-name="T24">-</text:span><text:span text:style-name="T24">{</text:span><text:span text:style-name="T24">v</text:span><text:span text:style-name="T24">} </text:span><text:span text:style-name="T24">i</text:span><text:span text:style-name="T24">n</text:span><text:span text:style-name="T24">t</text:span><text:span text:style-name="T24">o</text:span><text:span text:style-name="T24"> </text:span><text:span text:style-name="T24">t</text:span><text:span text:style-name="T24">w</text:span><text:span text:style-name="T24">o</text:span><text:span text:style-name="T24"> </text:span><text:span text:style-name="T24">d</text:span><text:span text:style-name="T24">i</text:span><text:span text:style-name="T24">s</text:span><text:span text:style-name="T24">j</text:span><text:span text:style-name="T24">o</text:span><text:span text:style-name="T24">i</text:span><text:span text:style-name="T24">n</text:span><text:span text:style-name="T24">t </text:span><text:span text:style-name="T24">s</text:span><text:span text:style-name="T24">u</text:span><text:span text:style-name="T24">b</text:span><text:span text:style-name="T24">s</text:span><text:span text:style-name="T24">e</text:span><text:span text:style-name="T24">t</text:span><text:span text:style-name="T24">s</text:span><text:span text:style-name="T24">, </text:span><text:span text:style-name="T25">S</text:span></text:p>
          </draw:text-box>
        </draw:frame>
        <draw:frame draw:style-name="gr29" draw:text-style-name="P21" draw:layer="layout" svg:width="0.549cm" svg:height="0.549cm" svg:x="21.579cm" svg:y="12.863cm">
          <draw:text-box>
            <text:p text:style-name="P2"><text:span text:style-name="T27">1</text:span></text:p>
          </draw:text-box>
        </draw:frame>
        <draw:frame draw:style-name="gr28" draw:text-style-name="P20" draw:layer="layout" svg:width="1.081cm" svg:height="0.948cm" svg:x="21.883cm" svg:y="12.435cm">
          <draw:text-box>
            <text:p text:style-name="P2"><text:span text:style-name="T24"><text:s/></text:span><text:span text:style-name="T24">=</text:span><text:span text:style-name="T24"> </text:span></text:p>
          </draw:text-box>
        </draw:frame>
        <draw:frame draw:style-name="gr28" draw:text-style-name="P20" draw:layer="layout" svg:width="4.989cm" svg:height="0.948cm" svg:x="4.135cm" svg:y="13.627cm">
          <draw:text-box>
            <text:p text:style-name="P2"><text:span text:style-name="T24">{</text:span><text:span text:style-name="T24">a</text:span><text:span text:style-name="T24">ll </text:span><text:span text:style-name="T24">v</text:span><text:span text:style-name="T24">a</text:span><text:span text:style-name="T24">l</text:span><text:span text:style-name="T24">u</text:span><text:span text:style-name="T24">e</text:span><text:span text:style-name="T24">s</text:span><text:span text:style-name="T24"> </text:span><text:span text:style-name="T24">x</text:span></text:p>
          </draw:text-box>
        </draw:frame>
        <draw:frame draw:style-name="gr28" draw:text-style-name="P20" draw:layer="layout" svg:width="0.948cm" svg:height="0.948cm" svg:x="9.109cm" svg:y="13.662cm">
          <draw:text-box>
            <text:p text:style-name="P2"><text:span text:style-name="T28"></text:span></text:p>
          </draw:text-box>
        </draw:frame>
        <draw:frame draw:style-name="gr28" draw:text-style-name="P20" draw:layer="layout" svg:width="3.8cm" svg:height="0.948cm" svg:x="9.857cm" svg:y="13.627cm">
          <draw:text-box>
            <text:p text:style-name="P2"><text:span text:style-name="T24">v</text:span><text:span text:style-name="T24">}</text:span><text:span text:style-name="T24">, </text:span><text:span text:style-name="T24">a</text:span><text:span text:style-name="T24">n</text:span><text:span text:style-name="T24">d</text:span><text:span text:style-name="T24"> </text:span><text:span text:style-name="T25">S</text:span></text:p>
          </draw:text-box>
        </draw:frame>
        <draw:frame draw:style-name="gr29" draw:text-style-name="P21" draw:layer="layout" svg:width="0.549cm" svg:height="0.549cm" svg:x="13.638cm" svg:y="14.056cm">
          <draw:text-box>
            <text:p text:style-name="P2"><text:span text:style-name="T27">2</text:span></text:p>
          </draw:text-box>
        </draw:frame>
        <draw:frame draw:style-name="gr28" draw:text-style-name="P20" draw:layer="layout" svg:width="6.068cm" svg:height="0.948cm" svg:x="13.942cm" svg:y="13.627cm">
          <draw:text-box>
            <text:p text:style-name="P2"><text:span text:style-name="T24"><text:s/></text:span><text:span text:style-name="T24">=</text:span><text:span text:style-name="T24"> </text:span><text:span text:style-name="T24">{</text:span><text:span text:style-name="T24">a</text:span><text:span text:style-name="T24">ll </text:span><text:span text:style-name="T24">v</text:span><text:span text:style-name="T24">a</text:span><text:span text:style-name="T24">l</text:span><text:span text:style-name="T24">u</text:span><text:span text:style-name="T24">e</text:span><text:span text:style-name="T24">s</text:span><text:span text:style-name="T24"> </text:span><text:span text:style-name="T24">x</text:span></text:p>
          </draw:text-box>
        </draw:frame>
        <draw:frame draw:style-name="gr28" draw:text-style-name="P20" draw:layer="layout" svg:width="0.948cm" svg:height="0.948cm" svg:x="19.992cm" svg:y="13.662cm">
          <draw:text-box>
            <text:p text:style-name="P2"><text:span text:style-name="T28"></text:span></text:p>
          </draw:text-box>
        </draw:frame>
        <draw:frame draw:style-name="gr28" draw:text-style-name="P20" draw:layer="layout" svg:width="1.056cm" svg:height="0.948cm" svg:x="20.74cm" svg:y="13.627cm">
          <draw:text-box>
            <text:p text:style-name="P2"><text:span text:style-name="T24">v</text:span><text:span text:style-name="T24">}</text:span><text:span text:style-name="T24">.</text:span></text:p>
          </draw:text-box>
        </draw:frame>
        <draw:frame draw:style-name="gr28" draw:text-style-name="P20" draw:layer="layout" svg:width="9.286cm" svg:height="0.948cm" svg:x="3.373cm" svg:y="15.056cm">
          <draw:text-box>
            <text:p text:style-name="P2"><text:span text:style-name="T24">4</text:span><text:span text:style-name="T24">. </text:span><text:span text:style-name="T24">R</text:span><text:span text:style-name="T24">e</text:span><text:span text:style-name="T24">t</text:span><text:span text:style-name="T24">u</text:span><text:span text:style-name="T24">r</text:span><text:span text:style-name="T24">n</text:span><text:span text:style-name="T24"> </text:span><text:span text:style-name="T24">Q</text:span><text:span text:style-name="T24">u</text:span><text:span text:style-name="T24">i</text:span><text:span text:style-name="T24">c</text:span><text:span text:style-name="T24">k</text:span><text:span text:style-name="T24">S</text:span><text:span text:style-name="T24">o</text:span><text:span text:style-name="T24">r</text:span><text:span text:style-name="T24">t</text:span><text:span text:style-name="T24">(</text:span><text:span text:style-name="T25">S</text:span></text:p>
          </draw:text-box>
        </draw:frame>
        <draw:frame draw:style-name="gr29" draw:text-style-name="P21" draw:layer="layout" svg:width="0.549cm" svg:height="0.549cm" svg:x="12.629cm" svg:y="15.484cm">
          <draw:text-box>
            <text:p text:style-name="P2"><text:span text:style-name="T27">1</text:span></text:p>
          </draw:text-box>
        </draw:frame>
        <draw:frame draw:style-name="gr28" draw:text-style-name="P20" draw:layer="layout" svg:width="6.924cm" svg:height="0.948cm" svg:x="12.933cm" svg:y="15.056cm">
          <draw:text-box>
            <text:p text:style-name="P2"><text:span text:style-name="T24">)</text:span><text:span text:style-name="T24">, </text:span><text:span text:style-name="T24">v</text:span><text:span text:style-name="T24">, </text:span><text:span text:style-name="T24">Q</text:span><text:span text:style-name="T24">u</text:span><text:span text:style-name="T24">i</text:span><text:span text:style-name="T24">c</text:span><text:span text:style-name="T24">k</text:span><text:span text:style-name="T24">S</text:span><text:span text:style-name="T24">o</text:span><text:span text:style-name="T24">r</text:span><text:span text:style-name="T24">t</text:span><text:span text:style-name="T24">(</text:span><text:span text:style-name="T25">S</text:span></text:p>
          </draw:text-box>
        </draw:frame>
        <draw:frame draw:style-name="gr29" draw:text-style-name="P21" draw:layer="layout" svg:width="0.549cm" svg:height="0.549cm" svg:x="19.9cm" svg:y="15.484cm">
          <draw:text-box>
            <text:p text:style-name="P2"><text:span text:style-name="T27">2</text:span></text:p>
          </draw:text-box>
        </draw:frame>
        <draw:frame draw:style-name="gr28" draw:text-style-name="P20" draw:layer="layout" svg:width="0.948cm" svg:height="0.948cm" svg:x="20.207cm" svg:y="15.056cm">
          <draw:text-box>
            <text:p text:style-name="P2"><text:span text:style-name="T24">)</text:span></text:p>
          </draw:text-box>
        </draw:frame>
      </draw:page>
      <draw:page draw:name="page21"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2</text:span><text:span text:style-name="T3">1</text:span></text:p>
          </draw:text-box>
        </draw:frame>
        <draw:path draw:style-name="gr1" draw:text-style-name="P1" draw:layer="layout" svg:width="13.124cm" svg:height="2.752cm" svg:x="4.021cm" svg:y="5.291cm" svg:viewBox="0 0 13125 2753" svg:d="M6563 0c3718 0 6562 593 6562 1376 0 781-2844 1377-6562 1377-3722 0-6563-596-6563-1377 0-783 2841-1376 6563-1376zM0 0zM13125 2753z">
          <text:p/>
        </draw:path>
        <draw:path draw:style-name="gr5" draw:text-style-name="P6" draw:layer="layout" svg:width="13.124cm" svg:height="2.752cm" svg:x="4.021cm" svg:y="5.291cm" svg:viewBox="0 0 13125 2753" svg:d="M6563 0c3718 0 6562 593 6562 1376 0 781-2844 1377-6562 1377-3722 0-6563-596-6563-1377 0-783 2841-1376 6563-1376z">
          <text:p/>
        </draw:path>
        <draw:polygon draw:style-name="gr5" draw:text-style-name="P6" draw:layer="layout" svg:width="0cm" svg:height="0cm" svg:x="4.021cm" svg:y="5.291cm" svg:viewBox="0 0 0 0" draw:points="0,0">
          <text:p/>
        </draw:polygon>
        <draw:polygon draw:style-name="gr5" draw:text-style-name="P6" draw:layer="layout" svg:width="0cm" svg:height="0cm" svg:x="17.145cm" svg:y="8.043cm" svg:viewBox="0 0 0 0" draw:points="0,0">
          <text:p/>
        </draw:polygon>
        <draw:frame draw:style-name="gr2" draw:text-style-name="P3" draw:layer="layout" svg:width="15.801cm" svg:height="1.551cm" svg:x="4.787cm" svg:y="2.77cm">
          <draw:text-box>
            <text:p text:style-name="P2"><text:span text:style-name="T1">T</text:span><text:span text:style-name="T1">h</text:span><text:span text:style-name="T1">e</text:span><text:span text:style-name="T1"> </text:span><text:span text:style-name="T1">s</text:span><text:span text:style-name="T1">t</text:span><text:span text:style-name="T1">e</text:span><text:span text:style-name="T1">p</text:span><text:span text:style-name="T1">s</text:span><text:span text:style-name="T1"> </text:span><text:span text:style-name="T1">o</text:span><text:span text:style-name="T1">f </text:span><text:span text:style-name="T1">Q</text:span><text:span text:style-name="T1">u</text:span><text:span text:style-name="T1">i</text:span><text:span text:style-name="T1">c</text:span><text:span text:style-name="T1">k</text:span><text:span text:style-name="T1">S</text:span><text:span text:style-name="T1">o</text:span><text:span text:style-name="T1">r</text:span><text:span text:style-name="T1">t</text:span></text:p>
          </draw:text-box>
        </draw:frame>
        <draw:frame draw:style-name="gr30" draw:text-style-name="P22" draw:layer="layout" svg:width="0.51cm" svg:height="0.488cm" svg:x="5.126cm" svg:y="6.296cm">
          <draw:text-box>
            <text:p text:style-name="P2"><text:span text:style-name="T29">1</text:span><text:span text:style-name="T29">3</text:span></text:p>
          </draw:text-box>
        </draw:frame>
        <draw:frame draw:style-name="gr30" draw:text-style-name="P22" draw:layer="layout" svg:width="0.51cm" svg:height="0.488cm" svg:x="6.819cm" svg:y="5.872cm">
          <draw:text-box>
            <text:p text:style-name="P2"><text:span text:style-name="T29">8</text:span><text:span text:style-name="T29">1</text:span></text:p>
          </draw:text-box>
        </draw:frame>
        <draw:frame draw:style-name="gr30" draw:text-style-name="P22" draw:layer="layout" svg:width="0.51cm" svg:height="0.488cm" svg:x="7.454cm" svg:y="6.723cm">
          <draw:text-box>
            <text:p text:style-name="P2"><text:span text:style-name="T29">9</text:span><text:span text:style-name="T29">2</text:span></text:p>
          </draw:text-box>
        </draw:frame>
        <draw:frame draw:style-name="gr30" draw:text-style-name="P22" draw:layer="layout" svg:width="0.51cm" svg:height="0.488cm" svg:x="8.936cm" svg:y="6.088cm">
          <draw:text-box>
            <text:p text:style-name="P2"><text:span text:style-name="T29">4</text:span><text:span text:style-name="T29">3</text:span></text:p>
          </draw:text-box>
        </draw:frame>
        <draw:frame draw:style-name="gr30" draw:text-style-name="P22" draw:layer="layout" svg:width="0.51cm" svg:height="0.488cm" svg:x="9.994cm" svg:y="7.227cm">
          <draw:text-box>
            <text:p text:style-name="P2"><text:span text:style-name="T29">6</text:span><text:span text:style-name="T29">5</text:span></text:p>
          </draw:text-box>
        </draw:frame>
        <draw:frame draw:style-name="gr30" draw:text-style-name="P22" draw:layer="layout" svg:width="0.51cm" svg:height="0.488cm" svg:x="10.629cm" svg:y="5.872cm">
          <draw:text-box>
            <text:p text:style-name="P2"><text:span text:style-name="T29">3</text:span><text:span text:style-name="T29">1</text:span></text:p>
          </draw:text-box>
        </draw:frame>
        <draw:frame draw:style-name="gr30" draw:text-style-name="P22" draw:layer="layout" svg:width="0.51cm" svg:height="0.488cm" svg:x="12.323cm" svg:y="5.872cm">
          <draw:text-box>
            <text:p text:style-name="P2"><text:span text:style-name="T29">5</text:span><text:span text:style-name="T29">7</text:span></text:p>
          </draw:text-box>
        </draw:frame>
        <draw:frame draw:style-name="gr30" draw:text-style-name="P22" draw:layer="layout" svg:width="0.51cm" svg:height="0.488cm" svg:x="13.169cm" svg:y="7.142cm">
          <draw:text-box>
            <text:p text:style-name="P2"><text:span text:style-name="T29">2</text:span><text:span text:style-name="T29">6</text:span></text:p>
          </draw:text-box>
        </draw:frame>
        <draw:frame draw:style-name="gr30" draw:text-style-name="P22" draw:layer="layout" svg:width="0.51cm" svg:height="0.488cm" svg:x="14.228cm" svg:y="6.296cm">
          <draw:text-box>
            <text:p text:style-name="P2"><text:span text:style-name="T29">7</text:span><text:span text:style-name="T29">5</text:span></text:p>
          </draw:text-box>
        </draw:frame>
        <draw:path draw:style-name="gr31" draw:text-style-name="P6" draw:layer="layout" svg:width="1.069cm" svg:height="0.836cm" svg:x="9.722cm" svg:y="6.981cm" svg:viewBox="0 0 1070 837" svg:d="M534 0c303 0 536 181 536 417 0 237-233 420-536 420-301 0-534-183-534-420 0-236 233-417 534-417z">
          <text:p/>
        </draw:path>
        <draw:polygon draw:style-name="gr31" draw:text-style-name="P6" draw:layer="layout" svg:width="0cm" svg:height="0cm" svg:x="9.722cm" svg:y="6.981cm" svg:viewBox="0 0 0 0" draw:points="0,0">
          <text:p/>
        </draw:polygon>
        <draw:polygon draw:style-name="gr31" draw:text-style-name="P6" draw:layer="layout" svg:width="0cm" svg:height="0cm" svg:x="10.791cm" svg:y="7.817cm" svg:viewBox="0 0 0 0" draw:points="0,0">
          <text:p/>
        </draw:polygon>
        <draw:frame draw:style-name="gr30" draw:text-style-name="P22" draw:layer="layout" svg:width="0.422cm" svg:height="0.488cm" svg:x="15.709cm" svg:y="6.723cm">
          <draw:text-box>
            <text:p text:style-name="P2"><text:span text:style-name="T29">0</text:span></text:p>
          </draw:text-box>
        </draw:frame>
        <draw:frame draw:style-name="gr13" draw:text-style-name="P12" draw:layer="layout" svg:width="0.846cm" svg:height="0.846cm" svg:x="3.221cm" svg:y="5.687cm">
          <draw:text-box>
            <text:p text:style-name="P2"><text:span text:style-name="T30">S</text:span></text:p>
          </draw:text-box>
        </draw:frame>
        <draw:path draw:style-name="gr1" draw:text-style-name="P1" draw:layer="layout" svg:width="5.503cm" svg:height="2.328cm" svg:x="4.233cm" svg:y="8.89cm" svg:viewBox="0 0 5504 2329" svg:d="M2752 0c1560 0 2752 504 2752 1164s-1192 1165-2752 1165-2752-505-2752-1165 1192-1164 2752-1164zM0 0zM5504 2329z">
          <text:p/>
        </draw:path>
        <draw:path draw:style-name="gr5" draw:text-style-name="P6" draw:layer="layout" svg:width="5.503cm" svg:height="2.328cm" svg:x="4.233cm" svg:y="8.89cm" svg:viewBox="0 0 5504 2329" svg:d="M2752 0c1560 0 2752 504 2752 1164s-1192 1165-2752 1165-2752-505-2752-1165 1192-1164 2752-1164z">
          <text:p/>
        </draw:path>
        <draw:polygon draw:style-name="gr5" draw:text-style-name="P6" draw:layer="layout" svg:width="0cm" svg:height="0cm" svg:x="4.233cm" svg:y="8.89cm" svg:viewBox="0 0 0 0" draw:points="0,0">
          <text:p/>
        </draw:polygon>
        <draw:polygon draw:style-name="gr5" draw:text-style-name="P6" draw:layer="layout" svg:width="0cm" svg:height="0cm" svg:x="9.736cm" svg:y="11.218cm" svg:viewBox="0 0 0 0" draw:points="0,0">
          <text:p/>
        </draw:polygon>
        <draw:frame draw:style-name="gr21" draw:text-style-name="P16" draw:layer="layout" svg:width="4.98cm" svg:height="0.653cm" svg:x="19.569cm" svg:y="5.583cm">
          <draw:text-box>
            <text:p text:style-name="P2"><text:span text:style-name="T31">s</text:span><text:span text:style-name="T31">e</text:span><text:span text:style-name="T31">l</text:span><text:span text:style-name="T31">e</text:span><text:span text:style-name="T31">c</text:span><text:span text:style-name="T31">t </text:span><text:span text:style-name="T31">p</text:span><text:span text:style-name="T31">i</text:span><text:span text:style-name="T31">v</text:span><text:span text:style-name="T31">o</text:span><text:span text:style-name="T31">t </text:span><text:span text:style-name="T31">v</text:span><text:span text:style-name="T31">a</text:span><text:span text:style-name="T31">l</text:span><text:span text:style-name="T31">u</text:span><text:span text:style-name="T31">e</text:span></text:p>
          </draw:text-box>
        </draw:frame>
        <draw:frame draw:style-name="gr30" draw:text-style-name="P22" draw:layer="layout" svg:width="0.51cm" svg:height="0.488cm" svg:x="4.703cm" svg:y="9.898cm">
          <draw:text-box>
            <text:p text:style-name="P2"><text:span text:style-name="T29">1</text:span><text:span text:style-name="T29">3</text:span></text:p>
          </draw:text-box>
        </draw:frame>
        <draw:frame draw:style-name="gr30" draw:text-style-name="P22" draw:layer="layout" svg:width="0.51cm" svg:height="0.488cm" svg:x="16.556cm" svg:y="10.106cm">
          <draw:text-box>
            <text:p text:style-name="P2"><text:span text:style-name="T29">8</text:span><text:span text:style-name="T29">1</text:span></text:p>
          </draw:text-box>
        </draw:frame>
        <draw:frame draw:style-name="gr30" draw:text-style-name="P22" draw:layer="layout" svg:width="0.51cm" svg:height="0.488cm" svg:x="13.804cm" svg:y="10.317cm">
          <draw:text-box>
            <text:p text:style-name="P2"><text:span text:style-name="T29">9</text:span><text:span text:style-name="T29">2</text:span></text:p>
          </draw:text-box>
        </draw:frame>
        <draw:frame draw:style-name="gr30" draw:text-style-name="P22" draw:layer="layout" svg:width="0.51cm" svg:height="0.488cm" svg:x="6.819cm" svg:y="9.682cm">
          <draw:text-box>
            <text:p text:style-name="P2"><text:span text:style-name="T29">4</text:span><text:span text:style-name="T29">3</text:span></text:p>
          </draw:text-box>
        </draw:frame>
        <draw:frame draw:style-name="gr30" draw:text-style-name="P22" draw:layer="layout" svg:width="0.51cm" svg:height="0.488cm" svg:x="11.067cm" svg:y="9.771cm">
          <draw:text-box>
            <text:p text:style-name="P2"><text:span text:style-name="T29">6</text:span><text:span text:style-name="T29">5</text:span></text:p>
          </draw:text-box>
        </draw:frame>
        <draw:frame draw:style-name="gr30" draw:text-style-name="P22" draw:layer="layout" svg:width="0.51cm" svg:height="0.488cm" svg:x="8.301cm" svg:y="9.471cm">
          <draw:text-box>
            <text:p text:style-name="P2"><text:span text:style-name="T29">3</text:span><text:span text:style-name="T29">1</text:span></text:p>
          </draw:text-box>
        </draw:frame>
        <draw:frame draw:style-name="gr30" draw:text-style-name="P22" draw:layer="layout" svg:width="0.51cm" svg:height="0.488cm" svg:x="7.666cm" svg:y="10.533cm">
          <draw:text-box>
            <text:p text:style-name="P2"><text:span text:style-name="T29">5</text:span><text:span text:style-name="T29">7</text:span></text:p>
          </draw:text-box>
        </draw:frame>
        <draw:frame draw:style-name="gr30" draw:text-style-name="P22" draw:layer="layout" svg:width="0.51cm" svg:height="0.488cm" svg:x="5.973cm" svg:y="10.533cm">
          <draw:text-box>
            <text:p text:style-name="P2"><text:span text:style-name="T29">2</text:span><text:span text:style-name="T29">6</text:span></text:p>
          </draw:text-box>
        </draw:frame>
        <draw:frame draw:style-name="gr30" draw:text-style-name="P22" draw:layer="layout" svg:width="0.51cm" svg:height="0.488cm" svg:x="15.286cm" svg:y="9.471cm">
          <draw:text-box>
            <text:p text:style-name="P2"><text:span text:style-name="T29">7</text:span><text:span text:style-name="T29">5</text:span></text:p>
          </draw:text-box>
        </draw:frame>
        <draw:path draw:style-name="gr5" draw:text-style-name="P6" draw:layer="layout" svg:width="1.065cm" svg:height="0.839cm" svg:x="10.795cm" svg:y="9.525cm" svg:viewBox="0 0 1066 840" svg:d="M533 0c300 0 533 184 533 420 0 237-233 420-533 420-304 0-533-183-533-420 0-236 229-420 533-420z">
          <text:p/>
        </draw:path>
        <draw:polygon draw:style-name="gr5" draw:text-style-name="P6" draw:layer="layout" svg:width="0cm" svg:height="0cm" svg:x="10.795cm" svg:y="9.525cm" svg:viewBox="0 0 0 0" draw:points="0,0">
          <text:p/>
        </draw:polygon>
        <draw:polygon draw:style-name="gr5" draw:text-style-name="P6" draw:layer="layout" svg:width="0cm" svg:height="0cm" svg:x="11.86cm" svg:y="10.364cm" svg:viewBox="0 0 0 0" draw:points="0,0">
          <text:p/>
        </draw:polygon>
        <draw:frame draw:style-name="gr30" draw:text-style-name="P22" draw:layer="layout" svg:width="0.422cm" svg:height="0.488cm" svg:x="5.973cm" svg:y="9.263cm">
          <draw:text-box>
            <text:p text:style-name="P2"><text:span text:style-name="T29">0</text:span></text:p>
          </draw:text-box>
        </draw:frame>
        <draw:frame draw:style-name="gr13" draw:text-style-name="P12" draw:layer="layout" svg:width="0.846cm" svg:height="0.846cm" svg:x="3.662cm" svg:y="8.792cm">
          <draw:text-box>
            <text:p text:style-name="P2"><text:span text:style-name="T30">S</text:span></text:p>
          </draw:text-box>
        </draw:frame>
        <draw:path draw:style-name="gr5" draw:text-style-name="P6" draw:layer="layout" svg:width="5.503cm" svg:height="2.329cm" svg:x="12.7cm" svg:y="9.101cm" svg:viewBox="0 0 5504 2330" svg:d="M2752 0c1559 0 2752 505 2752 1164 0 661-1193 1166-2752 1166-1563 0-2752-505-2752-1166 0-659 1189-1164 2752-1164z">
          <text:p/>
        </draw:path>
        <draw:polygon draw:style-name="gr5" draw:text-style-name="P6" draw:layer="layout" svg:width="0cm" svg:height="0cm" svg:x="12.7cm" svg:y="9.101cm" svg:viewBox="0 0 0 0" draw:points="0,0">
          <text:p/>
        </draw:polygon>
        <draw:polygon draw:style-name="gr5" draw:text-style-name="P6" draw:layer="layout" svg:width="0cm" svg:height="0cm" svg:x="18.203cm" svg:y="11.43cm" svg:viewBox="0 0 0 0" draw:points="0,0">
          <text:p/>
        </draw:polygon>
        <draw:frame draw:style-name="gr32" draw:text-style-name="P23" draw:layer="layout" svg:width="0.489cm" svg:height="0.568cm" svg:x="4.131cm" svg:y="9.126cm">
          <draw:text-box>
            <text:p text:style-name="P2"><text:span text:style-name="T32">1</text:span></text:p>
          </draw:text-box>
        </draw:frame>
        <draw:frame draw:style-name="gr13" draw:text-style-name="P12" draw:layer="layout" svg:width="0.846cm" svg:height="0.846cm" svg:x="12.34cm" svg:y="8.792cm">
          <draw:text-box>
            <text:p text:style-name="P2"><text:span text:style-name="T30">S</text:span></text:p>
          </draw:text-box>
        </draw:frame>
        <draw:frame draw:style-name="gr32" draw:text-style-name="P23" draw:layer="layout" svg:width="0.489cm" svg:height="0.568cm" svg:x="12.809cm" svg:y="9.126cm">
          <draw:text-box>
            <text:p text:style-name="P2"><text:span text:style-name="T32">2</text:span></text:p>
          </draw:text-box>
        </draw:frame>
        <draw:frame draw:style-name="gr21" draw:text-style-name="P16" draw:layer="layout" svg:width="2.567cm" svg:height="0.653cm" svg:x="19.586cm" svg:y="8.758cm">
          <draw:text-box>
            <text:p text:style-name="P2"><text:span text:style-name="T31">p</text:span><text:span text:style-name="T31">a</text:span><text:span text:style-name="T31">r</text:span><text:span text:style-name="T31">ti</text:span><text:span text:style-name="T31">ti</text:span><text:span text:style-name="T31">o</text:span><text:span text:style-name="T31">n </text:span></text:p>
          </draw:text-box>
        </draw:frame>
        <draw:path draw:style-name="gr1" draw:text-style-name="P1" draw:layer="layout" svg:width="6.421cm" svg:height="1.059cm" svg:x="3.386cm" svg:y="13.045cm" svg:viewBox="0 0 6422 1060" svg:d="M3210 0c1821 0 3212 227 3212 527 0 303-1391 529-3212 529-1820 0-3210-226-3210-529 0-300 1390-527 3210-527zM0 0zM6422 1060z">
          <text:p/>
        </draw:path>
        <draw:path draw:style-name="gr5" draw:text-style-name="P6" draw:layer="layout" svg:width="6.421cm" svg:height="1.055cm" svg:x="3.386cm" svg:y="13.045cm" svg:viewBox="0 0 6422 1056" svg:d="M3210 0c1821 0 3212 227 3212 527 0 303-1391 529-3212 529-1820 0-3210-226-3210-529 0-300 1390-527 3210-527z">
          <text:p/>
        </draw:path>
        <draw:polygon draw:style-name="gr5" draw:text-style-name="P6" draw:layer="layout" svg:width="0cm" svg:height="0cm" svg:x="3.386cm" svg:y="13.045cm" svg:viewBox="0 0 0 0" draw:points="0,0">
          <text:p/>
        </draw:polygon>
        <draw:polygon draw:style-name="gr5" draw:text-style-name="P6" draw:layer="layout" svg:width="0cm" svg:height="0cm" svg:x="9.807cm" svg:y="14.104cm" svg:viewBox="0 0 0 0" draw:points="0,0">
          <text:p/>
        </draw:polygon>
        <draw:frame draw:style-name="gr21" draw:text-style-name="P16" draw:layer="layout" svg:width="0.563cm" svg:height="0.563cm" svg:x="21.661cm" svg:y="8.896cm">
          <draw:text-box>
            <text:p text:style-name="P2"><text:span text:style-name="T33">S</text:span></text:p>
          </draw:text-box>
        </draw:frame>
        <draw:frame draw:style-name="gr30" draw:text-style-name="P22" draw:layer="layout" svg:width="0.51cm" svg:height="0.488cm" svg:x="4.808cm" svg:y="13.365cm">
          <draw:text-box>
            <text:p text:style-name="P2"><text:span text:style-name="T29">1</text:span><text:span text:style-name="T29">3</text:span></text:p>
          </draw:text-box>
        </draw:frame>
        <draw:frame draw:style-name="gr30" draw:text-style-name="P22" draw:layer="layout" svg:width="0.51cm" svg:height="0.488cm" svg:x="7.348cm" svg:y="13.365cm">
          <draw:text-box>
            <text:p text:style-name="P2"><text:span text:style-name="T29">4</text:span><text:span text:style-name="T29">3</text:span></text:p>
          </draw:text-box>
        </draw:frame>
        <draw:frame draw:style-name="gr30" draw:text-style-name="P22" draw:layer="layout" svg:width="0.51cm" svg:height="0.488cm" svg:x="6.466cm" svg:y="13.365cm">
          <draw:text-box>
            <text:p text:style-name="P2"><text:span text:style-name="T29">3</text:span><text:span text:style-name="T29">1</text:span></text:p>
          </draw:text-box>
        </draw:frame>
        <draw:frame draw:style-name="gr30" draw:text-style-name="P22" draw:layer="layout" svg:width="0.51cm" svg:height="0.488cm" svg:x="8.195cm" svg:y="13.365cm">
          <draw:text-box>
            <text:p text:style-name="P2"><text:span text:style-name="T29">5</text:span><text:span text:style-name="T29">7</text:span></text:p>
          </draw:text-box>
        </draw:frame>
        <draw:frame draw:style-name="gr30" draw:text-style-name="P22" draw:layer="layout" svg:width="0.51cm" svg:height="0.488cm" svg:x="5.62cm" svg:y="13.365cm">
          <draw:text-box>
            <text:p text:style-name="P2"><text:span text:style-name="T29">2</text:span><text:span text:style-name="T29">6</text:span></text:p>
          </draw:text-box>
        </draw:frame>
        <draw:frame draw:style-name="gr30" draw:text-style-name="P22" draw:layer="layout" svg:width="0.422cm" svg:height="0.488cm" svg:x="4.216cm" svg:y="13.365cm">
          <draw:text-box>
            <text:p text:style-name="P2"><text:span text:style-name="T29">0</text:span></text:p>
          </draw:text-box>
        </draw:frame>
        <draw:frame draw:style-name="gr13" draw:text-style-name="P12" draw:layer="layout" svg:width="0.846cm" svg:height="0.846cm" svg:x="3.45cm" svg:y="12.178cm">
          <draw:text-box>
            <text:p text:style-name="P2"><text:span text:style-name="T30">S</text:span></text:p>
          </draw:text-box>
        </draw:frame>
        <draw:frame draw:style-name="gr32" draw:text-style-name="P23" draw:layer="layout" svg:width="0.489cm" svg:height="0.568cm" svg:x="3.919cm" svg:y="12.513cm">
          <draw:text-box>
            <text:p text:style-name="P2"><text:span text:style-name="T32">1</text:span></text:p>
          </draw:text-box>
        </draw:frame>
        <draw:frame draw:style-name="gr30" draw:text-style-name="P22" draw:layer="layout" svg:width="0.51cm" svg:height="0.488cm" svg:x="14.51cm" svg:y="13.365cm">
          <draw:text-box>
            <text:p text:style-name="P2"><text:span text:style-name="T29">8</text:span><text:span text:style-name="T29">1</text:span></text:p>
          </draw:text-box>
        </draw:frame>
        <draw:frame draw:style-name="gr30" draw:text-style-name="P22" draw:layer="layout" svg:width="0.51cm" svg:height="0.488cm" svg:x="15.568cm" svg:y="13.365cm">
          <draw:text-box>
            <text:p text:style-name="P2"><text:span text:style-name="T29">9</text:span><text:span text:style-name="T29">2</text:span></text:p>
          </draw:text-box>
        </draw:frame>
        <draw:path draw:style-name="gr5" draw:text-style-name="P6" draw:layer="layout" svg:width="4.445cm" svg:height="1.27cm" svg:x="12.558cm" svg:y="12.911cm" svg:viewBox="0 0 4446 1271" svg:d="M2223 0c1260 0 2223 275 2223 636 0 360-963 635-2223 635-1263 0-2223-275-2223-635 0-361 960-636 2223-636z">
          <text:p/>
        </draw:path>
        <draw:polygon draw:style-name="gr5" draw:text-style-name="P6" draw:layer="layout" svg:width="0cm" svg:height="0cm" svg:x="12.558cm" svg:y="12.911cm" svg:viewBox="0 0 0 0" draw:points="0,0">
          <text:p/>
        </draw:polygon>
        <draw:polygon draw:style-name="gr5" draw:text-style-name="P6" draw:layer="layout" svg:width="0cm" svg:height="0cm" svg:x="17.003cm" svg:y="14.181cm" svg:viewBox="0 0 0 0" draw:points="0,0">
          <text:p/>
        </draw:polygon>
        <draw:frame draw:style-name="gr30" draw:text-style-name="P22" draw:layer="layout" svg:width="0.51cm" svg:height="0.488cm" svg:x="13.451cm" svg:y="13.365cm">
          <draw:text-box>
            <text:p text:style-name="P2"><text:span text:style-name="T29">7</text:span><text:span text:style-name="T29">5</text:span></text:p>
          </draw:text-box>
        </draw:frame>
        <draw:path draw:style-name="gr5" draw:text-style-name="P6" draw:layer="layout" svg:width="1.069cm" svg:height="0.836cm" svg:x="10.643cm" svg:y="13.123cm" svg:viewBox="0 0 1070 837" svg:d="M533 0c304 0 537 180 537 420 0 236-233 417-537 417-300 0-533-181-533-417 0-240 233-420 533-420z">
          <text:p/>
        </draw:path>
        <draw:polygon draw:style-name="gr5" draw:text-style-name="P6" draw:layer="layout" svg:width="0cm" svg:height="0cm" svg:x="10.643cm" svg:y="13.123cm" svg:viewBox="0 0 0 0" draw:points="0,0">
          <text:p/>
        </draw:polygon>
        <draw:polygon draw:style-name="gr5" draw:text-style-name="P6" draw:layer="layout" svg:width="0cm" svg:height="0cm" svg:x="11.712cm" svg:y="13.962cm" svg:viewBox="0 0 0 0" draw:points="0,0">
          <text:p/>
        </draw:polygon>
        <draw:frame draw:style-name="gr30" draw:text-style-name="P22" draw:layer="layout" svg:width="0.51cm" svg:height="0.488cm" svg:x="10.915cm" svg:y="13.369cm">
          <draw:text-box>
            <text:p text:style-name="P2"><text:span text:style-name="T29">6</text:span><text:span text:style-name="T29">5</text:span></text:p>
          </draw:text-box>
        </draw:frame>
        <draw:frame draw:style-name="gr13" draw:text-style-name="P12" draw:layer="layout" svg:width="0.846cm" svg:height="0.846cm" svg:x="12.34cm" svg:y="12.178cm">
          <draw:text-box>
            <text:p text:style-name="P2"><text:span text:style-name="T30">S</text:span></text:p>
          </draw:text-box>
        </draw:frame>
        <draw:frame draw:style-name="gr32" draw:text-style-name="P23" draw:layer="layout" svg:width="0.489cm" svg:height="0.568cm" svg:x="12.809cm" svg:y="12.513cm">
          <draw:text-box>
            <text:p text:style-name="P2"><text:span text:style-name="T32">2</text:span></text:p>
          </draw:text-box>
        </draw:frame>
        <draw:frame draw:style-name="gr21" draw:text-style-name="P16" draw:layer="layout" svg:width="3.321cm" svg:height="0.653cm" svg:x="19.537cm" svg:y="11.591cm">
          <draw:text-box>
            <text:p text:style-name="P2"><text:span text:style-name="T31">Q</text:span><text:span text:style-name="T31">u</text:span><text:span text:style-name="T31">i</text:span><text:span text:style-name="T31">c</text:span><text:span text:style-name="T31">k</text:span><text:span text:style-name="T31">S</text:span><text:span text:style-name="T31">o</text:span><text:span text:style-name="T31">r</text:span><text:span text:style-name="T31">t(</text:span><text:span text:style-name="T31">S</text:span></text:p>
          </draw:text-box>
        </draw:frame>
        <draw:frame draw:style-name="gr33" draw:text-style-name="P24" draw:layer="layout" svg:width="0.327cm" svg:height="0.378cm" svg:x="22.352cm" svg:y="11.951cm">
          <draw:text-box>
            <text:p text:style-name="P2"><text:span text:style-name="T34">1</text:span></text:p>
          </draw:text-box>
        </draw:frame>
        <draw:frame draw:style-name="gr21" draw:text-style-name="P16" draw:layer="layout" svg:width="1.458cm" svg:height="0.653cm" svg:x="22.518cm" svg:y="11.591cm">
          <draw:text-box>
            <text:p text:style-name="P2"><text:span text:style-name="T31">) </text:span><text:span text:style-name="T31">a</text:span><text:span text:style-name="T31">n</text:span><text:span text:style-name="T31">d</text:span></text:p>
          </draw:text-box>
        </draw:frame>
        <draw:frame draw:style-name="gr21" draw:text-style-name="P16" draw:layer="layout" svg:width="3.321cm" svg:height="0.653cm" svg:x="20.017cm" svg:y="12.36cm">
          <draw:text-box>
            <text:p text:style-name="P2"><text:span text:style-name="T31">Q</text:span><text:span text:style-name="T31">u</text:span><text:span text:style-name="T31">i</text:span><text:span text:style-name="T31">c</text:span><text:span text:style-name="T31">k</text:span><text:span text:style-name="T31">S</text:span><text:span text:style-name="T31">o</text:span><text:span text:style-name="T31">r</text:span><text:span text:style-name="T31">t(</text:span><text:span text:style-name="T31">S</text:span></text:p>
          </draw:text-box>
        </draw:frame>
        <draw:frame draw:style-name="gr33" draw:text-style-name="P24" draw:layer="layout" svg:width="0.327cm" svg:height="0.378cm" svg:x="22.832cm" svg:y="12.72cm">
          <draw:text-box>
            <text:p text:style-name="P2"><text:span text:style-name="T34">2</text:span></text:p>
          </draw:text-box>
        </draw:frame>
        <draw:path draw:style-name="gr1" draw:text-style-name="P1" draw:layer="layout" svg:width="10.23cm" svg:height="1.058cm" svg:x="5.08cm" svg:y="15.755cm" svg:viewBox="0 0 10231 1059" svg:d="M5116 0c2900 0 5115 229 5115 529 0 301-2215 530-5115 530s-5116-229-5116-530c0-300 2216-529 5116-529zM0 0zM10231 1059z">
          <text:p/>
        </draw:path>
        <draw:path draw:style-name="gr5" draw:text-style-name="P6" draw:layer="layout" svg:width="10.23cm" svg:height="1.058cm" svg:x="5.08cm" svg:y="15.755cm" svg:viewBox="0 0 10231 1059" svg:d="M5116 0c2900 0 5115 229 5115 529 0 301-2215 530-5115 530s-5116-229-5116-530c0-300 2216-529 5116-529z">
          <text:p/>
        </draw:path>
        <draw:polygon draw:style-name="gr5" draw:text-style-name="P6" draw:layer="layout" svg:width="0cm" svg:height="0cm" svg:x="5.08cm" svg:y="15.755cm" svg:viewBox="0 0 0 0" draw:points="0,0">
          <text:p/>
        </draw:polygon>
        <draw:polygon draw:style-name="gr5" draw:text-style-name="P6" draw:layer="layout" svg:width="0cm" svg:height="0cm" svg:x="15.31cm" svg:y="16.813cm" svg:viewBox="0 0 0 0" draw:points="0,0">
          <text:p/>
        </draw:polygon>
        <draw:frame draw:style-name="gr21" draw:text-style-name="P16" draw:layer="layout" svg:width="0.563cm" svg:height="0.653cm" svg:x="22.998cm" svg:y="12.36cm">
          <draw:text-box>
            <text:p text:style-name="P2"><text:span text:style-name="T31">)</text:span></text:p>
          </draw:text-box>
        </draw:frame>
        <draw:frame draw:style-name="gr30" draw:text-style-name="P22" draw:layer="layout" svg:width="0.51cm" svg:height="0.488cm" svg:x="6.502cm" svg:y="16.117cm">
          <draw:text-box>
            <text:p text:style-name="P2"><text:span text:style-name="T29">1</text:span><text:span text:style-name="T29">3</text:span></text:p>
          </draw:text-box>
        </draw:frame>
        <draw:frame draw:style-name="gr30" draw:text-style-name="P22" draw:layer="layout" svg:width="0.51cm" svg:height="0.488cm" svg:x="9.042cm" svg:y="16.117cm">
          <draw:text-box>
            <text:p text:style-name="P2"><text:span text:style-name="T29">4</text:span><text:span text:style-name="T29">3</text:span></text:p>
          </draw:text-box>
        </draw:frame>
        <draw:frame draw:style-name="gr30" draw:text-style-name="P22" draw:layer="layout" svg:width="0.51cm" svg:height="0.488cm" svg:x="8.16cm" svg:y="16.117cm">
          <draw:text-box>
            <text:p text:style-name="P2"><text:span text:style-name="T29">3</text:span><text:span text:style-name="T29">1</text:span></text:p>
          </draw:text-box>
        </draw:frame>
        <draw:frame draw:style-name="gr30" draw:text-style-name="P22" draw:layer="layout" svg:width="0.51cm" svg:height="0.488cm" svg:x="9.888cm" svg:y="16.117cm">
          <draw:text-box>
            <text:p text:style-name="P2"><text:span text:style-name="T29">5</text:span><text:span text:style-name="T29">7</text:span></text:p>
          </draw:text-box>
        </draw:frame>
        <draw:frame draw:style-name="gr30" draw:text-style-name="P22" draw:layer="layout" svg:width="0.51cm" svg:height="0.488cm" svg:x="7.313cm" svg:y="16.117cm">
          <draw:text-box>
            <text:p text:style-name="P2"><text:span text:style-name="T29">2</text:span><text:span text:style-name="T29">6</text:span></text:p>
          </draw:text-box>
        </draw:frame>
        <draw:frame draw:style-name="gr30" draw:text-style-name="P22" draw:layer="layout" svg:width="0.422cm" svg:height="0.488cm" svg:x="5.909cm" svg:y="16.117cm">
          <draw:text-box>
            <text:p text:style-name="P2"><text:span text:style-name="T29">0</text:span></text:p>
          </draw:text-box>
        </draw:frame>
        <draw:frame draw:style-name="gr30" draw:text-style-name="P22" draw:layer="layout" svg:width="0.51cm" svg:height="0.488cm" svg:x="10.911cm" svg:y="16.117cm">
          <draw:text-box>
            <text:p text:style-name="P2"><text:span text:style-name="T29">6</text:span><text:span text:style-name="T29">5</text:span></text:p>
          </draw:text-box>
        </draw:frame>
        <draw:frame draw:style-name="gr30" draw:text-style-name="P22" draw:layer="layout" svg:width="0.51cm" svg:height="0.488cm" svg:x="13.063cm" svg:y="16.117cm">
          <draw:text-box>
            <text:p text:style-name="P2"><text:span text:style-name="T29">8</text:span><text:span text:style-name="T29">1</text:span></text:p>
          </draw:text-box>
        </draw:frame>
        <draw:frame draw:style-name="gr30" draw:text-style-name="P22" draw:layer="layout" svg:width="0.51cm" svg:height="0.488cm" svg:x="14.122cm" svg:y="16.117cm">
          <draw:text-box>
            <text:p text:style-name="P2"><text:span text:style-name="T29">9</text:span><text:span text:style-name="T29">2</text:span></text:p>
          </draw:text-box>
        </draw:frame>
        <draw:frame draw:style-name="gr30" draw:text-style-name="P22" draw:layer="layout" svg:width="0.51cm" svg:height="0.488cm" svg:x="12.005cm" svg:y="16.117cm">
          <draw:text-box>
            <text:p text:style-name="P2"><text:span text:style-name="T29">7</text:span><text:span text:style-name="T29">5</text:span></text:p>
          </draw:text-box>
        </draw:frame>
        <draw:frame draw:style-name="gr13" draw:text-style-name="P12" draw:layer="layout" svg:width="0.846cm" svg:height="0.846cm" svg:x="4.142cm" svg:y="15.847cm">
          <draw:text-box>
            <text:p text:style-name="P2"><text:span text:style-name="T30">S</text:span></text:p>
          </draw:text-box>
        </draw:frame>
        <draw:frame draw:style-name="gr21" draw:text-style-name="P16" draw:layer="layout" svg:width="1.928cm" svg:height="0.653cm" svg:x="19.689cm" svg:y="16.043cm">
          <draw:text-box>
            <text:p text:style-name="P2"><text:span text:style-name="T31">V</text:span><text:span text:style-name="T31">o</text:span><text:span text:style-name="T31">il</text:span><text:span text:style-name="T31">a</text:span><text:span text:style-name="T31">! <text:s/></text:span></text:p>
          </draw:text-box>
        </draw:frame>
        <draw:frame draw:style-name="gr21" draw:text-style-name="P16" draw:layer="layout" svg:width="0.563cm" svg:height="0.563cm" svg:x="21.361cm" svg:y="16.181cm">
          <draw:text-box>
            <text:p text:style-name="P2"><text:span text:style-name="T33">S</text:span></text:p>
          </draw:text-box>
        </draw:frame>
        <draw:frame draw:style-name="gr21" draw:text-style-name="P16" draw:layer="layout" svg:width="2.597cm" svg:height="0.653cm" svg:x="21.675cm" svg:y="16.043cm">
          <draw:text-box>
            <text:p text:style-name="P2"><text:span text:style-name="T31"><text:s/></text:span><text:span text:style-name="T31">i</text:span><text:span text:style-name="T31">s </text:span><text:span text:style-name="T31">s</text:span><text:span text:style-name="T31">o</text:span><text:span text:style-name="T31">r</text:span><text:span text:style-name="T31">t</text:span><text:span text:style-name="T31">e</text:span><text:span text:style-name="T31">d</text:span></text:p>
          </draw:text-box>
        </draw:frame>
        <draw:path draw:style-name="gr34" draw:text-style-name="P6" draw:layer="layout" svg:width="8.093cm" svg:height="1.044cm" svg:x="10.957cm" svg:y="5.926cm" svg:viewBox="0 0 8094 1045" svg:d="M8094 0c-939 57-4251 162-5631 349-1384 184-1934 513-2463 696">
          <text:p/>
        </draw:path>
        <draw:polygon draw:style-name="gr35" draw:text-style-name="P25" draw:layer="layout" svg:width="0.233cm" svg:height="0.201cm" svg:x="10.77cm" svg:y="6.865cm" svg:viewBox="0 0 234 202" draw:points="0,166 170,0 234,202">
          <text:p/>
        </draw:polygon>
        <draw:polygon draw:style-name="gr36" draw:text-style-name="P6" draw:layer="layout" svg:width="1.058cm" svg:height="1.058cm" svg:x="20.743cm" svg:y="6.773cm" svg:viewBox="0 0 1059 1059" draw:points="264,0 264,678 0,678 529,1059 1059,678 794,678 794,0">
          <text:p/>
        </draw:polygon>
        <draw:polygon draw:style-name="gr36" draw:text-style-name="P6" draw:layer="layout" svg:width="0cm" svg:height="0cm" svg:x="20.743cm" svg:y="6.773cm" svg:viewBox="0 0 0 0" draw:points="0,0">
          <text:p/>
        </draw:polygon>
        <draw:polygon draw:style-name="gr36" draw:text-style-name="P6" draw:layer="layout" svg:width="0cm" svg:height="0cm" svg:x="21.801cm" svg:y="7.831cm" svg:viewBox="0 0 0 0" draw:points="0,0">
          <text:p/>
        </draw:polygon>
        <draw:polygon draw:style-name="gr36" draw:text-style-name="P6" draw:layer="layout" svg:width="1.058cm" svg:height="1.058cm" svg:x="20.743cm" svg:y="9.948cm" svg:viewBox="0 0 1059 1059" draw:points="264,0 264,678 0,678 529,1059 1059,678 794,678 794,0">
          <text:p/>
        </draw:polygon>
        <draw:polygon draw:style-name="gr36" draw:text-style-name="P6" draw:layer="layout" svg:width="0cm" svg:height="0cm" svg:x="20.743cm" svg:y="9.948cm" svg:viewBox="0 0 0 0" draw:points="0,0">
          <text:p/>
        </draw:polygon>
        <draw:polygon draw:style-name="gr36" draw:text-style-name="P6" draw:layer="layout" svg:width="0cm" svg:height="0cm" svg:x="21.801cm" svg:y="11.006cm" svg:viewBox="0 0 0 0" draw:points="0,0">
          <text:p/>
        </draw:polygon>
        <draw:polygon draw:style-name="gr36" draw:text-style-name="P6" draw:layer="layout" svg:width="1.058cm" svg:height="1.059cm" svg:x="20.743cm" svg:y="14.181cm" svg:viewBox="0 0 1059 1060" draw:points="264,0 264,682 0,682 529,1060 1059,682 794,682 794,0">
          <text:p/>
        </draw:polygon>
        <draw:polygon draw:style-name="gr36" draw:text-style-name="P6" draw:layer="layout" svg:width="0cm" svg:height="0cm" svg:x="20.743cm" svg:y="14.181cm" svg:viewBox="0 0 0 0" draw:points="0,0">
          <text:p/>
        </draw:polygon>
        <draw:polygon draw:style-name="gr36" draw:text-style-name="P6" draw:layer="layout" svg:width="0cm" svg:height="0cm" svg:x="21.801cm" svg:y="15.24cm" svg:viewBox="0 0 0 0" draw:points="0,0">
          <text:p/>
        </draw:polygon>
        <draw:frame draw:style-name="gr30" draw:text-style-name="P22" draw:layer="layout" svg:width="1.547cm" svg:height="0.488cm" svg:x="17.064cm" svg:y="16.667cm">
          <draw:text-box>
            <text:p text:style-name="P2"><text:span text:style-name="T35">[</text:span><text:span text:style-name="T35">W</text:span><text:span text:style-name="T35">ei</text:span><text:span text:style-name="T35">ss</text:span><text:span text:style-name="T35">]</text:span></text:p>
          </draw:text-box>
        </draw:frame>
      </draw:page>
      <draw:page draw:name="page22"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2</text:span><text:span text:style-name="T3">2</text:span></text:p>
          </draw:text-box>
        </draw:frame>
        <draw:frame draw:style-name="gr2" draw:text-style-name="P3" draw:layer="layout" svg:width="10.031cm" svg:height="1.551cm" svg:x="7.68cm" svg:y="2.77cm">
          <draw:text-box>
            <text:p text:style-name="P2"><text:span text:style-name="T1">D</text:span><text:span text:style-name="T1">e</text:span><text:span text:style-name="T1">t</text:span><text:span text:style-name="T1">a</text:span><text:span text:style-name="T1">i</text:span><text:span text:style-name="T1">l</text:span><text:span text:style-name="T1">s</text:span><text:span text:style-name="T1">, </text:span><text:span text:style-name="T1">d</text:span><text:span text:style-name="T1">e</text:span><text:span text:style-name="T1">t</text:span><text:span text:style-name="T1">a</text:span><text:span text:style-name="T1">i</text:span><text:span text:style-name="T1">l</text:span><text:span text:style-name="T1">s</text:span></text:p>
          </draw:text-box>
        </draw:frame>
        <draw:frame draw:style-name="gr3" draw:text-style-name="P4" draw:layer="layout" svg:width="1.128cm" svg:height="1.128cm" svg:x="2.155cm" svg:y="5.322cm">
          <draw:text-box>
            <text:p text:style-name="P2"><text:span text:style-name="T2">•</text:span></text:p>
          </draw:text-box>
        </draw:frame>
        <draw:frame draw:style-name="gr3" draw:text-style-name="P4" draw:layer="layout" svg:width="17.807cm" svg:height="1.128cm" svg:x="3.108cm" svg:y="5.516cm">
          <draw:text-box>
            <text:p text:style-name="P2"><text:span text:style-name="T2">I</text:span><text:span text:style-name="T2">m</text:span><text:span text:style-name="T2">p</text:span><text:span text:style-name="T2">l</text:span><text:span text:style-name="T2">e</text:span><text:span text:style-name="T2">m</text:span><text:span text:style-name="T2">e</text:span><text:span text:style-name="T2">n</text:span><text:span text:style-name="T2">t</text:span><text:span text:style-name="T2">i</text:span><text:span text:style-name="T2">n</text:span><text:span text:style-name="T2">g</text:span><text:span text:style-name="T2"> </text:span><text:span text:style-name="T2">t</text:span><text:span text:style-name="T2">h</text:span><text:span text:style-name="T2">e</text:span><text:span text:style-name="T2"> </text:span><text:span text:style-name="T2">a</text:span><text:span text:style-name="T2">c</text:span><text:span text:style-name="T2">t</text:span><text:span text:style-name="T2">u</text:span><text:span text:style-name="T2">a</text:span><text:span text:style-name="T2">l </text:span><text:span text:style-name="T2">p</text:span><text:span text:style-name="T2">a</text:span><text:span text:style-name="T2">r</text:span><text:span text:style-name="T2">t</text:span><text:span text:style-name="T2">i</text:span><text:span text:style-name="T2">t</text:span><text:span text:style-name="T2">i</text:span><text:span text:style-name="T2">o</text:span><text:span text:style-name="T2">n</text:span><text:span text:style-name="T2">i</text:span><text:span text:style-name="T2">n</text:span><text:span text:style-name="T2">g</text:span></text:p>
          </draw:text-box>
        </draw:frame>
        <draw:frame draw:style-name="gr3" draw:text-style-name="P4" draw:layer="layout" svg:width="1.128cm" svg:height="1.128cm" svg:x="2.155cm" svg:y="6.959cm">
          <draw:text-box>
            <text:p text:style-name="P2"><text:span text:style-name="T2">•</text:span></text:p>
          </draw:text-box>
        </draw:frame>
        <draw:frame draw:style-name="gr3" draw:text-style-name="P4" draw:layer="layout" svg:width="8.468cm" svg:height="1.128cm" svg:x="3.108cm" svg:y="7.153cm">
          <draw:text-box>
            <text:p text:style-name="P2"><text:span text:style-name="T2"><text:s/></text:span><text:span text:style-name="T2">P</text:span><text:span text:style-name="T2">i</text:span><text:span text:style-name="T2">c</text:span><text:span text:style-name="T2">k</text:span><text:span text:style-name="T2">i</text:span><text:span text:style-name="T2">n</text:span><text:span text:style-name="T2">g</text:span><text:span text:style-name="T2"> </text:span><text:span text:style-name="T2">t</text:span><text:span text:style-name="T2">h</text:span><text:span text:style-name="T2">e</text:span><text:span text:style-name="T2"> </text:span><text:span text:style-name="T2">p</text:span><text:span text:style-name="T2">i</text:span><text:span text:style-name="T2">v</text:span><text:span text:style-name="T2">o</text:span><text:span text:style-name="T2">t</text:span></text:p>
          </draw:text-box>
        </draw:frame>
        <draw:frame draw:style-name="gr6" draw:text-style-name="P7" draw:layer="layout" svg:width="0.987cm" svg:height="0.987cm" svg:x="3.425cm" svg:y="8.572cm">
          <draw:text-box>
            <text:p text:style-name="P2"><text:span text:style-name="T4">›</text:span></text:p>
          </draw:text-box>
        </draw:frame>
        <draw:frame draw:style-name="gr6" draw:text-style-name="P7" draw:layer="layout" svg:width="13.163cm" svg:height="0.987cm" svg:x="4.219cm" svg:y="8.713cm">
          <draw:text-box>
            <text:p text:style-name="P2"><text:span text:style-name="T4">w</text:span><text:span text:style-name="T4">a</text:span><text:span text:style-name="T4">n</text:span><text:span text:style-name="T4">t </text:span><text:span text:style-name="T4">a</text:span><text:span text:style-name="T4"> </text:span><text:span text:style-name="T4">v</text:span><text:span text:style-name="T4">a</text:span><text:span text:style-name="T4">l</text:span><text:span text:style-name="T4">u</text:span><text:span text:style-name="T4">e</text:span><text:span text:style-name="T4"> </text:span><text:span text:style-name="T4">t</text:span><text:span text:style-name="T4">h</text:span><text:span text:style-name="T4">a</text:span><text:span text:style-name="T4">t </text:span><text:span text:style-name="T4">w</text:span><text:span text:style-name="T4">il</text:span><text:span text:style-name="T4">l </text:span><text:span text:style-name="T4">c</text:span><text:span text:style-name="T4">a</text:span><text:span text:style-name="T4">u</text:span><text:span text:style-name="T4">s</text:span><text:span text:style-name="T4">e</text:span><text:span text:style-name="T4"> </text:span><text:span text:style-name="T4">|</text:span><text:span text:style-name="T4">S</text:span></text:p>
          </draw:text-box>
        </draw:frame>
        <draw:frame draw:style-name="gr37" draw:text-style-name="P26" draw:layer="layout" svg:width="0.571cm" svg:height="0.571cm" svg:x="17.406cm" svg:y="9.161cm">
          <draw:text-box>
            <text:p text:style-name="P2"><text:span text:style-name="T36">1</text:span></text:p>
          </draw:text-box>
        </draw:frame>
        <draw:frame draw:style-name="gr6" draw:text-style-name="P7" draw:layer="layout" svg:width="3.376cm" svg:height="0.987cm" svg:x="17.724cm" svg:y="8.713cm">
          <draw:text-box>
            <text:p text:style-name="P2"><text:span text:style-name="T4">| </text:span><text:span text:style-name="T4">a</text:span><text:span text:style-name="T4">n</text:span><text:span text:style-name="T4">d</text:span><text:span text:style-name="T4"> </text:span><text:span text:style-name="T4">|</text:span><text:span text:style-name="T4">S</text:span></text:p>
          </draw:text-box>
        </draw:frame>
        <draw:frame draw:style-name="gr37" draw:text-style-name="P26" draw:layer="layout" svg:width="0.571cm" svg:height="0.571cm" svg:x="21.096cm" svg:y="9.161cm">
          <draw:text-box>
            <text:p text:style-name="P2"><text:span text:style-name="T36">2</text:span></text:p>
          </draw:text-box>
        </draw:frame>
        <draw:frame draw:style-name="gr6" draw:text-style-name="P7" draw:layer="layout" svg:width="1.628cm" svg:height="0.987cm" svg:x="21.414cm" svg:y="8.713cm">
          <draw:text-box>
            <text:p text:style-name="P2"><text:span text:style-name="T4">| </text:span><text:span text:style-name="T4">t</text:span><text:span text:style-name="T4">o</text:span><text:span text:style-name="T4"> </text:span></text:p>
          </draw:text-box>
        </draw:frame>
        <draw:frame draw:style-name="gr6" draw:text-style-name="P7" draw:layer="layout" svg:width="17.803cm" svg:height="0.987cm" svg:x="4.219cm" svg:y="9.958cm">
          <draw:text-box>
            <text:p text:style-name="P2"><text:span text:style-name="T4">b</text:span><text:span text:style-name="T4">e</text:span><text:span text:style-name="T4"> </text:span><text:span text:style-name="T4">n</text:span><text:span text:style-name="T4">o</text:span><text:span text:style-name="T4">n</text:span><text:span text:style-name="T4">-</text:span><text:span text:style-name="T4">z</text:span><text:span text:style-name="T4">e</text:span><text:span text:style-name="T4">r</text:span><text:span text:style-name="T4">o</text:span><text:span text:style-name="T4">, </text:span><text:span text:style-name="T4">a</text:span><text:span text:style-name="T4">n</text:span><text:span text:style-name="T4">d</text:span><text:span text:style-name="T4"> </text:span><text:span text:style-name="T4">c</text:span><text:span text:style-name="T4">l</text:span><text:span text:style-name="T4">o</text:span><text:span text:style-name="T4">s</text:span><text:span text:style-name="T4">e</text:span><text:span text:style-name="T4"> </text:span><text:span text:style-name="T4">t</text:span><text:span text:style-name="T4">o</text:span><text:span text:style-name="T4"> </text:span><text:span text:style-name="T4">e</text:span><text:span text:style-name="T4">q</text:span><text:span text:style-name="T4">u</text:span><text:span text:style-name="T4">a</text:span><text:span text:style-name="T4">l </text:span><text:span text:style-name="T4">i</text:span><text:span text:style-name="T4">n</text:span><text:span text:style-name="T4"> </text:span><text:span text:style-name="T4">s</text:span><text:span text:style-name="T4">i</text:span><text:span text:style-name="T4">z</text:span><text:span text:style-name="T4">e</text:span><text:span text:style-name="T4"> </text:span><text:span text:style-name="T4">i</text:span><text:span text:style-name="T4">f </text:span></text:p>
          </draw:text-box>
        </draw:frame>
        <draw:frame draw:style-name="gr6" draw:text-style-name="P7" draw:layer="layout" svg:width="3.626cm" svg:height="0.987cm" svg:x="4.219cm" svg:y="11.14cm">
          <draw:text-box>
            <text:p text:style-name="P2"><text:span text:style-name="T4">p</text:span><text:span text:style-name="T4">o</text:span><text:span text:style-name="T4">s</text:span><text:span text:style-name="T4">s</text:span><text:span text:style-name="T4">i</text:span><text:span text:style-name="T4">b</text:span><text:span text:style-name="T4">l</text:span><text:span text:style-name="T4">e</text:span></text:p>
          </draw:text-box>
        </draw:frame>
        <draw:frame draw:style-name="gr3" draw:text-style-name="P4" draw:layer="layout" svg:width="1.128cm" svg:height="1.128cm" svg:x="2.155cm" svg:y="12.452cm">
          <draw:text-box>
            <text:p text:style-name="P2"><text:span text:style-name="T2">•</text:span></text:p>
          </draw:text-box>
        </draw:frame>
        <draw:frame draw:style-name="gr3" draw:text-style-name="P4" draw:layer="layout" svg:width="19.268cm" svg:height="1.128cm" svg:x="3.108cm" svg:y="12.646cm">
          <draw:text-box>
            <text:p text:style-name="P2"><text:span text:style-name="T2">D</text:span><text:span text:style-name="T2">e</text:span><text:span text:style-name="T2">a</text:span><text:span text:style-name="T2">l</text:span><text:span text:style-name="T2">i</text:span><text:span text:style-name="T2">n</text:span><text:span text:style-name="T2">g</text:span><text:span text:style-name="T2"> </text:span><text:span text:style-name="T2">w</text:span><text:span text:style-name="T2">i</text:span><text:span text:style-name="T2">t</text:span><text:span text:style-name="T2">h</text:span><text:span text:style-name="T2"> </text:span><text:span text:style-name="T2">c</text:span><text:span text:style-name="T2">a</text:span><text:span text:style-name="T2">s</text:span><text:span text:style-name="T2">e</text:span><text:span text:style-name="T2">s</text:span><text:span text:style-name="T2"> </text:span><text:span text:style-name="T2">w</text:span><text:span text:style-name="T2">h</text:span><text:span text:style-name="T2">e</text:span><text:span text:style-name="T2">r</text:span><text:span text:style-name="T2">e</text:span><text:span text:style-name="T2"> </text:span><text:span text:style-name="T2">t</text:span><text:span text:style-name="T2">h</text:span><text:span text:style-name="T2">e</text:span><text:span text:style-name="T2"> </text:span><text:span text:style-name="T2">e</text:span><text:span text:style-name="T2">l</text:span><text:span text:style-name="T2">e</text:span><text:span text:style-name="T2">m</text:span><text:span text:style-name="T2">e</text:span><text:span text:style-name="T2">n</text:span><text:span text:style-name="T2">t </text:span></text:p>
          </draw:text-box>
        </draw:frame>
        <draw:frame draw:style-name="gr3" draw:text-style-name="P4" draw:layer="layout" svg:width="7.859cm" svg:height="1.128cm" svg:x="3.108cm" svg:y="14.004cm">
          <draw:text-box>
            <text:p text:style-name="P2"><text:span text:style-name="T2">e</text:span><text:span text:style-name="T2">q</text:span><text:span text:style-name="T2">u</text:span><text:span text:style-name="T2">a</text:span><text:span text:style-name="T2">l</text:span><text:span text:style-name="T2">s</text:span><text:span text:style-name="T2"> </text:span><text:span text:style-name="T2">t</text:span><text:span text:style-name="T2">h</text:span><text:span text:style-name="T2">e</text:span><text:span text:style-name="T2"> </text:span><text:span text:style-name="T2">p</text:span><text:span text:style-name="T2">i</text:span><text:span text:style-name="T2">v</text:span><text:span text:style-name="T2">o</text:span><text:span text:style-name="T2">t</text:span></text:p>
          </draw:text-box>
        </draw:frame>
      </draw:page>
      <draw:page draw:name="page23"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2</text:span><text:span text:style-name="T3">3</text:span></text:p>
          </draw:text-box>
        </draw:frame>
        <draw:frame draw:style-name="gr2" draw:text-style-name="P3" draw:layer="layout" svg:width="14.759cm" svg:height="1.551cm" svg:x="5.299cm" svg:y="2.77cm">
          <draw:text-box>
            <text:p text:style-name="P2"><text:span text:style-name="T1">Q</text:span><text:span text:style-name="T1">u</text:span><text:span text:style-name="T1">i</text:span><text:span text:style-name="T1">c</text:span><text:span text:style-name="T1">k</text:span><text:span text:style-name="T1">s</text:span><text:span text:style-name="T1">o</text:span><text:span text:style-name="T1">r</text:span><text:span text:style-name="T1">t </text:span><text:span text:style-name="T1">P</text:span><text:span text:style-name="T1">a</text:span><text:span text:style-name="T1">r</text:span><text:span text:style-name="T1">t</text:span><text:span text:style-name="T1">i</text:span><text:span text:style-name="T1">t</text:span><text:span text:style-name="T1">i</text:span><text:span text:style-name="T1">o</text:span><text:span text:style-name="T1">n</text:span><text:span text:style-name="T1">i</text:span><text:span text:style-name="T1">n</text:span><text:span text:style-name="T1">g</text:span></text:p>
          </draw:text-box>
        </draw:frame>
        <draw:frame draw:style-name="gr6" draw:text-style-name="P7" draw:layer="layout" svg:width="0.987cm" svg:height="0.987cm" svg:x="1.305cm" svg:y="5.302cm">
          <draw:text-box>
            <text:p text:style-name="P2"><text:span text:style-name="T4">•</text:span></text:p>
          </draw:text-box>
        </draw:frame>
        <draw:frame draw:style-name="gr6" draw:text-style-name="P7" draw:layer="layout" svg:width="21.16cm" svg:height="0.987cm" svg:x="2.575cm" svg:y="5.475cm">
          <draw:text-box>
            <text:p text:style-name="P2"><text:span text:style-name="T4">N</text:span><text:span text:style-name="T4">e</text:span><text:span text:style-name="T4">e</text:span><text:span text:style-name="T4">d</text:span><text:span text:style-name="T4"> </text:span><text:span text:style-name="T4">t</text:span><text:span text:style-name="T4">o</text:span><text:span text:style-name="T4"> </text:span><text:span text:style-name="T4">p</text:span><text:span text:style-name="T4">a</text:span><text:span text:style-name="T4">r</text:span><text:span text:style-name="T4">t</text:span><text:span text:style-name="T4">i</text:span><text:span text:style-name="T4">t</text:span><text:span text:style-name="T4">i</text:span><text:span text:style-name="T4">o</text:span><text:span text:style-name="T4">n</text:span><text:span text:style-name="T4"> </text:span><text:span text:style-name="T4">t</text:span><text:span text:style-name="T4">h</text:span><text:span text:style-name="T4">e</text:span><text:span text:style-name="T4"> </text:span><text:span text:style-name="T4">a</text:span><text:span text:style-name="T4">r</text:span><text:span text:style-name="T4">r</text:span><text:span text:style-name="T4">a</text:span><text:span text:style-name="T4">y</text:span><text:span text:style-name="T4"> </text:span><text:span text:style-name="T4">i</text:span><text:span text:style-name="T4">n</text:span><text:span text:style-name="T4">t</text:span><text:span text:style-name="T4">o</text:span><text:span text:style-name="T4"> </text:span><text:span text:style-name="T4">l</text:span><text:span text:style-name="T4">e</text:span><text:span text:style-name="T4">f</text:span><text:span text:style-name="T4">t </text:span><text:span text:style-name="T4">a</text:span><text:span text:style-name="T4">n</text:span><text:span text:style-name="T4">d</text:span><text:span text:style-name="T4"> </text:span><text:span text:style-name="T4">r</text:span><text:span text:style-name="T4">i</text:span><text:span text:style-name="T4">g</text:span><text:span text:style-name="T4">h</text:span><text:span text:style-name="T4">t </text:span><text:span text:style-name="T4">s</text:span><text:span text:style-name="T4">u</text:span><text:span text:style-name="T4">b</text:span><text:span text:style-name="T4">-</text:span></text:p>
          </draw:text-box>
        </draw:frame>
        <draw:frame draw:style-name="gr6" draw:text-style-name="P7" draw:layer="layout" svg:width="2.677cm" svg:height="0.987cm" svg:x="2.575cm" svg:y="6.656cm">
          <draw:text-box>
            <text:p text:style-name="P2"><text:span text:style-name="T4">a</text:span><text:span text:style-name="T4">r</text:span><text:span text:style-name="T4">r</text:span><text:span text:style-name="T4">a</text:span><text:span text:style-name="T4">y</text:span><text:span text:style-name="T4">s</text:span></text:p>
          </draw:text-box>
        </draw:frame>
        <draw:frame draw:style-name="gr13" draw:text-style-name="P12" draw:layer="layout" svg:width="0.846cm" svg:height="0.846cm" svg:x="2.575cm" svg:y="7.867cm">
          <draw:text-box>
            <text:p text:style-name="P2"><text:span text:style-name="T19">›</text:span></text:p>
          </draw:text-box>
        </draw:frame>
        <draw:frame draw:style-name="gr13" draw:text-style-name="P12" draw:layer="layout" svg:width="12.541cm" svg:height="0.846cm" svg:x="3.634cm" svg:y="8.015cm">
          <draw:text-box>
            <text:p text:style-name="P2"><text:span text:style-name="T19">t</text:span><text:span text:style-name="T19">h</text:span><text:span text:style-name="T19">e</text:span><text:span text:style-name="T19"> </text:span><text:span text:style-name="T19">e</text:span><text:span text:style-name="T19">l</text:span><text:span text:style-name="T19">e</text:span><text:span text:style-name="T19">m</text:span><text:span text:style-name="T19">e</text:span><text:span text:style-name="T19">n</text:span><text:span text:style-name="T19">t</text:span><text:span text:style-name="T19">s </text:span><text:span text:style-name="T19">i</text:span><text:span text:style-name="T19">n</text:span><text:span text:style-name="T19"> </text:span><text:span text:style-name="T19">l</text:span><text:span text:style-name="T19">e</text:span><text:span text:style-name="T19">f</text:span><text:span text:style-name="T19">t </text:span><text:span text:style-name="T19">s</text:span><text:span text:style-name="T19">u</text:span><text:span text:style-name="T19">b</text:span><text:span text:style-name="T19">-</text:span><text:span text:style-name="T19">a</text:span><text:span text:style-name="T19">r</text:span><text:span text:style-name="T19">r</text:span><text:span text:style-name="T19">a</text:span><text:span text:style-name="T19">y </text:span><text:span text:style-name="T19">a</text:span><text:span text:style-name="T19">r</text:span><text:span text:style-name="T19">e</text:span><text:span text:style-name="T19"> </text:span></text:p>
          </draw:text-box>
        </draw:frame>
        <draw:frame draw:style-name="gr13" draw:text-style-name="P12" draw:layer="layout" svg:width="0.846cm" svg:height="0.846cm" svg:x="16.2cm" svg:y="8.046cm">
          <draw:text-box>
            <text:p text:style-name="P2"><text:span text:style-name="T37"></text:span></text:p>
          </draw:text-box>
        </draw:frame>
        <draw:frame draw:style-name="gr13" draw:text-style-name="P12" draw:layer="layout" svg:width="2cm" svg:height="0.846cm" svg:x="16.873cm" svg:y="8.015cm">
          <draw:text-box>
            <text:p text:style-name="P2"><text:span text:style-name="T19"><text:s/></text:span><text:span text:style-name="T19">p</text:span><text:span text:style-name="T19">i</text:span><text:span text:style-name="T19">v</text:span><text:span text:style-name="T19">o</text:span><text:span text:style-name="T19">t</text:span></text:p>
          </draw:text-box>
        </draw:frame>
        <draw:frame draw:style-name="gr13" draw:text-style-name="P12" draw:layer="layout" svg:width="0.846cm" svg:height="0.846cm" svg:x="2.575cm" svg:y="9.095cm">
          <draw:text-box>
            <text:p text:style-name="P2"><text:span text:style-name="T19">›</text:span></text:p>
          </draw:text-box>
        </draw:frame>
        <draw:frame draw:style-name="gr13" draw:text-style-name="P12" draw:layer="layout" svg:width="11.644cm" svg:height="0.846cm" svg:x="3.634cm" svg:y="9.243cm">
          <draw:text-box>
            <text:p text:style-name="P2"><text:span text:style-name="T19">e</text:span><text:span text:style-name="T19">l</text:span><text:span text:style-name="T19">e</text:span><text:span text:style-name="T19">m</text:span><text:span text:style-name="T19">e</text:span><text:span text:style-name="T19">n</text:span><text:span text:style-name="T19">t</text:span><text:span text:style-name="T19">s </text:span><text:span text:style-name="T19">i</text:span><text:span text:style-name="T19">n</text:span><text:span text:style-name="T19"> </text:span><text:span text:style-name="T19">r</text:span><text:span text:style-name="T19">i</text:span><text:span text:style-name="T19">g</text:span><text:span text:style-name="T19">h</text:span><text:span text:style-name="T19">t </text:span><text:span text:style-name="T19">s</text:span><text:span text:style-name="T19">u</text:span><text:span text:style-name="T19">b</text:span><text:span text:style-name="T19">-</text:span><text:span text:style-name="T19">a</text:span><text:span text:style-name="T19">r</text:span><text:span text:style-name="T19">r</text:span><text:span text:style-name="T19">a</text:span><text:span text:style-name="T19">y </text:span><text:span text:style-name="T19">a</text:span><text:span text:style-name="T19">r</text:span><text:span text:style-name="T19">e</text:span><text:span text:style-name="T19"> </text:span></text:p>
          </draw:text-box>
        </draw:frame>
        <draw:frame draw:style-name="gr13" draw:text-style-name="P12" draw:layer="layout" svg:width="0.846cm" svg:height="0.846cm" svg:x="15.296cm" svg:y="9.273cm">
          <draw:text-box>
            <text:p text:style-name="P2"><text:span text:style-name="T37"></text:span></text:p>
          </draw:text-box>
        </draw:frame>
        <draw:frame draw:style-name="gr13" draw:text-style-name="P12" draw:layer="layout" svg:width="2cm" svg:height="0.846cm" svg:x="15.97cm" svg:y="9.243cm">
          <draw:text-box>
            <text:p text:style-name="P2"><text:span text:style-name="T19"><text:s/></text:span><text:span text:style-name="T19">p</text:span><text:span text:style-name="T19">i</text:span><text:span text:style-name="T19">v</text:span><text:span text:style-name="T19">o</text:span><text:span text:style-name="T19">t</text:span></text:p>
          </draw:text-box>
        </draw:frame>
        <draw:frame draw:style-name="gr6" draw:text-style-name="P7" draw:layer="layout" svg:width="0.987cm" svg:height="0.987cm" svg:x="1.305cm" svg:y="10.368cm">
          <draw:text-box>
            <text:p text:style-name="P2"><text:span text:style-name="T4">•</text:span></text:p>
          </draw:text-box>
        </draw:frame>
        <draw:frame draw:style-name="gr6" draw:text-style-name="P7" draw:layer="layout" svg:width="21.262cm" svg:height="0.987cm" svg:x="2.575cm" svg:y="10.541cm">
          <draw:text-box>
            <text:p text:style-name="P2"><text:span text:style-name="T4">H</text:span><text:span text:style-name="T4">o</text:span><text:span text:style-name="T4">w</text:span><text:span text:style-name="T4"> </text:span><text:span text:style-name="T4">d</text:span><text:span text:style-name="T4">o</text:span><text:span text:style-name="T4"> </text:span><text:span text:style-name="T4">t</text:span><text:span text:style-name="T4">h</text:span><text:span text:style-name="T4">e</text:span><text:span text:style-name="T4"> </text:span><text:span text:style-name="T4">e</text:span><text:span text:style-name="T4">l</text:span><text:span text:style-name="T4">e</text:span><text:span text:style-name="T4">m</text:span><text:span text:style-name="T4">e</text:span><text:span text:style-name="T4">n</text:span><text:span text:style-name="T4">t</text:span><text:span text:style-name="T4">s</text:span><text:span text:style-name="T4"> </text:span><text:span text:style-name="T4">g</text:span><text:span text:style-name="T4">e</text:span><text:span text:style-name="T4">t </text:span><text:span text:style-name="T4">t</text:span><text:span text:style-name="T4">o</text:span><text:span text:style-name="T4"> </text:span><text:span text:style-name="T4">t</text:span><text:span text:style-name="T4">h</text:span><text:span text:style-name="T4">e</text:span><text:span text:style-name="T4"> </text:span><text:span text:style-name="T4">c</text:span><text:span text:style-name="T4">o</text:span><text:span text:style-name="T4">r</text:span><text:span text:style-name="T4">r</text:span><text:span text:style-name="T4">e</text:span><text:span text:style-name="T4">c</text:span><text:span text:style-name="T4">t </text:span><text:span text:style-name="T4">p</text:span><text:span text:style-name="T4">a</text:span><text:span text:style-name="T4">r</text:span><text:span text:style-name="T4">t</text:span><text:span text:style-name="T4">i</text:span><text:span text:style-name="T4">t</text:span><text:span text:style-name="T4">i</text:span><text:span text:style-name="T4">o</text:span><text:span text:style-name="T4">n</text:span><text:span text:style-name="T4">?</text:span></text:p>
          </draw:text-box>
        </draw:frame>
        <draw:frame draw:style-name="gr38" draw:text-style-name="P27" draw:layer="layout" svg:width="0.952cm" svg:height="0.952cm" svg:x="2.575cm" svg:y="11.787cm">
          <draw:text-box>
            <text:p text:style-name="P2"><text:span text:style-name="T38">›</text:span></text:p>
          </draw:text-box>
        </draw:frame>
        <draw:frame draw:style-name="gr38" draw:text-style-name="P27" draw:layer="layout" svg:width="19.497cm" svg:height="0.952cm" svg:x="3.634cm" svg:y="11.956cm">
          <draw:text-box>
            <text:p text:style-name="P2"><text:span text:style-name="T38">C</text:span><text:span text:style-name="T38">h</text:span><text:span text:style-name="T38">o</text:span><text:span text:style-name="T38">o</text:span><text:span text:style-name="T38">s</text:span><text:span text:style-name="T38">e</text:span><text:span text:style-name="T38"> </text:span><text:span text:style-name="T38">a</text:span><text:span text:style-name="T38">n</text:span><text:span text:style-name="T38"> </text:span><text:span text:style-name="T38">e</text:span><text:span text:style-name="T38">l</text:span><text:span text:style-name="T38">e</text:span><text:span text:style-name="T38">m</text:span><text:span text:style-name="T38">e</text:span><text:span text:style-name="T38">n</text:span><text:span text:style-name="T38">t </text:span><text:span text:style-name="T38">f</text:span><text:span text:style-name="T38">r</text:span><text:span text:style-name="T38">o</text:span><text:span text:style-name="T38">m</text:span><text:span text:style-name="T38"> </text:span><text:span text:style-name="T38">t</text:span><text:span text:style-name="T38">h</text:span><text:span text:style-name="T38">e</text:span><text:span text:style-name="T38"> </text:span><text:span text:style-name="T38">a</text:span><text:span text:style-name="T38">r</text:span><text:span text:style-name="T38">r</text:span><text:span text:style-name="T38">a</text:span><text:span text:style-name="T38">y</text:span><text:span text:style-name="T38"> </text:span><text:span text:style-name="T38">a</text:span><text:span text:style-name="T38">s</text:span><text:span text:style-name="T38"> </text:span><text:span text:style-name="T38">t</text:span><text:span text:style-name="T38">h</text:span><text:span text:style-name="T38">e</text:span><text:span text:style-name="T38"> </text:span><text:span text:style-name="T38">p</text:span><text:span text:style-name="T38">i</text:span><text:span text:style-name="T38">v</text:span><text:span text:style-name="T38">o</text:span><text:span text:style-name="T38">t</text:span></text:p>
          </draw:text-box>
        </draw:frame>
        <draw:frame draw:style-name="gr38" draw:text-style-name="P27" draw:layer="layout" svg:width="0.952cm" svg:height="0.952cm" svg:x="2.575cm" svg:y="13.17cm">
          <draw:text-box>
            <text:p text:style-name="P2"><text:span text:style-name="T38">›</text:span></text:p>
          </draw:text-box>
        </draw:frame>
        <draw:frame draw:style-name="gr38" draw:text-style-name="P27" draw:layer="layout" svg:width="20.487cm" svg:height="0.952cm" svg:x="3.634cm" svg:y="13.336cm">
          <draw:text-box>
            <text:p text:style-name="P2"><text:span text:style-name="T38">M</text:span><text:span text:style-name="T38">a</text:span><text:span text:style-name="T38">k</text:span><text:span text:style-name="T38">e</text:span><text:span text:style-name="T38"> </text:span><text:span text:style-name="T38">o</text:span><text:span text:style-name="T38">n</text:span><text:span text:style-name="T38">e</text:span><text:span text:style-name="T38"> </text:span><text:span text:style-name="T38">p</text:span><text:span text:style-name="T38">a</text:span><text:span text:style-name="T38">s</text:span><text:span text:style-name="T38">s</text:span><text:span text:style-name="T38"> </text:span><text:span text:style-name="T38">t</text:span><text:span text:style-name="T38">h</text:span><text:span text:style-name="T38">r</text:span><text:span text:style-name="T38">o</text:span><text:span text:style-name="T38">u</text:span><text:span text:style-name="T38">g</text:span><text:span text:style-name="T38">h</text:span><text:span text:style-name="T38"> </text:span><text:span text:style-name="T38">t</text:span><text:span text:style-name="T38">h</text:span><text:span text:style-name="T38">e</text:span><text:span text:style-name="T38"> </text:span><text:span text:style-name="T38">r</text:span><text:span text:style-name="T38">e</text:span><text:span text:style-name="T38">s</text:span><text:span text:style-name="T38">t </text:span><text:span text:style-name="T38">o</text:span><text:span text:style-name="T38">f </text:span><text:span text:style-name="T38">t</text:span><text:span text:style-name="T38">h</text:span><text:span text:style-name="T38">e</text:span><text:span text:style-name="T38"> </text:span><text:span text:style-name="T38">a</text:span><text:span text:style-name="T38">r</text:span><text:span text:style-name="T38">r</text:span><text:span text:style-name="T38">a</text:span><text:span text:style-name="T38">y</text:span><text:span text:style-name="T38"> </text:span><text:span text:style-name="T38">a</text:span><text:span text:style-name="T38">n</text:span><text:span text:style-name="T38">d</text:span><text:span text:style-name="T38"> </text:span></text:p>
          </draw:text-box>
        </draw:frame>
        <draw:frame draw:style-name="gr38" draw:text-style-name="P27" draw:layer="layout" svg:width="18.815cm" svg:height="0.952cm" svg:x="3.634cm" svg:y="14.479cm">
          <draw:text-box>
            <text:p text:style-name="P2"><text:span text:style-name="T38">s</text:span><text:span text:style-name="T38">w</text:span><text:span text:style-name="T38">a</text:span><text:span text:style-name="T38">p</text:span><text:span text:style-name="T38"> </text:span><text:span text:style-name="T38">a</text:span><text:span text:style-name="T38">s</text:span><text:span text:style-name="T38"> </text:span><text:span text:style-name="T38">n</text:span><text:span text:style-name="T38">e</text:span><text:span text:style-name="T38">e</text:span><text:span text:style-name="T38">d</text:span><text:span text:style-name="T38">e</text:span><text:span text:style-name="T38">d</text:span><text:span text:style-name="T38"> </text:span><text:span text:style-name="T38">t</text:span><text:span text:style-name="T38">o</text:span><text:span text:style-name="T38"> </text:span><text:span text:style-name="T38">p</text:span><text:span text:style-name="T38">u</text:span><text:span text:style-name="T38">t </text:span><text:span text:style-name="T38">e</text:span><text:span text:style-name="T38">l</text:span><text:span text:style-name="T38">e</text:span><text:span text:style-name="T38">m</text:span><text:span text:style-name="T38">e</text:span><text:span text:style-name="T38">n</text:span><text:span text:style-name="T38">t</text:span><text:span text:style-name="T38">s</text:span><text:span text:style-name="T38"> </text:span><text:span text:style-name="T38">i</text:span><text:span text:style-name="T38">n</text:span><text:span text:style-name="T38"> </text:span><text:span text:style-name="T38">p</text:span><text:span text:style-name="T38">a</text:span><text:span text:style-name="T38">r</text:span><text:span text:style-name="T38">t</text:span><text:span text:style-name="T38">i</text:span><text:span text:style-name="T38">t</text:span><text:span text:style-name="T38">i</text:span><text:span text:style-name="T38">o</text:span><text:span text:style-name="T38">n</text:span><text:span text:style-name="T38">s</text:span></text:p>
          </draw:text-box>
        </draw:frame>
      </draw:page>
      <draw:page draw:name="page24"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2</text:span><text:span text:style-name="T3">4</text:span></text:p>
          </draw:text-box>
        </draw:frame>
        <draw:frame draw:style-name="gr2" draw:text-style-name="P3" draw:layer="layout" svg:width="20.949cm" svg:height="1.551cm" svg:x="2.205cm" svg:y="2.77cm">
          <draw:text-box>
            <text:p text:style-name="P2"><text:span text:style-name="T1">P</text:span><text:span text:style-name="T1">a</text:span><text:span text:style-name="T1">r</text:span><text:span text:style-name="T1">t</text:span><text:span text:style-name="T1">i</text:span><text:span text:style-name="T1">t</text:span><text:span text:style-name="T1">i</text:span><text:span text:style-name="T1">o</text:span><text:span text:style-name="T1">n</text:span><text:span text:style-name="T1">i</text:span><text:span text:style-name="T1">n</text:span><text:span text:style-name="T1">g</text:span><text:span text:style-name="T1">:</text:span><text:span text:style-name="T1">C</text:span><text:span text:style-name="T1">h</text:span><text:span text:style-name="T1">o</text:span><text:span text:style-name="T1">o</text:span><text:span text:style-name="T1">s</text:span><text:span text:style-name="T1">i</text:span><text:span text:style-name="T1">n</text:span><text:span text:style-name="T1">g</text:span><text:span text:style-name="T1"> </text:span><text:span text:style-name="T1">t</text:span><text:span text:style-name="T1">h</text:span><text:span text:style-name="T1">e</text:span><text:span text:style-name="T1"> </text:span><text:span text:style-name="T1">p</text:span><text:span text:style-name="T1">i</text:span><text:span text:style-name="T1">v</text:span><text:span text:style-name="T1">o</text:span><text:span text:style-name="T1">t</text:span></text:p>
          </draw:text-box>
        </draw:frame>
        <draw:frame draw:style-name="gr6" draw:text-style-name="P7" draw:layer="layout" svg:width="0.987cm" svg:height="0.987cm" svg:x="2.155cm" svg:y="5.302cm">
          <draw:text-box>
            <text:p text:style-name="P2"><text:span text:style-name="T4">•</text:span></text:p>
          </draw:text-box>
        </draw:frame>
        <draw:frame draw:style-name="gr6" draw:text-style-name="P7" draw:layer="layout" svg:width="16.686cm" svg:height="0.987cm" svg:x="3.425cm" svg:y="5.475cm">
          <draw:text-box>
            <text:p text:style-name="P2"><text:span text:style-name="T4">O</text:span><text:span text:style-name="T4">n</text:span><text:span text:style-name="T4">e</text:span><text:span text:style-name="T4"> </text:span><text:span text:style-name="T4">i</text:span><text:span text:style-name="T4">m</text:span><text:span text:style-name="T4">p</text:span><text:span text:style-name="T4">l</text:span><text:span text:style-name="T4">e</text:span><text:span text:style-name="T4">m</text:span><text:span text:style-name="T4">e</text:span><text:span text:style-name="T4">n</text:span><text:span text:style-name="T4">t</text:span><text:span text:style-name="T4">a</text:span><text:span text:style-name="T4">t</text:span><text:span text:style-name="T4">i</text:span><text:span text:style-name="T4">o</text:span><text:span text:style-name="T4">n</text:span><text:span text:style-name="T4"> </text:span><text:span text:style-name="T4">(</text:span><text:span text:style-name="T4">t</text:span><text:span text:style-name="T4">h</text:span><text:span text:style-name="T4">e</text:span><text:span text:style-name="T4">r</text:span><text:span text:style-name="T4">e</text:span><text:span text:style-name="T4"> </text:span><text:span text:style-name="T4">a</text:span><text:span text:style-name="T4">r</text:span><text:span text:style-name="T4">e</text:span><text:span text:style-name="T4"> </text:span><text:span text:style-name="T4">o</text:span><text:span text:style-name="T4">t</text:span><text:span text:style-name="T4">h</text:span><text:span text:style-name="T4">e</text:span><text:span text:style-name="T4">r</text:span><text:span text:style-name="T4">s</text:span><text:span text:style-name="T4">)</text:span></text:p>
          </draw:text-box>
        </draw:frame>
        <draw:frame draw:style-name="gr6" draw:text-style-name="P7" draw:layer="layout" svg:width="0.987cm" svg:height="0.987cm" svg:x="3.425cm" svg:y="6.731cm">
          <draw:text-box>
            <text:p text:style-name="P2"><text:span text:style-name="T4">›</text:span></text:p>
          </draw:text-box>
        </draw:frame>
        <draw:frame draw:style-name="gr6" draw:text-style-name="P7" draw:layer="layout" svg:width="18.197cm" svg:height="0.987cm" svg:x="4.484cm" svg:y="6.903cm">
          <draw:text-box>
            <text:p text:style-name="P2"><text:span text:style-name="T4">m</text:span><text:span text:style-name="T4">e</text:span><text:span text:style-name="T4">d</text:span><text:span text:style-name="T4">i</text:span><text:span text:style-name="T4">a</text:span><text:span text:style-name="T4">n</text:span><text:span text:style-name="T4">3</text:span><text:span text:style-name="T4"> </text:span><text:span text:style-name="T4">f</text:span><text:span text:style-name="T4">i</text:span><text:span text:style-name="T4">n</text:span><text:span text:style-name="T4">d</text:span><text:span text:style-name="T4">s</text:span><text:span text:style-name="T4"> </text:span><text:span text:style-name="T4">p</text:span><text:span text:style-name="T4">i</text:span><text:span text:style-name="T4">v</text:span><text:span text:style-name="T4">o</text:span><text:span text:style-name="T4">t </text:span><text:span text:style-name="T4">a</text:span><text:span text:style-name="T4">n</text:span><text:span text:style-name="T4">d</text:span><text:span text:style-name="T4"> </text:span><text:span text:style-name="T4">s</text:span><text:span text:style-name="T4">o</text:span><text:span text:style-name="T4">r</text:span><text:span text:style-name="T4">t</text:span><text:span text:style-name="T4">s</text:span><text:span text:style-name="T4"> </text:span><text:span text:style-name="T4">l</text:span><text:span text:style-name="T4">e</text:span><text:span text:style-name="T4">f</text:span><text:span text:style-name="T4">t</text:span><text:span text:style-name="T4">, </text:span><text:span text:style-name="T4">c</text:span><text:span text:style-name="T4">e</text:span><text:span text:style-name="T4">n</text:span><text:span text:style-name="T4">t</text:span><text:span text:style-name="T4">e</text:span><text:span text:style-name="T4">r</text:span><text:span text:style-name="T4">, </text:span></text:p>
          </draw:text-box>
        </draw:frame>
        <draw:frame draw:style-name="gr6" draw:text-style-name="P7" draw:layer="layout" svg:width="1.92cm" svg:height="0.987cm" svg:x="4.484cm" svg:y="8.085cm">
          <draw:text-box>
            <text:p text:style-name="P2"><text:span text:style-name="T4">r</text:span><text:span text:style-name="T4">i</text:span><text:span text:style-name="T4">g</text:span><text:span text:style-name="T4">h</text:span><text:span text:style-name="T4">t</text:span></text:p>
          </draw:text-box>
        </draw:frame>
        <draw:frame draw:style-name="gr19" draw:text-style-name="P15" draw:layer="layout" svg:width="0.705cm" svg:height="0.705cm" svg:x="4.537cm" svg:y="9.251cm">
          <draw:text-box>
            <text:p text:style-name="P2"><text:span text:style-name="T12">•</text:span></text:p>
          </draw:text-box>
        </draw:frame>
        <draw:frame draw:style-name="gr19" draw:text-style-name="P15" draw:layer="layout" svg:width="15.919cm" svg:height="0.705cm" svg:x="5.595cm" svg:y="9.374cm">
          <draw:text-box>
            <text:p text:style-name="P2"><text:span text:style-name="T12">M</text:span><text:span text:style-name="T12">e</text:span><text:span text:style-name="T12">d</text:span><text:span text:style-name="T12">i</text:span><text:span text:style-name="T12">a</text:span><text:span text:style-name="T12">n</text:span><text:span text:style-name="T12">3 </text:span><text:span text:style-name="T12">t</text:span><text:span text:style-name="T12">a</text:span><text:span text:style-name="T12">k</text:span><text:span text:style-name="T12">e</text:span><text:span text:style-name="T12">s </text:span><text:span text:style-name="T12">t</text:span><text:span text:style-name="T12">h</text:span><text:span text:style-name="T12">e </text:span><text:span text:style-name="T12">m</text:span><text:span text:style-name="T12">e</text:span><text:span text:style-name="T12">d</text:span><text:span text:style-name="T12">i</text:span><text:span text:style-name="T12">a</text:span><text:span text:style-name="T12">n </text:span><text:span text:style-name="T12">o</text:span><text:span text:style-name="T12">f </text:span><text:span text:style-name="T12">l</text:span><text:span text:style-name="T12">e</text:span><text:span text:style-name="T12">ft</text:span><text:span text:style-name="T12">m</text:span><text:span text:style-name="T12">o</text:span><text:span text:style-name="T12">s</text:span><text:span text:style-name="T12">t, </text:span><text:span text:style-name="T12">m</text:span><text:span text:style-name="T12">i</text:span><text:span text:style-name="T12">d</text:span><text:span text:style-name="T12">d</text:span><text:span text:style-name="T12">l</text:span><text:span text:style-name="T12">e</text:span><text:span text:style-name="T12">, </text:span><text:span text:style-name="T12">a</text:span><text:span text:style-name="T12">n</text:span><text:span text:style-name="T12">d </text:span></text:p>
          </draw:text-box>
        </draw:frame>
        <draw:frame draw:style-name="gr19" draw:text-style-name="P15" draw:layer="layout" svg:width="5.95cm" svg:height="0.705cm" svg:x="5.595cm" svg:y="10.221cm">
          <draw:text-box>
            <text:p text:style-name="P2"><text:span text:style-name="T12">ri</text:span><text:span text:style-name="T12">g</text:span><text:span text:style-name="T12">h</text:span><text:span text:style-name="T12">t</text:span><text:span text:style-name="T12">m</text:span><text:span text:style-name="T12">o</text:span><text:span text:style-name="T12">s</text:span><text:span text:style-name="T12">t </text:span><text:span text:style-name="T12">e</text:span><text:span text:style-name="T12">l</text:span><text:span text:style-name="T12">e</text:span><text:span text:style-name="T12">m</text:span><text:span text:style-name="T12">e</text:span><text:span text:style-name="T12">n</text:span><text:span text:style-name="T12">t</text:span><text:span text:style-name="T12">s</text:span></text:p>
          </draw:text-box>
        </draw:frame>
        <draw:frame draw:style-name="gr19" draw:text-style-name="P15" draw:layer="layout" svg:width="0.705cm" svg:height="0.705cm" svg:x="4.537cm" svg:y="11.12cm">
          <draw:text-box>
            <text:p text:style-name="P2"><text:span text:style-name="T12">•</text:span></text:p>
          </draw:text-box>
        </draw:frame>
        <draw:frame draw:style-name="gr19" draw:text-style-name="P15" draw:layer="layout" svg:width="16.952cm" svg:height="0.705cm" svg:x="5.595cm" svg:y="11.244cm">
          <draw:text-box>
            <text:p text:style-name="P2"><text:span text:style-name="T12">A</text:span><text:span text:style-name="T12">n </text:span><text:span text:style-name="T12">a</text:span><text:span text:style-name="T12">lt</text:span><text:span text:style-name="T12">e</text:span><text:span text:style-name="T12">r</text:span><text:span text:style-name="T12">n</text:span><text:span text:style-name="T12">a</text:span><text:span text:style-name="T12">ti</text:span><text:span text:style-name="T12">v</text:span><text:span text:style-name="T12">e </text:span><text:span text:style-name="T12">i</text:span><text:span text:style-name="T12">s </text:span><text:span text:style-name="T12">t</text:span><text:span text:style-name="T12">o </text:span><text:span text:style-name="T12">c</text:span><text:span text:style-name="T12">h</text:span><text:span text:style-name="T12">o</text:span><text:span text:style-name="T12">o</text:span><text:span text:style-name="T12">s</text:span><text:span text:style-name="T12">e </text:span><text:span text:style-name="T12">t</text:span><text:span text:style-name="T12">h</text:span><text:span text:style-name="T12">e </text:span><text:span text:style-name="T12">p</text:span><text:span text:style-name="T12">i</text:span><text:span text:style-name="T12">v</text:span><text:span text:style-name="T12">o</text:span><text:span text:style-name="T12">t </text:span><text:span text:style-name="T12">r</text:span><text:span text:style-name="T12">a</text:span><text:span text:style-name="T12">n</text:span><text:span text:style-name="T12">d</text:span><text:span text:style-name="T12">o</text:span><text:span text:style-name="T12">m</text:span><text:span text:style-name="T12">l</text:span><text:span text:style-name="T12">y </text:span><text:span text:style-name="T12">(</text:span><text:span text:style-name="T12">n</text:span><text:span text:style-name="T12">e</text:span><text:span text:style-name="T12">e</text:span><text:span text:style-name="T12">d </text:span><text:span text:style-name="T12">a </text:span></text:p>
          </draw:text-box>
        </draw:frame>
        <draw:frame draw:style-name="gr19" draw:text-style-name="P15" draw:layer="layout" svg:width="12.414cm" svg:height="0.705cm" svg:x="5.595cm" svg:y="12.094cm">
          <draw:text-box>
            <text:p text:style-name="P2"><text:span text:style-name="T12">r</text:span><text:span text:style-name="T12">a</text:span><text:span text:style-name="T12">n</text:span><text:span text:style-name="T12">d</text:span><text:span text:style-name="T12">o</text:span><text:span text:style-name="T12">m</text:span><text:span text:style-name="T12"> </text:span><text:span text:style-name="T12">n</text:span><text:span text:style-name="T12">u</text:span><text:span text:style-name="T12">m</text:span><text:span text:style-name="T12">b</text:span><text:span text:style-name="T12">e</text:span><text:span text:style-name="T12">r </text:span><text:span text:style-name="T12">g</text:span><text:span text:style-name="T12">e</text:span><text:span text:style-name="T12">n</text:span><text:span text:style-name="T12">e</text:span><text:span text:style-name="T12">r</text:span><text:span text:style-name="T12">a</text:span><text:span text:style-name="T12">t</text:span><text:span text:style-name="T12">o</text:span><text:span text:style-name="T12">r; </text:span><text:span text:style-name="T12">“</text:span><text:span text:style-name="T12">e</text:span><text:span text:style-name="T12">x</text:span><text:span text:style-name="T12">p</text:span><text:span text:style-name="T12">e</text:span><text:span text:style-name="T12">n</text:span><text:span text:style-name="T12">s</text:span><text:span text:style-name="T12">i</text:span><text:span text:style-name="T12">v</text:span><text:span text:style-name="T12">e</text:span><text:span text:style-name="T12">”</text:span><text:span text:style-name="T12">)</text:span></text:p>
          </draw:text-box>
        </draw:frame>
        <draw:frame draw:style-name="gr19" draw:text-style-name="P15" draw:layer="layout" svg:width="0.705cm" svg:height="0.705cm" svg:x="4.537cm" svg:y="12.994cm">
          <draw:text-box>
            <text:p text:style-name="P2"><text:span text:style-name="T12">•</text:span></text:p>
          </draw:text-box>
        </draw:frame>
        <draw:frame draw:style-name="gr19" draw:text-style-name="P15" draw:layer="layout" svg:width="16.669cm" svg:height="0.705cm" svg:x="5.595cm" svg:y="13.117cm">
          <draw:text-box>
            <text:p text:style-name="P2"><text:span text:style-name="T12">A</text:span><text:span text:style-name="T12">n</text:span><text:span text:style-name="T12">o</text:span><text:span text:style-name="T12">t</text:span><text:span text:style-name="T12">h</text:span><text:span text:style-name="T12">e</text:span><text:span text:style-name="T12">r </text:span><text:span text:style-name="T12">a</text:span><text:span text:style-name="T12">lt</text:span><text:span text:style-name="T12">e</text:span><text:span text:style-name="T12">r</text:span><text:span text:style-name="T12">n</text:span><text:span text:style-name="T12">a</text:span><text:span text:style-name="T12">ti</text:span><text:span text:style-name="T12">v</text:span><text:span text:style-name="T12">e </text:span><text:span text:style-name="T12">i</text:span><text:span text:style-name="T12">s </text:span><text:span text:style-name="T12">t</text:span><text:span text:style-name="T12">o </text:span><text:span text:style-name="T12">c</text:span><text:span text:style-name="T12">h</text:span><text:span text:style-name="T12">o</text:span><text:span text:style-name="T12">o</text:span><text:span text:style-name="T12">s</text:span><text:span text:style-name="T12">e </text:span><text:span text:style-name="T12">t</text:span><text:span text:style-name="T12">h</text:span><text:span text:style-name="T12">e </text:span><text:span text:style-name="T12">fi</text:span><text:span text:style-name="T12">r</text:span><text:span text:style-name="T12">s</text:span><text:span text:style-name="T12">t </text:span><text:span text:style-name="T12">e</text:span><text:span text:style-name="T12">l</text:span><text:span text:style-name="T12">e</text:span><text:span text:style-name="T12">m</text:span><text:span text:style-name="T12">e</text:span><text:span text:style-name="T12">n</text:span><text:span text:style-name="T12">t </text:span><text:span text:style-name="T12">(</text:span><text:span text:style-name="T12">b</text:span><text:span text:style-name="T12">u</text:span><text:span text:style-name="T12">t </text:span></text:p>
          </draw:text-box>
        </draw:frame>
        <draw:frame draw:style-name="gr19" draw:text-style-name="P15" draw:layer="layout" svg:width="7.419cm" svg:height="0.705cm" svg:x="5.595cm" svg:y="13.964cm">
          <draw:text-box>
            <text:p text:style-name="P2"><text:span text:style-name="T12">c</text:span><text:span text:style-name="T12">a</text:span><text:span text:style-name="T12">n </text:span><text:span text:style-name="T12">b</text:span><text:span text:style-name="T12">e </text:span><text:span text:style-name="T12">v</text:span><text:span text:style-name="T12">e</text:span><text:span text:style-name="T12">r</text:span><text:span text:style-name="T12">y </text:span><text:span text:style-name="T12">b</text:span><text:span text:style-name="T12">a</text:span><text:span text:style-name="T12">d</text:span><text:span text:style-name="T12">. </text:span><text:span text:style-name="T12">W</text:span><text:span text:style-name="T12">h</text:span><text:span text:style-name="T12">y</text:span><text:span text:style-name="T12">?</text:span><text:span text:style-name="T12">)</text:span></text:p>
          </draw:text-box>
        </draw:frame>
        <draw:frame draw:style-name="gr6" draw:text-style-name="P7" draw:layer="layout" svg:width="0.987cm" svg:height="0.987cm" svg:x="3.425cm" svg:y="14.961cm">
          <draw:text-box>
            <text:p text:style-name="P2"><text:span text:style-name="T4">›</text:span></text:p>
          </draw:text-box>
        </draw:frame>
        <draw:frame draw:style-name="gr6" draw:text-style-name="P7" draw:layer="layout" svg:width="15.585cm" svg:height="0.987cm" svg:x="4.484cm" svg:y="15.13cm">
          <draw:text-box>
            <text:p text:style-name="P2"><text:span text:style-name="T4">S</text:span><text:span text:style-name="T4">w</text:span><text:span text:style-name="T4">a</text:span><text:span text:style-name="T4">p</text:span><text:span text:style-name="T4"> </text:span><text:span text:style-name="T4">p</text:span><text:span text:style-name="T4">i</text:span><text:span text:style-name="T4">v</text:span><text:span text:style-name="T4">o</text:span><text:span text:style-name="T4">t </text:span><text:span text:style-name="T4">w</text:span><text:span text:style-name="T4">i</text:span><text:span text:style-name="T4">t</text:span><text:span text:style-name="T4">h</text:span><text:span text:style-name="T4"> </text:span><text:span text:style-name="T4">n</text:span><text:span text:style-name="T4">e</text:span><text:span text:style-name="T4">x</text:span><text:span text:style-name="T4">t </text:span><text:span text:style-name="T4">t</text:span><text:span text:style-name="T4">o</text:span><text:span text:style-name="T4"> </text:span><text:span text:style-name="T4">l</text:span><text:span text:style-name="T4">a</text:span><text:span text:style-name="T4">s</text:span><text:span text:style-name="T4">t </text:span><text:span text:style-name="T4">e</text:span><text:span text:style-name="T4">l</text:span><text:span text:style-name="T4">e</text:span><text:span text:style-name="T4">m</text:span><text:span text:style-name="T4">e</text:span><text:span text:style-name="T4">n</text:span><text:span text:style-name="T4">t</text:span></text:p>
          </draw:text-box>
        </draw:frame>
      </draw:page>
      <draw:page draw:name="page25"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2</text:span><text:span text:style-name="T3">5</text:span></text:p>
          </draw:text-box>
        </draw:frame>
        <draw:frame draw:style-name="gr2" draw:text-style-name="P3" draw:layer="layout" svg:width="13.604cm" svg:height="1.551cm" svg:x="5.888cm" svg:y="2.77cm">
          <draw:text-box>
            <text:p text:style-name="P2"><text:span text:style-name="T1">P</text:span><text:span text:style-name="T1">a</text:span><text:span text:style-name="T1">r</text:span><text:span text:style-name="T1">t</text:span><text:span text:style-name="T1">i</text:span><text:span text:style-name="T1">t</text:span><text:span text:style-name="T1">i</text:span><text:span text:style-name="T1">o</text:span><text:span text:style-name="T1">n</text:span><text:span text:style-name="T1">i</text:span><text:span text:style-name="T1">n</text:span><text:span text:style-name="T1">g</text:span><text:span text:style-name="T1"> </text:span><text:span text:style-name="T1">i</text:span><text:span text:style-name="T1">n</text:span><text:span text:style-name="T1">-</text:span><text:span text:style-name="T1">p</text:span><text:span text:style-name="T1">l</text:span><text:span text:style-name="T1">a</text:span><text:span text:style-name="T1">c</text:span><text:span text:style-name="T1">e</text:span></text:p>
          </draw:text-box>
        </draw:frame>
        <draw:frame draw:style-name="gr6" draw:text-style-name="P7" draw:layer="layout" svg:width="0.987cm" svg:height="0.987cm" svg:x="3.425cm" svg:y="5.725cm">
          <draw:text-box>
            <text:p text:style-name="P2"><text:span text:style-name="T4">›</text:span></text:p>
          </draw:text-box>
        </draw:frame>
        <draw:frame draw:style-name="gr6" draw:text-style-name="P7" draw:layer="layout" svg:width="18.887cm" svg:height="0.987cm" svg:x="4.219cm" svg:y="5.898cm">
          <draw:text-box>
            <text:p text:style-name="P2"><text:span text:style-name="T4">S</text:span><text:span text:style-name="T4">e</text:span><text:span text:style-name="T4">t </text:span><text:span text:style-name="T4">p</text:span><text:span text:style-name="T4">o</text:span><text:span text:style-name="T4">i</text:span><text:span text:style-name="T4">n</text:span><text:span text:style-name="T4">t</text:span><text:span text:style-name="T4">e</text:span><text:span text:style-name="T4">r</text:span><text:span text:style-name="T4">s</text:span><text:span text:style-name="T4"> </text:span><text:span text:style-name="T4">i </text:span><text:span text:style-name="T4">a</text:span><text:span text:style-name="T4">n</text:span><text:span text:style-name="T4">d</text:span><text:span text:style-name="T4"> </text:span><text:span text:style-name="T4">j </text:span><text:span text:style-name="T4">t</text:span><text:span text:style-name="T4">o</text:span><text:span text:style-name="T4"> </text:span><text:span text:style-name="T4">s</text:span><text:span text:style-name="T4">t</text:span><text:span text:style-name="T4">a</text:span><text:span text:style-name="T4">r</text:span><text:span text:style-name="T4">t </text:span><text:span text:style-name="T4">a</text:span><text:span text:style-name="T4">n</text:span><text:span text:style-name="T4">d</text:span><text:span text:style-name="T4"> </text:span><text:span text:style-name="T4">e</text:span><text:span text:style-name="T4">n</text:span><text:span text:style-name="T4">d</text:span><text:span text:style-name="T4"> </text:span><text:span text:style-name="T4">o</text:span><text:span text:style-name="T4">f </text:span><text:span text:style-name="T4">a</text:span><text:span text:style-name="T4">r</text:span><text:span text:style-name="T4">r</text:span><text:span text:style-name="T4">a</text:span><text:span text:style-name="T4">y</text:span></text:p>
          </draw:text-box>
        </draw:frame>
        <draw:frame draw:style-name="gr6" draw:text-style-name="P7" draw:layer="layout" svg:width="0.987cm" svg:height="0.987cm" svg:x="3.425cm" svg:y="7.157cm">
          <draw:text-box>
            <text:p text:style-name="P2"><text:span text:style-name="T4">›</text:span></text:p>
          </draw:text-box>
        </draw:frame>
        <draw:frame draw:style-name="gr6" draw:text-style-name="P7" draw:layer="layout" svg:width="18.849cm" svg:height="0.987cm" svg:x="4.219cm" svg:y="7.327cm">
          <draw:text-box>
            <text:p text:style-name="P2"><text:span text:style-name="T4">I</text:span><text:span text:style-name="T4">n</text:span><text:span text:style-name="T4">c</text:span><text:span text:style-name="T4">r</text:span><text:span text:style-name="T4">e</text:span><text:span text:style-name="T4">m</text:span><text:span text:style-name="T4">e</text:span><text:span text:style-name="T4">n</text:span><text:span text:style-name="T4">t </text:span><text:span text:style-name="T4">i </text:span><text:span text:style-name="T4">u</text:span><text:span text:style-name="T4">n</text:span><text:span text:style-name="T4">t</text:span><text:span text:style-name="T4">il </text:span><text:span text:style-name="T4">y</text:span><text:span text:style-name="T4">o</text:span><text:span text:style-name="T4">u</text:span><text:span text:style-name="T4"> </text:span><text:span text:style-name="T4">h</text:span><text:span text:style-name="T4">i</text:span><text:span text:style-name="T4">t </text:span><text:span text:style-name="T4">e</text:span><text:span text:style-name="T4">l</text:span><text:span text:style-name="T4">e</text:span><text:span text:style-name="T4">m</text:span><text:span text:style-name="T4">e</text:span><text:span text:style-name="T4">n</text:span><text:span text:style-name="T4">t </text:span><text:span text:style-name="T4">A</text:span><text:span text:style-name="T4">[</text:span><text:span text:style-name="T4">i</text:span><text:span text:style-name="T4">] </text:span><text:span text:style-name="T4">&gt;</text:span><text:span text:style-name="T4"> </text:span><text:span text:style-name="T4">p</text:span><text:span text:style-name="T4">i</text:span><text:span text:style-name="T4">v</text:span><text:span text:style-name="T4">o</text:span><text:span text:style-name="T4">t</text:span></text:p>
          </draw:text-box>
        </draw:frame>
        <draw:frame draw:style-name="gr6" draw:text-style-name="P7" draw:layer="layout" svg:width="0.987cm" svg:height="0.987cm" svg:x="3.425cm" svg:y="8.586cm">
          <draw:text-box>
            <text:p text:style-name="P2"><text:span text:style-name="T4">›</text:span></text:p>
          </draw:text-box>
        </draw:frame>
        <draw:frame draw:style-name="gr6" draw:text-style-name="P7" draw:layer="layout" svg:width="17.634cm" svg:height="0.987cm" svg:x="4.219cm" svg:y="8.756cm">
          <draw:text-box>
            <text:p text:style-name="P2"><text:span text:style-name="T4">D</text:span><text:span text:style-name="T4">e</text:span><text:span text:style-name="T4">c</text:span><text:span text:style-name="T4">r</text:span><text:span text:style-name="T4">e</text:span><text:span text:style-name="T4">m</text:span><text:span text:style-name="T4">e</text:span><text:span text:style-name="T4">n</text:span><text:span text:style-name="T4">t </text:span><text:span text:style-name="T4">j </text:span><text:span text:style-name="T4">u</text:span><text:span text:style-name="T4">n</text:span><text:span text:style-name="T4">t</text:span><text:span text:style-name="T4">il </text:span><text:span text:style-name="T4">y</text:span><text:span text:style-name="T4">o</text:span><text:span text:style-name="T4">u</text:span><text:span text:style-name="T4"> </text:span><text:span text:style-name="T4">h</text:span><text:span text:style-name="T4">i</text:span><text:span text:style-name="T4">t </text:span><text:span text:style-name="T4">e</text:span><text:span text:style-name="T4">l</text:span><text:span text:style-name="T4">m</text:span><text:span text:style-name="T4">t </text:span><text:span text:style-name="T4">A</text:span><text:span text:style-name="T4">[</text:span><text:span text:style-name="T4">j</text:span><text:span text:style-name="T4">] </text:span><text:span text:style-name="T4">&lt;</text:span><text:span text:style-name="T4"> </text:span><text:span text:style-name="T4">p</text:span><text:span text:style-name="T4">i</text:span><text:span text:style-name="T4">v</text:span><text:span text:style-name="T4">o</text:span><text:span text:style-name="T4">t</text:span></text:p>
          </draw:text-box>
        </draw:frame>
        <draw:frame draw:style-name="gr6" draw:text-style-name="P7" draw:layer="layout" svg:width="0.987cm" svg:height="0.987cm" svg:x="3.425cm" svg:y="10.015cm">
          <draw:text-box>
            <text:p text:style-name="P2"><text:span text:style-name="T4">›</text:span></text:p>
          </draw:text-box>
        </draw:frame>
        <draw:frame draw:style-name="gr6" draw:text-style-name="P7" draw:layer="layout" svg:width="7.876cm" svg:height="0.987cm" svg:x="4.219cm" svg:y="10.184cm">
          <draw:text-box>
            <text:p text:style-name="P2"><text:span text:style-name="T4">S</text:span><text:span text:style-name="T4">w</text:span><text:span text:style-name="T4">a</text:span><text:span text:style-name="T4">p</text:span><text:span text:style-name="T4"> </text:span><text:span text:style-name="T4">A</text:span><text:span text:style-name="T4">[</text:span><text:span text:style-name="T4">i</text:span><text:span text:style-name="T4">] </text:span><text:span text:style-name="T4">a</text:span><text:span text:style-name="T4">n</text:span><text:span text:style-name="T4">d</text:span><text:span text:style-name="T4"> </text:span><text:span text:style-name="T4">A</text:span><text:span text:style-name="T4">[</text:span><text:span text:style-name="T4">j</text:span><text:span text:style-name="T4">]</text:span></text:p>
          </draw:text-box>
        </draw:frame>
        <draw:frame draw:style-name="gr6" draw:text-style-name="P7" draw:layer="layout" svg:width="0.987cm" svg:height="0.987cm" svg:x="3.425cm" svg:y="11.444cm">
          <draw:text-box>
            <text:p text:style-name="P2"><text:span text:style-name="T4">›</text:span></text:p>
          </draw:text-box>
        </draw:frame>
        <draw:frame draw:style-name="gr6" draw:text-style-name="P7" draw:layer="layout" svg:width="10.784cm" svg:height="0.987cm" svg:x="4.219cm" svg:y="11.617cm">
          <draw:text-box>
            <text:p text:style-name="P2"><text:span text:style-name="T4">R</text:span><text:span text:style-name="T4">e</text:span><text:span text:style-name="T4">p</text:span><text:span text:style-name="T4">e</text:span><text:span text:style-name="T4">a</text:span><text:span text:style-name="T4">t </text:span><text:span text:style-name="T4">u</text:span><text:span text:style-name="T4">n</text:span><text:span text:style-name="T4">t</text:span><text:span text:style-name="T4">il </text:span><text:span text:style-name="T4">i </text:span><text:span text:style-name="T4">a</text:span><text:span text:style-name="T4">n</text:span><text:span text:style-name="T4">d</text:span><text:span text:style-name="T4"> </text:span><text:span text:style-name="T4">j </text:span><text:span text:style-name="T4">c</text:span><text:span text:style-name="T4">r</text:span><text:span text:style-name="T4">o</text:span><text:span text:style-name="T4">s</text:span><text:span text:style-name="T4">s</text:span></text:p>
          </draw:text-box>
        </draw:frame>
        <draw:frame draw:style-name="gr6" draw:text-style-name="P7" draw:layer="layout" svg:width="0.987cm" svg:height="0.987cm" svg:x="3.425cm" svg:y="12.872cm">
          <draw:text-box>
            <text:p text:style-name="P2"><text:span text:style-name="T4">›</text:span></text:p>
          </draw:text-box>
        </draw:frame>
        <draw:frame draw:style-name="gr6" draw:text-style-name="P7" draw:layer="layout" svg:width="13.367cm" svg:height="0.987cm" svg:x="4.219cm" svg:y="13.045cm">
          <draw:text-box>
            <text:p text:style-name="P2"><text:span text:style-name="T4">S</text:span><text:span text:style-name="T4">w</text:span><text:span text:style-name="T4">a</text:span><text:span text:style-name="T4">p</text:span><text:span text:style-name="T4"> </text:span><text:span text:style-name="T4">p</text:span><text:span text:style-name="T4">i</text:span><text:span text:style-name="T4">v</text:span><text:span text:style-name="T4">o</text:span><text:span text:style-name="T4">t </text:span><text:span text:style-name="T4">(</text:span><text:span text:style-name="T4">a</text:span><text:span text:style-name="T4">t </text:span><text:span text:style-name="T4">A</text:span><text:span text:style-name="T4">[</text:span><text:span text:style-name="T4">N</text:span><text:span text:style-name="T4">-</text:span><text:span text:style-name="T4">2</text:span><text:span text:style-name="T4">]</text:span><text:span text:style-name="T4">) </text:span><text:span text:style-name="T4">w</text:span><text:span text:style-name="T4">i</text:span><text:span text:style-name="T4">t</text:span><text:span text:style-name="T4">h</text:span><text:span text:style-name="T4"> </text:span><text:span text:style-name="T4">A</text:span><text:span text:style-name="T4">[</text:span><text:span text:style-name="T4">i</text:span><text:span text:style-name="T4">]</text:span></text:p>
          </draw:text-box>
        </draw:frame>
      </draw:page>
      <draw:page draw:name="page26"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path draw:style-name="gr39" draw:text-style-name="P28" draw:layer="layout" svg:width="1.058cm" svg:height="1.059cm" svg:x="6.985cm" svg:y="6.561cm" svg:viewBox="0 0 1059 1060" svg:d="M0 0h1059v1060h-1059zM0 0zM1059 1060z">
          <text:p/>
        </draw:path>
        <draw:polygon draw:style-name="gr5" draw:text-style-name="P6" draw:layer="layout" svg:width="1.058cm" svg:height="1.059cm" svg:x="6.985cm" svg:y="6.561cm" svg:viewBox="0 0 1059 1060" draw:points="0,0 1059,0 1059,1060 0,1060">
          <text:p/>
        </draw:polygon>
        <draw:polygon draw:style-name="gr5" draw:text-style-name="P6" draw:layer="layout" svg:width="0cm" svg:height="0cm" svg:x="6.985cm" svg:y="6.561cm" svg:viewBox="0 0 0 0" draw:points="0,0">
          <text:p/>
        </draw:polygon>
        <draw:polygon draw:style-name="gr5" draw:text-style-name="P6" draw:layer="layout" svg:width="0cm" svg:height="0cm" svg:x="8.043cm" svg:y="7.62cm" svg:viewBox="0 0 0 0" draw:points="0,0">
          <text:p/>
        </draw:polygon>
        <draw:polygon draw:style-name="gr5" draw:text-style-name="P6" draw:layer="layout" svg:width="1.058cm" svg:height="1.059cm" svg:x="8.043cm" svg:y="6.561cm" svg:viewBox="0 0 1059 1060" draw:points="0,0 1059,0 1059,1060 0,1060">
          <text:p/>
        </draw:polygon>
        <draw:polygon draw:style-name="gr5" draw:text-style-name="P6" draw:layer="layout" svg:width="0cm" svg:height="0cm" svg:x="8.043cm" svg:y="6.561cm" svg:viewBox="0 0 0 0" draw:points="0,0">
          <text:p/>
        </draw:polygon>
        <draw:polygon draw:style-name="gr5" draw:text-style-name="P6" draw:layer="layout" svg:width="0cm" svg:height="0cm" svg:x="9.101cm" svg:y="7.62cm" svg:viewBox="0 0 0 0" draw:points="0,0">
          <text:p/>
        </draw:polygon>
        <draw:frame draw:style-name="gr4" draw:text-style-name="P5" draw:layer="layout" svg:width="0.493cm" svg:height="0.573cm" svg:x="7.366cm" svg:y="6.83cm">
          <draw:text-box>
            <text:p text:style-name="P2"><text:span text:style-name="T39">8</text:span></text:p>
          </draw:text-box>
        </draw:frame>
        <draw:polygon draw:style-name="gr5" draw:text-style-name="P6" draw:layer="layout" svg:width="1.059cm" svg:height="1.059cm" svg:x="9.101cm" svg:y="6.561cm" svg:viewBox="0 0 1060 1060" draw:points="0,0 1060,0 1060,1060 0,1060">
          <text:p/>
        </draw:polygon>
        <draw:polygon draw:style-name="gr5" draw:text-style-name="P6" draw:layer="layout" svg:width="0cm" svg:height="0cm" svg:x="9.101cm" svg:y="6.561cm" svg:viewBox="0 0 0 0" draw:points="0,0">
          <text:p/>
        </draw:polygon>
        <draw:polygon draw:style-name="gr5" draw:text-style-name="P6" draw:layer="layout" svg:width="0cm" svg:height="0cm" svg:x="10.16cm" svg:y="7.62cm" svg:viewBox="0 0 0 0" draw:points="0,0">
          <text:p/>
        </draw:polygon>
        <draw:frame draw:style-name="gr4" draw:text-style-name="P5" draw:layer="layout" svg:width="0.493cm" svg:height="0.573cm" svg:x="8.424cm" svg:y="6.83cm">
          <draw:text-box>
            <text:p text:style-name="P2"><text:span text:style-name="T40">1</text:span></text:p>
          </draw:text-box>
        </draw:frame>
        <draw:polygon draw:style-name="gr5" draw:text-style-name="P6" draw:layer="layout" svg:width="1.058cm" svg:height="1.059cm" svg:x="10.16cm" svg:y="6.561cm" svg:viewBox="0 0 1059 1060" draw:points="0,0 1059,0 1059,1060 0,1060">
          <text:p/>
        </draw:polygon>
        <draw:polygon draw:style-name="gr5" draw:text-style-name="P6" draw:layer="layout" svg:width="0cm" svg:height="0cm" svg:x="10.16cm" svg:y="6.561cm" svg:viewBox="0 0 0 0" draw:points="0,0">
          <text:p/>
        </draw:polygon>
        <draw:polygon draw:style-name="gr5" draw:text-style-name="P6" draw:layer="layout" svg:width="0cm" svg:height="0cm" svg:x="11.218cm" svg:y="7.62cm" svg:viewBox="0 0 0 0" draw:points="0,0">
          <text:p/>
        </draw:polygon>
        <draw:frame draw:style-name="gr4" draw:text-style-name="P5" draw:layer="layout" svg:width="0.493cm" svg:height="0.573cm" svg:x="9.483cm" svg:y="6.83cm">
          <draw:text-box>
            <text:p text:style-name="P2"><text:span text:style-name="T40">4</text:span></text:p>
          </draw:text-box>
        </draw:frame>
        <draw:path draw:style-name="gr39" draw:text-style-name="P28" draw:layer="layout" svg:width="1.058cm" svg:height="1.059cm" svg:x="11.218cm" svg:y="6.561cm" svg:viewBox="0 0 1059 1060" svg:d="M0 0h1059v1060h-1059zM0 0zM1059 1060z">
          <text:p/>
        </draw:path>
        <draw:polygon draw:style-name="gr5" draw:text-style-name="P6" draw:layer="layout" svg:width="1.058cm" svg:height="1.059cm" svg:x="11.218cm" svg:y="6.561cm" svg:viewBox="0 0 1059 1060" draw:points="0,0 1059,0 1059,1060 0,1060">
          <text:p/>
        </draw:polygon>
        <draw:polygon draw:style-name="gr5" draw:text-style-name="P6" draw:layer="layout" svg:width="0cm" svg:height="0cm" svg:x="11.218cm" svg:y="6.561cm" svg:viewBox="0 0 0 0" draw:points="0,0">
          <text:p/>
        </draw:polygon>
        <draw:polygon draw:style-name="gr5" draw:text-style-name="P6" draw:layer="layout" svg:width="0cm" svg:height="0cm" svg:x="12.276cm" svg:y="7.62cm" svg:viewBox="0 0 0 0" draw:points="0,0">
          <text:p/>
        </draw:polygon>
        <draw:frame draw:style-name="gr4" draw:text-style-name="P5" draw:layer="layout" svg:width="0.493cm" svg:height="0.573cm" svg:x="10.541cm" svg:y="6.83cm">
          <draw:text-box>
            <text:p text:style-name="P2"><text:span text:style-name="T40">9</text:span></text:p>
          </draw:text-box>
        </draw:frame>
        <draw:polygon draw:style-name="gr5" draw:text-style-name="P6" draw:layer="layout" svg:width="1.059cm" svg:height="1.059cm" svg:x="12.276cm" svg:y="6.561cm" svg:viewBox="0 0 1060 1060" draw:points="0,0 1060,0 1060,1060 0,1060">
          <text:p/>
        </draw:polygon>
        <draw:polygon draw:style-name="gr5" draw:text-style-name="P6" draw:layer="layout" svg:width="0cm" svg:height="0cm" svg:x="12.276cm" svg:y="6.561cm" svg:viewBox="0 0 0 0" draw:points="0,0">
          <text:p/>
        </draw:polygon>
        <draw:polygon draw:style-name="gr5" draw:text-style-name="P6" draw:layer="layout" svg:width="0cm" svg:height="0cm" svg:x="13.335cm" svg:y="7.62cm" svg:viewBox="0 0 0 0" draw:points="0,0">
          <text:p/>
        </draw:polygon>
        <draw:frame draw:style-name="gr4" draw:text-style-name="P5" draw:layer="layout" svg:width="0.493cm" svg:height="0.573cm" svg:x="11.599cm" svg:y="6.83cm">
          <draw:text-box>
            <text:p text:style-name="P2"><text:span text:style-name="T39">0</text:span></text:p>
          </draw:text-box>
        </draw:frame>
        <draw:polygon draw:style-name="gr5" draw:text-style-name="P6" draw:layer="layout" svg:width="1.058cm" svg:height="1.059cm" svg:x="13.335cm" svg:y="6.561cm" svg:viewBox="0 0 1059 1060" draw:points="0,0 1059,0 1059,1060 0,1060">
          <text:p/>
        </draw:polygon>
        <draw:polygon draw:style-name="gr5" draw:text-style-name="P6" draw:layer="layout" svg:width="0cm" svg:height="0cm" svg:x="13.335cm" svg:y="6.561cm" svg:viewBox="0 0 0 0" draw:points="0,0">
          <text:p/>
        </draw:polygon>
        <draw:polygon draw:style-name="gr5" draw:text-style-name="P6" draw:layer="layout" svg:width="0cm" svg:height="0cm" svg:x="14.393cm" svg:y="7.62cm" svg:viewBox="0 0 0 0" draw:points="0,0">
          <text:p/>
        </draw:polygon>
        <draw:frame draw:style-name="gr4" draw:text-style-name="P5" draw:layer="layout" svg:width="0.493cm" svg:height="0.573cm" svg:x="12.658cm" svg:y="6.83cm">
          <draw:text-box>
            <text:p text:style-name="P2"><text:span text:style-name="T40">3</text:span></text:p>
          </draw:text-box>
        </draw:frame>
        <draw:polygon draw:style-name="gr5" draw:text-style-name="P6" draw:layer="layout" svg:width="1.058cm" svg:height="1.059cm" svg:x="14.393cm" svg:y="6.561cm" svg:viewBox="0 0 1059 1060" draw:points="0,0 1059,0 1059,1060 0,1060">
          <text:p/>
        </draw:polygon>
        <draw:polygon draw:style-name="gr5" draw:text-style-name="P6" draw:layer="layout" svg:width="0cm" svg:height="0cm" svg:x="14.393cm" svg:y="6.561cm" svg:viewBox="0 0 0 0" draw:points="0,0">
          <text:p/>
        </draw:polygon>
        <draw:polygon draw:style-name="gr5" draw:text-style-name="P6" draw:layer="layout" svg:width="0cm" svg:height="0cm" svg:x="15.451cm" svg:y="7.62cm" svg:viewBox="0 0 0 0" draw:points="0,0">
          <text:p/>
        </draw:polygon>
        <draw:frame draw:style-name="gr4" draw:text-style-name="P5" draw:layer="layout" svg:width="0.493cm" svg:height="0.573cm" svg:x="13.716cm" svg:y="6.83cm">
          <draw:text-box>
            <text:p text:style-name="P2"><text:span text:style-name="T40">5</text:span></text:p>
          </draw:text-box>
        </draw:frame>
        <draw:polygon draw:style-name="gr5" draw:text-style-name="P6" draw:layer="layout" svg:width="1.059cm" svg:height="1.059cm" svg:x="15.451cm" svg:y="6.561cm" svg:viewBox="0 0 1060 1060" draw:points="0,0 1060,0 1060,1060 0,1060">
          <text:p/>
        </draw:polygon>
        <draw:polygon draw:style-name="gr5" draw:text-style-name="P6" draw:layer="layout" svg:width="0cm" svg:height="0cm" svg:x="15.451cm" svg:y="6.561cm" svg:viewBox="0 0 0 0" draw:points="0,0">
          <text:p/>
        </draw:polygon>
        <draw:polygon draw:style-name="gr5" draw:text-style-name="P6" draw:layer="layout" svg:width="0cm" svg:height="0cm" svg:x="16.51cm" svg:y="7.62cm" svg:viewBox="0 0 0 0" draw:points="0,0">
          <text:p/>
        </draw:polygon>
        <draw:frame draw:style-name="gr4" draw:text-style-name="P5" draw:layer="layout" svg:width="0.493cm" svg:height="0.573cm" svg:x="14.774cm" svg:y="6.83cm">
          <draw:text-box>
            <text:p text:style-name="P2"><text:span text:style-name="T40">2</text:span></text:p>
          </draw:text-box>
        </draw:frame>
        <draw:path draw:style-name="gr39" draw:text-style-name="P28" draw:layer="layout" svg:width="1.058cm" svg:height="1.059cm" svg:x="16.51cm" svg:y="6.561cm" svg:viewBox="0 0 1059 1060" svg:d="M0 0h1059v1060h-1059zM0 0zM1059 1060z">
          <text:p/>
        </draw:path>
        <draw:polygon draw:style-name="gr5" draw:text-style-name="P6" draw:layer="layout" svg:width="1.058cm" svg:height="1.059cm" svg:x="16.51cm" svg:y="6.561cm" svg:viewBox="0 0 1059 1060" draw:points="0,0 1059,0 1059,1060 0,1060">
          <text:p/>
        </draw:polygon>
        <draw:polygon draw:style-name="gr5" draw:text-style-name="P6" draw:layer="layout" svg:width="0cm" svg:height="0cm" svg:x="16.51cm" svg:y="6.561cm" svg:viewBox="0 0 0 0" draw:points="0,0">
          <text:p/>
        </draw:polygon>
        <draw:polygon draw:style-name="gr5" draw:text-style-name="P6" draw:layer="layout" svg:width="0cm" svg:height="0cm" svg:x="17.568cm" svg:y="7.62cm" svg:viewBox="0 0 0 0" draw:points="0,0">
          <text:p/>
        </draw:polygon>
        <draw:frame draw:style-name="gr4" draw:text-style-name="P5" draw:layer="layout" svg:width="0.493cm" svg:height="0.573cm" svg:x="15.833cm" svg:y="6.83cm">
          <draw:text-box>
            <text:p text:style-name="P2"><text:span text:style-name="T40">7</text:span></text:p>
          </draw:text-box>
        </draw:frame>
        <draw:frame draw:style-name="gr4" draw:text-style-name="P5" draw:layer="layout" svg:width="0.493cm" svg:height="0.573cm" svg:x="16.891cm" svg:y="6.83cm">
          <draw:text-box>
            <text:p text:style-name="P2"><text:span text:style-name="T39">6</text:span></text:p>
          </draw:text-box>
        </draw:frame>
        <draw:frame draw:style-name="gr30" draw:text-style-name="P22" draw:layer="layout" svg:width="0.422cm" svg:height="0.488cm" svg:x="7.387cm" svg:y="6.021cm">
          <draw:text-box>
            <text:p text:style-name="P2"><text:span text:style-name="T41">0</text:span></text:p>
          </draw:text-box>
        </draw:frame>
        <draw:frame draw:style-name="gr30" draw:text-style-name="P22" draw:layer="layout" svg:width="0.422cm" svg:height="0.488cm" svg:x="8.446cm" svg:y="6.021cm">
          <draw:text-box>
            <text:p text:style-name="P2"><text:span text:style-name="T41">1</text:span></text:p>
          </draw:text-box>
        </draw:frame>
        <draw:frame draw:style-name="gr30" draw:text-style-name="P22" draw:layer="layout" svg:width="0.422cm" svg:height="0.488cm" svg:x="9.504cm" svg:y="6.021cm">
          <draw:text-box>
            <text:p text:style-name="P2"><text:span text:style-name="T41">2</text:span></text:p>
          </draw:text-box>
        </draw:frame>
        <draw:frame draw:style-name="gr30" draw:text-style-name="P22" draw:layer="layout" svg:width="0.422cm" svg:height="0.488cm" svg:x="10.562cm" svg:y="6.021cm">
          <draw:text-box>
            <text:p text:style-name="P2"><text:span text:style-name="T41">3</text:span></text:p>
          </draw:text-box>
        </draw:frame>
        <draw:frame draw:style-name="gr30" draw:text-style-name="P22" draw:layer="layout" svg:width="0.422cm" svg:height="0.488cm" svg:x="11.621cm" svg:y="6.021cm">
          <draw:text-box>
            <text:p text:style-name="P2"><text:span text:style-name="T41">4</text:span></text:p>
          </draw:text-box>
        </draw:frame>
        <draw:frame draw:style-name="gr30" draw:text-style-name="P22" draw:layer="layout" svg:width="0.422cm" svg:height="0.488cm" svg:x="12.679cm" svg:y="6.021cm">
          <draw:text-box>
            <text:p text:style-name="P2"><text:span text:style-name="T41">5</text:span></text:p>
          </draw:text-box>
        </draw:frame>
        <draw:frame draw:style-name="gr30" draw:text-style-name="P22" draw:layer="layout" svg:width="0.422cm" svg:height="0.488cm" svg:x="13.737cm" svg:y="6.021cm">
          <draw:text-box>
            <text:p text:style-name="P2"><text:span text:style-name="T41">6</text:span></text:p>
          </draw:text-box>
        </draw:frame>
        <draw:frame draw:style-name="gr30" draw:text-style-name="P22" draw:layer="layout" svg:width="0.422cm" svg:height="0.488cm" svg:x="14.796cm" svg:y="6.021cm">
          <draw:text-box>
            <text:p text:style-name="P2"><text:span text:style-name="T41">7</text:span></text:p>
          </draw:text-box>
        </draw:frame>
        <draw:frame draw:style-name="gr30" draw:text-style-name="P22" draw:layer="layout" svg:width="0.422cm" svg:height="0.488cm" svg:x="15.854cm" svg:y="6.021cm">
          <draw:text-box>
            <text:p text:style-name="P2"><text:span text:style-name="T41">8</text:span></text:p>
          </draw:text-box>
        </draw:frame>
        <draw:path draw:style-name="gr39" draw:text-style-name="P28" draw:layer="layout" svg:width="1.058cm" svg:height="1.058cm" svg:x="6.985cm" svg:y="8.89cm" svg:viewBox="0 0 1059 1059" svg:d="M0 0h1059v1059h-1059zM0 0zM1059 1059z">
          <text:p/>
        </draw:path>
        <draw:polygon draw:style-name="gr5" draw:text-style-name="P6" draw:layer="layout" svg:width="1.058cm" svg:height="1.058cm" svg:x="6.985cm" svg:y="8.89cm" svg:viewBox="0 0 1059 1059" draw:points="0,0 1059,0 1059,1059 0,1059">
          <text:p/>
        </draw:polygon>
        <draw:polygon draw:style-name="gr5" draw:text-style-name="P6" draw:layer="layout" svg:width="0cm" svg:height="0cm" svg:x="6.985cm" svg:y="8.89cm" svg:viewBox="0 0 0 0" draw:points="0,0">
          <text:p/>
        </draw:polygon>
        <draw:polygon draw:style-name="gr5" draw:text-style-name="P6" draw:layer="layout" svg:width="0cm" svg:height="0cm" svg:x="8.043cm" svg:y="9.948cm" svg:viewBox="0 0 0 0" draw:points="0,0">
          <text:p/>
        </draw:polygon>
        <draw:frame draw:style-name="gr30" draw:text-style-name="P22" draw:layer="layout" svg:width="0.422cm" svg:height="0.488cm" svg:x="16.912cm" svg:y="6.021cm">
          <draw:text-box>
            <text:p text:style-name="P2"><text:span text:style-name="T41">9</text:span></text:p>
          </draw:text-box>
        </draw:frame>
        <draw:polygon draw:style-name="gr5" draw:text-style-name="P6" draw:layer="layout" svg:width="1.058cm" svg:height="1.058cm" svg:x="8.043cm" svg:y="8.89cm" svg:viewBox="0 0 1059 1059" draw:points="0,0 1059,0 1059,1059 0,1059">
          <text:p/>
        </draw:polygon>
        <draw:polygon draw:style-name="gr5" draw:text-style-name="P6" draw:layer="layout" svg:width="0cm" svg:height="0cm" svg:x="8.043cm" svg:y="8.89cm" svg:viewBox="0 0 0 0" draw:points="0,0">
          <text:p/>
        </draw:polygon>
        <draw:polygon draw:style-name="gr5" draw:text-style-name="P6" draw:layer="layout" svg:width="0cm" svg:height="0cm" svg:x="9.101cm" svg:y="9.948cm" svg:viewBox="0 0 0 0" draw:points="0,0">
          <text:p/>
        </draw:polygon>
        <draw:frame draw:style-name="gr4" draw:text-style-name="P5" draw:layer="layout" svg:width="0.493cm" svg:height="0.573cm" svg:x="7.366cm" svg:y="9.158cm">
          <draw:text-box>
            <text:p text:style-name="P2"><text:span text:style-name="T40">0</text:span></text:p>
          </draw:text-box>
        </draw:frame>
        <draw:polygon draw:style-name="gr5" draw:text-style-name="P6" draw:layer="layout" svg:width="1.059cm" svg:height="1.058cm" svg:x="9.101cm" svg:y="8.89cm" svg:viewBox="0 0 1060 1059" draw:points="0,0 1060,0 1060,1059 0,1059">
          <text:p/>
        </draw:polygon>
        <draw:polygon draw:style-name="gr5" draw:text-style-name="P6" draw:layer="layout" svg:width="0cm" svg:height="0cm" svg:x="9.101cm" svg:y="8.89cm" svg:viewBox="0 0 0 0" draw:points="0,0">
          <text:p/>
        </draw:polygon>
        <draw:polygon draw:style-name="gr5" draw:text-style-name="P6" draw:layer="layout" svg:width="0cm" svg:height="0cm" svg:x="10.16cm" svg:y="9.948cm" svg:viewBox="0 0 0 0" draw:points="0,0">
          <text:p/>
        </draw:polygon>
        <draw:frame draw:style-name="gr4" draw:text-style-name="P5" draw:layer="layout" svg:width="0.493cm" svg:height="0.573cm" svg:x="8.424cm" svg:y="9.158cm">
          <draw:text-box>
            <text:p text:style-name="P2"><text:span text:style-name="T40">1</text:span></text:p>
          </draw:text-box>
        </draw:frame>
        <draw:polygon draw:style-name="gr5" draw:text-style-name="P6" draw:layer="layout" svg:width="1.058cm" svg:height="1.058cm" svg:x="10.16cm" svg:y="8.89cm" svg:viewBox="0 0 1059 1059" draw:points="0,0 1059,0 1059,1059 0,1059">
          <text:p/>
        </draw:polygon>
        <draw:polygon draw:style-name="gr5" draw:text-style-name="P6" draw:layer="layout" svg:width="0cm" svg:height="0cm" svg:x="10.16cm" svg:y="8.89cm" svg:viewBox="0 0 0 0" draw:points="0,0">
          <text:p/>
        </draw:polygon>
        <draw:polygon draw:style-name="gr5" draw:text-style-name="P6" draw:layer="layout" svg:width="0cm" svg:height="0cm" svg:x="11.218cm" svg:y="9.948cm" svg:viewBox="0 0 0 0" draw:points="0,0">
          <text:p/>
        </draw:polygon>
        <draw:frame draw:style-name="gr4" draw:text-style-name="P5" draw:layer="layout" svg:width="0.493cm" svg:height="0.573cm" svg:x="9.483cm" svg:y="9.158cm">
          <draw:text-box>
            <text:p text:style-name="P2"><text:span text:style-name="T40">4</text:span></text:p>
          </draw:text-box>
        </draw:frame>
        <draw:path draw:style-name="gr39" draw:text-style-name="P28" draw:layer="layout" svg:width="1.058cm" svg:height="1.058cm" svg:x="11.218cm" svg:y="8.89cm" svg:viewBox="0 0 1059 1059" svg:d="M0 0h1059v1059h-1059zM0 0zM1059 1059z">
          <text:p/>
        </draw:path>
        <draw:polygon draw:style-name="gr5" draw:text-style-name="P6" draw:layer="layout" svg:width="1.058cm" svg:height="1.058cm" svg:x="11.218cm" svg:y="8.89cm" svg:viewBox="0 0 1059 1059" draw:points="0,0 1059,0 1059,1059 0,1059">
          <text:p/>
        </draw:polygon>
        <draw:polygon draw:style-name="gr5" draw:text-style-name="P6" draw:layer="layout" svg:width="0cm" svg:height="0cm" svg:x="11.218cm" svg:y="8.89cm" svg:viewBox="0 0 0 0" draw:points="0,0">
          <text:p/>
        </draw:polygon>
        <draw:polygon draw:style-name="gr5" draw:text-style-name="P6" draw:layer="layout" svg:width="0cm" svg:height="0cm" svg:x="12.276cm" svg:y="9.948cm" svg:viewBox="0 0 0 0" draw:points="0,0">
          <text:p/>
        </draw:polygon>
        <draw:frame draw:style-name="gr4" draw:text-style-name="P5" draw:layer="layout" svg:width="0.493cm" svg:height="0.573cm" svg:x="10.541cm" svg:y="9.158cm">
          <draw:text-box>
            <text:p text:style-name="P2"><text:span text:style-name="T40">9</text:span></text:p>
          </draw:text-box>
        </draw:frame>
        <draw:polygon draw:style-name="gr5" draw:text-style-name="P6" draw:layer="layout" svg:width="1.059cm" svg:height="1.058cm" svg:x="12.276cm" svg:y="8.89cm" svg:viewBox="0 0 1060 1059" draw:points="0,0 1060,0 1060,1059 0,1059">
          <text:p/>
        </draw:polygon>
        <draw:polygon draw:style-name="gr5" draw:text-style-name="P6" draw:layer="layout" svg:width="0cm" svg:height="0cm" svg:x="12.276cm" svg:y="8.89cm" svg:viewBox="0 0 0 0" draw:points="0,0">
          <text:p/>
        </draw:polygon>
        <draw:polygon draw:style-name="gr5" draw:text-style-name="P6" draw:layer="layout" svg:width="0cm" svg:height="0cm" svg:x="13.335cm" svg:y="9.948cm" svg:viewBox="0 0 0 0" draw:points="0,0">
          <text:p/>
        </draw:polygon>
        <draw:frame draw:style-name="gr4" draw:text-style-name="P5" draw:layer="layout" svg:width="0.493cm" svg:height="0.573cm" svg:x="11.599cm" svg:y="9.158cm">
          <draw:text-box>
            <text:p text:style-name="P2"><text:span text:style-name="T40">7</text:span></text:p>
          </draw:text-box>
        </draw:frame>
        <draw:polygon draw:style-name="gr5" draw:text-style-name="P6" draw:layer="layout" svg:width="1.058cm" svg:height="1.058cm" svg:x="13.335cm" svg:y="8.89cm" svg:viewBox="0 0 1059 1059" draw:points="0,0 1059,0 1059,1059 0,1059">
          <text:p/>
        </draw:polygon>
        <draw:polygon draw:style-name="gr5" draw:text-style-name="P6" draw:layer="layout" svg:width="0cm" svg:height="0cm" svg:x="13.335cm" svg:y="8.89cm" svg:viewBox="0 0 0 0" draw:points="0,0">
          <text:p/>
        </draw:polygon>
        <draw:polygon draw:style-name="gr5" draw:text-style-name="P6" draw:layer="layout" svg:width="0cm" svg:height="0cm" svg:x="14.393cm" svg:y="9.948cm" svg:viewBox="0 0 0 0" draw:points="0,0">
          <text:p/>
        </draw:polygon>
        <draw:frame draw:style-name="gr4" draw:text-style-name="P5" draw:layer="layout" svg:width="0.493cm" svg:height="0.573cm" svg:x="12.658cm" svg:y="9.158cm">
          <draw:text-box>
            <text:p text:style-name="P2"><text:span text:style-name="T40">3</text:span></text:p>
          </draw:text-box>
        </draw:frame>
        <draw:polygon draw:style-name="gr5" draw:text-style-name="P6" draw:layer="layout" svg:width="1.058cm" svg:height="1.058cm" svg:x="14.393cm" svg:y="8.89cm" svg:viewBox="0 0 1059 1059" draw:points="0,0 1059,0 1059,1059 0,1059">
          <text:p/>
        </draw:polygon>
        <draw:polygon draw:style-name="gr5" draw:text-style-name="P6" draw:layer="layout" svg:width="0cm" svg:height="0cm" svg:x="14.393cm" svg:y="8.89cm" svg:viewBox="0 0 0 0" draw:points="0,0">
          <text:p/>
        </draw:polygon>
        <draw:polygon draw:style-name="gr5" draw:text-style-name="P6" draw:layer="layout" svg:width="0cm" svg:height="0cm" svg:x="15.451cm" svg:y="9.948cm" svg:viewBox="0 0 0 0" draw:points="0,0">
          <text:p/>
        </draw:polygon>
        <draw:frame draw:style-name="gr4" draw:text-style-name="P5" draw:layer="layout" svg:width="0.493cm" svg:height="0.573cm" svg:x="13.716cm" svg:y="9.158cm">
          <draw:text-box>
            <text:p text:style-name="P2"><text:span text:style-name="T40">5</text:span></text:p>
          </draw:text-box>
        </draw:frame>
        <draw:path draw:style-name="gr39" draw:text-style-name="P28" draw:layer="layout" svg:width="1.059cm" svg:height="1.058cm" svg:x="15.451cm" svg:y="8.89cm" svg:viewBox="0 0 1060 1059" svg:d="M0 0h1060v1059h-1060zM0 0zM1060 1059z">
          <text:p/>
        </draw:path>
        <draw:polygon draw:style-name="gr5" draw:text-style-name="P6" draw:layer="layout" svg:width="1.059cm" svg:height="1.058cm" svg:x="15.451cm" svg:y="8.89cm" svg:viewBox="0 0 1060 1059" draw:points="0,0 1060,0 1060,1059 0,1059">
          <text:p/>
        </draw:polygon>
        <draw:polygon draw:style-name="gr5" draw:text-style-name="P6" draw:layer="layout" svg:width="0cm" svg:height="0cm" svg:x="15.451cm" svg:y="8.89cm" svg:viewBox="0 0 0 0" draw:points="0,0">
          <text:p/>
        </draw:polygon>
        <draw:polygon draw:style-name="gr5" draw:text-style-name="P6" draw:layer="layout" svg:width="0cm" svg:height="0cm" svg:x="16.51cm" svg:y="9.948cm" svg:viewBox="0 0 0 0" draw:points="0,0">
          <text:p/>
        </draw:polygon>
        <draw:frame draw:style-name="gr4" draw:text-style-name="P5" draw:layer="layout" svg:width="0.493cm" svg:height="0.573cm" svg:x="14.774cm" svg:y="9.158cm">
          <draw:text-box>
            <text:p text:style-name="P2"><text:span text:style-name="T40">2</text:span></text:p>
          </draw:text-box>
        </draw:frame>
        <draw:path draw:style-name="gr39" draw:text-style-name="P28" draw:layer="layout" svg:width="1.058cm" svg:height="1.058cm" svg:x="16.51cm" svg:y="8.89cm" svg:viewBox="0 0 1059 1059" svg:d="M0 0h1059v1059h-1059zM0 0zM1059 1059z">
          <text:p/>
        </draw:path>
        <draw:polygon draw:style-name="gr5" draw:text-style-name="P6" draw:layer="layout" svg:width="1.058cm" svg:height="1.058cm" svg:x="16.51cm" svg:y="8.89cm" svg:viewBox="0 0 1059 1059" draw:points="0,0 1059,0 1059,1059 0,1059">
          <text:p/>
        </draw:polygon>
        <draw:polygon draw:style-name="gr5" draw:text-style-name="P6" draw:layer="layout" svg:width="0cm" svg:height="0cm" svg:x="16.51cm" svg:y="8.89cm" svg:viewBox="0 0 0 0" draw:points="0,0">
          <text:p/>
        </draw:polygon>
        <draw:polygon draw:style-name="gr5" draw:text-style-name="P6" draw:layer="layout" svg:width="0cm" svg:height="0cm" svg:x="17.568cm" svg:y="9.948cm" svg:viewBox="0 0 0 0" draw:points="0,0">
          <text:p/>
        </draw:polygon>
        <draw:frame draw:style-name="gr4" draw:text-style-name="P5" draw:layer="layout" svg:width="0.493cm" svg:height="0.573cm" svg:x="15.833cm" svg:y="9.158cm">
          <draw:text-box>
            <text:p text:style-name="P2"><text:span text:style-name="T40">6</text:span></text:p>
          </draw:text-box>
        </draw:frame>
        <draw:path draw:style-name="gr5" draw:text-style-name="P6" draw:layer="layout" svg:width="1.059cm" svg:height="1.058cm" svg:x="15.451cm" svg:y="8.89cm" svg:viewBox="0 0 1060 1059" svg:d="M529 0c300 0 531 230 531 530s-231 529-531 529-529-229-529-529 229-530 529-530z">
          <text:p/>
        </draw:path>
        <draw:polygon draw:style-name="gr5" draw:text-style-name="P6" draw:layer="layout" svg:width="0cm" svg:height="0cm" svg:x="15.451cm" svg:y="8.89cm" svg:viewBox="0 0 0 0" draw:points="0,0">
          <text:p/>
        </draw:polygon>
        <draw:polygon draw:style-name="gr5" draw:text-style-name="P6" draw:layer="layout" svg:width="0cm" svg:height="0cm" svg:x="16.51cm" svg:y="9.948cm" svg:viewBox="0 0 0 0" draw:points="0,0">
          <text:p/>
        </draw:polygon>
        <draw:frame draw:style-name="gr4" draw:text-style-name="P5" draw:layer="layout" svg:width="0.493cm" svg:height="0.573cm" svg:x="16.891cm" svg:y="9.158cm">
          <draw:text-box>
            <text:p text:style-name="P2"><text:span text:style-name="T40">8</text:span></text:p>
          </draw:text-box>
        </draw:frame>
        <draw:frame draw:style-name="gr30" draw:text-style-name="P22" draw:layer="layout" svg:width="0.422cm" svg:height="0.488cm" svg:x="7.387cm" svg:y="10.254cm">
          <draw:text-box>
            <text:p text:style-name="P2"><text:span text:style-name="T42">i</text:span></text:p>
          </draw:text-box>
        </draw:frame>
        <draw:frame draw:style-name="gr30" draw:text-style-name="P22" draw:layer="layout" svg:width="0.422cm" svg:height="0.488cm" svg:x="15.854cm" svg:y="10.254cm">
          <draw:text-box>
            <text:p text:style-name="P2"><text:span text:style-name="T42">j</text:span></text:p>
          </draw:text-box>
        </draw:frame>
        <draw:frame draw:style-name="gr2" draw:text-style-name="P3" draw:layer="layout" svg:width="6.001cm" svg:height="1.551cm" svg:x="9.691cm" svg:y="2.77cm">
          <draw:text-box>
            <text:p text:style-name="P2"><text:span text:style-name="T1">E</text:span><text:span text:style-name="T1">x</text:span><text:span text:style-name="T1">a</text:span><text:span text:style-name="T1">m</text:span><text:span text:style-name="T1">p</text:span><text:span text:style-name="T1">l</text:span><text:span text:style-name="T1">e</text:span></text:p>
          </draw:text-box>
        </draw:frame>
        <draw:frame draw:style-name="gr19" draw:text-style-name="P15" draw:layer="layout" svg:width="8.748cm" svg:height="0.705cm" svg:x="7.267cm" svg:y="10.905cm">
          <draw:text-box>
            <text:p text:style-name="P2"><text:span text:style-name="T12">P</text:span><text:span text:style-name="T12">l</text:span><text:span text:style-name="T12">a</text:span><text:span text:style-name="T12">c</text:span><text:span text:style-name="T12">e </text:span><text:span text:style-name="T12">t</text:span><text:span text:style-name="T12">h</text:span><text:span text:style-name="T12">e </text:span><text:span text:style-name="T12">l</text:span><text:span text:style-name="T12">a</text:span><text:span text:style-name="T12">r</text:span><text:span text:style-name="T12">g</text:span><text:span text:style-name="T12">e</text:span><text:span text:style-name="T12">s</text:span><text:span text:style-name="T12">t </text:span><text:span text:style-name="T12">a</text:span><text:span text:style-name="T12">t </text:span><text:span text:style-name="T12">t</text:span><text:span text:style-name="T12">h</text:span><text:span text:style-name="T12">e </text:span><text:span text:style-name="T12">ri</text:span><text:span text:style-name="T12">g</text:span><text:span text:style-name="T12">h</text:span><text:span text:style-name="T12">t</text:span></text:p>
          </draw:text-box>
        </draw:frame>
        <draw:frame draw:style-name="gr19" draw:text-style-name="P15" draw:layer="layout" svg:width="8.405cm" svg:height="0.705cm" svg:x="7.267cm" svg:y="11.752cm">
          <draw:text-box>
            <text:p text:style-name="P2"><text:span text:style-name="T12">a</text:span><text:span text:style-name="T12">n</text:span><text:span text:style-name="T12">d </text:span><text:span text:style-name="T12">t</text:span><text:span text:style-name="T12">h</text:span><text:span text:style-name="T12">e </text:span><text:span text:style-name="T12">s</text:span><text:span text:style-name="T12">m</text:span><text:span text:style-name="T12">a</text:span><text:span text:style-name="T12">ll</text:span><text:span text:style-name="T12">e</text:span><text:span text:style-name="T12">s</text:span><text:span text:style-name="T12">t </text:span><text:span text:style-name="T12">a</text:span><text:span text:style-name="T12">t </text:span><text:span text:style-name="T12">t</text:span><text:span text:style-name="T12">h</text:span><text:span text:style-name="T12">e </text:span><text:span text:style-name="T12">l</text:span><text:span text:style-name="T12">e</text:span><text:span text:style-name="T12">ft</text:span><text:span text:style-name="T12">.</text:span></text:p>
          </draw:text-box>
        </draw:frame>
        <draw:frame draw:style-name="gr19" draw:text-style-name="P15" draw:layer="layout" svg:width="11.322cm" svg:height="0.705cm" svg:x="7.267cm" svg:y="12.598cm">
          <draw:text-box>
            <text:p text:style-name="P2"><text:span text:style-name="T12">S</text:span><text:span text:style-name="T12">w</text:span><text:span text:style-name="T12">a</text:span><text:span text:style-name="T12">p </text:span><text:span text:style-name="T12">p</text:span><text:span text:style-name="T12">i</text:span><text:span text:style-name="T12">v</text:span><text:span text:style-name="T12">o</text:span><text:span text:style-name="T12">t </text:span><text:span text:style-name="T12">w</text:span><text:span text:style-name="T12">it</text:span><text:span text:style-name="T12">h </text:span><text:span text:style-name="T12">n</text:span><text:span text:style-name="T12">e</text:span><text:span text:style-name="T12">x</text:span><text:span text:style-name="T12">t </text:span><text:span text:style-name="T12">t</text:span><text:span text:style-name="T12">o </text:span><text:span text:style-name="T12">l</text:span><text:span text:style-name="T12">a</text:span><text:span text:style-name="T12">s</text:span><text:span text:style-name="T12">t </text:span><text:span text:style-name="T12">e</text:span><text:span text:style-name="T12">l</text:span><text:span text:style-name="T12">e</text:span><text:span text:style-name="T12">m</text:span><text:span text:style-name="T12">e</text:span><text:span text:style-name="T12">n</text:span><text:span text:style-name="T12">t.</text:span></text:p>
          </draw:text-box>
        </draw:frame>
        <draw:frame draw:style-name="gr19" draw:text-style-name="P15" draw:layer="layout" svg:width="9.768cm" svg:height="0.705cm" svg:x="6.812cm" svg:y="8.153cm">
          <draw:text-box>
            <text:p text:style-name="P2"><text:span text:style-name="T12">M</text:span><text:span text:style-name="T12">e</text:span><text:span text:style-name="T12">d</text:span><text:span text:style-name="T12">i</text:span><text:span text:style-name="T12">a</text:span><text:span text:style-name="T12">n </text:span><text:span text:style-name="T12">o</text:span><text:span text:style-name="T12">f </text:span><text:span text:style-name="T12">0</text:span><text:span text:style-name="T12">, </text:span><text:span text:style-name="T12">6</text:span><text:span text:style-name="T12">, </text:span><text:span text:style-name="T12">8 </text:span><text:span text:style-name="T12">i</text:span><text:span text:style-name="T12">s </text:span><text:span text:style-name="T12">6</text:span><text:span text:style-name="T12">. </text:span><text:span text:style-name="T12">P</text:span><text:span text:style-name="T12">i</text:span><text:span text:style-name="T12">v</text:span><text:span text:style-name="T12">o</text:span><text:span text:style-name="T12">t </text:span><text:span text:style-name="T12">i</text:span><text:span text:style-name="T12">s </text:span><text:span text:style-name="T12">6</text:span></text:p>
          </draw:text-box>
        </draw:frame>
        <draw:frame draw:style-name="gr19" draw:text-style-name="P15" draw:layer="layout" svg:width="12.482cm" svg:height="0.705cm" svg:x="6.392cm" svg:y="5.19cm">
          <draw:text-box>
            <text:p text:style-name="P2"><text:span text:style-name="T12">C</text:span><text:span text:style-name="T12">h</text:span><text:span text:style-name="T12">o</text:span><text:span text:style-name="T12">o</text:span><text:span text:style-name="T12">s</text:span><text:span text:style-name="T12">e </text:span><text:span text:style-name="T12">t</text:span><text:span text:style-name="T12">h</text:span><text:span text:style-name="T12">e </text:span><text:span text:style-name="T12">p</text:span><text:span text:style-name="T12">i</text:span><text:span text:style-name="T12">v</text:span><text:span text:style-name="T12">o</text:span><text:span text:style-name="T12">t </text:span><text:span text:style-name="T12">a</text:span><text:span text:style-name="T12">s </text:span><text:span text:style-name="T12">t</text:span><text:span text:style-name="T12">h</text:span><text:span text:style-name="T12">e </text:span><text:span text:style-name="T12">m</text:span><text:span text:style-name="T12">e</text:span><text:span text:style-name="T12">d</text:span><text:span text:style-name="T12">i</text:span><text:span text:style-name="T12">a</text:span><text:span text:style-name="T12">n </text:span><text:span text:style-name="T12">o</text:span><text:span text:style-name="T12">f </text:span><text:span text:style-name="T12">t</text:span><text:span text:style-name="T12">h</text:span><text:span text:style-name="T12">r</text:span><text:span text:style-name="T12">e</text:span><text:span text:style-name="T12">e</text:span></text:p>
          </draw:text-box>
        </draw:frame>
      </draw:page>
      <draw:page draw:name="page27"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2</text:span><text:span text:style-name="T3">7</text:span></text:p>
          </draw:text-box>
        </draw:frame>
        <draw:polygon draw:style-name="gr5" draw:text-style-name="P6" draw:layer="layout" svg:width="1.058cm" svg:height="1.059cm" svg:x="7.408cm" svg:y="5.926cm" svg:viewBox="0 0 1059 1060" draw:points="0,0 1059,0 1059,1060 0,1060">
          <text:p/>
        </draw:polygon>
        <draw:polygon draw:style-name="gr5" draw:text-style-name="P6" draw:layer="layout" svg:width="0cm" svg:height="0cm" svg:x="7.408cm" svg:y="5.926cm" svg:viewBox="0 0 0 0" draw:points="0,0">
          <text:p/>
        </draw:polygon>
        <draw:polygon draw:style-name="gr5" draw:text-style-name="P6" draw:layer="layout" svg:width="0cm" svg:height="0cm" svg:x="8.466cm" svg:y="6.985cm" svg:viewBox="0 0 0 0" draw:points="0,0">
          <text:p/>
        </draw:polygon>
        <draw:frame draw:style-name="gr2" draw:text-style-name="P3" draw:layer="layout" svg:width="6.001cm" svg:height="1.551cm" svg:x="9.691cm" svg:y="2.77cm">
          <draw:text-box>
            <text:p text:style-name="P2"><text:span text:style-name="T1">E</text:span><text:span text:style-name="T1">x</text:span><text:span text:style-name="T1">a</text:span><text:span text:style-name="T1">m</text:span><text:span text:style-name="T1">p</text:span><text:span text:style-name="T1">l</text:span><text:span text:style-name="T1">e</text:span></text:p>
          </draw:text-box>
        </draw:frame>
        <draw:polygon draw:style-name="gr5" draw:text-style-name="P6" draw:layer="layout" svg:width="1.059cm" svg:height="1.059cm" svg:x="8.466cm" svg:y="5.926cm" svg:viewBox="0 0 1060 1060" draw:points="0,0 1060,0 1060,1060 0,1060">
          <text:p/>
        </draw:polygon>
        <draw:polygon draw:style-name="gr5" draw:text-style-name="P6" draw:layer="layout" svg:width="0cm" svg:height="0cm" svg:x="8.466cm" svg:y="5.926cm" svg:viewBox="0 0 0 0" draw:points="0,0">
          <text:p/>
        </draw:polygon>
        <draw:polygon draw:style-name="gr5" draw:text-style-name="P6" draw:layer="layout" svg:width="0cm" svg:height="0cm" svg:x="9.525cm" svg:y="6.985cm" svg:viewBox="0 0 0 0" draw:points="0,0">
          <text:p/>
        </draw:polygon>
        <draw:frame draw:style-name="gr4" draw:text-style-name="P5" draw:layer="layout" svg:width="0.493cm" svg:height="0.573cm" svg:x="7.789cm" svg:y="6.195cm">
          <draw:text-box>
            <text:p text:style-name="P2"><text:span text:style-name="T40">0</text:span></text:p>
          </draw:text-box>
        </draw:frame>
        <draw:polygon draw:style-name="gr5" draw:text-style-name="P6" draw:layer="layout" svg:width="1.058cm" svg:height="1.059cm" svg:x="9.525cm" svg:y="5.926cm" svg:viewBox="0 0 1059 1060" draw:points="0,0 1059,0 1059,1060 0,1060">
          <text:p/>
        </draw:polygon>
        <draw:polygon draw:style-name="gr5" draw:text-style-name="P6" draw:layer="layout" svg:width="0cm" svg:height="0cm" svg:x="9.525cm" svg:y="5.926cm" svg:viewBox="0 0 0 0" draw:points="0,0">
          <text:p/>
        </draw:polygon>
        <draw:polygon draw:style-name="gr5" draw:text-style-name="P6" draw:layer="layout" svg:width="0cm" svg:height="0cm" svg:x="10.583cm" svg:y="6.985cm" svg:viewBox="0 0 0 0" draw:points="0,0">
          <text:p/>
        </draw:polygon>
        <draw:frame draw:style-name="gr4" draw:text-style-name="P5" draw:layer="layout" svg:width="0.493cm" svg:height="0.573cm" svg:x="8.848cm" svg:y="6.195cm">
          <draw:text-box>
            <text:p text:style-name="P2"><text:span text:style-name="T40">1</text:span></text:p>
          </draw:text-box>
        </draw:frame>
        <draw:polygon draw:style-name="gr5" draw:text-style-name="P6" draw:layer="layout" svg:width="1.058cm" svg:height="1.059cm" svg:x="10.583cm" svg:y="5.926cm" svg:viewBox="0 0 1059 1060" draw:points="0,0 1059,0 1059,1060 0,1060">
          <text:p/>
        </draw:polygon>
        <draw:polygon draw:style-name="gr5" draw:text-style-name="P6" draw:layer="layout" svg:width="0cm" svg:height="0cm" svg:x="10.583cm" svg:y="5.926cm" svg:viewBox="0 0 0 0" draw:points="0,0">
          <text:p/>
        </draw:polygon>
        <draw:polygon draw:style-name="gr5" draw:text-style-name="P6" draw:layer="layout" svg:width="0cm" svg:height="0cm" svg:x="11.641cm" svg:y="6.985cm" svg:viewBox="0 0 0 0" draw:points="0,0">
          <text:p/>
        </draw:polygon>
        <draw:frame draw:style-name="gr4" draw:text-style-name="P5" draw:layer="layout" svg:width="0.493cm" svg:height="0.573cm" svg:x="9.906cm" svg:y="6.195cm">
          <draw:text-box>
            <text:p text:style-name="P2"><text:span text:style-name="T40">4</text:span></text:p>
          </draw:text-box>
        </draw:frame>
        <draw:polygon draw:style-name="gr5" draw:text-style-name="P6" draw:layer="layout" svg:width="1.059cm" svg:height="1.059cm" svg:x="11.641cm" svg:y="5.926cm" svg:viewBox="0 0 1060 1060" draw:points="0,0 1060,0 1060,1060 0,1060">
          <text:p/>
        </draw:polygon>
        <draw:polygon draw:style-name="gr5" draw:text-style-name="P6" draw:layer="layout" svg:width="0cm" svg:height="0cm" svg:x="11.641cm" svg:y="5.926cm" svg:viewBox="0 0 0 0" draw:points="0,0">
          <text:p/>
        </draw:polygon>
        <draw:polygon draw:style-name="gr5" draw:text-style-name="P6" draw:layer="layout" svg:width="0cm" svg:height="0cm" svg:x="12.7cm" svg:y="6.985cm" svg:viewBox="0 0 0 0" draw:points="0,0">
          <text:p/>
        </draw:polygon>
        <draw:frame draw:style-name="gr4" draw:text-style-name="P5" draw:layer="layout" svg:width="0.493cm" svg:height="0.573cm" svg:x="10.964cm" svg:y="6.195cm">
          <draw:text-box>
            <text:p text:style-name="P2"><text:span text:style-name="T40">9</text:span></text:p>
          </draw:text-box>
        </draw:frame>
        <draw:polygon draw:style-name="gr5" draw:text-style-name="P6" draw:layer="layout" svg:width="1.058cm" svg:height="1.059cm" svg:x="12.7cm" svg:y="5.926cm" svg:viewBox="0 0 1059 1060" draw:points="0,0 1059,0 1059,1060 0,1060">
          <text:p/>
        </draw:polygon>
        <draw:polygon draw:style-name="gr5" draw:text-style-name="P6" draw:layer="layout" svg:width="0cm" svg:height="0cm" svg:x="12.7cm" svg:y="5.926cm" svg:viewBox="0 0 0 0" draw:points="0,0">
          <text:p/>
        </draw:polygon>
        <draw:polygon draw:style-name="gr5" draw:text-style-name="P6" draw:layer="layout" svg:width="0cm" svg:height="0cm" svg:x="13.758cm" svg:y="6.985cm" svg:viewBox="0 0 0 0" draw:points="0,0">
          <text:p/>
        </draw:polygon>
        <draw:frame draw:style-name="gr4" draw:text-style-name="P5" draw:layer="layout" svg:width="0.493cm" svg:height="0.573cm" svg:x="12.023cm" svg:y="6.195cm">
          <draw:text-box>
            <text:p text:style-name="P2"><text:span text:style-name="T40">7</text:span></text:p>
          </draw:text-box>
        </draw:frame>
        <draw:polygon draw:style-name="gr5" draw:text-style-name="P6" draw:layer="layout" svg:width="1.058cm" svg:height="1.059cm" svg:x="13.758cm" svg:y="5.926cm" svg:viewBox="0 0 1059 1060" draw:points="0,0 1059,0 1059,1060 0,1060">
          <text:p/>
        </draw:polygon>
        <draw:polygon draw:style-name="gr5" draw:text-style-name="P6" draw:layer="layout" svg:width="0cm" svg:height="0cm" svg:x="13.758cm" svg:y="5.926cm" svg:viewBox="0 0 0 0" draw:points="0,0">
          <text:p/>
        </draw:polygon>
        <draw:polygon draw:style-name="gr5" draw:text-style-name="P6" draw:layer="layout" svg:width="0cm" svg:height="0cm" svg:x="14.816cm" svg:y="6.985cm" svg:viewBox="0 0 0 0" draw:points="0,0">
          <text:p/>
        </draw:polygon>
        <draw:frame draw:style-name="gr4" draw:text-style-name="P5" draw:layer="layout" svg:width="0.493cm" svg:height="0.573cm" svg:x="13.081cm" svg:y="6.195cm">
          <draw:text-box>
            <text:p text:style-name="P2"><text:span text:style-name="T40">3</text:span></text:p>
          </draw:text-box>
        </draw:frame>
        <draw:polygon draw:style-name="gr5" draw:text-style-name="P6" draw:layer="layout" svg:width="1.059cm" svg:height="1.059cm" svg:x="14.816cm" svg:y="5.926cm" svg:viewBox="0 0 1060 1060" draw:points="0,0 1060,0 1060,1060 0,1060">
          <text:p/>
        </draw:polygon>
        <draw:polygon draw:style-name="gr5" draw:text-style-name="P6" draw:layer="layout" svg:width="0cm" svg:height="0cm" svg:x="14.816cm" svg:y="5.926cm" svg:viewBox="0 0 0 0" draw:points="0,0">
          <text:p/>
        </draw:polygon>
        <draw:polygon draw:style-name="gr5" draw:text-style-name="P6" draw:layer="layout" svg:width="0cm" svg:height="0cm" svg:x="15.875cm" svg:y="6.985cm" svg:viewBox="0 0 0 0" draw:points="0,0">
          <text:p/>
        </draw:polygon>
        <draw:frame draw:style-name="gr4" draw:text-style-name="P5" draw:layer="layout" svg:width="0.493cm" svg:height="0.573cm" svg:x="14.139cm" svg:y="6.195cm">
          <draw:text-box>
            <text:p text:style-name="P2"><text:span text:style-name="T40">5</text:span></text:p>
          </draw:text-box>
        </draw:frame>
        <draw:path draw:style-name="gr40" draw:text-style-name="P29" draw:layer="layout" svg:width="1.058cm" svg:height="1.059cm" svg:x="15.875cm" svg:y="5.926cm" svg:viewBox="0 0 1059 1060" svg:d="M0 0h1059v1060h-1059zM0 0zM1059 1060z">
          <text:p/>
        </draw:path>
        <draw:polygon draw:style-name="gr5" draw:text-style-name="P6" draw:layer="layout" svg:width="1.058cm" svg:height="1.059cm" svg:x="15.875cm" svg:y="5.926cm" svg:viewBox="0 0 1059 1060" draw:points="0,0 1059,0 1059,1060 0,1060">
          <text:p/>
        </draw:polygon>
        <draw:polygon draw:style-name="gr5" draw:text-style-name="P6" draw:layer="layout" svg:width="0cm" svg:height="0cm" svg:x="15.875cm" svg:y="5.926cm" svg:viewBox="0 0 0 0" draw:points="0,0">
          <text:p/>
        </draw:polygon>
        <draw:polygon draw:style-name="gr5" draw:text-style-name="P6" draw:layer="layout" svg:width="0cm" svg:height="0cm" svg:x="16.933cm" svg:y="6.985cm" svg:viewBox="0 0 0 0" draw:points="0,0">
          <text:p/>
        </draw:polygon>
        <draw:frame draw:style-name="gr4" draw:text-style-name="P5" draw:layer="layout" svg:width="0.493cm" svg:height="0.573cm" svg:x="15.198cm" svg:y="6.195cm">
          <draw:text-box>
            <text:p text:style-name="P2"><text:span text:style-name="T40">2</text:span></text:p>
          </draw:text-box>
        </draw:frame>
        <draw:polygon draw:style-name="gr5" draw:text-style-name="P6" draw:layer="layout" svg:width="1.058cm" svg:height="1.059cm" svg:x="16.933cm" svg:y="5.926cm" svg:viewBox="0 0 1059 1060" draw:points="0,0 1059,0 1059,1060 0,1060">
          <text:p/>
        </draw:polygon>
        <draw:polygon draw:style-name="gr5" draw:text-style-name="P6" draw:layer="layout" svg:width="0cm" svg:height="0cm" svg:x="16.933cm" svg:y="5.926cm" svg:viewBox="0 0 0 0" draw:points="0,0">
          <text:p/>
        </draw:polygon>
        <draw:polygon draw:style-name="gr5" draw:text-style-name="P6" draw:layer="layout" svg:width="0cm" svg:height="0cm" svg:x="17.991cm" svg:y="6.985cm" svg:viewBox="0 0 0 0" draw:points="0,0">
          <text:p/>
        </draw:polygon>
        <draw:frame draw:style-name="gr4" draw:text-style-name="P5" draw:layer="layout" svg:width="0.493cm" svg:height="0.573cm" svg:x="16.256cm" svg:y="6.195cm">
          <draw:text-box>
            <text:p text:style-name="P2"><text:span text:style-name="T40">6</text:span></text:p>
          </draw:text-box>
        </draw:frame>
        <draw:path draw:style-name="gr5" draw:text-style-name="P6" draw:layer="layout" svg:width="1.058cm" svg:height="1.059cm" svg:x="15.875cm" svg:y="5.926cm" svg:viewBox="0 0 1059 1060" svg:d="M530 0c300 0 529 229 529 529s-229 531-529 531c-301 0-530-231-530-531s229-529 530-529z">
          <text:p/>
        </draw:path>
        <draw:polygon draw:style-name="gr5" draw:text-style-name="P6" draw:layer="layout" svg:width="0cm" svg:height="0cm" svg:x="15.875cm" svg:y="5.926cm" svg:viewBox="0 0 0 0" draw:points="0,0">
          <text:p/>
        </draw:polygon>
        <draw:polygon draw:style-name="gr5" draw:text-style-name="P6" draw:layer="layout" svg:width="0cm" svg:height="0cm" svg:x="16.933cm" svg:y="6.985cm" svg:viewBox="0 0 0 0" draw:points="0,0">
          <text:p/>
        </draw:polygon>
        <draw:polygon draw:style-name="gr5" draw:text-style-name="P6" draw:layer="layout" svg:width="1.058cm" svg:height="1.062cm" svg:x="7.408cm" svg:y="7.711cm" svg:viewBox="0 0 1059 1063" draw:points="0,0 1059,0 1059,1063 0,1063">
          <text:p/>
        </draw:polygon>
        <draw:polygon draw:style-name="gr5" draw:text-style-name="P6" draw:layer="layout" svg:width="0cm" svg:height="0cm" svg:x="7.408cm" svg:y="7.711cm" svg:viewBox="0 0 0 0" draw:points="0,0">
          <text:p/>
        </draw:polygon>
        <draw:polygon draw:style-name="gr5" draw:text-style-name="P6" draw:layer="layout" svg:width="0cm" svg:height="0cm" svg:x="8.466cm" svg:y="8.773cm" svg:viewBox="0 0 0 0" draw:points="0,0">
          <text:p/>
        </draw:polygon>
        <draw:frame draw:style-name="gr4" draw:text-style-name="P5" draw:layer="layout" svg:width="0.493cm" svg:height="0.573cm" svg:x="17.314cm" svg:y="6.195cm">
          <draw:text-box>
            <text:p text:style-name="P2"><text:span text:style-name="T40">8</text:span></text:p>
          </draw:text-box>
        </draw:frame>
        <draw:polygon draw:style-name="gr5" draw:text-style-name="P6" draw:layer="layout" svg:width="1.059cm" svg:height="1.062cm" svg:x="8.466cm" svg:y="7.711cm" svg:viewBox="0 0 1060 1063" draw:points="0,0 1060,0 1060,1063 0,1063">
          <text:p/>
        </draw:polygon>
        <draw:polygon draw:style-name="gr5" draw:text-style-name="P6" draw:layer="layout" svg:width="0cm" svg:height="0cm" svg:x="8.466cm" svg:y="7.711cm" svg:viewBox="0 0 0 0" draw:points="0,0">
          <text:p/>
        </draw:polygon>
        <draw:polygon draw:style-name="gr5" draw:text-style-name="P6" draw:layer="layout" svg:width="0cm" svg:height="0cm" svg:x="9.525cm" svg:y="8.773cm" svg:viewBox="0 0 0 0" draw:points="0,0">
          <text:p/>
        </draw:polygon>
        <draw:frame draw:style-name="gr4" draw:text-style-name="P5" draw:layer="layout" svg:width="0.493cm" svg:height="0.573cm" svg:x="7.789cm" svg:y="7.98cm">
          <draw:text-box>
            <text:p text:style-name="P2"><text:span text:style-name="T40">0</text:span></text:p>
          </draw:text-box>
        </draw:frame>
        <draw:polygon draw:style-name="gr5" draw:text-style-name="P6" draw:layer="layout" svg:width="1.058cm" svg:height="1.062cm" svg:x="9.525cm" svg:y="7.711cm" svg:viewBox="0 0 1059 1063" draw:points="0,0 1059,0 1059,1063 0,1063">
          <text:p/>
        </draw:polygon>
        <draw:polygon draw:style-name="gr5" draw:text-style-name="P6" draw:layer="layout" svg:width="0cm" svg:height="0cm" svg:x="9.525cm" svg:y="7.711cm" svg:viewBox="0 0 0 0" draw:points="0,0">
          <text:p/>
        </draw:polygon>
        <draw:polygon draw:style-name="gr5" draw:text-style-name="P6" draw:layer="layout" svg:width="0cm" svg:height="0cm" svg:x="10.583cm" svg:y="8.773cm" svg:viewBox="0 0 0 0" draw:points="0,0">
          <text:p/>
        </draw:polygon>
        <draw:frame draw:style-name="gr4" draw:text-style-name="P5" draw:layer="layout" svg:width="0.493cm" svg:height="0.573cm" svg:x="8.848cm" svg:y="7.98cm">
          <draw:text-box>
            <text:p text:style-name="P2"><text:span text:style-name="T40">1</text:span></text:p>
          </draw:text-box>
        </draw:frame>
        <draw:path draw:style-name="gr39" draw:text-style-name="P28" draw:layer="layout" svg:width="1.058cm" svg:height="1.062cm" svg:x="10.583cm" svg:y="7.711cm" svg:viewBox="0 0 1059 1063" svg:d="M0 0h1059v1063h-1059zM0 0zM1059 1063z">
          <text:p/>
        </draw:path>
        <draw:polygon draw:style-name="gr5" draw:text-style-name="P6" draw:layer="layout" svg:width="1.058cm" svg:height="1.062cm" svg:x="10.583cm" svg:y="7.711cm" svg:viewBox="0 0 1059 1063" draw:points="0,0 1059,0 1059,1063 0,1063">
          <text:p/>
        </draw:polygon>
        <draw:polygon draw:style-name="gr5" draw:text-style-name="P6" draw:layer="layout" svg:width="0cm" svg:height="0cm" svg:x="10.583cm" svg:y="7.711cm" svg:viewBox="0 0 0 0" draw:points="0,0">
          <text:p/>
        </draw:polygon>
        <draw:polygon draw:style-name="gr5" draw:text-style-name="P6" draw:layer="layout" svg:width="0cm" svg:height="0cm" svg:x="11.641cm" svg:y="8.773cm" svg:viewBox="0 0 0 0" draw:points="0,0">
          <text:p/>
        </draw:polygon>
        <draw:frame draw:style-name="gr4" draw:text-style-name="P5" draw:layer="layout" svg:width="0.493cm" svg:height="0.573cm" svg:x="9.906cm" svg:y="7.98cm">
          <draw:text-box>
            <text:p text:style-name="P2"><text:span text:style-name="T40">4</text:span></text:p>
          </draw:text-box>
        </draw:frame>
        <draw:polygon draw:style-name="gr5" draw:text-style-name="P6" draw:layer="layout" svg:width="1.059cm" svg:height="1.062cm" svg:x="11.641cm" svg:y="7.711cm" svg:viewBox="0 0 1060 1063" draw:points="0,0 1060,0 1060,1063 0,1063">
          <text:p/>
        </draw:polygon>
        <draw:polygon draw:style-name="gr5" draw:text-style-name="P6" draw:layer="layout" svg:width="0cm" svg:height="0cm" svg:x="11.641cm" svg:y="7.711cm" svg:viewBox="0 0 0 0" draw:points="0,0">
          <text:p/>
        </draw:polygon>
        <draw:polygon draw:style-name="gr5" draw:text-style-name="P6" draw:layer="layout" svg:width="0cm" svg:height="0cm" svg:x="12.7cm" svg:y="8.773cm" svg:viewBox="0 0 0 0" draw:points="0,0">
          <text:p/>
        </draw:polygon>
        <draw:frame draw:style-name="gr4" draw:text-style-name="P5" draw:layer="layout" svg:width="0.493cm" svg:height="0.573cm" svg:x="10.964cm" svg:y="7.98cm">
          <draw:text-box>
            <text:p text:style-name="P2"><text:span text:style-name="T39">9</text:span></text:p>
          </draw:text-box>
        </draw:frame>
        <draw:polygon draw:style-name="gr5" draw:text-style-name="P6" draw:layer="layout" svg:width="1.058cm" svg:height="1.062cm" svg:x="12.7cm" svg:y="7.711cm" svg:viewBox="0 0 1059 1063" draw:points="0,0 1059,0 1059,1063 0,1063">
          <text:p/>
        </draw:polygon>
        <draw:polygon draw:style-name="gr5" draw:text-style-name="P6" draw:layer="layout" svg:width="0cm" svg:height="0cm" svg:x="12.7cm" svg:y="7.711cm" svg:viewBox="0 0 0 0" draw:points="0,0">
          <text:p/>
        </draw:polygon>
        <draw:polygon draw:style-name="gr5" draw:text-style-name="P6" draw:layer="layout" svg:width="0cm" svg:height="0cm" svg:x="13.758cm" svg:y="8.773cm" svg:viewBox="0 0 0 0" draw:points="0,0">
          <text:p/>
        </draw:polygon>
        <draw:frame draw:style-name="gr4" draw:text-style-name="P5" draw:layer="layout" svg:width="0.493cm" svg:height="0.573cm" svg:x="12.023cm" svg:y="7.98cm">
          <draw:text-box>
            <text:p text:style-name="P2"><text:span text:style-name="T40">7</text:span></text:p>
          </draw:text-box>
        </draw:frame>
        <draw:polygon draw:style-name="gr5" draw:text-style-name="P6" draw:layer="layout" svg:width="1.058cm" svg:height="1.062cm" svg:x="13.758cm" svg:y="7.711cm" svg:viewBox="0 0 1059 1063" draw:points="0,0 1059,0 1059,1063 0,1063">
          <text:p/>
        </draw:polygon>
        <draw:polygon draw:style-name="gr5" draw:text-style-name="P6" draw:layer="layout" svg:width="0cm" svg:height="0cm" svg:x="13.758cm" svg:y="7.711cm" svg:viewBox="0 0 0 0" draw:points="0,0">
          <text:p/>
        </draw:polygon>
        <draw:polygon draw:style-name="gr5" draw:text-style-name="P6" draw:layer="layout" svg:width="0cm" svg:height="0cm" svg:x="14.816cm" svg:y="8.773cm" svg:viewBox="0 0 0 0" draw:points="0,0">
          <text:p/>
        </draw:polygon>
        <draw:frame draw:style-name="gr4" draw:text-style-name="P5" draw:layer="layout" svg:width="0.493cm" svg:height="0.573cm" svg:x="13.081cm" svg:y="7.98cm">
          <draw:text-box>
            <text:p text:style-name="P2"><text:span text:style-name="T40">3</text:span></text:p>
          </draw:text-box>
        </draw:frame>
        <draw:polygon draw:style-name="gr5" draw:text-style-name="P6" draw:layer="layout" svg:width="1.059cm" svg:height="1.062cm" svg:x="14.816cm" svg:y="7.711cm" svg:viewBox="0 0 1060 1063" draw:points="0,0 1060,0 1060,1063 0,1063">
          <text:p/>
        </draw:polygon>
        <draw:polygon draw:style-name="gr5" draw:text-style-name="P6" draw:layer="layout" svg:width="0cm" svg:height="0cm" svg:x="14.816cm" svg:y="7.711cm" svg:viewBox="0 0 0 0" draw:points="0,0">
          <text:p/>
        </draw:polygon>
        <draw:polygon draw:style-name="gr5" draw:text-style-name="P6" draw:layer="layout" svg:width="0cm" svg:height="0cm" svg:x="15.875cm" svg:y="8.773cm" svg:viewBox="0 0 0 0" draw:points="0,0">
          <text:p/>
        </draw:polygon>
        <draw:frame draw:style-name="gr4" draw:text-style-name="P5" draw:layer="layout" svg:width="0.493cm" svg:height="0.573cm" svg:x="14.139cm" svg:y="7.98cm">
          <draw:text-box>
            <text:p text:style-name="P2"><text:span text:style-name="T40">5</text:span></text:p>
          </draw:text-box>
        </draw:frame>
        <draw:path draw:style-name="gr40" draw:text-style-name="P29" draw:layer="layout" svg:width="1.058cm" svg:height="1.062cm" svg:x="15.875cm" svg:y="7.711cm" svg:viewBox="0 0 1059 1063" svg:d="M0 0h1059v1063h-1059zM0 0zM1059 1063z">
          <text:p/>
        </draw:path>
        <draw:polygon draw:style-name="gr5" draw:text-style-name="P6" draw:layer="layout" svg:width="1.058cm" svg:height="1.062cm" svg:x="15.875cm" svg:y="7.711cm" svg:viewBox="0 0 1059 1063" draw:points="0,0 1059,0 1059,1063 0,1063">
          <text:p/>
        </draw:polygon>
        <draw:polygon draw:style-name="gr5" draw:text-style-name="P6" draw:layer="layout" svg:width="0cm" svg:height="0cm" svg:x="15.875cm" svg:y="7.711cm" svg:viewBox="0 0 0 0" draw:points="0,0">
          <text:p/>
        </draw:polygon>
        <draw:polygon draw:style-name="gr5" draw:text-style-name="P6" draw:layer="layout" svg:width="0cm" svg:height="0cm" svg:x="16.933cm" svg:y="8.773cm" svg:viewBox="0 0 0 0" draw:points="0,0">
          <text:p/>
        </draw:polygon>
        <draw:frame draw:style-name="gr4" draw:text-style-name="P5" draw:layer="layout" svg:width="0.493cm" svg:height="0.573cm" svg:x="15.198cm" svg:y="7.98cm">
          <draw:text-box>
            <text:p text:style-name="P2"><text:span text:style-name="T40">2</text:span></text:p>
          </draw:text-box>
        </draw:frame>
        <draw:polygon draw:style-name="gr5" draw:text-style-name="P6" draw:layer="layout" svg:width="1.058cm" svg:height="1.062cm" svg:x="16.933cm" svg:y="7.711cm" svg:viewBox="0 0 1059 1063" draw:points="0,0 1059,0 1059,1063 0,1063">
          <text:p/>
        </draw:polygon>
        <draw:polygon draw:style-name="gr5" draw:text-style-name="P6" draw:layer="layout" svg:width="0cm" svg:height="0cm" svg:x="16.933cm" svg:y="7.711cm" svg:viewBox="0 0 0 0" draw:points="0,0">
          <text:p/>
        </draw:polygon>
        <draw:polygon draw:style-name="gr5" draw:text-style-name="P6" draw:layer="layout" svg:width="0cm" svg:height="0cm" svg:x="17.991cm" svg:y="8.773cm" svg:viewBox="0 0 0 0" draw:points="0,0">
          <text:p/>
        </draw:polygon>
        <draw:frame draw:style-name="gr4" draw:text-style-name="P5" draw:layer="layout" svg:width="0.493cm" svg:height="0.573cm" svg:x="16.256cm" svg:y="7.98cm">
          <draw:text-box>
            <text:p text:style-name="P2"><text:span text:style-name="T40">6</text:span></text:p>
          </draw:text-box>
        </draw:frame>
        <draw:path draw:style-name="gr5" draw:text-style-name="P6" draw:layer="layout" svg:width="1.058cm" svg:height="1.059cm" svg:x="15.875cm" svg:y="7.711cm" svg:viewBox="0 0 1059 1060" svg:d="M530 0c300 0 529 231 529 530 0 300-229 530-529 530-301 0-530-230-530-530 0-299 229-530 530-530z">
          <text:p/>
        </draw:path>
        <draw:polygon draw:style-name="gr5" draw:text-style-name="P6" draw:layer="layout" svg:width="0cm" svg:height="0cm" svg:x="15.875cm" svg:y="7.711cm" svg:viewBox="0 0 0 0" draw:points="0,0">
          <text:p/>
        </draw:polygon>
        <draw:polygon draw:style-name="gr5" draw:text-style-name="P6" draw:layer="layout" svg:width="0cm" svg:height="0cm" svg:x="16.933cm" svg:y="8.773cm" svg:viewBox="0 0 0 0" draw:points="0,0">
          <text:p/>
        </draw:polygon>
        <draw:frame draw:style-name="gr4" draw:text-style-name="P5" draw:layer="layout" svg:width="0.493cm" svg:height="0.573cm" svg:x="17.314cm" svg:y="7.98cm">
          <draw:text-box>
            <text:p text:style-name="P2"><text:span text:style-name="T40">8</text:span></text:p>
          </draw:text-box>
        </draw:frame>
        <draw:frame draw:style-name="gr30" draw:text-style-name="P22" draw:layer="layout" svg:width="0.422cm" svg:height="0.488cm" svg:x="10.986cm" svg:y="7.266cm">
          <draw:text-box>
            <text:p text:style-name="P2"><text:span text:style-name="T42">i</text:span></text:p>
          </draw:text-box>
        </draw:frame>
        <draw:polygon draw:style-name="gr5" draw:text-style-name="P6" draw:layer="layout" svg:width="1.058cm" svg:height="1.058cm" svg:x="7.408cm" svg:y="9.405cm" svg:viewBox="0 0 1059 1059" draw:points="0,0 1059,0 1059,1059 0,1059">
          <text:p/>
        </draw:polygon>
        <draw:polygon draw:style-name="gr5" draw:text-style-name="P6" draw:layer="layout" svg:width="0cm" svg:height="0cm" svg:x="7.408cm" svg:y="9.405cm" svg:viewBox="0 0 0 0" draw:points="0,0">
          <text:p/>
        </draw:polygon>
        <draw:polygon draw:style-name="gr5" draw:text-style-name="P6" draw:layer="layout" svg:width="0cm" svg:height="0cm" svg:x="8.466cm" svg:y="10.463cm" svg:viewBox="0 0 0 0" draw:points="0,0">
          <text:p/>
        </draw:polygon>
        <draw:frame draw:style-name="gr30" draw:text-style-name="P22" draw:layer="layout" svg:width="0.422cm" svg:height="0.488cm" svg:x="16.277cm" svg:y="7.266cm">
          <draw:text-box>
            <text:p text:style-name="P2"><text:span text:style-name="T41">j</text:span></text:p>
          </draw:text-box>
        </draw:frame>
        <draw:polygon draw:style-name="gr5" draw:text-style-name="P6" draw:layer="layout" svg:width="1.059cm" svg:height="1.058cm" svg:x="8.466cm" svg:y="9.405cm" svg:viewBox="0 0 1060 1059" draw:points="0,0 1060,0 1060,1059 0,1059">
          <text:p/>
        </draw:polygon>
        <draw:polygon draw:style-name="gr5" draw:text-style-name="P6" draw:layer="layout" svg:width="0cm" svg:height="0cm" svg:x="8.466cm" svg:y="9.405cm" svg:viewBox="0 0 0 0" draw:points="0,0">
          <text:p/>
        </draw:polygon>
        <draw:polygon draw:style-name="gr5" draw:text-style-name="P6" draw:layer="layout" svg:width="0cm" svg:height="0cm" svg:x="9.525cm" svg:y="10.463cm" svg:viewBox="0 0 0 0" draw:points="0,0">
          <text:p/>
        </draw:polygon>
        <draw:frame draw:style-name="gr4" draw:text-style-name="P5" draw:layer="layout" svg:width="0.493cm" svg:height="0.573cm" svg:x="7.789cm" svg:y="9.673cm">
          <draw:text-box>
            <text:p text:style-name="P2"><text:span text:style-name="T40">0</text:span></text:p>
          </draw:text-box>
        </draw:frame>
        <draw:polygon draw:style-name="gr5" draw:text-style-name="P6" draw:layer="layout" svg:width="1.058cm" svg:height="1.058cm" svg:x="9.525cm" svg:y="9.405cm" svg:viewBox="0 0 1059 1059" draw:points="0,0 1059,0 1059,1059 0,1059">
          <text:p/>
        </draw:polygon>
        <draw:polygon draw:style-name="gr5" draw:text-style-name="P6" draw:layer="layout" svg:width="0cm" svg:height="0cm" svg:x="9.525cm" svg:y="9.405cm" svg:viewBox="0 0 0 0" draw:points="0,0">
          <text:p/>
        </draw:polygon>
        <draw:polygon draw:style-name="gr5" draw:text-style-name="P6" draw:layer="layout" svg:width="0cm" svg:height="0cm" svg:x="10.583cm" svg:y="10.463cm" svg:viewBox="0 0 0 0" draw:points="0,0">
          <text:p/>
        </draw:polygon>
        <draw:frame draw:style-name="gr4" draw:text-style-name="P5" draw:layer="layout" svg:width="0.493cm" svg:height="0.573cm" svg:x="8.848cm" svg:y="9.673cm">
          <draw:text-box>
            <text:p text:style-name="P2"><text:span text:style-name="T40">1</text:span></text:p>
          </draw:text-box>
        </draw:frame>
        <draw:polygon draw:style-name="gr5" draw:text-style-name="P6" draw:layer="layout" svg:width="1.058cm" svg:height="1.058cm" svg:x="10.583cm" svg:y="9.405cm" svg:viewBox="0 0 1059 1059" draw:points="0,0 1059,0 1059,1059 0,1059">
          <text:p/>
        </draw:polygon>
        <draw:polygon draw:style-name="gr5" draw:text-style-name="P6" draw:layer="layout" svg:width="0cm" svg:height="0cm" svg:x="10.583cm" svg:y="9.405cm" svg:viewBox="0 0 0 0" draw:points="0,0">
          <text:p/>
        </draw:polygon>
        <draw:polygon draw:style-name="gr5" draw:text-style-name="P6" draw:layer="layout" svg:width="0cm" svg:height="0cm" svg:x="11.641cm" svg:y="10.463cm" svg:viewBox="0 0 0 0" draw:points="0,0">
          <text:p/>
        </draw:polygon>
        <draw:frame draw:style-name="gr4" draw:text-style-name="P5" draw:layer="layout" svg:width="0.493cm" svg:height="0.573cm" svg:x="9.906cm" svg:y="9.673cm">
          <draw:text-box>
            <text:p text:style-name="P2"><text:span text:style-name="T40">4</text:span></text:p>
          </draw:text-box>
        </draw:frame>
        <draw:polygon draw:style-name="gr5" draw:text-style-name="P6" draw:layer="layout" svg:width="1.059cm" svg:height="1.058cm" svg:x="11.641cm" svg:y="9.405cm" svg:viewBox="0 0 1060 1059" draw:points="0,0 1060,0 1060,1059 0,1059">
          <text:p/>
        </draw:polygon>
        <draw:polygon draw:style-name="gr5" draw:text-style-name="P6" draw:layer="layout" svg:width="0cm" svg:height="0cm" svg:x="11.641cm" svg:y="9.405cm" svg:viewBox="0 0 0 0" draw:points="0,0">
          <text:p/>
        </draw:polygon>
        <draw:polygon draw:style-name="gr5" draw:text-style-name="P6" draw:layer="layout" svg:width="0cm" svg:height="0cm" svg:x="12.7cm" svg:y="10.463cm" svg:viewBox="0 0 0 0" draw:points="0,0">
          <text:p/>
        </draw:polygon>
        <draw:frame draw:style-name="gr4" draw:text-style-name="P5" draw:layer="layout" svg:width="0.493cm" svg:height="0.573cm" svg:x="10.964cm" svg:y="9.673cm">
          <draw:text-box>
            <text:p text:style-name="P2"><text:span text:style-name="T40">9</text:span></text:p>
          </draw:text-box>
        </draw:frame>
        <draw:polygon draw:style-name="gr5" draw:text-style-name="P6" draw:layer="layout" svg:width="1.058cm" svg:height="1.058cm" svg:x="12.7cm" svg:y="9.405cm" svg:viewBox="0 0 1059 1059" draw:points="0,0 1059,0 1059,1059 0,1059">
          <text:p/>
        </draw:polygon>
        <draw:polygon draw:style-name="gr5" draw:text-style-name="P6" draw:layer="layout" svg:width="0cm" svg:height="0cm" svg:x="12.7cm" svg:y="9.405cm" svg:viewBox="0 0 0 0" draw:points="0,0">
          <text:p/>
        </draw:polygon>
        <draw:polygon draw:style-name="gr5" draw:text-style-name="P6" draw:layer="layout" svg:width="0cm" svg:height="0cm" svg:x="13.758cm" svg:y="10.463cm" svg:viewBox="0 0 0 0" draw:points="0,0">
          <text:p/>
        </draw:polygon>
        <draw:frame draw:style-name="gr4" draw:text-style-name="P5" draw:layer="layout" svg:width="0.493cm" svg:height="0.573cm" svg:x="12.023cm" svg:y="9.673cm">
          <draw:text-box>
            <text:p text:style-name="P2"><text:span text:style-name="T40">7</text:span></text:p>
          </draw:text-box>
        </draw:frame>
        <draw:polygon draw:style-name="gr5" draw:text-style-name="P6" draw:layer="layout" svg:width="1.058cm" svg:height="1.058cm" svg:x="13.758cm" svg:y="9.405cm" svg:viewBox="0 0 1059 1059" draw:points="0,0 1059,0 1059,1059 0,1059">
          <text:p/>
        </draw:polygon>
        <draw:polygon draw:style-name="gr5" draw:text-style-name="P6" draw:layer="layout" svg:width="0cm" svg:height="0cm" svg:x="13.758cm" svg:y="9.405cm" svg:viewBox="0 0 0 0" draw:points="0,0">
          <text:p/>
        </draw:polygon>
        <draw:polygon draw:style-name="gr5" draw:text-style-name="P6" draw:layer="layout" svg:width="0cm" svg:height="0cm" svg:x="14.816cm" svg:y="10.463cm" svg:viewBox="0 0 0 0" draw:points="0,0">
          <text:p/>
        </draw:polygon>
        <draw:frame draw:style-name="gr4" draw:text-style-name="P5" draw:layer="layout" svg:width="0.493cm" svg:height="0.573cm" svg:x="13.081cm" svg:y="9.673cm">
          <draw:text-box>
            <text:p text:style-name="P2"><text:span text:style-name="T40">3</text:span></text:p>
          </draw:text-box>
        </draw:frame>
        <draw:path draw:style-name="gr39" draw:text-style-name="P28" draw:layer="layout" svg:width="1.059cm" svg:height="1.058cm" svg:x="14.816cm" svg:y="9.405cm" svg:viewBox="0 0 1060 1059" svg:d="M0 0h1060v1059h-1060zM0 0zM1060 1059z">
          <text:p/>
        </draw:path>
        <draw:polygon draw:style-name="gr5" draw:text-style-name="P6" draw:layer="layout" svg:width="1.059cm" svg:height="1.058cm" svg:x="14.816cm" svg:y="9.405cm" svg:viewBox="0 0 1060 1059" draw:points="0,0 1060,0 1060,1059 0,1059">
          <text:p/>
        </draw:polygon>
        <draw:polygon draw:style-name="gr5" draw:text-style-name="P6" draw:layer="layout" svg:width="0cm" svg:height="0cm" svg:x="14.816cm" svg:y="9.405cm" svg:viewBox="0 0 0 0" draw:points="0,0">
          <text:p/>
        </draw:polygon>
        <draw:polygon draw:style-name="gr5" draw:text-style-name="P6" draw:layer="layout" svg:width="0cm" svg:height="0cm" svg:x="15.875cm" svg:y="10.463cm" svg:viewBox="0 0 0 0" draw:points="0,0">
          <text:p/>
        </draw:polygon>
        <draw:frame draw:style-name="gr4" draw:text-style-name="P5" draw:layer="layout" svg:width="0.493cm" svg:height="0.573cm" svg:x="14.139cm" svg:y="9.673cm">
          <draw:text-box>
            <text:p text:style-name="P2"><text:span text:style-name="T40">5</text:span></text:p>
          </draw:text-box>
        </draw:frame>
        <draw:path draw:style-name="gr40" draw:text-style-name="P29" draw:layer="layout" svg:width="1.058cm" svg:height="1.058cm" svg:x="15.875cm" svg:y="9.405cm" svg:viewBox="0 0 1059 1059" svg:d="M0 0h1059v1059h-1059zM0 0zM1059 1059z">
          <text:p/>
        </draw:path>
        <draw:polygon draw:style-name="gr5" draw:text-style-name="P6" draw:layer="layout" svg:width="1.058cm" svg:height="1.058cm" svg:x="15.875cm" svg:y="9.405cm" svg:viewBox="0 0 1059 1059" draw:points="0,0 1059,0 1059,1059 0,1059">
          <text:p/>
        </draw:polygon>
        <draw:polygon draw:style-name="gr5" draw:text-style-name="P6" draw:layer="layout" svg:width="0cm" svg:height="0cm" svg:x="15.875cm" svg:y="9.405cm" svg:viewBox="0 0 0 0" draw:points="0,0">
          <text:p/>
        </draw:polygon>
        <draw:polygon draw:style-name="gr5" draw:text-style-name="P6" draw:layer="layout" svg:width="0cm" svg:height="0cm" svg:x="16.933cm" svg:y="10.463cm" svg:viewBox="0 0 0 0" draw:points="0,0">
          <text:p/>
        </draw:polygon>
        <draw:frame draw:style-name="gr4" draw:text-style-name="P5" draw:layer="layout" svg:width="0.493cm" svg:height="0.573cm" svg:x="15.198cm" svg:y="9.673cm">
          <draw:text-box>
            <text:p text:style-name="P2"><text:span text:style-name="T39">2</text:span></text:p>
          </draw:text-box>
        </draw:frame>
        <draw:polygon draw:style-name="gr5" draw:text-style-name="P6" draw:layer="layout" svg:width="1.058cm" svg:height="1.058cm" svg:x="16.933cm" svg:y="9.405cm" svg:viewBox="0 0 1059 1059" draw:points="0,0 1059,0 1059,1059 0,1059">
          <text:p/>
        </draw:polygon>
        <draw:polygon draw:style-name="gr5" draw:text-style-name="P6" draw:layer="layout" svg:width="0cm" svg:height="0cm" svg:x="16.933cm" svg:y="9.405cm" svg:viewBox="0 0 0 0" draw:points="0,0">
          <text:p/>
        </draw:polygon>
        <draw:polygon draw:style-name="gr5" draw:text-style-name="P6" draw:layer="layout" svg:width="0cm" svg:height="0cm" svg:x="17.991cm" svg:y="10.463cm" svg:viewBox="0 0 0 0" draw:points="0,0">
          <text:p/>
        </draw:polygon>
        <draw:frame draw:style-name="gr4" draw:text-style-name="P5" draw:layer="layout" svg:width="0.493cm" svg:height="0.573cm" svg:x="16.256cm" svg:y="9.673cm">
          <draw:text-box>
            <text:p text:style-name="P2"><text:span text:style-name="T40">6</text:span></text:p>
          </draw:text-box>
        </draw:frame>
        <draw:path draw:style-name="gr5" draw:text-style-name="P6" draw:layer="layout" svg:width="1.058cm" svg:height="1.058cm" svg:x="15.875cm" svg:y="9.405cm" svg:viewBox="0 0 1059 1059" svg:d="M530 0c300 0 529 229 529 529 0 301-229 530-529 530-301 0-530-229-530-530 0-300 229-529 530-529z">
          <text:p/>
        </draw:path>
        <draw:polygon draw:style-name="gr5" draw:text-style-name="P6" draw:layer="layout" svg:width="0cm" svg:height="0cm" svg:x="15.875cm" svg:y="9.405cm" svg:viewBox="0 0 0 0" draw:points="0,0">
          <text:p/>
        </draw:polygon>
        <draw:polygon draw:style-name="gr5" draw:text-style-name="P6" draw:layer="layout" svg:width="0cm" svg:height="0cm" svg:x="16.933cm" svg:y="10.463cm" svg:viewBox="0 0 0 0" draw:points="0,0">
          <text:p/>
        </draw:polygon>
        <draw:frame draw:style-name="gr4" draw:text-style-name="P5" draw:layer="layout" svg:width="0.493cm" svg:height="0.573cm" svg:x="17.314cm" svg:y="9.673cm">
          <draw:text-box>
            <text:p text:style-name="P2"><text:span text:style-name="T40">8</text:span></text:p>
          </draw:text-box>
        </draw:frame>
        <draw:frame draw:style-name="gr30" draw:text-style-name="P22" draw:layer="layout" svg:width="0.422cm" svg:height="0.488cm" svg:x="10.986cm" svg:y="8.959cm">
          <draw:text-box>
            <text:p text:style-name="P2"><text:span text:style-name="T41">i</text:span></text:p>
          </draw:text-box>
        </draw:frame>
        <draw:polygon draw:style-name="gr5" draw:text-style-name="P6" draw:layer="layout" svg:width="1.058cm" svg:height="1.058cm" svg:x="7.408cm" svg:y="11.098cm" svg:viewBox="0 0 1059 1059" draw:points="0,0 1059,0 1059,1059 0,1059">
          <text:p/>
        </draw:polygon>
        <draw:polygon draw:style-name="gr5" draw:text-style-name="P6" draw:layer="layout" svg:width="0cm" svg:height="0cm" svg:x="7.408cm" svg:y="11.098cm" svg:viewBox="0 0 0 0" draw:points="0,0">
          <text:p/>
        </draw:polygon>
        <draw:polygon draw:style-name="gr5" draw:text-style-name="P6" draw:layer="layout" svg:width="0cm" svg:height="0cm" svg:x="8.466cm" svg:y="12.156cm" svg:viewBox="0 0 0 0" draw:points="0,0">
          <text:p/>
        </draw:polygon>
        <draw:frame draw:style-name="gr30" draw:text-style-name="P22" draw:layer="layout" svg:width="0.422cm" svg:height="0.488cm" svg:x="15.219cm" svg:y="8.959cm">
          <draw:text-box>
            <text:p text:style-name="P2"><text:span text:style-name="T42">j</text:span></text:p>
          </draw:text-box>
        </draw:frame>
        <draw:polygon draw:style-name="gr5" draw:text-style-name="P6" draw:layer="layout" svg:width="1.059cm" svg:height="1.058cm" svg:x="8.466cm" svg:y="11.098cm" svg:viewBox="0 0 1060 1059" draw:points="0,0 1060,0 1060,1059 0,1059">
          <text:p/>
        </draw:polygon>
        <draw:polygon draw:style-name="gr5" draw:text-style-name="P6" draw:layer="layout" svg:width="0cm" svg:height="0cm" svg:x="8.466cm" svg:y="11.098cm" svg:viewBox="0 0 0 0" draw:points="0,0">
          <text:p/>
        </draw:polygon>
        <draw:polygon draw:style-name="gr5" draw:text-style-name="P6" draw:layer="layout" svg:width="0cm" svg:height="0cm" svg:x="9.525cm" svg:y="12.156cm" svg:viewBox="0 0 0 0" draw:points="0,0">
          <text:p/>
        </draw:polygon>
        <draw:frame draw:style-name="gr4" draw:text-style-name="P5" draw:layer="layout" svg:width="0.493cm" svg:height="0.573cm" svg:x="7.789cm" svg:y="11.367cm">
          <draw:text-box>
            <text:p text:style-name="P2"><text:span text:style-name="T40">0</text:span></text:p>
          </draw:text-box>
        </draw:frame>
        <draw:polygon draw:style-name="gr5" draw:text-style-name="P6" draw:layer="layout" svg:width="1.058cm" svg:height="1.058cm" svg:x="9.525cm" svg:y="11.098cm" svg:viewBox="0 0 1059 1059" draw:points="0,0 1059,0 1059,1059 0,1059">
          <text:p/>
        </draw:polygon>
        <draw:polygon draw:style-name="gr5" draw:text-style-name="P6" draw:layer="layout" svg:width="0cm" svg:height="0cm" svg:x="9.525cm" svg:y="11.098cm" svg:viewBox="0 0 0 0" draw:points="0,0">
          <text:p/>
        </draw:polygon>
        <draw:polygon draw:style-name="gr5" draw:text-style-name="P6" draw:layer="layout" svg:width="0cm" svg:height="0cm" svg:x="10.583cm" svg:y="12.156cm" svg:viewBox="0 0 0 0" draw:points="0,0">
          <text:p/>
        </draw:polygon>
        <draw:frame draw:style-name="gr4" draw:text-style-name="P5" draw:layer="layout" svg:width="0.493cm" svg:height="0.573cm" svg:x="8.848cm" svg:y="11.367cm">
          <draw:text-box>
            <text:p text:style-name="P2"><text:span text:style-name="T40">1</text:span></text:p>
          </draw:text-box>
        </draw:frame>
        <draw:path draw:style-name="gr39" draw:text-style-name="P28" draw:layer="layout" svg:width="1.058cm" svg:height="1.058cm" svg:x="10.583cm" svg:y="11.098cm" svg:viewBox="0 0 1059 1059" svg:d="M0 0h1059v1059h-1059zM0 0zM1059 1059z">
          <text:p/>
        </draw:path>
        <draw:polygon draw:style-name="gr5" draw:text-style-name="P6" draw:layer="layout" svg:width="1.058cm" svg:height="1.058cm" svg:x="10.583cm" svg:y="11.098cm" svg:viewBox="0 0 1059 1059" draw:points="0,0 1059,0 1059,1059 0,1059">
          <text:p/>
        </draw:polygon>
        <draw:polygon draw:style-name="gr5" draw:text-style-name="P6" draw:layer="layout" svg:width="0cm" svg:height="0cm" svg:x="10.583cm" svg:y="11.098cm" svg:viewBox="0 0 0 0" draw:points="0,0">
          <text:p/>
        </draw:polygon>
        <draw:polygon draw:style-name="gr5" draw:text-style-name="P6" draw:layer="layout" svg:width="0cm" svg:height="0cm" svg:x="11.641cm" svg:y="12.156cm" svg:viewBox="0 0 0 0" draw:points="0,0">
          <text:p/>
        </draw:polygon>
        <draw:frame draw:style-name="gr4" draw:text-style-name="P5" draw:layer="layout" svg:width="0.493cm" svg:height="0.573cm" svg:x="9.906cm" svg:y="11.367cm">
          <draw:text-box>
            <text:p text:style-name="P2"><text:span text:style-name="T40">4</text:span></text:p>
          </draw:text-box>
        </draw:frame>
        <draw:polygon draw:style-name="gr5" draw:text-style-name="P6" draw:layer="layout" svg:width="1.059cm" svg:height="1.058cm" svg:x="11.641cm" svg:y="11.098cm" svg:viewBox="0 0 1060 1059" draw:points="0,0 1060,0 1060,1059 0,1059">
          <text:p/>
        </draw:polygon>
        <draw:polygon draw:style-name="gr5" draw:text-style-name="P6" draw:layer="layout" svg:width="0cm" svg:height="0cm" svg:x="11.641cm" svg:y="11.098cm" svg:viewBox="0 0 0 0" draw:points="0,0">
          <text:p/>
        </draw:polygon>
        <draw:polygon draw:style-name="gr5" draw:text-style-name="P6" draw:layer="layout" svg:width="0cm" svg:height="0cm" svg:x="12.7cm" svg:y="12.156cm" svg:viewBox="0 0 0 0" draw:points="0,0">
          <text:p/>
        </draw:polygon>
        <draw:frame draw:style-name="gr4" draw:text-style-name="P5" draw:layer="layout" svg:width="0.493cm" svg:height="0.573cm" svg:x="10.964cm" svg:y="11.367cm">
          <draw:text-box>
            <text:p text:style-name="P2"><text:span text:style-name="T39">2</text:span></text:p>
          </draw:text-box>
        </draw:frame>
        <draw:polygon draw:style-name="gr5" draw:text-style-name="P6" draw:layer="layout" svg:width="1.058cm" svg:height="1.058cm" svg:x="12.7cm" svg:y="11.098cm" svg:viewBox="0 0 1059 1059" draw:points="0,0 1059,0 1059,1059 0,1059">
          <text:p/>
        </draw:polygon>
        <draw:polygon draw:style-name="gr5" draw:text-style-name="P6" draw:layer="layout" svg:width="0cm" svg:height="0cm" svg:x="12.7cm" svg:y="11.098cm" svg:viewBox="0 0 0 0" draw:points="0,0">
          <text:p/>
        </draw:polygon>
        <draw:polygon draw:style-name="gr5" draw:text-style-name="P6" draw:layer="layout" svg:width="0cm" svg:height="0cm" svg:x="13.758cm" svg:y="12.156cm" svg:viewBox="0 0 0 0" draw:points="0,0">
          <text:p/>
        </draw:polygon>
        <draw:frame draw:style-name="gr4" draw:text-style-name="P5" draw:layer="layout" svg:width="0.493cm" svg:height="0.573cm" svg:x="12.023cm" svg:y="11.367cm">
          <draw:text-box>
            <text:p text:style-name="P2"><text:span text:style-name="T40">7</text:span></text:p>
          </draw:text-box>
        </draw:frame>
        <draw:polygon draw:style-name="gr5" draw:text-style-name="P6" draw:layer="layout" svg:width="1.058cm" svg:height="1.058cm" svg:x="13.758cm" svg:y="11.098cm" svg:viewBox="0 0 1059 1059" draw:points="0,0 1059,0 1059,1059 0,1059">
          <text:p/>
        </draw:polygon>
        <draw:polygon draw:style-name="gr5" draw:text-style-name="P6" draw:layer="layout" svg:width="0cm" svg:height="0cm" svg:x="13.758cm" svg:y="11.098cm" svg:viewBox="0 0 0 0" draw:points="0,0">
          <text:p/>
        </draw:polygon>
        <draw:polygon draw:style-name="gr5" draw:text-style-name="P6" draw:layer="layout" svg:width="0cm" svg:height="0cm" svg:x="14.816cm" svg:y="12.156cm" svg:viewBox="0 0 0 0" draw:points="0,0">
          <text:p/>
        </draw:polygon>
        <draw:frame draw:style-name="gr4" draw:text-style-name="P5" draw:layer="layout" svg:width="0.493cm" svg:height="0.573cm" svg:x="13.081cm" svg:y="11.367cm">
          <draw:text-box>
            <text:p text:style-name="P2"><text:span text:style-name="T40">3</text:span></text:p>
          </draw:text-box>
        </draw:frame>
        <draw:path draw:style-name="gr39" draw:text-style-name="P28" draw:layer="layout" svg:width="1.059cm" svg:height="1.058cm" svg:x="14.816cm" svg:y="11.098cm" svg:viewBox="0 0 1060 1059" svg:d="M0 0h1060v1059h-1060zM0 0zM1060 1059z">
          <text:p/>
        </draw:path>
        <draw:polygon draw:style-name="gr5" draw:text-style-name="P6" draw:layer="layout" svg:width="1.059cm" svg:height="1.058cm" svg:x="14.816cm" svg:y="11.098cm" svg:viewBox="0 0 1060 1059" draw:points="0,0 1060,0 1060,1059 0,1059">
          <text:p/>
        </draw:polygon>
        <draw:polygon draw:style-name="gr5" draw:text-style-name="P6" draw:layer="layout" svg:width="0cm" svg:height="0cm" svg:x="14.816cm" svg:y="11.098cm" svg:viewBox="0 0 0 0" draw:points="0,0">
          <text:p/>
        </draw:polygon>
        <draw:polygon draw:style-name="gr5" draw:text-style-name="P6" draw:layer="layout" svg:width="0cm" svg:height="0cm" svg:x="15.875cm" svg:y="12.156cm" svg:viewBox="0 0 0 0" draw:points="0,0">
          <text:p/>
        </draw:polygon>
        <draw:frame draw:style-name="gr4" draw:text-style-name="P5" draw:layer="layout" svg:width="0.493cm" svg:height="0.573cm" svg:x="14.139cm" svg:y="11.367cm">
          <draw:text-box>
            <text:p text:style-name="P2"><text:span text:style-name="T40">5</text:span></text:p>
          </draw:text-box>
        </draw:frame>
        <draw:path draw:style-name="gr40" draw:text-style-name="P29" draw:layer="layout" svg:width="1.058cm" svg:height="1.058cm" svg:x="15.875cm" svg:y="11.098cm" svg:viewBox="0 0 1059 1059" svg:d="M0 0h1059v1059h-1059zM0 0zM1059 1059z">
          <text:p/>
        </draw:path>
        <draw:polygon draw:style-name="gr5" draw:text-style-name="P6" draw:layer="layout" svg:width="1.058cm" svg:height="1.058cm" svg:x="15.875cm" svg:y="11.098cm" svg:viewBox="0 0 1059 1059" draw:points="0,0 1059,0 1059,1059 0,1059">
          <text:p/>
        </draw:polygon>
        <draw:polygon draw:style-name="gr5" draw:text-style-name="P6" draw:layer="layout" svg:width="0cm" svg:height="0cm" svg:x="15.875cm" svg:y="11.098cm" svg:viewBox="0 0 0 0" draw:points="0,0">
          <text:p/>
        </draw:polygon>
        <draw:polygon draw:style-name="gr5" draw:text-style-name="P6" draw:layer="layout" svg:width="0cm" svg:height="0cm" svg:x="16.933cm" svg:y="12.156cm" svg:viewBox="0 0 0 0" draw:points="0,0">
          <text:p/>
        </draw:polygon>
        <draw:frame draw:style-name="gr4" draw:text-style-name="P5" draw:layer="layout" svg:width="0.493cm" svg:height="0.573cm" svg:x="15.198cm" svg:y="11.367cm">
          <draw:text-box>
            <text:p text:style-name="P2"><text:span text:style-name="T39">9</text:span></text:p>
          </draw:text-box>
        </draw:frame>
        <draw:polygon draw:style-name="gr5" draw:text-style-name="P6" draw:layer="layout" svg:width="1.058cm" svg:height="1.058cm" svg:x="16.933cm" svg:y="11.098cm" svg:viewBox="0 0 1059 1059" draw:points="0,0 1059,0 1059,1059 0,1059">
          <text:p/>
        </draw:polygon>
        <draw:polygon draw:style-name="gr5" draw:text-style-name="P6" draw:layer="layout" svg:width="0cm" svg:height="0cm" svg:x="16.933cm" svg:y="11.098cm" svg:viewBox="0 0 0 0" draw:points="0,0">
          <text:p/>
        </draw:polygon>
        <draw:polygon draw:style-name="gr5" draw:text-style-name="P6" draw:layer="layout" svg:width="0cm" svg:height="0cm" svg:x="17.991cm" svg:y="12.156cm" svg:viewBox="0 0 0 0" draw:points="0,0">
          <text:p/>
        </draw:polygon>
        <draw:frame draw:style-name="gr4" draw:text-style-name="P5" draw:layer="layout" svg:width="0.493cm" svg:height="0.573cm" svg:x="16.256cm" svg:y="11.367cm">
          <draw:text-box>
            <text:p text:style-name="P2"><text:span text:style-name="T40">6</text:span></text:p>
          </draw:text-box>
        </draw:frame>
        <draw:path draw:style-name="gr5" draw:text-style-name="P6" draw:layer="layout" svg:width="1.058cm" svg:height="1.058cm" svg:x="15.875cm" svg:y="11.098cm" svg:viewBox="0 0 1059 1059" svg:d="M530 0c300 0 529 230 529 530s-229 529-529 529c-301 0-530-229-530-529s229-530 530-530z">
          <text:p/>
        </draw:path>
        <draw:polygon draw:style-name="gr5" draw:text-style-name="P6" draw:layer="layout" svg:width="0cm" svg:height="0cm" svg:x="15.875cm" svg:y="11.098cm" svg:viewBox="0 0 0 0" draw:points="0,0">
          <text:p/>
        </draw:polygon>
        <draw:polygon draw:style-name="gr5" draw:text-style-name="P6" draw:layer="layout" svg:width="0cm" svg:height="0cm" svg:x="16.933cm" svg:y="12.156cm" svg:viewBox="0 0 0 0" draw:points="0,0">
          <text:p/>
        </draw:polygon>
        <draw:frame draw:style-name="gr4" draw:text-style-name="P5" draw:layer="layout" svg:width="0.493cm" svg:height="0.573cm" svg:x="17.314cm" svg:y="11.367cm">
          <draw:text-box>
            <text:p text:style-name="P2"><text:span text:style-name="T40">8</text:span></text:p>
          </draw:text-box>
        </draw:frame>
        <draw:frame draw:style-name="gr30" draw:text-style-name="P22" draw:layer="layout" svg:width="0.422cm" svg:height="0.488cm" svg:x="10.986cm" svg:y="10.649cm">
          <draw:text-box>
            <text:p text:style-name="P2"><text:span text:style-name="T42">i</text:span></text:p>
          </draw:text-box>
        </draw:frame>
        <draw:frame draw:style-name="gr30" draw:text-style-name="P22" draw:layer="layout" svg:width="0.422cm" svg:height="0.488cm" svg:x="15.219cm" svg:y="10.649cm">
          <draw:text-box>
            <text:p text:style-name="P2"><text:span text:style-name="T42">j</text:span></text:p>
          </draw:text-box>
        </draw:frame>
        <draw:frame draw:style-name="gr30" draw:text-style-name="P22" draw:layer="layout" svg:width="0.422cm" svg:height="0.488cm" svg:x="7.599cm" svg:y="5.386cm">
          <draw:text-box>
            <text:p text:style-name="P2"><text:span text:style-name="T42">i</text:span></text:p>
          </draw:text-box>
        </draw:frame>
        <draw:frame draw:style-name="gr30" draw:text-style-name="P22" draw:layer="layout" svg:width="0.422cm" svg:height="0.488cm" svg:x="16.066cm" svg:y="5.386cm">
          <draw:text-box>
            <text:p text:style-name="P2"><text:span text:style-name="T42">j</text:span></text:p>
          </draw:text-box>
        </draw:frame>
        <draw:frame draw:style-name="gr19" draw:text-style-name="P15" draw:layer="layout" svg:width="14.196cm" svg:height="0.705cm" svg:x="6.996cm" svg:y="13.477cm">
          <draw:text-box>
            <text:p text:style-name="P2"><text:span text:style-name="T12">M</text:span><text:span text:style-name="T12">o</text:span><text:span text:style-name="T12">v</text:span><text:span text:style-name="T12">e </text:span><text:span text:style-name="T12">i </text:span><text:span text:style-name="T12">t</text:span><text:span text:style-name="T12">o </text:span><text:span text:style-name="T12">t</text:span><text:span text:style-name="T12">h</text:span><text:span text:style-name="T12">e </text:span><text:span text:style-name="T12">ri</text:span><text:span text:style-name="T12">g</text:span><text:span text:style-name="T12">h</text:span><text:span text:style-name="T12">t </text:span><text:span text:style-name="T12">u</text:span><text:span text:style-name="T12">p </text:span><text:span text:style-name="T12">t</text:span><text:span text:style-name="T12">o </text:span><text:span text:style-name="T12">A</text:span><text:span text:style-name="T12">[i</text:span><text:span text:style-name="T12">] <text:s/></text:span><text:span text:style-name="T12">l</text:span><text:span text:style-name="T12">a</text:span><text:span text:style-name="T12">r</text:span><text:span text:style-name="T12">g</text:span><text:span text:style-name="T12">e</text:span><text:span text:style-name="T12">r </text:span><text:span text:style-name="T12">t</text:span><text:span text:style-name="T12">h</text:span><text:span text:style-name="T12">a</text:span><text:span text:style-name="T12">n </text:span><text:span text:style-name="T12">p</text:span><text:span text:style-name="T12">i</text:span><text:span text:style-name="T12">v</text:span><text:span text:style-name="T12">o</text:span><text:span text:style-name="T12">t.</text:span></text:p>
          </draw:text-box>
        </draw:frame>
        <draw:frame draw:style-name="gr19" draw:text-style-name="P15" draw:layer="layout" svg:width="14.044cm" svg:height="0.705cm" svg:x="6.996cm" svg:y="14.323cm">
          <draw:text-box>
            <text:p text:style-name="P2"><text:span text:style-name="T12">M</text:span><text:span text:style-name="T12">o</text:span><text:span text:style-name="T12">v</text:span><text:span text:style-name="T12">e </text:span><text:span text:style-name="T12">j </text:span><text:span text:style-name="T12">t</text:span><text:span text:style-name="T12">o </text:span><text:span text:style-name="T12">t</text:span><text:span text:style-name="T12">h</text:span><text:span text:style-name="T12">e </text:span><text:span text:style-name="T12">l</text:span><text:span text:style-name="T12">e</text:span><text:span text:style-name="T12">ft </text:span><text:span text:style-name="T12">u</text:span><text:span text:style-name="T12">p </text:span><text:span text:style-name="T12">t</text:span><text:span text:style-name="T12">o </text:span><text:span text:style-name="T12">A</text:span><text:span text:style-name="T12">[j</text:span><text:span text:style-name="T12">] </text:span><text:span text:style-name="T12">s</text:span><text:span text:style-name="T12">m</text:span><text:span text:style-name="T12">a</text:span><text:span text:style-name="T12">ll</text:span><text:span text:style-name="T12">e</text:span><text:span text:style-name="T12">r </text:span><text:span text:style-name="T12">t</text:span><text:span text:style-name="T12">h</text:span><text:span text:style-name="T12">a</text:span><text:span text:style-name="T12">n </text:span><text:span text:style-name="T12">p</text:span><text:span text:style-name="T12">i</text:span><text:span text:style-name="T12">v</text:span><text:span text:style-name="T12">o</text:span><text:span text:style-name="T12">t.</text:span></text:p>
          </draw:text-box>
        </draw:frame>
        <draw:frame draw:style-name="gr19" draw:text-style-name="P15" draw:layer="layout" svg:width="1.755cm" svg:height="0.705cm" svg:x="6.996cm" svg:y="15.17cm">
          <draw:text-box>
            <text:p text:style-name="P2"><text:span text:style-name="T12">S</text:span><text:span text:style-name="T12">w</text:span><text:span text:style-name="T12">a</text:span><text:span text:style-name="T12">p</text:span></text:p>
          </draw:text-box>
        </draw:frame>
      </draw:page>
      <draw:page draw:name="page28"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polygon draw:style-name="gr5" draw:text-style-name="P6" draw:layer="layout" svg:width="1.058cm" svg:height="1.058cm" svg:x="6.773cm" svg:y="10.16cm" svg:viewBox="0 0 1059 1059" draw:points="0,0 1059,0 1059,1059 0,1059">
          <text:p/>
        </draw:polygon>
        <draw:polygon draw:style-name="gr5" draw:text-style-name="P6" draw:layer="layout" svg:width="0cm" svg:height="0cm" svg:x="6.773cm" svg:y="10.16cm" svg:viewBox="0 0 0 0" draw:points="0,0">
          <text:p/>
        </draw:polygon>
        <draw:polygon draw:style-name="gr5" draw:text-style-name="P6" draw:layer="layout" svg:width="0cm" svg:height="0cm" svg:x="7.831cm" svg:y="11.218cm" svg:viewBox="0 0 0 0" draw:points="0,0">
          <text:p/>
        </draw:polygon>
        <draw:polygon draw:style-name="gr5" draw:text-style-name="P6" draw:layer="layout" svg:width="1.059cm" svg:height="1.058cm" svg:x="7.831cm" svg:y="10.16cm" svg:viewBox="0 0 1060 1059" draw:points="0,0 1060,0 1060,1059 0,1059">
          <text:p/>
        </draw:polygon>
        <draw:polygon draw:style-name="gr5" draw:text-style-name="P6" draw:layer="layout" svg:width="0cm" svg:height="0cm" svg:x="7.831cm" svg:y="10.16cm" svg:viewBox="0 0 0 0" draw:points="0,0">
          <text:p/>
        </draw:polygon>
        <draw:polygon draw:style-name="gr5" draw:text-style-name="P6" draw:layer="layout" svg:width="0cm" svg:height="0cm" svg:x="8.89cm" svg:y="11.218cm" svg:viewBox="0 0 0 0" draw:points="0,0">
          <text:p/>
        </draw:polygon>
        <draw:frame draw:style-name="gr4" draw:text-style-name="P5" draw:layer="layout" svg:width="0.493cm" svg:height="0.573cm" svg:x="7.154cm" svg:y="10.428cm">
          <draw:text-box>
            <text:p text:style-name="P2"><text:span text:style-name="T40">0</text:span></text:p>
          </draw:text-box>
        </draw:frame>
        <draw:polygon draw:style-name="gr5" draw:text-style-name="P6" draw:layer="layout" svg:width="1.058cm" svg:height="1.058cm" svg:x="8.89cm" svg:y="10.16cm" svg:viewBox="0 0 1059 1059" draw:points="0,0 1059,0 1059,1059 0,1059">
          <text:p/>
        </draw:polygon>
        <draw:polygon draw:style-name="gr5" draw:text-style-name="P6" draw:layer="layout" svg:width="0cm" svg:height="0cm" svg:x="8.89cm" svg:y="10.16cm" svg:viewBox="0 0 0 0" draw:points="0,0">
          <text:p/>
        </draw:polygon>
        <draw:polygon draw:style-name="gr5" draw:text-style-name="P6" draw:layer="layout" svg:width="0cm" svg:height="0cm" svg:x="9.948cm" svg:y="11.218cm" svg:viewBox="0 0 0 0" draw:points="0,0">
          <text:p/>
        </draw:polygon>
        <draw:frame draw:style-name="gr4" draw:text-style-name="P5" draw:layer="layout" svg:width="0.493cm" svg:height="0.573cm" svg:x="8.213cm" svg:y="10.428cm">
          <draw:text-box>
            <text:p text:style-name="P2"><text:span text:style-name="T40">1</text:span></text:p>
          </draw:text-box>
        </draw:frame>
        <draw:polygon draw:style-name="gr5" draw:text-style-name="P6" draw:layer="layout" svg:width="1.058cm" svg:height="1.058cm" svg:x="9.948cm" svg:y="10.16cm" svg:viewBox="0 0 1059 1059" draw:points="0,0 1059,0 1059,1059 0,1059">
          <text:p/>
        </draw:polygon>
        <draw:polygon draw:style-name="gr5" draw:text-style-name="P6" draw:layer="layout" svg:width="0cm" svg:height="0cm" svg:x="9.948cm" svg:y="10.16cm" svg:viewBox="0 0 0 0" draw:points="0,0">
          <text:p/>
        </draw:polygon>
        <draw:polygon draw:style-name="gr5" draw:text-style-name="P6" draw:layer="layout" svg:width="0cm" svg:height="0cm" svg:x="11.006cm" svg:y="11.218cm" svg:viewBox="0 0 0 0" draw:points="0,0">
          <text:p/>
        </draw:polygon>
        <draw:frame draw:style-name="gr4" draw:text-style-name="P5" draw:layer="layout" svg:width="0.493cm" svg:height="0.573cm" svg:x="9.271cm" svg:y="10.428cm">
          <draw:text-box>
            <text:p text:style-name="P2"><text:span text:style-name="T40">4</text:span></text:p>
          </draw:text-box>
        </draw:frame>
        <draw:polygon draw:style-name="gr5" draw:text-style-name="P6" draw:layer="layout" svg:width="1.059cm" svg:height="1.058cm" svg:x="11.006cm" svg:y="10.16cm" svg:viewBox="0 0 1060 1059" draw:points="0,0 1060,0 1060,1059 0,1059">
          <text:p/>
        </draw:polygon>
        <draw:polygon draw:style-name="gr5" draw:text-style-name="P6" draw:layer="layout" svg:width="0cm" svg:height="0cm" svg:x="11.006cm" svg:y="10.16cm" svg:viewBox="0 0 0 0" draw:points="0,0">
          <text:p/>
        </draw:polygon>
        <draw:polygon draw:style-name="gr5" draw:text-style-name="P6" draw:layer="layout" svg:width="0cm" svg:height="0cm" svg:x="12.065cm" svg:y="11.218cm" svg:viewBox="0 0 0 0" draw:points="0,0">
          <text:p/>
        </draw:polygon>
        <draw:frame draw:style-name="gr4" draw:text-style-name="P5" draw:layer="layout" svg:width="0.493cm" svg:height="0.573cm" svg:x="10.329cm" svg:y="10.428cm">
          <draw:text-box>
            <text:p text:style-name="P2"><text:span text:style-name="T40">2</text:span></text:p>
          </draw:text-box>
        </draw:frame>
        <draw:polygon draw:style-name="gr5" draw:text-style-name="P6" draw:layer="layout" svg:width="1.058cm" svg:height="1.058cm" svg:x="12.065cm" svg:y="10.16cm" svg:viewBox="0 0 1059 1059" draw:points="0,0 1059,0 1059,1059 0,1059">
          <text:p/>
        </draw:polygon>
        <draw:polygon draw:style-name="gr5" draw:text-style-name="P6" draw:layer="layout" svg:width="0cm" svg:height="0cm" svg:x="12.065cm" svg:y="10.16cm" svg:viewBox="0 0 0 0" draw:points="0,0">
          <text:p/>
        </draw:polygon>
        <draw:polygon draw:style-name="gr5" draw:text-style-name="P6" draw:layer="layout" svg:width="0cm" svg:height="0cm" svg:x="13.123cm" svg:y="11.218cm" svg:viewBox="0 0 0 0" draw:points="0,0">
          <text:p/>
        </draw:polygon>
        <draw:frame draw:style-name="gr4" draw:text-style-name="P5" draw:layer="layout" svg:width="0.493cm" svg:height="0.573cm" svg:x="11.388cm" svg:y="10.428cm">
          <draw:text-box>
            <text:p text:style-name="P2"><text:span text:style-name="T40">5</text:span></text:p>
          </draw:text-box>
        </draw:frame>
        <draw:path draw:style-name="gr39" draw:text-style-name="P28" draw:layer="layout" svg:width="1.058cm" svg:height="1.058cm" svg:x="13.123cm" svg:y="10.16cm" svg:viewBox="0 0 1059 1059" svg:d="M0 0h1059v1059h-1059zM0 0zM1059 1059z">
          <text:p/>
        </draw:path>
        <draw:polygon draw:style-name="gr5" draw:text-style-name="P6" draw:layer="layout" svg:width="1.058cm" svg:height="1.058cm" svg:x="13.123cm" svg:y="10.16cm" svg:viewBox="0 0 1059 1059" draw:points="0,0 1059,0 1059,1059 0,1059">
          <text:p/>
        </draw:polygon>
        <draw:polygon draw:style-name="gr5" draw:text-style-name="P6" draw:layer="layout" svg:width="0cm" svg:height="0cm" svg:x="13.123cm" svg:y="10.16cm" svg:viewBox="0 0 0 0" draw:points="0,0">
          <text:p/>
        </draw:polygon>
        <draw:polygon draw:style-name="gr5" draw:text-style-name="P6" draw:layer="layout" svg:width="0cm" svg:height="0cm" svg:x="14.181cm" svg:y="11.218cm" svg:viewBox="0 0 0 0" draw:points="0,0">
          <text:p/>
        </draw:polygon>
        <draw:frame draw:style-name="gr4" draw:text-style-name="P5" draw:layer="layout" svg:width="0.493cm" svg:height="0.573cm" svg:x="12.446cm" svg:y="10.428cm">
          <draw:text-box>
            <text:p text:style-name="P2"><text:span text:style-name="T40">3</text:span></text:p>
          </draw:text-box>
        </draw:frame>
        <draw:polygon draw:style-name="gr5" draw:text-style-name="P6" draw:layer="layout" svg:width="1.059cm" svg:height="1.058cm" svg:x="14.181cm" svg:y="10.16cm" svg:viewBox="0 0 1060 1059" draw:points="0,0 1060,0 1060,1059 0,1059">
          <text:p/>
        </draw:polygon>
        <draw:polygon draw:style-name="gr5" draw:text-style-name="P6" draw:layer="layout" svg:width="0cm" svg:height="0cm" svg:x="14.181cm" svg:y="10.16cm" svg:viewBox="0 0 0 0" draw:points="0,0">
          <text:p/>
        </draw:polygon>
        <draw:polygon draw:style-name="gr5" draw:text-style-name="P6" draw:layer="layout" svg:width="0cm" svg:height="0cm" svg:x="15.24cm" svg:y="11.218cm" svg:viewBox="0 0 0 0" draw:points="0,0">
          <text:p/>
        </draw:polygon>
        <draw:frame draw:style-name="gr4" draw:text-style-name="P5" draw:layer="layout" svg:width="0.493cm" svg:height="0.573cm" svg:x="13.504cm" svg:y="10.428cm">
          <draw:text-box>
            <text:p text:style-name="P2"><text:span text:style-name="T39">7</text:span></text:p>
          </draw:text-box>
        </draw:frame>
        <draw:path draw:style-name="gr40" draw:text-style-name="P29" draw:layer="layout" svg:width="1.058cm" svg:height="1.058cm" svg:x="15.24cm" svg:y="10.16cm" svg:viewBox="0 0 1059 1059" svg:d="M0 0h1059v1059h-1059zM0 0zM1059 1059z">
          <text:p/>
        </draw:path>
        <draw:polygon draw:style-name="gr5" draw:text-style-name="P6" draw:layer="layout" svg:width="1.058cm" svg:height="1.058cm" svg:x="15.24cm" svg:y="10.16cm" svg:viewBox="0 0 1059 1059" draw:points="0,0 1059,0 1059,1059 0,1059">
          <text:p/>
        </draw:polygon>
        <draw:polygon draw:style-name="gr5" draw:text-style-name="P6" draw:layer="layout" svg:width="0cm" svg:height="0cm" svg:x="15.24cm" svg:y="10.16cm" svg:viewBox="0 0 0 0" draw:points="0,0">
          <text:p/>
        </draw:polygon>
        <draw:polygon draw:style-name="gr5" draw:text-style-name="P6" draw:layer="layout" svg:width="0cm" svg:height="0cm" svg:x="16.298cm" svg:y="11.218cm" svg:viewBox="0 0 0 0" draw:points="0,0">
          <text:p/>
        </draw:polygon>
        <draw:frame draw:style-name="gr4" draw:text-style-name="P5" draw:layer="layout" svg:width="0.493cm" svg:height="0.573cm" svg:x="14.563cm" svg:y="10.428cm">
          <draw:text-box>
            <text:p text:style-name="P2"><text:span text:style-name="T40">9</text:span></text:p>
          </draw:text-box>
        </draw:frame>
        <draw:polygon draw:style-name="gr5" draw:text-style-name="P6" draw:layer="layout" svg:width="1.058cm" svg:height="1.058cm" svg:x="16.298cm" svg:y="10.16cm" svg:viewBox="0 0 1059 1059" draw:points="0,0 1059,0 1059,1059 0,1059">
          <text:p/>
        </draw:polygon>
        <draw:polygon draw:style-name="gr5" draw:text-style-name="P6" draw:layer="layout" svg:width="0cm" svg:height="0cm" svg:x="16.298cm" svg:y="10.16cm" svg:viewBox="0 0 0 0" draw:points="0,0">
          <text:p/>
        </draw:polygon>
        <draw:polygon draw:style-name="gr5" draw:text-style-name="P6" draw:layer="layout" svg:width="0cm" svg:height="0cm" svg:x="17.356cm" svg:y="11.218cm" svg:viewBox="0 0 0 0" draw:points="0,0">
          <text:p/>
        </draw:polygon>
        <draw:frame draw:style-name="gr4" draw:text-style-name="P5" draw:layer="layout" svg:width="0.493cm" svg:height="0.573cm" svg:x="15.621cm" svg:y="10.428cm">
          <draw:text-box>
            <text:p text:style-name="P2"><text:span text:style-name="T40">6</text:span></text:p>
          </draw:text-box>
        </draw:frame>
        <draw:path draw:style-name="gr5" draw:text-style-name="P6" draw:layer="layout" svg:width="1.058cm" svg:height="1.058cm" svg:x="15.24cm" svg:y="10.16cm" svg:viewBox="0 0 1059 1059" svg:d="M530 0c300 0 529 229 529 529s-229 530-529 530-530-230-530-530 230-529 530-529z">
          <text:p/>
        </draw:path>
        <draw:polygon draw:style-name="gr5" draw:text-style-name="P6" draw:layer="layout" svg:width="0cm" svg:height="0cm" svg:x="15.24cm" svg:y="10.16cm" svg:viewBox="0 0 0 0" draw:points="0,0">
          <text:p/>
        </draw:polygon>
        <draw:polygon draw:style-name="gr5" draw:text-style-name="P6" draw:layer="layout" svg:width="0cm" svg:height="0cm" svg:x="16.298cm" svg:y="11.218cm" svg:viewBox="0 0 0 0" draw:points="0,0">
          <text:p/>
        </draw:polygon>
        <draw:frame draw:style-name="gr4" draw:text-style-name="P5" draw:layer="layout" svg:width="0.493cm" svg:height="0.573cm" svg:x="16.679cm" svg:y="10.428cm">
          <draw:text-box>
            <text:p text:style-name="P2"><text:span text:style-name="T40">8</text:span></text:p>
          </draw:text-box>
        </draw:frame>
        <draw:polygon draw:style-name="gr5" draw:text-style-name="P6" draw:layer="layout" svg:width="1.058cm" svg:height="1.058cm" svg:x="6.773cm" svg:y="11.853cm" svg:viewBox="0 0 1059 1059" draw:points="0,0 1059,0 1059,1059 0,1059">
          <text:p/>
        </draw:polygon>
        <draw:polygon draw:style-name="gr5" draw:text-style-name="P6" draw:layer="layout" svg:width="0cm" svg:height="0cm" svg:x="6.773cm" svg:y="11.853cm" svg:viewBox="0 0 0 0" draw:points="0,0">
          <text:p/>
        </draw:polygon>
        <draw:polygon draw:style-name="gr5" draw:text-style-name="P6" draw:layer="layout" svg:width="0cm" svg:height="0cm" svg:x="7.831cm" svg:y="12.911cm" svg:viewBox="0 0 0 0" draw:points="0,0">
          <text:p/>
        </draw:polygon>
        <draw:frame draw:style-name="gr30" draw:text-style-name="P22" draw:layer="layout" svg:width="0.764cm" svg:height="0.488cm" svg:x="13.314cm" svg:y="9.711cm">
          <draw:text-box>
            <text:p text:style-name="P2"><text:span text:style-name="T42">i</text:span><text:span text:style-name="T41"> </text:span><text:span text:style-name="T41">j</text:span></text:p>
          </draw:text-box>
        </draw:frame>
        <draw:polygon draw:style-name="gr5" draw:text-style-name="P6" draw:layer="layout" svg:width="1.059cm" svg:height="1.058cm" svg:x="7.831cm" svg:y="11.853cm" svg:viewBox="0 0 1060 1059" draw:points="0,0 1060,0 1060,1059 0,1059">
          <text:p/>
        </draw:polygon>
        <draw:polygon draw:style-name="gr5" draw:text-style-name="P6" draw:layer="layout" svg:width="0cm" svg:height="0cm" svg:x="7.831cm" svg:y="11.853cm" svg:viewBox="0 0 0 0" draw:points="0,0">
          <text:p/>
        </draw:polygon>
        <draw:polygon draw:style-name="gr5" draw:text-style-name="P6" draw:layer="layout" svg:width="0cm" svg:height="0cm" svg:x="8.89cm" svg:y="12.911cm" svg:viewBox="0 0 0 0" draw:points="0,0">
          <text:p/>
        </draw:polygon>
        <draw:frame draw:style-name="gr4" draw:text-style-name="P5" draw:layer="layout" svg:width="0.493cm" svg:height="0.573cm" svg:x="7.154cm" svg:y="12.122cm">
          <draw:text-box>
            <text:p text:style-name="P2"><text:span text:style-name="T40">0</text:span></text:p>
          </draw:text-box>
        </draw:frame>
        <draw:polygon draw:style-name="gr5" draw:text-style-name="P6" draw:layer="layout" svg:width="1.058cm" svg:height="1.058cm" svg:x="8.89cm" svg:y="11.853cm" svg:viewBox="0 0 1059 1059" draw:points="0,0 1059,0 1059,1059 0,1059">
          <text:p/>
        </draw:polygon>
        <draw:polygon draw:style-name="gr5" draw:text-style-name="P6" draw:layer="layout" svg:width="0cm" svg:height="0cm" svg:x="8.89cm" svg:y="11.853cm" svg:viewBox="0 0 0 0" draw:points="0,0">
          <text:p/>
        </draw:polygon>
        <draw:polygon draw:style-name="gr5" draw:text-style-name="P6" draw:layer="layout" svg:width="0cm" svg:height="0cm" svg:x="9.948cm" svg:y="12.911cm" svg:viewBox="0 0 0 0" draw:points="0,0">
          <text:p/>
        </draw:polygon>
        <draw:frame draw:style-name="gr4" draw:text-style-name="P5" draw:layer="layout" svg:width="0.493cm" svg:height="0.573cm" svg:x="8.213cm" svg:y="12.122cm">
          <draw:text-box>
            <text:p text:style-name="P2"><text:span text:style-name="T40">1</text:span></text:p>
          </draw:text-box>
        </draw:frame>
        <draw:polygon draw:style-name="gr5" draw:text-style-name="P6" draw:layer="layout" svg:width="1.058cm" svg:height="1.058cm" svg:x="9.948cm" svg:y="11.853cm" svg:viewBox="0 0 1059 1059" draw:points="0,0 1059,0 1059,1059 0,1059">
          <text:p/>
        </draw:polygon>
        <draw:polygon draw:style-name="gr5" draw:text-style-name="P6" draw:layer="layout" svg:width="0cm" svg:height="0cm" svg:x="9.948cm" svg:y="11.853cm" svg:viewBox="0 0 0 0" draw:points="0,0">
          <text:p/>
        </draw:polygon>
        <draw:polygon draw:style-name="gr5" draw:text-style-name="P6" draw:layer="layout" svg:width="0cm" svg:height="0cm" svg:x="11.006cm" svg:y="12.911cm" svg:viewBox="0 0 0 0" draw:points="0,0">
          <text:p/>
        </draw:polygon>
        <draw:frame draw:style-name="gr4" draw:text-style-name="P5" draw:layer="layout" svg:width="0.493cm" svg:height="0.573cm" svg:x="9.271cm" svg:y="12.122cm">
          <draw:text-box>
            <text:p text:style-name="P2"><text:span text:style-name="T40">4</text:span></text:p>
          </draw:text-box>
        </draw:frame>
        <draw:polygon draw:style-name="gr5" draw:text-style-name="P6" draw:layer="layout" svg:width="1.059cm" svg:height="1.058cm" svg:x="11.006cm" svg:y="11.853cm" svg:viewBox="0 0 1060 1059" draw:points="0,0 1060,0 1060,1059 0,1059">
          <text:p/>
        </draw:polygon>
        <draw:polygon draw:style-name="gr5" draw:text-style-name="P6" draw:layer="layout" svg:width="0cm" svg:height="0cm" svg:x="11.006cm" svg:y="11.853cm" svg:viewBox="0 0 0 0" draw:points="0,0">
          <text:p/>
        </draw:polygon>
        <draw:polygon draw:style-name="gr5" draw:text-style-name="P6" draw:layer="layout" svg:width="0cm" svg:height="0cm" svg:x="12.065cm" svg:y="12.911cm" svg:viewBox="0 0 0 0" draw:points="0,0">
          <text:p/>
        </draw:polygon>
        <draw:frame draw:style-name="gr4" draw:text-style-name="P5" draw:layer="layout" svg:width="0.493cm" svg:height="0.573cm" svg:x="10.329cm" svg:y="12.122cm">
          <draw:text-box>
            <text:p text:style-name="P2"><text:span text:style-name="T40">2</text:span></text:p>
          </draw:text-box>
        </draw:frame>
        <draw:path draw:style-name="gr39" draw:text-style-name="P28" draw:layer="layout" svg:width="1.058cm" svg:height="1.058cm" svg:x="12.065cm" svg:y="11.853cm" svg:viewBox="0 0 1059 1059" svg:d="M0 0h1059v1059h-1059zM0 0zM1059 1059z">
          <text:p/>
        </draw:path>
        <draw:polygon draw:style-name="gr5" draw:text-style-name="P6" draw:layer="layout" svg:width="1.058cm" svg:height="1.058cm" svg:x="12.065cm" svg:y="11.853cm" svg:viewBox="0 0 1059 1059" draw:points="0,0 1059,0 1059,1059 0,1059">
          <text:p/>
        </draw:polygon>
        <draw:polygon draw:style-name="gr5" draw:text-style-name="P6" draw:layer="layout" svg:width="0cm" svg:height="0cm" svg:x="12.065cm" svg:y="11.853cm" svg:viewBox="0 0 0 0" draw:points="0,0">
          <text:p/>
        </draw:polygon>
        <draw:polygon draw:style-name="gr5" draw:text-style-name="P6" draw:layer="layout" svg:width="0cm" svg:height="0cm" svg:x="13.123cm" svg:y="12.911cm" svg:viewBox="0 0 0 0" draw:points="0,0">
          <text:p/>
        </draw:polygon>
        <draw:frame draw:style-name="gr4" draw:text-style-name="P5" draw:layer="layout" svg:width="0.493cm" svg:height="0.573cm" svg:x="11.388cm" svg:y="12.122cm">
          <draw:text-box>
            <text:p text:style-name="P2"><text:span text:style-name="T40">5</text:span></text:p>
          </draw:text-box>
        </draw:frame>
        <draw:polygon draw:style-name="gr5" draw:text-style-name="P6" draw:layer="layout" svg:width="1.058cm" svg:height="1.058cm" svg:x="13.123cm" svg:y="11.853cm" svg:viewBox="0 0 1059 1059" draw:points="0,0 1059,0 1059,1059 0,1059">
          <text:p/>
        </draw:polygon>
        <draw:polygon draw:style-name="gr5" draw:text-style-name="P6" draw:layer="layout" svg:width="0cm" svg:height="0cm" svg:x="13.123cm" svg:y="11.853cm" svg:viewBox="0 0 0 0" draw:points="0,0">
          <text:p/>
        </draw:polygon>
        <draw:polygon draw:style-name="gr5" draw:text-style-name="P6" draw:layer="layout" svg:width="0cm" svg:height="0cm" svg:x="14.181cm" svg:y="12.911cm" svg:viewBox="0 0 0 0" draw:points="0,0">
          <text:p/>
        </draw:polygon>
        <draw:frame draw:style-name="gr4" draw:text-style-name="P5" draw:layer="layout" svg:width="0.493cm" svg:height="0.573cm" svg:x="12.446cm" svg:y="12.122cm">
          <draw:text-box>
            <text:p text:style-name="P2"><text:span text:style-name="T39">3</text:span></text:p>
          </draw:text-box>
        </draw:frame>
        <draw:polygon draw:style-name="gr5" draw:text-style-name="P6" draw:layer="layout" svg:width="1.059cm" svg:height="1.058cm" svg:x="14.181cm" svg:y="11.853cm" svg:viewBox="0 0 1060 1059" draw:points="0,0 1060,0 1060,1059 0,1059">
          <text:p/>
        </draw:polygon>
        <draw:polygon draw:style-name="gr5" draw:text-style-name="P6" draw:layer="layout" svg:width="0cm" svg:height="0cm" svg:x="14.181cm" svg:y="11.853cm" svg:viewBox="0 0 0 0" draw:points="0,0">
          <text:p/>
        </draw:polygon>
        <draw:polygon draw:style-name="gr5" draw:text-style-name="P6" draw:layer="layout" svg:width="0cm" svg:height="0cm" svg:x="15.24cm" svg:y="12.911cm" svg:viewBox="0 0 0 0" draw:points="0,0">
          <text:p/>
        </draw:polygon>
        <draw:frame draw:style-name="gr4" draw:text-style-name="P5" draw:layer="layout" svg:width="0.493cm" svg:height="0.573cm" svg:x="13.504cm" svg:y="12.122cm">
          <draw:text-box>
            <text:p text:style-name="P2"><text:span text:style-name="T40">7</text:span></text:p>
          </draw:text-box>
        </draw:frame>
        <draw:polygon draw:style-name="gr5" draw:text-style-name="P6" draw:layer="layout" svg:width="1.058cm" svg:height="1.058cm" svg:x="15.24cm" svg:y="11.853cm" svg:viewBox="0 0 1059 1059" draw:points="0,0 1059,0 1059,1059 0,1059">
          <text:p/>
        </draw:polygon>
        <draw:polygon draw:style-name="gr5" draw:text-style-name="P6" draw:layer="layout" svg:width="0cm" svg:height="0cm" svg:x="15.24cm" svg:y="11.853cm" svg:viewBox="0 0 0 0" draw:points="0,0">
          <text:p/>
        </draw:polygon>
        <draw:polygon draw:style-name="gr5" draw:text-style-name="P6" draw:layer="layout" svg:width="0cm" svg:height="0cm" svg:x="16.298cm" svg:y="12.911cm" svg:viewBox="0 0 0 0" draw:points="0,0">
          <text:p/>
        </draw:polygon>
        <draw:frame draw:style-name="gr4" draw:text-style-name="P5" draw:layer="layout" svg:width="0.493cm" svg:height="0.573cm" svg:x="14.563cm" svg:y="12.122cm">
          <draw:text-box>
            <text:p text:style-name="P2"><text:span text:style-name="T40">9</text:span></text:p>
          </draw:text-box>
        </draw:frame>
        <draw:polygon draw:style-name="gr5" draw:text-style-name="P6" draw:layer="layout" svg:width="1.058cm" svg:height="1.058cm" svg:x="16.298cm" svg:y="11.853cm" svg:viewBox="0 0 1059 1059" draw:points="0,0 1059,0 1059,1059 0,1059">
          <text:p/>
        </draw:polygon>
        <draw:polygon draw:style-name="gr5" draw:text-style-name="P6" draw:layer="layout" svg:width="0cm" svg:height="0cm" svg:x="16.298cm" svg:y="11.853cm" svg:viewBox="0 0 0 0" draw:points="0,0">
          <text:p/>
        </draw:polygon>
        <draw:polygon draw:style-name="gr5" draw:text-style-name="P6" draw:layer="layout" svg:width="0cm" svg:height="0cm" svg:x="17.356cm" svg:y="12.911cm" svg:viewBox="0 0 0 0" draw:points="0,0">
          <text:p/>
        </draw:polygon>
        <draw:frame draw:style-name="gr4" draw:text-style-name="P5" draw:layer="layout" svg:width="0.493cm" svg:height="0.573cm" svg:x="15.621cm" svg:y="12.122cm">
          <draw:text-box>
            <text:p text:style-name="P2"><text:span text:style-name="T40">6</text:span></text:p>
          </draw:text-box>
        </draw:frame>
        <draw:path draw:style-name="gr40" draw:text-style-name="P29" draw:layer="layout" svg:width="1.058cm" svg:height="1.058cm" svg:x="15.24cm" svg:y="11.853cm" svg:viewBox="0 0 1059 1059" svg:d="M530 0c300 0 529 229 529 530 0 300-229 529-529 529s-530-229-530-529c0-301 230-530 530-530zM0 0zM1059 1059z">
          <text:p/>
        </draw:path>
        <draw:path draw:style-name="gr5" draw:text-style-name="P6" draw:layer="layout" svg:width="1.058cm" svg:height="1.058cm" svg:x="15.24cm" svg:y="11.853cm" svg:viewBox="0 0 1059 1059" svg:d="M530 0c300 0 529 229 529 530 0 300-229 529-529 529s-530-229-530-529c0-301 230-530 530-530z">
          <text:p/>
        </draw:path>
        <draw:polygon draw:style-name="gr5" draw:text-style-name="P6" draw:layer="layout" svg:width="0cm" svg:height="0cm" svg:x="15.24cm" svg:y="11.853cm" svg:viewBox="0 0 0 0" draw:points="0,0">
          <text:p/>
        </draw:polygon>
        <draw:polygon draw:style-name="gr5" draw:text-style-name="P6" draw:layer="layout" svg:width="0cm" svg:height="0cm" svg:x="16.298cm" svg:y="12.911cm" svg:viewBox="0 0 0 0" draw:points="0,0">
          <text:p/>
        </draw:polygon>
        <draw:frame draw:style-name="gr4" draw:text-style-name="P5" draw:layer="layout" svg:width="0.493cm" svg:height="0.573cm" svg:x="16.679cm" svg:y="12.122cm">
          <draw:text-box>
            <text:p text:style-name="P2"><text:span text:style-name="T40">8</text:span></text:p>
          </draw:text-box>
        </draw:frame>
        <draw:frame draw:style-name="gr4" draw:text-style-name="P5" draw:layer="layout" svg:width="0.493cm" svg:height="0.573cm" svg:x="15.621cm" svg:y="12.122cm">
          <draw:text-box>
            <text:p text:style-name="P2"><text:span text:style-name="T40">6</text:span></text:p>
          </draw:text-box>
        </draw:frame>
        <draw:frame draw:style-name="gr30" draw:text-style-name="P22" draw:layer="layout" svg:width="0.422cm" svg:height="0.488cm" svg:x="13.526cm" svg:y="11.404cm">
          <draw:text-box>
            <text:p text:style-name="P2"><text:span text:style-name="T41">i</text:span></text:p>
          </draw:text-box>
        </draw:frame>
        <draw:polygon draw:style-name="gr5" draw:text-style-name="P6" draw:layer="layout" svg:width="1.058cm" svg:height="1.058cm" svg:x="6.773cm" svg:y="13.97cm" svg:viewBox="0 0 1059 1059" draw:points="0,0 1059,0 1059,1059 0,1059">
          <text:p/>
        </draw:polygon>
        <draw:polygon draw:style-name="gr5" draw:text-style-name="P6" draw:layer="layout" svg:width="0cm" svg:height="0cm" svg:x="6.773cm" svg:y="13.97cm" svg:viewBox="0 0 0 0" draw:points="0,0">
          <text:p/>
        </draw:polygon>
        <draw:polygon draw:style-name="gr5" draw:text-style-name="P6" draw:layer="layout" svg:width="0cm" svg:height="0cm" svg:x="7.831cm" svg:y="15.028cm" svg:viewBox="0 0 0 0" draw:points="0,0">
          <text:p/>
        </draw:polygon>
        <draw:frame draw:style-name="gr30" draw:text-style-name="P22" draw:layer="layout" svg:width="0.422cm" svg:height="0.488cm" svg:x="12.467cm" svg:y="11.404cm">
          <draw:text-box>
            <text:p text:style-name="P2"><text:span text:style-name="T42">j</text:span></text:p>
          </draw:text-box>
        </draw:frame>
        <draw:polygon draw:style-name="gr5" draw:text-style-name="P6" draw:layer="layout" svg:width="1.059cm" svg:height="1.058cm" svg:x="7.831cm" svg:y="13.97cm" svg:viewBox="0 0 1060 1059" draw:points="0,0 1060,0 1060,1059 0,1059">
          <text:p/>
        </draw:polygon>
        <draw:polygon draw:style-name="gr5" draw:text-style-name="P6" draw:layer="layout" svg:width="0cm" svg:height="0cm" svg:x="7.831cm" svg:y="13.97cm" svg:viewBox="0 0 0 0" draw:points="0,0">
          <text:p/>
        </draw:polygon>
        <draw:polygon draw:style-name="gr5" draw:text-style-name="P6" draw:layer="layout" svg:width="0cm" svg:height="0cm" svg:x="8.89cm" svg:y="15.028cm" svg:viewBox="0 0 0 0" draw:points="0,0">
          <text:p/>
        </draw:polygon>
        <draw:frame draw:style-name="gr4" draw:text-style-name="P5" draw:layer="layout" svg:width="0.493cm" svg:height="0.573cm" svg:x="7.154cm" svg:y="14.238cm">
          <draw:text-box>
            <text:p text:style-name="P2"><text:span text:style-name="T40">0</text:span></text:p>
          </draw:text-box>
        </draw:frame>
        <draw:polygon draw:style-name="gr5" draw:text-style-name="P6" draw:layer="layout" svg:width="1.058cm" svg:height="1.058cm" svg:x="8.89cm" svg:y="13.97cm" svg:viewBox="0 0 1059 1059" draw:points="0,0 1059,0 1059,1059 0,1059">
          <text:p/>
        </draw:polygon>
        <draw:polygon draw:style-name="gr5" draw:text-style-name="P6" draw:layer="layout" svg:width="0cm" svg:height="0cm" svg:x="8.89cm" svg:y="13.97cm" svg:viewBox="0 0 0 0" draw:points="0,0">
          <text:p/>
        </draw:polygon>
        <draw:polygon draw:style-name="gr5" draw:text-style-name="P6" draw:layer="layout" svg:width="0cm" svg:height="0cm" svg:x="9.948cm" svg:y="15.028cm" svg:viewBox="0 0 0 0" draw:points="0,0">
          <text:p/>
        </draw:polygon>
        <draw:frame draw:style-name="gr4" draw:text-style-name="P5" draw:layer="layout" svg:width="0.493cm" svg:height="0.573cm" svg:x="8.213cm" svg:y="14.238cm">
          <draw:text-box>
            <text:p text:style-name="P2"><text:span text:style-name="T40">1</text:span></text:p>
          </draw:text-box>
        </draw:frame>
        <draw:polygon draw:style-name="gr5" draw:text-style-name="P6" draw:layer="layout" svg:width="1.058cm" svg:height="1.058cm" svg:x="9.948cm" svg:y="13.97cm" svg:viewBox="0 0 1059 1059" draw:points="0,0 1059,0 1059,1059 0,1059">
          <text:p/>
        </draw:polygon>
        <draw:polygon draw:style-name="gr5" draw:text-style-name="P6" draw:layer="layout" svg:width="0cm" svg:height="0cm" svg:x="9.948cm" svg:y="13.97cm" svg:viewBox="0 0 0 0" draw:points="0,0">
          <text:p/>
        </draw:polygon>
        <draw:polygon draw:style-name="gr5" draw:text-style-name="P6" draw:layer="layout" svg:width="0cm" svg:height="0cm" svg:x="11.006cm" svg:y="15.028cm" svg:viewBox="0 0 0 0" draw:points="0,0">
          <text:p/>
        </draw:polygon>
        <draw:frame draw:style-name="gr4" draw:text-style-name="P5" draw:layer="layout" svg:width="0.493cm" svg:height="0.573cm" svg:x="9.271cm" svg:y="14.238cm">
          <draw:text-box>
            <text:p text:style-name="P2"><text:span text:style-name="T40">4</text:span></text:p>
          </draw:text-box>
        </draw:frame>
        <draw:polygon draw:style-name="gr5" draw:text-style-name="P6" draw:layer="layout" svg:width="1.059cm" svg:height="1.058cm" svg:x="11.006cm" svg:y="13.97cm" svg:viewBox="0 0 1060 1059" draw:points="0,0 1060,0 1060,1059 0,1059">
          <text:p/>
        </draw:polygon>
        <draw:polygon draw:style-name="gr5" draw:text-style-name="P6" draw:layer="layout" svg:width="0cm" svg:height="0cm" svg:x="11.006cm" svg:y="13.97cm" svg:viewBox="0 0 0 0" draw:points="0,0">
          <text:p/>
        </draw:polygon>
        <draw:polygon draw:style-name="gr5" draw:text-style-name="P6" draw:layer="layout" svg:width="0cm" svg:height="0cm" svg:x="12.065cm" svg:y="15.028cm" svg:viewBox="0 0 0 0" draw:points="0,0">
          <text:p/>
        </draw:polygon>
        <draw:frame draw:style-name="gr4" draw:text-style-name="P5" draw:layer="layout" svg:width="0.493cm" svg:height="0.573cm" svg:x="10.329cm" svg:y="14.238cm">
          <draw:text-box>
            <text:p text:style-name="P2"><text:span text:style-name="T40">2</text:span></text:p>
          </draw:text-box>
        </draw:frame>
        <draw:polygon draw:style-name="gr5" draw:text-style-name="P6" draw:layer="layout" svg:width="1.058cm" svg:height="1.058cm" svg:x="12.065cm" svg:y="13.97cm" svg:viewBox="0 0 1059 1059" draw:points="0,0 1059,0 1059,1059 0,1059">
          <text:p/>
        </draw:polygon>
        <draw:polygon draw:style-name="gr5" draw:text-style-name="P6" draw:layer="layout" svg:width="0cm" svg:height="0cm" svg:x="12.065cm" svg:y="13.97cm" svg:viewBox="0 0 0 0" draw:points="0,0">
          <text:p/>
        </draw:polygon>
        <draw:polygon draw:style-name="gr5" draw:text-style-name="P6" draw:layer="layout" svg:width="0cm" svg:height="0cm" svg:x="13.123cm" svg:y="15.028cm" svg:viewBox="0 0 0 0" draw:points="0,0">
          <text:p/>
        </draw:polygon>
        <draw:frame draw:style-name="gr4" draw:text-style-name="P5" draw:layer="layout" svg:width="0.493cm" svg:height="0.573cm" svg:x="11.388cm" svg:y="14.238cm">
          <draw:text-box>
            <text:p text:style-name="P2"><text:span text:style-name="T40">5</text:span></text:p>
          </draw:text-box>
        </draw:frame>
        <draw:path draw:style-name="gr39" draw:text-style-name="P28" draw:layer="layout" svg:width="1.058cm" svg:height="1.058cm" svg:x="13.123cm" svg:y="13.97cm" svg:viewBox="0 0 1059 1059" svg:d="M0 0h1059v1059h-1059zM0 0zM1059 1059z">
          <text:p/>
        </draw:path>
        <draw:polygon draw:style-name="gr5" draw:text-style-name="P6" draw:layer="layout" svg:width="1.058cm" svg:height="1.058cm" svg:x="13.123cm" svg:y="13.97cm" svg:viewBox="0 0 1059 1059" draw:points="0,0 1059,0 1059,1059 0,1059">
          <text:p/>
        </draw:polygon>
        <draw:polygon draw:style-name="gr5" draw:text-style-name="P6" draw:layer="layout" svg:width="0cm" svg:height="0cm" svg:x="13.123cm" svg:y="13.97cm" svg:viewBox="0 0 0 0" draw:points="0,0">
          <text:p/>
        </draw:polygon>
        <draw:polygon draw:style-name="gr5" draw:text-style-name="P6" draw:layer="layout" svg:width="0cm" svg:height="0cm" svg:x="14.181cm" svg:y="15.028cm" svg:viewBox="0 0 0 0" draw:points="0,0">
          <text:p/>
        </draw:polygon>
        <draw:frame draw:style-name="gr4" draw:text-style-name="P5" draw:layer="layout" svg:width="0.493cm" svg:height="0.573cm" svg:x="12.446cm" svg:y="14.238cm">
          <draw:text-box>
            <text:p text:style-name="P2"><text:span text:style-name="T40">3</text:span></text:p>
          </draw:text-box>
        </draw:frame>
        <draw:polygon draw:style-name="gr5" draw:text-style-name="P6" draw:layer="layout" svg:width="1.059cm" svg:height="1.058cm" svg:x="14.181cm" svg:y="13.97cm" svg:viewBox="0 0 1060 1059" draw:points="0,0 1060,0 1060,1059 0,1059">
          <text:p/>
        </draw:polygon>
        <draw:polygon draw:style-name="gr5" draw:text-style-name="P6" draw:layer="layout" svg:width="0cm" svg:height="0cm" svg:x="14.181cm" svg:y="13.97cm" svg:viewBox="0 0 0 0" draw:points="0,0">
          <text:p/>
        </draw:polygon>
        <draw:polygon draw:style-name="gr5" draw:text-style-name="P6" draw:layer="layout" svg:width="0cm" svg:height="0cm" svg:x="15.24cm" svg:y="15.028cm" svg:viewBox="0 0 0 0" draw:points="0,0">
          <text:p/>
        </draw:polygon>
        <draw:frame draw:style-name="gr4" draw:text-style-name="P5" draw:layer="layout" svg:width="0.493cm" svg:height="0.573cm" svg:x="13.504cm" svg:y="14.238cm">
          <draw:text-box>
            <text:p text:style-name="P2"><text:span text:style-name="T39">6</text:span></text:p>
          </draw:text-box>
        </draw:frame>
        <draw:path draw:style-name="gr39" draw:text-style-name="P28" draw:layer="layout" svg:width="1.058cm" svg:height="1.058cm" svg:x="15.24cm" svg:y="13.97cm" svg:viewBox="0 0 1059 1059" svg:d="M0 0h1059v1059h-1059zM0 0zM1059 1059z">
          <text:p/>
        </draw:path>
        <draw:polygon draw:style-name="gr5" draw:text-style-name="P6" draw:layer="layout" svg:width="1.058cm" svg:height="1.058cm" svg:x="15.24cm" svg:y="13.97cm" svg:viewBox="0 0 1059 1059" draw:points="0,0 1059,0 1059,1059 0,1059">
          <text:p/>
        </draw:polygon>
        <draw:polygon draw:style-name="gr5" draw:text-style-name="P6" draw:layer="layout" svg:width="0cm" svg:height="0cm" svg:x="15.24cm" svg:y="13.97cm" svg:viewBox="0 0 0 0" draw:points="0,0">
          <text:p/>
        </draw:polygon>
        <draw:polygon draw:style-name="gr5" draw:text-style-name="P6" draw:layer="layout" svg:width="0cm" svg:height="0cm" svg:x="16.298cm" svg:y="15.028cm" svg:viewBox="0 0 0 0" draw:points="0,0">
          <text:p/>
        </draw:polygon>
        <draw:frame draw:style-name="gr4" draw:text-style-name="P5" draw:layer="layout" svg:width="0.493cm" svg:height="0.573cm" svg:x="14.563cm" svg:y="14.238cm">
          <draw:text-box>
            <text:p text:style-name="P2"><text:span text:style-name="T40">9</text:span></text:p>
          </draw:text-box>
        </draw:frame>
        <draw:polygon draw:style-name="gr5" draw:text-style-name="P6" draw:layer="layout" svg:width="1.058cm" svg:height="1.058cm" svg:x="16.298cm" svg:y="13.97cm" svg:viewBox="0 0 1059 1059" draw:points="0,0 1059,0 1059,1059 0,1059">
          <text:p/>
        </draw:polygon>
        <draw:polygon draw:style-name="gr5" draw:text-style-name="P6" draw:layer="layout" svg:width="0cm" svg:height="0cm" svg:x="16.298cm" svg:y="13.97cm" svg:viewBox="0 0 0 0" draw:points="0,0">
          <text:p/>
        </draw:polygon>
        <draw:polygon draw:style-name="gr5" draw:text-style-name="P6" draw:layer="layout" svg:width="0cm" svg:height="0cm" svg:x="17.356cm" svg:y="15.028cm" svg:viewBox="0 0 0 0" draw:points="0,0">
          <text:p/>
        </draw:polygon>
        <draw:frame draw:style-name="gr4" draw:text-style-name="P5" draw:layer="layout" svg:width="0.493cm" svg:height="0.573cm" svg:x="15.621cm" svg:y="14.238cm">
          <draw:text-box>
            <text:p text:style-name="P2"><text:span text:style-name="T39">7</text:span></text:p>
          </draw:text-box>
        </draw:frame>
        <draw:frame draw:style-name="gr4" draw:text-style-name="P5" draw:layer="layout" svg:width="0.493cm" svg:height="0.573cm" svg:x="16.679cm" svg:y="14.238cm">
          <draw:text-box>
            <text:p text:style-name="P2"><text:span text:style-name="T40">8</text:span></text:p>
          </draw:text-box>
        </draw:frame>
        <draw:frame draw:style-name="gr30" draw:text-style-name="P22" draw:layer="layout" svg:width="0.422cm" svg:height="0.488cm" svg:x="13.526cm" svg:y="13.521cm">
          <draw:text-box>
            <text:p text:style-name="P2"><text:span text:style-name="T42">i</text:span></text:p>
          </draw:text-box>
        </draw:frame>
        <draw:frame draw:style-name="gr30" draw:text-style-name="P22" draw:layer="layout" svg:width="0.422cm" svg:height="0.488cm" svg:x="12.467cm" svg:y="13.521cm">
          <draw:text-box>
            <text:p text:style-name="P2"><text:span text:style-name="T41">j</text:span></text:p>
          </draw:text-box>
        </draw:frame>
        <draw:frame draw:style-name="gr22" draw:text-style-name="P17" draw:layer="layout" svg:width="0.634cm" svg:height="0.634cm" svg:x="8.23cm" svg:y="16.89cm">
          <draw:text-box>
            <text:p text:style-name="P2"><text:span text:style-name="T16">S</text:span></text:p>
          </draw:text-box>
        </draw:frame>
        <draw:frame draw:style-name="gr41" draw:text-style-name="P30" draw:layer="layout" svg:width="0.366cm" svg:height="0.366cm" svg:x="8.654cm" svg:y="17.244cm">
          <draw:text-box>
            <text:p text:style-name="P2"><text:span text:style-name="T43">1</text:span></text:p>
          </draw:text-box>
        </draw:frame>
        <draw:frame draw:style-name="gr22" draw:text-style-name="P17" draw:layer="layout" svg:width="2.047cm" svg:height="0.634cm" svg:x="8.858cm" svg:y="16.89cm">
          <draw:text-box>
            <text:p text:style-name="P2"><text:span text:style-name="T16"><text:s/></text:span><text:span text:style-name="T16">&lt; </text:span><text:span text:style-name="T16">p</text:span><text:span text:style-name="T16">i</text:span><text:span text:style-name="T16">v</text:span><text:span text:style-name="T16">o</text:span><text:span text:style-name="T16">t</text:span></text:p>
          </draw:text-box>
        </draw:frame>
        <draw:frame draw:style-name="gr22" draw:text-style-name="P17" draw:layer="layout" svg:width="1.319cm" svg:height="0.634cm" svg:x="12.1cm" svg:y="16.809cm">
          <draw:text-box>
            <text:p text:style-name="P2"><text:span text:style-name="T16">p</text:span><text:span text:style-name="T16">i</text:span><text:span text:style-name="T16">v</text:span><text:span text:style-name="T16">o</text:span><text:span text:style-name="T16">t</text:span></text:p>
          </draw:text-box>
        </draw:frame>
        <draw:frame draw:style-name="gr22" draw:text-style-name="P17" draw:layer="layout" svg:width="0.634cm" svg:height="0.634cm" svg:x="14.489cm" svg:y="16.89cm">
          <draw:text-box>
            <text:p text:style-name="P2"><text:span text:style-name="T16">S</text:span></text:p>
          </draw:text-box>
        </draw:frame>
        <draw:frame draw:style-name="gr41" draw:text-style-name="P30" draw:layer="layout" svg:width="0.366cm" svg:height="0.366cm" svg:x="14.912cm" svg:y="17.244cm">
          <draw:text-box>
            <text:p text:style-name="P2"><text:span text:style-name="T43">2</text:span></text:p>
          </draw:text-box>
        </draw:frame>
        <draw:path draw:style-name="gr5" draw:text-style-name="P6" draw:layer="layout" svg:width="6.35cm" svg:height="1.27cm" svg:x="6.773cm" svg:y="15.12cm" svg:viewBox="0 0 6351 1271" svg:d="M0 0c0 317 264 635 529 635h2166c266 0 530 318 530 636 0-318 265-636 526-636h2071c264 0 529-318 529-635">
          <text:p/>
        </draw:path>
        <draw:polygon draw:style-name="gr5" draw:text-style-name="P6" draw:layer="layout" svg:width="0cm" svg:height="0cm" svg:x="6.773cm" svg:y="16.39cm" svg:viewBox="0 0 0 0" draw:points="0,0">
          <text:p/>
        </draw:polygon>
        <draw:polygon draw:style-name="gr5" draw:text-style-name="P6" draw:layer="layout" svg:width="0cm" svg:height="0cm" svg:x="13.123cm" svg:y="15.12cm" svg:viewBox="0 0 0 0" draw:points="0,0">
          <text:p/>
        </draw:polygon>
        <draw:path draw:style-name="gr5" draw:text-style-name="P6" draw:layer="layout" svg:width="3.175cm" svg:height="1.27cm" svg:x="14.181cm" svg:y="15.12cm" svg:viewBox="0 0 3176 1271" svg:d="M0 0c0 317 132 635 266 635h1083c130 0 264 318 264 636 0-318 131-636 265-636h1034c130 0 264-318 264-635">
          <text:p/>
        </draw:path>
        <draw:polygon draw:style-name="gr5" draw:text-style-name="P6" draw:layer="layout" svg:width="0cm" svg:height="0cm" svg:x="14.181cm" svg:y="16.39cm" svg:viewBox="0 0 0 0" draw:points="0,0">
          <text:p/>
        </draw:polygon>
        <draw:polygon draw:style-name="gr5" draw:text-style-name="P6" draw:layer="layout" svg:width="0cm" svg:height="0cm" svg:x="17.356cm" svg:y="15.12cm" svg:viewBox="0 0 0 0" draw:points="0,0">
          <text:p/>
        </draw:polygon>
        <draw:line draw:style-name="gr5" draw:text-style-name="P6" draw:layer="layout" svg:x1="13.123cm" svg:y1="16.511cm" svg:x2="13.491cm" svg:y2="15.307cm">
          <text:p/>
        </draw:line>
        <draw:polygon draw:style-name="gr17" draw:text-style-name="P13" draw:layer="layout" svg:width="0.201cm" svg:height="0.232cm" svg:x="13.384cm" svg:y="15.12cm" svg:viewBox="0 0 202 233" draw:points="162,0 202,233 0,170">
          <text:p/>
        </draw:polygon>
        <draw:polygon draw:style-name="gr5" draw:text-style-name="P6" draw:layer="layout" svg:width="1.058cm" svg:height="1.058cm" svg:x="6.773cm" svg:y="4.868cm" svg:viewBox="0 0 1059 1059" draw:points="0,0 1059,0 1059,1059 0,1059">
          <text:p/>
        </draw:polygon>
        <draw:polygon draw:style-name="gr5" draw:text-style-name="P6" draw:layer="layout" svg:width="0cm" svg:height="0cm" svg:x="6.773cm" svg:y="4.868cm" svg:viewBox="0 0 0 0" draw:points="0,0">
          <text:p/>
        </draw:polygon>
        <draw:polygon draw:style-name="gr5" draw:text-style-name="P6" draw:layer="layout" svg:width="0cm" svg:height="0cm" svg:x="7.831cm" svg:y="5.926cm" svg:viewBox="0 0 0 0" draw:points="0,0">
          <text:p/>
        </draw:polygon>
        <draw:frame draw:style-name="gr22" draw:text-style-name="P17" draw:layer="layout" svg:width="2.047cm" svg:height="0.634cm" svg:x="15.117cm" svg:y="16.89cm">
          <draw:text-box>
            <text:p text:style-name="P2"><text:span text:style-name="T16"><text:s/></text:span><text:span text:style-name="T16">&gt; </text:span><text:span text:style-name="T16">p</text:span><text:span text:style-name="T16">i</text:span><text:span text:style-name="T16">v</text:span><text:span text:style-name="T16">o</text:span><text:span text:style-name="T16">t</text:span></text:p>
          </draw:text-box>
        </draw:frame>
        <draw:polygon draw:style-name="gr5" draw:text-style-name="P6" draw:layer="layout" svg:width="1.059cm" svg:height="1.058cm" svg:x="7.831cm" svg:y="4.868cm" svg:viewBox="0 0 1060 1059" draw:points="0,0 1060,0 1060,1059 0,1059">
          <text:p/>
        </draw:polygon>
        <draw:polygon draw:style-name="gr5" draw:text-style-name="P6" draw:layer="layout" svg:width="0cm" svg:height="0cm" svg:x="7.831cm" svg:y="4.868cm" svg:viewBox="0 0 0 0" draw:points="0,0">
          <text:p/>
        </draw:polygon>
        <draw:polygon draw:style-name="gr5" draw:text-style-name="P6" draw:layer="layout" svg:width="0cm" svg:height="0cm" svg:x="8.89cm" svg:y="5.926cm" svg:viewBox="0 0 0 0" draw:points="0,0">
          <text:p/>
        </draw:polygon>
        <draw:frame draw:style-name="gr4" draw:text-style-name="P5" draw:layer="layout" svg:width="0.493cm" svg:height="0.573cm" svg:x="7.154cm" svg:y="5.137cm">
          <draw:text-box>
            <text:p text:style-name="P2"><text:span text:style-name="T40">0</text:span></text:p>
          </draw:text-box>
        </draw:frame>
        <draw:polygon draw:style-name="gr5" draw:text-style-name="P6" draw:layer="layout" svg:width="1.058cm" svg:height="1.058cm" svg:x="8.89cm" svg:y="4.868cm" svg:viewBox="0 0 1059 1059" draw:points="0,0 1059,0 1059,1059 0,1059">
          <text:p/>
        </draw:polygon>
        <draw:polygon draw:style-name="gr5" draw:text-style-name="P6" draw:layer="layout" svg:width="0cm" svg:height="0cm" svg:x="8.89cm" svg:y="4.868cm" svg:viewBox="0 0 0 0" draw:points="0,0">
          <text:p/>
        </draw:polygon>
        <draw:polygon draw:style-name="gr5" draw:text-style-name="P6" draw:layer="layout" svg:width="0cm" svg:height="0cm" svg:x="9.948cm" svg:y="5.926cm" svg:viewBox="0 0 0 0" draw:points="0,0">
          <text:p/>
        </draw:polygon>
        <draw:frame draw:style-name="gr4" draw:text-style-name="P5" draw:layer="layout" svg:width="0.493cm" svg:height="0.573cm" svg:x="8.213cm" svg:y="5.137cm">
          <draw:text-box>
            <text:p text:style-name="P2"><text:span text:style-name="T40">1</text:span></text:p>
          </draw:text-box>
        </draw:frame>
        <draw:polygon draw:style-name="gr5" draw:text-style-name="P6" draw:layer="layout" svg:width="1.058cm" svg:height="1.058cm" svg:x="9.948cm" svg:y="4.868cm" svg:viewBox="0 0 1059 1059" draw:points="0,0 1059,0 1059,1059 0,1059">
          <text:p/>
        </draw:polygon>
        <draw:polygon draw:style-name="gr5" draw:text-style-name="P6" draw:layer="layout" svg:width="0cm" svg:height="0cm" svg:x="9.948cm" svg:y="4.868cm" svg:viewBox="0 0 0 0" draw:points="0,0">
          <text:p/>
        </draw:polygon>
        <draw:polygon draw:style-name="gr5" draw:text-style-name="P6" draw:layer="layout" svg:width="0cm" svg:height="0cm" svg:x="11.006cm" svg:y="5.926cm" svg:viewBox="0 0 0 0" draw:points="0,0">
          <text:p/>
        </draw:polygon>
        <draw:frame draw:style-name="gr4" draw:text-style-name="P5" draw:layer="layout" svg:width="0.493cm" svg:height="0.573cm" svg:x="9.271cm" svg:y="5.137cm">
          <draw:text-box>
            <text:p text:style-name="P2"><text:span text:style-name="T40">4</text:span></text:p>
          </draw:text-box>
        </draw:frame>
        <draw:path draw:style-name="gr39" draw:text-style-name="P28" draw:layer="layout" svg:width="1.059cm" svg:height="1.058cm" svg:x="11.006cm" svg:y="4.868cm" svg:viewBox="0 0 1060 1059" svg:d="M0 0h1060v1059h-1060zM0 0zM1060 1059z">
          <text:p/>
        </draw:path>
        <draw:polygon draw:style-name="gr5" draw:text-style-name="P6" draw:layer="layout" svg:width="1.059cm" svg:height="1.058cm" svg:x="11.006cm" svg:y="4.868cm" svg:viewBox="0 0 1060 1059" draw:points="0,0 1060,0 1060,1059 0,1059">
          <text:p/>
        </draw:polygon>
        <draw:polygon draw:style-name="gr5" draw:text-style-name="P6" draw:layer="layout" svg:width="0cm" svg:height="0cm" svg:x="11.006cm" svg:y="4.868cm" svg:viewBox="0 0 0 0" draw:points="0,0">
          <text:p/>
        </draw:polygon>
        <draw:polygon draw:style-name="gr5" draw:text-style-name="P6" draw:layer="layout" svg:width="0cm" svg:height="0cm" svg:x="12.065cm" svg:y="5.926cm" svg:viewBox="0 0 0 0" draw:points="0,0">
          <text:p/>
        </draw:polygon>
        <draw:frame draw:style-name="gr4" draw:text-style-name="P5" draw:layer="layout" svg:width="0.493cm" svg:height="0.573cm" svg:x="10.329cm" svg:y="5.137cm">
          <draw:text-box>
            <text:p text:style-name="P2"><text:span text:style-name="T40">2</text:span></text:p>
          </draw:text-box>
        </draw:frame>
        <draw:polygon draw:style-name="gr5" draw:text-style-name="P6" draw:layer="layout" svg:width="1.058cm" svg:height="1.058cm" svg:x="12.065cm" svg:y="4.868cm" svg:viewBox="0 0 1059 1059" draw:points="0,0 1059,0 1059,1059 0,1059">
          <text:p/>
        </draw:polygon>
        <draw:polygon draw:style-name="gr5" draw:text-style-name="P6" draw:layer="layout" svg:width="0cm" svg:height="0cm" svg:x="12.065cm" svg:y="4.868cm" svg:viewBox="0 0 0 0" draw:points="0,0">
          <text:p/>
        </draw:polygon>
        <draw:polygon draw:style-name="gr5" draw:text-style-name="P6" draw:layer="layout" svg:width="0cm" svg:height="0cm" svg:x="13.123cm" svg:y="5.926cm" svg:viewBox="0 0 0 0" draw:points="0,0">
          <text:p/>
        </draw:polygon>
        <draw:frame draw:style-name="gr4" draw:text-style-name="P5" draw:layer="layout" svg:width="0.493cm" svg:height="0.573cm" svg:x="11.388cm" svg:y="5.137cm">
          <draw:text-box>
            <text:p text:style-name="P2"><text:span text:style-name="T39">7</text:span></text:p>
          </draw:text-box>
        </draw:frame>
        <draw:polygon draw:style-name="gr5" draw:text-style-name="P6" draw:layer="layout" svg:width="1.058cm" svg:height="1.058cm" svg:x="13.123cm" svg:y="4.868cm" svg:viewBox="0 0 1059 1059" draw:points="0,0 1059,0 1059,1059 0,1059">
          <text:p/>
        </draw:polygon>
        <draw:polygon draw:style-name="gr5" draw:text-style-name="P6" draw:layer="layout" svg:width="0cm" svg:height="0cm" svg:x="13.123cm" svg:y="4.868cm" svg:viewBox="0 0 0 0" draw:points="0,0">
          <text:p/>
        </draw:polygon>
        <draw:polygon draw:style-name="gr5" draw:text-style-name="P6" draw:layer="layout" svg:width="0cm" svg:height="0cm" svg:x="14.181cm" svg:y="5.926cm" svg:viewBox="0 0 0 0" draw:points="0,0">
          <text:p/>
        </draw:polygon>
        <draw:frame draw:style-name="gr4" draw:text-style-name="P5" draw:layer="layout" svg:width="0.493cm" svg:height="0.573cm" svg:x="12.446cm" svg:y="5.137cm">
          <draw:text-box>
            <text:p text:style-name="P2"><text:span text:style-name="T40">3</text:span></text:p>
          </draw:text-box>
        </draw:frame>
        <draw:polygon draw:style-name="gr5" draw:text-style-name="P6" draw:layer="layout" svg:width="1.059cm" svg:height="1.058cm" svg:x="14.181cm" svg:y="4.868cm" svg:viewBox="0 0 1060 1059" draw:points="0,0 1060,0 1060,1059 0,1059">
          <text:p/>
        </draw:polygon>
        <draw:polygon draw:style-name="gr5" draw:text-style-name="P6" draw:layer="layout" svg:width="0cm" svg:height="0cm" svg:x="14.181cm" svg:y="4.868cm" svg:viewBox="0 0 0 0" draw:points="0,0">
          <text:p/>
        </draw:polygon>
        <draw:polygon draw:style-name="gr5" draw:text-style-name="P6" draw:layer="layout" svg:width="0cm" svg:height="0cm" svg:x="15.24cm" svg:y="5.926cm" svg:viewBox="0 0 0 0" draw:points="0,0">
          <text:p/>
        </draw:polygon>
        <draw:frame draw:style-name="gr4" draw:text-style-name="P5" draw:layer="layout" svg:width="0.493cm" svg:height="0.573cm" svg:x="13.504cm" svg:y="5.137cm">
          <draw:text-box>
            <text:p text:style-name="P2"><text:span text:style-name="T40">5</text:span></text:p>
          </draw:text-box>
        </draw:frame>
        <draw:path draw:style-name="gr40" draw:text-style-name="P29" draw:layer="layout" svg:width="1.058cm" svg:height="1.058cm" svg:x="15.24cm" svg:y="4.868cm" svg:viewBox="0 0 1059 1059" svg:d="M0 0h1059v1059h-1059zM0 0zM1059 1059z">
          <text:p/>
        </draw:path>
        <draw:polygon draw:style-name="gr5" draw:text-style-name="P6" draw:layer="layout" svg:width="1.058cm" svg:height="1.058cm" svg:x="15.24cm" svg:y="4.868cm" svg:viewBox="0 0 1059 1059" draw:points="0,0 1059,0 1059,1059 0,1059">
          <text:p/>
        </draw:polygon>
        <draw:polygon draw:style-name="gr5" draw:text-style-name="P6" draw:layer="layout" svg:width="0cm" svg:height="0cm" svg:x="15.24cm" svg:y="4.868cm" svg:viewBox="0 0 0 0" draw:points="0,0">
          <text:p/>
        </draw:polygon>
        <draw:polygon draw:style-name="gr5" draw:text-style-name="P6" draw:layer="layout" svg:width="0cm" svg:height="0cm" svg:x="16.298cm" svg:y="5.926cm" svg:viewBox="0 0 0 0" draw:points="0,0">
          <text:p/>
        </draw:polygon>
        <draw:frame draw:style-name="gr4" draw:text-style-name="P5" draw:layer="layout" svg:width="0.493cm" svg:height="0.573cm" svg:x="14.563cm" svg:y="5.137cm">
          <draw:text-box>
            <text:p text:style-name="P2"><text:span text:style-name="T40">9</text:span></text:p>
          </draw:text-box>
        </draw:frame>
        <draw:polygon draw:style-name="gr5" draw:text-style-name="P6" draw:layer="layout" svg:width="1.058cm" svg:height="1.058cm" svg:x="16.298cm" svg:y="4.868cm" svg:viewBox="0 0 1059 1059" draw:points="0,0 1059,0 1059,1059 0,1059">
          <text:p/>
        </draw:polygon>
        <draw:polygon draw:style-name="gr5" draw:text-style-name="P6" draw:layer="layout" svg:width="0cm" svg:height="0cm" svg:x="16.298cm" svg:y="4.868cm" svg:viewBox="0 0 0 0" draw:points="0,0">
          <text:p/>
        </draw:polygon>
        <draw:polygon draw:style-name="gr5" draw:text-style-name="P6" draw:layer="layout" svg:width="0cm" svg:height="0cm" svg:x="17.356cm" svg:y="5.926cm" svg:viewBox="0 0 0 0" draw:points="0,0">
          <text:p/>
        </draw:polygon>
        <draw:frame draw:style-name="gr4" draw:text-style-name="P5" draw:layer="layout" svg:width="0.493cm" svg:height="0.573cm" svg:x="15.621cm" svg:y="5.137cm">
          <draw:text-box>
            <text:p text:style-name="P2"><text:span text:style-name="T40">6</text:span></text:p>
          </draw:text-box>
        </draw:frame>
        <draw:path draw:style-name="gr5" draw:text-style-name="P6" draw:layer="layout" svg:width="1.058cm" svg:height="1.058cm" svg:x="15.24cm" svg:y="4.868cm" svg:viewBox="0 0 1059 1059" svg:d="M530 0c300 0 529 229 529 529s-229 530-529 530-530-230-530-530 230-529 530-529z">
          <text:p/>
        </draw:path>
        <draw:polygon draw:style-name="gr5" draw:text-style-name="P6" draw:layer="layout" svg:width="0cm" svg:height="0cm" svg:x="15.24cm" svg:y="4.868cm" svg:viewBox="0 0 0 0" draw:points="0,0">
          <text:p/>
        </draw:polygon>
        <draw:polygon draw:style-name="gr5" draw:text-style-name="P6" draw:layer="layout" svg:width="0cm" svg:height="0cm" svg:x="16.298cm" svg:y="5.926cm" svg:viewBox="0 0 0 0" draw:points="0,0">
          <text:p/>
        </draw:polygon>
        <draw:frame draw:style-name="gr4" draw:text-style-name="P5" draw:layer="layout" svg:width="0.493cm" svg:height="0.573cm" svg:x="16.679cm" svg:y="5.137cm">
          <draw:text-box>
            <text:p text:style-name="P2"><text:span text:style-name="T40">8</text:span></text:p>
          </draw:text-box>
        </draw:frame>
        <draw:frame draw:style-name="gr30" draw:text-style-name="P22" draw:layer="layout" svg:width="0.422cm" svg:height="0.488cm" svg:x="11.409cm" svg:y="4.327cm">
          <draw:text-box>
            <text:p text:style-name="P2"><text:span text:style-name="T42">i</text:span></text:p>
          </draw:text-box>
        </draw:frame>
        <draw:polygon draw:style-name="gr5" draw:text-style-name="P6" draw:layer="layout" svg:width="1.058cm" svg:height="1.059cm" svg:x="6.773cm" svg:y="6.561cm" svg:viewBox="0 0 1059 1060" draw:points="0,0 1059,0 1059,1060 0,1060">
          <text:p/>
        </draw:polygon>
        <draw:polygon draw:style-name="gr5" draw:text-style-name="P6" draw:layer="layout" svg:width="0cm" svg:height="0cm" svg:x="6.773cm" svg:y="6.561cm" svg:viewBox="0 0 0 0" draw:points="0,0">
          <text:p/>
        </draw:polygon>
        <draw:polygon draw:style-name="gr5" draw:text-style-name="P6" draw:layer="layout" svg:width="0cm" svg:height="0cm" svg:x="7.831cm" svg:y="7.62cm" svg:viewBox="0 0 0 0" draw:points="0,0">
          <text:p/>
        </draw:polygon>
        <draw:frame draw:style-name="gr30" draw:text-style-name="P22" draw:layer="layout" svg:width="0.422cm" svg:height="0.488cm" svg:x="14.584cm" svg:y="4.327cm">
          <draw:text-box>
            <text:p text:style-name="P2"><text:span text:style-name="T41">j</text:span></text:p>
          </draw:text-box>
        </draw:frame>
        <draw:polygon draw:style-name="gr5" draw:text-style-name="P6" draw:layer="layout" svg:width="1.059cm" svg:height="1.059cm" svg:x="7.831cm" svg:y="6.561cm" svg:viewBox="0 0 1060 1060" draw:points="0,0 1060,0 1060,1060 0,1060">
          <text:p/>
        </draw:polygon>
        <draw:polygon draw:style-name="gr5" draw:text-style-name="P6" draw:layer="layout" svg:width="0cm" svg:height="0cm" svg:x="7.831cm" svg:y="6.561cm" svg:viewBox="0 0 0 0" draw:points="0,0">
          <text:p/>
        </draw:polygon>
        <draw:polygon draw:style-name="gr5" draw:text-style-name="P6" draw:layer="layout" svg:width="0cm" svg:height="0cm" svg:x="8.89cm" svg:y="7.62cm" svg:viewBox="0 0 0 0" draw:points="0,0">
          <text:p/>
        </draw:polygon>
        <draw:frame draw:style-name="gr4" draw:text-style-name="P5" draw:layer="layout" svg:width="0.493cm" svg:height="0.573cm" svg:x="7.154cm" svg:y="6.83cm">
          <draw:text-box>
            <text:p text:style-name="P2"><text:span text:style-name="T40">0</text:span></text:p>
          </draw:text-box>
        </draw:frame>
        <draw:polygon draw:style-name="gr5" draw:text-style-name="P6" draw:layer="layout" svg:width="1.058cm" svg:height="1.059cm" svg:x="8.89cm" svg:y="6.561cm" svg:viewBox="0 0 1059 1060" draw:points="0,0 1059,0 1059,1060 0,1060">
          <text:p/>
        </draw:polygon>
        <draw:polygon draw:style-name="gr5" draw:text-style-name="P6" draw:layer="layout" svg:width="0cm" svg:height="0cm" svg:x="8.89cm" svg:y="6.561cm" svg:viewBox="0 0 0 0" draw:points="0,0">
          <text:p/>
        </draw:polygon>
        <draw:polygon draw:style-name="gr5" draw:text-style-name="P6" draw:layer="layout" svg:width="0cm" svg:height="0cm" svg:x="9.948cm" svg:y="7.62cm" svg:viewBox="0 0 0 0" draw:points="0,0">
          <text:p/>
        </draw:polygon>
        <draw:frame draw:style-name="gr4" draw:text-style-name="P5" draw:layer="layout" svg:width="0.493cm" svg:height="0.573cm" svg:x="8.213cm" svg:y="6.83cm">
          <draw:text-box>
            <text:p text:style-name="P2"><text:span text:style-name="T40">1</text:span></text:p>
          </draw:text-box>
        </draw:frame>
        <draw:polygon draw:style-name="gr5" draw:text-style-name="P6" draw:layer="layout" svg:width="1.058cm" svg:height="1.059cm" svg:x="9.948cm" svg:y="6.561cm" svg:viewBox="0 0 1059 1060" draw:points="0,0 1059,0 1059,1060 0,1060">
          <text:p/>
        </draw:polygon>
        <draw:polygon draw:style-name="gr5" draw:text-style-name="P6" draw:layer="layout" svg:width="0cm" svg:height="0cm" svg:x="9.948cm" svg:y="6.561cm" svg:viewBox="0 0 0 0" draw:points="0,0">
          <text:p/>
        </draw:polygon>
        <draw:polygon draw:style-name="gr5" draw:text-style-name="P6" draw:layer="layout" svg:width="0cm" svg:height="0cm" svg:x="11.006cm" svg:y="7.62cm" svg:viewBox="0 0 0 0" draw:points="0,0">
          <text:p/>
        </draw:polygon>
        <draw:frame draw:style-name="gr4" draw:text-style-name="P5" draw:layer="layout" svg:width="0.493cm" svg:height="0.573cm" svg:x="9.271cm" svg:y="6.83cm">
          <draw:text-box>
            <text:p text:style-name="P2"><text:span text:style-name="T40">4</text:span></text:p>
          </draw:text-box>
        </draw:frame>
        <draw:polygon draw:style-name="gr5" draw:text-style-name="P6" draw:layer="layout" svg:width="1.059cm" svg:height="1.059cm" svg:x="11.006cm" svg:y="6.561cm" svg:viewBox="0 0 1060 1060" draw:points="0,0 1060,0 1060,1060 0,1060">
          <text:p/>
        </draw:polygon>
        <draw:polygon draw:style-name="gr5" draw:text-style-name="P6" draw:layer="layout" svg:width="0cm" svg:height="0cm" svg:x="11.006cm" svg:y="6.561cm" svg:viewBox="0 0 0 0" draw:points="0,0">
          <text:p/>
        </draw:polygon>
        <draw:polygon draw:style-name="gr5" draw:text-style-name="P6" draw:layer="layout" svg:width="0cm" svg:height="0cm" svg:x="12.065cm" svg:y="7.62cm" svg:viewBox="0 0 0 0" draw:points="0,0">
          <text:p/>
        </draw:polygon>
        <draw:frame draw:style-name="gr4" draw:text-style-name="P5" draw:layer="layout" svg:width="0.493cm" svg:height="0.573cm" svg:x="10.329cm" svg:y="6.83cm">
          <draw:text-box>
            <text:p text:style-name="P2"><text:span text:style-name="T40">2</text:span></text:p>
          </draw:text-box>
        </draw:frame>
        <draw:polygon draw:style-name="gr5" draw:text-style-name="P6" draw:layer="layout" svg:width="1.058cm" svg:height="1.059cm" svg:x="12.065cm" svg:y="6.561cm" svg:viewBox="0 0 1059 1060" draw:points="0,0 1059,0 1059,1060 0,1060">
          <text:p/>
        </draw:polygon>
        <draw:polygon draw:style-name="gr5" draw:text-style-name="P6" draw:layer="layout" svg:width="0cm" svg:height="0cm" svg:x="12.065cm" svg:y="6.561cm" svg:viewBox="0 0 0 0" draw:points="0,0">
          <text:p/>
        </draw:polygon>
        <draw:polygon draw:style-name="gr5" draw:text-style-name="P6" draw:layer="layout" svg:width="0cm" svg:height="0cm" svg:x="13.123cm" svg:y="7.62cm" svg:viewBox="0 0 0 0" draw:points="0,0">
          <text:p/>
        </draw:polygon>
        <draw:frame draw:style-name="gr4" draw:text-style-name="P5" draw:layer="layout" svg:width="0.493cm" svg:height="0.573cm" svg:x="11.388cm" svg:y="6.83cm">
          <draw:text-box>
            <text:p text:style-name="P2"><text:span text:style-name="T40">7</text:span></text:p>
          </draw:text-box>
        </draw:frame>
        <draw:path draw:style-name="gr39" draw:text-style-name="P28" draw:layer="layout" svg:width="1.058cm" svg:height="1.059cm" svg:x="13.123cm" svg:y="6.561cm" svg:viewBox="0 0 1059 1060" svg:d="M0 0h1059v1060h-1059zM0 0zM1059 1060z">
          <text:p/>
        </draw:path>
        <draw:polygon draw:style-name="gr5" draw:text-style-name="P6" draw:layer="layout" svg:width="1.058cm" svg:height="1.059cm" svg:x="13.123cm" svg:y="6.561cm" svg:viewBox="0 0 1059 1060" draw:points="0,0 1059,0 1059,1060 0,1060">
          <text:p/>
        </draw:polygon>
        <draw:polygon draw:style-name="gr5" draw:text-style-name="P6" draw:layer="layout" svg:width="0cm" svg:height="0cm" svg:x="13.123cm" svg:y="6.561cm" svg:viewBox="0 0 0 0" draw:points="0,0">
          <text:p/>
        </draw:polygon>
        <draw:polygon draw:style-name="gr5" draw:text-style-name="P6" draw:layer="layout" svg:width="0cm" svg:height="0cm" svg:x="14.181cm" svg:y="7.62cm" svg:viewBox="0 0 0 0" draw:points="0,0">
          <text:p/>
        </draw:polygon>
        <draw:frame draw:style-name="gr4" draw:text-style-name="P5" draw:layer="layout" svg:width="0.493cm" svg:height="0.573cm" svg:x="12.446cm" svg:y="6.83cm">
          <draw:text-box>
            <text:p text:style-name="P2"><text:span text:style-name="T40">3</text:span></text:p>
          </draw:text-box>
        </draw:frame>
        <draw:polygon draw:style-name="gr5" draw:text-style-name="P6" draw:layer="layout" svg:width="1.059cm" svg:height="1.059cm" svg:x="14.181cm" svg:y="6.561cm" svg:viewBox="0 0 1060 1060" draw:points="0,0 1060,0 1060,1060 0,1060">
          <text:p/>
        </draw:polygon>
        <draw:polygon draw:style-name="gr5" draw:text-style-name="P6" draw:layer="layout" svg:width="0cm" svg:height="0cm" svg:x="14.181cm" svg:y="6.561cm" svg:viewBox="0 0 0 0" draw:points="0,0">
          <text:p/>
        </draw:polygon>
        <draw:polygon draw:style-name="gr5" draw:text-style-name="P6" draw:layer="layout" svg:width="0cm" svg:height="0cm" svg:x="15.24cm" svg:y="7.62cm" svg:viewBox="0 0 0 0" draw:points="0,0">
          <text:p/>
        </draw:polygon>
        <draw:frame draw:style-name="gr4" draw:text-style-name="P5" draw:layer="layout" svg:width="0.493cm" svg:height="0.573cm" svg:x="13.504cm" svg:y="6.83cm">
          <draw:text-box>
            <text:p text:style-name="P2"><text:span text:style-name="T39">5</text:span></text:p>
          </draw:text-box>
        </draw:frame>
        <draw:polygon draw:style-name="gr5" draw:text-style-name="P6" draw:layer="layout" svg:width="1.058cm" svg:height="1.059cm" svg:x="15.24cm" svg:y="6.561cm" svg:viewBox="0 0 1059 1060" draw:points="0,0 1059,0 1059,1060 0,1060">
          <text:p/>
        </draw:polygon>
        <draw:polygon draw:style-name="gr5" draw:text-style-name="P6" draw:layer="layout" svg:width="0cm" svg:height="0cm" svg:x="15.24cm" svg:y="6.561cm" svg:viewBox="0 0 0 0" draw:points="0,0">
          <text:p/>
        </draw:polygon>
        <draw:polygon draw:style-name="gr5" draw:text-style-name="P6" draw:layer="layout" svg:width="0cm" svg:height="0cm" svg:x="16.298cm" svg:y="7.62cm" svg:viewBox="0 0 0 0" draw:points="0,0">
          <text:p/>
        </draw:polygon>
        <draw:frame draw:style-name="gr4" draw:text-style-name="P5" draw:layer="layout" svg:width="0.493cm" svg:height="0.573cm" svg:x="14.563cm" svg:y="6.83cm">
          <draw:text-box>
            <text:p text:style-name="P2"><text:span text:style-name="T40">9</text:span></text:p>
          </draw:text-box>
        </draw:frame>
        <draw:polygon draw:style-name="gr5" draw:text-style-name="P6" draw:layer="layout" svg:width="1.058cm" svg:height="1.059cm" svg:x="16.298cm" svg:y="6.561cm" svg:viewBox="0 0 1059 1060" draw:points="0,0 1059,0 1059,1060 0,1060">
          <text:p/>
        </draw:polygon>
        <draw:polygon draw:style-name="gr5" draw:text-style-name="P6" draw:layer="layout" svg:width="0cm" svg:height="0cm" svg:x="16.298cm" svg:y="6.561cm" svg:viewBox="0 0 0 0" draw:points="0,0">
          <text:p/>
        </draw:polygon>
        <draw:polygon draw:style-name="gr5" draw:text-style-name="P6" draw:layer="layout" svg:width="0cm" svg:height="0cm" svg:x="17.356cm" svg:y="7.62cm" svg:viewBox="0 0 0 0" draw:points="0,0">
          <text:p/>
        </draw:polygon>
        <draw:frame draw:style-name="gr4" draw:text-style-name="P5" draw:layer="layout" svg:width="0.493cm" svg:height="0.573cm" svg:x="15.621cm" svg:y="6.83cm">
          <draw:text-box>
            <text:p text:style-name="P2"><text:span text:style-name="T40">6</text:span></text:p>
          </draw:text-box>
        </draw:frame>
        <draw:path draw:style-name="gr40" draw:text-style-name="P29" draw:layer="layout" svg:width="1.058cm" svg:height="1.059cm" svg:x="15.24cm" svg:y="6.561cm" svg:viewBox="0 0 1059 1060" svg:d="M530 0c300 0 529 229 529 530 0 300-229 530-529 530s-530-230-530-530c0-301 230-530 530-530zM0 0zM1059 1060z">
          <text:p/>
        </draw:path>
        <draw:path draw:style-name="gr5" draw:text-style-name="P6" draw:layer="layout" svg:width="1.058cm" svg:height="1.059cm" svg:x="15.24cm" svg:y="6.561cm" svg:viewBox="0 0 1059 1060" svg:d="M530 0c300 0 529 229 529 530 0 300-229 530-529 530s-530-230-530-530c0-301 230-530 530-530z">
          <text:p/>
        </draw:path>
        <draw:polygon draw:style-name="gr5" draw:text-style-name="P6" draw:layer="layout" svg:width="0cm" svg:height="0cm" svg:x="15.24cm" svg:y="6.561cm" svg:viewBox="0 0 0 0" draw:points="0,0">
          <text:p/>
        </draw:polygon>
        <draw:polygon draw:style-name="gr5" draw:text-style-name="P6" draw:layer="layout" svg:width="0cm" svg:height="0cm" svg:x="16.298cm" svg:y="7.62cm" svg:viewBox="0 0 0 0" draw:points="0,0">
          <text:p/>
        </draw:polygon>
        <draw:frame draw:style-name="gr4" draw:text-style-name="P5" draw:layer="layout" svg:width="0.493cm" svg:height="0.573cm" svg:x="16.679cm" svg:y="6.83cm">
          <draw:text-box>
            <text:p text:style-name="P2"><text:span text:style-name="T40">8</text:span></text:p>
          </draw:text-box>
        </draw:frame>
        <draw:frame draw:style-name="gr4" draw:text-style-name="P5" draw:layer="layout" svg:width="0.493cm" svg:height="0.573cm" svg:x="15.621cm" svg:y="6.83cm">
          <draw:text-box>
            <text:p text:style-name="P2"><text:span text:style-name="T40">6</text:span></text:p>
          </draw:text-box>
        </draw:frame>
        <draw:frame draw:style-name="gr30" draw:text-style-name="P22" draw:layer="layout" svg:width="0.422cm" svg:height="0.488cm" svg:x="11.409cm" svg:y="6.116cm">
          <draw:text-box>
            <text:p text:style-name="P2"><text:span text:style-name="T41">i</text:span></text:p>
          </draw:text-box>
        </draw:frame>
        <draw:polygon draw:style-name="gr5" draw:text-style-name="P6" draw:layer="layout" svg:width="1.058cm" svg:height="1.058cm" svg:x="6.773cm" svg:y="8.255cm" svg:viewBox="0 0 1059 1059" draw:points="0,0 1059,0 1059,1059 0,1059">
          <text:p/>
        </draw:polygon>
        <draw:polygon draw:style-name="gr5" draw:text-style-name="P6" draw:layer="layout" svg:width="0cm" svg:height="0cm" svg:x="6.773cm" svg:y="8.255cm" svg:viewBox="0 0 0 0" draw:points="0,0">
          <text:p/>
        </draw:polygon>
        <draw:polygon draw:style-name="gr5" draw:text-style-name="P6" draw:layer="layout" svg:width="0cm" svg:height="0cm" svg:x="7.831cm" svg:y="9.313cm" svg:viewBox="0 0 0 0" draw:points="0,0">
          <text:p/>
        </draw:polygon>
        <draw:frame draw:style-name="gr30" draw:text-style-name="P22" draw:layer="layout" svg:width="0.422cm" svg:height="0.488cm" svg:x="13.526cm" svg:y="6.116cm">
          <draw:text-box>
            <text:p text:style-name="P2"><text:span text:style-name="T42">j</text:span></text:p>
          </draw:text-box>
        </draw:frame>
        <draw:polygon draw:style-name="gr5" draw:text-style-name="P6" draw:layer="layout" svg:width="1.059cm" svg:height="1.058cm" svg:x="7.831cm" svg:y="8.255cm" svg:viewBox="0 0 1060 1059" draw:points="0,0 1060,0 1060,1059 0,1059">
          <text:p/>
        </draw:polygon>
        <draw:polygon draw:style-name="gr5" draw:text-style-name="P6" draw:layer="layout" svg:width="0cm" svg:height="0cm" svg:x="7.831cm" svg:y="8.255cm" svg:viewBox="0 0 0 0" draw:points="0,0">
          <text:p/>
        </draw:polygon>
        <draw:polygon draw:style-name="gr5" draw:text-style-name="P6" draw:layer="layout" svg:width="0cm" svg:height="0cm" svg:x="8.89cm" svg:y="9.313cm" svg:viewBox="0 0 0 0" draw:points="0,0">
          <text:p/>
        </draw:polygon>
        <draw:frame draw:style-name="gr4" draw:text-style-name="P5" draw:layer="layout" svg:width="0.493cm" svg:height="0.573cm" svg:x="7.154cm" svg:y="8.523cm">
          <draw:text-box>
            <text:p text:style-name="P2"><text:span text:style-name="T40">0</text:span></text:p>
          </draw:text-box>
        </draw:frame>
        <draw:polygon draw:style-name="gr5" draw:text-style-name="P6" draw:layer="layout" svg:width="1.058cm" svg:height="1.058cm" svg:x="8.89cm" svg:y="8.255cm" svg:viewBox="0 0 1059 1059" draw:points="0,0 1059,0 1059,1059 0,1059">
          <text:p/>
        </draw:polygon>
        <draw:polygon draw:style-name="gr5" draw:text-style-name="P6" draw:layer="layout" svg:width="0cm" svg:height="0cm" svg:x="8.89cm" svg:y="8.255cm" svg:viewBox="0 0 0 0" draw:points="0,0">
          <text:p/>
        </draw:polygon>
        <draw:polygon draw:style-name="gr5" draw:text-style-name="P6" draw:layer="layout" svg:width="0cm" svg:height="0cm" svg:x="9.948cm" svg:y="9.313cm" svg:viewBox="0 0 0 0" draw:points="0,0">
          <text:p/>
        </draw:polygon>
        <draw:frame draw:style-name="gr4" draw:text-style-name="P5" draw:layer="layout" svg:width="0.493cm" svg:height="0.573cm" svg:x="8.213cm" svg:y="8.523cm">
          <draw:text-box>
            <text:p text:style-name="P2"><text:span text:style-name="T40">1</text:span></text:p>
          </draw:text-box>
        </draw:frame>
        <draw:polygon draw:style-name="gr5" draw:text-style-name="P6" draw:layer="layout" svg:width="1.058cm" svg:height="1.058cm" svg:x="9.948cm" svg:y="8.255cm" svg:viewBox="0 0 1059 1059" draw:points="0,0 1059,0 1059,1059 0,1059">
          <text:p/>
        </draw:polygon>
        <draw:polygon draw:style-name="gr5" draw:text-style-name="P6" draw:layer="layout" svg:width="0cm" svg:height="0cm" svg:x="9.948cm" svg:y="8.255cm" svg:viewBox="0 0 0 0" draw:points="0,0">
          <text:p/>
        </draw:polygon>
        <draw:polygon draw:style-name="gr5" draw:text-style-name="P6" draw:layer="layout" svg:width="0cm" svg:height="0cm" svg:x="11.006cm" svg:y="9.313cm" svg:viewBox="0 0 0 0" draw:points="0,0">
          <text:p/>
        </draw:polygon>
        <draw:frame draw:style-name="gr4" draw:text-style-name="P5" draw:layer="layout" svg:width="0.493cm" svg:height="0.573cm" svg:x="9.271cm" svg:y="8.523cm">
          <draw:text-box>
            <text:p text:style-name="P2"><text:span text:style-name="T40">4</text:span></text:p>
          </draw:text-box>
        </draw:frame>
        <draw:path draw:style-name="gr39" draw:text-style-name="P28" draw:layer="layout" svg:width="1.059cm" svg:height="1.058cm" svg:x="11.006cm" svg:y="8.255cm" svg:viewBox="0 0 1060 1059" svg:d="M0 0h1060v1059h-1060zM0 0zM1060 1059z">
          <text:p/>
        </draw:path>
        <draw:polygon draw:style-name="gr5" draw:text-style-name="P6" draw:layer="layout" svg:width="1.059cm" svg:height="1.058cm" svg:x="11.006cm" svg:y="8.255cm" svg:viewBox="0 0 1060 1059" draw:points="0,0 1060,0 1060,1059 0,1059">
          <text:p/>
        </draw:polygon>
        <draw:polygon draw:style-name="gr5" draw:text-style-name="P6" draw:layer="layout" svg:width="0cm" svg:height="0cm" svg:x="11.006cm" svg:y="8.255cm" svg:viewBox="0 0 0 0" draw:points="0,0">
          <text:p/>
        </draw:polygon>
        <draw:polygon draw:style-name="gr5" draw:text-style-name="P6" draw:layer="layout" svg:width="0cm" svg:height="0cm" svg:x="12.065cm" svg:y="9.313cm" svg:viewBox="0 0 0 0" draw:points="0,0">
          <text:p/>
        </draw:polygon>
        <draw:frame draw:style-name="gr4" draw:text-style-name="P5" draw:layer="layout" svg:width="0.493cm" svg:height="0.573cm" svg:x="10.329cm" svg:y="8.523cm">
          <draw:text-box>
            <text:p text:style-name="P2"><text:span text:style-name="T40">2</text:span></text:p>
          </draw:text-box>
        </draw:frame>
        <draw:polygon draw:style-name="gr5" draw:text-style-name="P6" draw:layer="layout" svg:width="1.058cm" svg:height="1.058cm" svg:x="12.065cm" svg:y="8.255cm" svg:viewBox="0 0 1059 1059" draw:points="0,0 1059,0 1059,1059 0,1059">
          <text:p/>
        </draw:polygon>
        <draw:polygon draw:style-name="gr5" draw:text-style-name="P6" draw:layer="layout" svg:width="0cm" svg:height="0cm" svg:x="12.065cm" svg:y="8.255cm" svg:viewBox="0 0 0 0" draw:points="0,0">
          <text:p/>
        </draw:polygon>
        <draw:polygon draw:style-name="gr5" draw:text-style-name="P6" draw:layer="layout" svg:width="0cm" svg:height="0cm" svg:x="13.123cm" svg:y="9.313cm" svg:viewBox="0 0 0 0" draw:points="0,0">
          <text:p/>
        </draw:polygon>
        <draw:frame draw:style-name="gr4" draw:text-style-name="P5" draw:layer="layout" svg:width="0.493cm" svg:height="0.573cm" svg:x="11.388cm" svg:y="8.523cm">
          <draw:text-box>
            <text:p text:style-name="P2"><text:span text:style-name="T39">5</text:span></text:p>
          </draw:text-box>
        </draw:frame>
        <draw:path draw:style-name="gr39" draw:text-style-name="P28" draw:layer="layout" svg:width="1.058cm" svg:height="1.058cm" svg:x="13.123cm" svg:y="8.255cm" svg:viewBox="0 0 1059 1059" svg:d="M0 0h1059v1059h-1059zM0 0zM1059 1059z">
          <text:p/>
        </draw:path>
        <draw:polygon draw:style-name="gr5" draw:text-style-name="P6" draw:layer="layout" svg:width="1.058cm" svg:height="1.058cm" svg:x="13.123cm" svg:y="8.255cm" svg:viewBox="0 0 1059 1059" draw:points="0,0 1059,0 1059,1059 0,1059">
          <text:p/>
        </draw:polygon>
        <draw:polygon draw:style-name="gr5" draw:text-style-name="P6" draw:layer="layout" svg:width="0cm" svg:height="0cm" svg:x="13.123cm" svg:y="8.255cm" svg:viewBox="0 0 0 0" draw:points="0,0">
          <text:p/>
        </draw:polygon>
        <draw:polygon draw:style-name="gr5" draw:text-style-name="P6" draw:layer="layout" svg:width="0cm" svg:height="0cm" svg:x="14.181cm" svg:y="9.313cm" svg:viewBox="0 0 0 0" draw:points="0,0">
          <text:p/>
        </draw:polygon>
        <draw:frame draw:style-name="gr4" draw:text-style-name="P5" draw:layer="layout" svg:width="0.493cm" svg:height="0.573cm" svg:x="12.446cm" svg:y="8.523cm">
          <draw:text-box>
            <text:p text:style-name="P2"><text:span text:style-name="T40">3</text:span></text:p>
          </draw:text-box>
        </draw:frame>
        <draw:polygon draw:style-name="gr5" draw:text-style-name="P6" draw:layer="layout" svg:width="1.059cm" svg:height="1.058cm" svg:x="14.181cm" svg:y="8.255cm" svg:viewBox="0 0 1060 1059" draw:points="0,0 1060,0 1060,1059 0,1059">
          <text:p/>
        </draw:polygon>
        <draw:polygon draw:style-name="gr5" draw:text-style-name="P6" draw:layer="layout" svg:width="0cm" svg:height="0cm" svg:x="14.181cm" svg:y="8.255cm" svg:viewBox="0 0 0 0" draw:points="0,0">
          <text:p/>
        </draw:polygon>
        <draw:polygon draw:style-name="gr5" draw:text-style-name="P6" draw:layer="layout" svg:width="0cm" svg:height="0cm" svg:x="15.24cm" svg:y="9.313cm" svg:viewBox="0 0 0 0" draw:points="0,0">
          <text:p/>
        </draw:polygon>
        <draw:frame draw:style-name="gr4" draw:text-style-name="P5" draw:layer="layout" svg:width="0.493cm" svg:height="0.573cm" svg:x="13.504cm" svg:y="8.523cm">
          <draw:text-box>
            <text:p text:style-name="P2"><text:span text:style-name="T39">7</text:span></text:p>
          </draw:text-box>
        </draw:frame>
        <draw:path draw:style-name="gr40" draw:text-style-name="P29" draw:layer="layout" svg:width="1.058cm" svg:height="1.058cm" svg:x="15.24cm" svg:y="8.255cm" svg:viewBox="0 0 1059 1059" svg:d="M0 0h1059v1059h-1059zM0 0zM1059 1059z">
          <text:p/>
        </draw:path>
        <draw:polygon draw:style-name="gr5" draw:text-style-name="P6" draw:layer="layout" svg:width="1.058cm" svg:height="1.058cm" svg:x="15.24cm" svg:y="8.255cm" svg:viewBox="0 0 1059 1059" draw:points="0,0 1059,0 1059,1059 0,1059">
          <text:p/>
        </draw:polygon>
        <draw:polygon draw:style-name="gr5" draw:text-style-name="P6" draw:layer="layout" svg:width="0cm" svg:height="0cm" svg:x="15.24cm" svg:y="8.255cm" svg:viewBox="0 0 0 0" draw:points="0,0">
          <text:p/>
        </draw:polygon>
        <draw:polygon draw:style-name="gr5" draw:text-style-name="P6" draw:layer="layout" svg:width="0cm" svg:height="0cm" svg:x="16.298cm" svg:y="9.313cm" svg:viewBox="0 0 0 0" draw:points="0,0">
          <text:p/>
        </draw:polygon>
        <draw:frame draw:style-name="gr4" draw:text-style-name="P5" draw:layer="layout" svg:width="0.493cm" svg:height="0.573cm" svg:x="14.563cm" svg:y="8.523cm">
          <draw:text-box>
            <text:p text:style-name="P2"><text:span text:style-name="T40">9</text:span></text:p>
          </draw:text-box>
        </draw:frame>
        <draw:polygon draw:style-name="gr5" draw:text-style-name="P6" draw:layer="layout" svg:width="1.058cm" svg:height="1.058cm" svg:x="16.298cm" svg:y="8.255cm" svg:viewBox="0 0 1059 1059" draw:points="0,0 1059,0 1059,1059 0,1059">
          <text:p/>
        </draw:polygon>
        <draw:polygon draw:style-name="gr5" draw:text-style-name="P6" draw:layer="layout" svg:width="0cm" svg:height="0cm" svg:x="16.298cm" svg:y="8.255cm" svg:viewBox="0 0 0 0" draw:points="0,0">
          <text:p/>
        </draw:polygon>
        <draw:polygon draw:style-name="gr5" draw:text-style-name="P6" draw:layer="layout" svg:width="0cm" svg:height="0cm" svg:x="17.356cm" svg:y="9.313cm" svg:viewBox="0 0 0 0" draw:points="0,0">
          <text:p/>
        </draw:polygon>
        <draw:frame draw:style-name="gr4" draw:text-style-name="P5" draw:layer="layout" svg:width="0.493cm" svg:height="0.573cm" svg:x="15.621cm" svg:y="8.523cm">
          <draw:text-box>
            <text:p text:style-name="P2"><text:span text:style-name="T40">6</text:span></text:p>
          </draw:text-box>
        </draw:frame>
        <draw:path draw:style-name="gr5" draw:text-style-name="P6" draw:layer="layout" svg:width="1.058cm" svg:height="1.058cm" svg:x="15.24cm" svg:y="8.255cm" svg:viewBox="0 0 1059 1059" svg:d="M530 0c300 0 529 229 529 529 0 301-229 530-529 530s-530-229-530-530c0-300 230-529 530-529z">
          <text:p/>
        </draw:path>
        <draw:polygon draw:style-name="gr5" draw:text-style-name="P6" draw:layer="layout" svg:width="0cm" svg:height="0cm" svg:x="15.24cm" svg:y="8.255cm" svg:viewBox="0 0 0 0" draw:points="0,0">
          <text:p/>
        </draw:polygon>
        <draw:polygon draw:style-name="gr5" draw:text-style-name="P6" draw:layer="layout" svg:width="0cm" svg:height="0cm" svg:x="16.298cm" svg:y="9.313cm" svg:viewBox="0 0 0 0" draw:points="0,0">
          <text:p/>
        </draw:polygon>
        <draw:frame draw:style-name="gr4" draw:text-style-name="P5" draw:layer="layout" svg:width="0.493cm" svg:height="0.573cm" svg:x="16.679cm" svg:y="8.523cm">
          <draw:text-box>
            <text:p text:style-name="P2"><text:span text:style-name="T40">8</text:span></text:p>
          </draw:text-box>
        </draw:frame>
        <draw:frame draw:style-name="gr30" draw:text-style-name="P22" draw:layer="layout" svg:width="0.422cm" svg:height="0.488cm" svg:x="11.409cm" svg:y="7.806cm">
          <draw:text-box>
            <text:p text:style-name="P2"><text:span text:style-name="T42">i</text:span></text:p>
          </draw:text-box>
        </draw:frame>
        <draw:frame draw:style-name="gr30" draw:text-style-name="P22" draw:layer="layout" svg:width="0.422cm" svg:height="0.488cm" svg:x="13.526cm" svg:y="7.806cm">
          <draw:text-box>
            <text:p text:style-name="P2"><text:span text:style-name="T42">j</text:span></text:p>
          </draw:text-box>
        </draw:frame>
        <draw:frame draw:style-name="gr2" draw:text-style-name="P3" draw:layer="layout" svg:width="6.001cm" svg:height="1.551cm" svg:x="9.691cm" svg:y="2.77cm">
          <draw:text-box>
            <text:p text:style-name="P2"><text:span text:style-name="T1">E</text:span><text:span text:style-name="T1">x</text:span><text:span text:style-name="T1">a</text:span><text:span text:style-name="T1">m</text:span><text:span text:style-name="T1">p</text:span><text:span text:style-name="T1">l</text:span><text:span text:style-name="T1">e</text:span></text:p>
          </draw:text-box>
        </draw:frame>
        <draw:frame draw:style-name="gr19" draw:text-style-name="P15" draw:layer="layout" svg:width="4.731cm" svg:height="0.705cm" svg:x="18.242cm" svg:y="12.175cm">
          <draw:text-box>
            <text:p text:style-name="P2"><text:span text:style-name="T12">C</text:span><text:span text:style-name="T12">r</text:span><text:span text:style-name="T12">o</text:span><text:span text:style-name="T12">s</text:span><text:span text:style-name="T12">s</text:span><text:span text:style-name="T12">-</text:span><text:span text:style-name="T12">o</text:span><text:span text:style-name="T12">v</text:span><text:span text:style-name="T12">e</text:span><text:span text:style-name="T12">r </text:span><text:span text:style-name="T12">i </text:span><text:span text:style-name="T12">&gt; </text:span><text:span text:style-name="T12">j</text:span></text:p>
          </draw:text-box>
        </draw:frame>
      </draw:page>
      <draw:page draw:name="page29"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2</text:span><text:span text:style-name="T3">9</text:span></text:p>
          </draw:text-box>
        </draw:frame>
        <draw:frame draw:style-name="gr2" draw:text-style-name="P3" draw:layer="layout" svg:width="13.87cm" svg:height="1.551cm" svg:x="5.74cm" svg:y="2.77cm">
          <draw:text-box>
            <text:p text:style-name="P2"><text:span text:style-name="T1">R</text:span><text:span text:style-name="T1">e</text:span><text:span text:style-name="T1">c</text:span><text:span text:style-name="T1">u</text:span><text:span text:style-name="T1">r</text:span><text:span text:style-name="T1">s</text:span><text:span text:style-name="T1">i</text:span><text:span text:style-name="T1">v</text:span><text:span text:style-name="T1">e</text:span><text:span text:style-name="T1"> </text:span><text:span text:style-name="T1">Q</text:span><text:span text:style-name="T1">u</text:span><text:span text:style-name="T1">i</text:span><text:span text:style-name="T1">c</text:span><text:span text:style-name="T1">k</text:span><text:span text:style-name="T1">s</text:span><text:span text:style-name="T1">o</text:span><text:span text:style-name="T1">r</text:span><text:span text:style-name="T1">t</text:span></text:p>
          </draw:text-box>
        </draw:frame>
        <draw:frame draw:style-name="gr22" draw:text-style-name="P17" draw:layer="layout" svg:width="20.576cm" svg:height="0.738cm" svg:x="2.536cm" svg:y="5.676cm">
          <draw:text-box>
            <text:p text:style-name="P2"><text:span text:style-name="T14">Q</text:span><text:span text:style-name="T14">u</text:span><text:span text:style-name="T14">i</text:span><text:span text:style-name="T14">c</text:span><text:span text:style-name="T14">k</text:span><text:span text:style-name="T14">s</text:span><text:span text:style-name="T14">o</text:span><text:span text:style-name="T14">r</text:span><text:span text:style-name="T14">t</text:span><text:span text:style-name="T14">(</text:span><text:span text:style-name="T14">A</text:span><text:span text:style-name="T14">[</text:span><text:span text:style-name="T14">]</text:span><text:span text:style-name="T14">: </text:span><text:span text:style-name="T14">i</text:span><text:span text:style-name="T14">n</text:span><text:span text:style-name="T14">t</text:span><text:span text:style-name="T14">e</text:span><text:span text:style-name="T14">g</text:span><text:span text:style-name="T14">e</text:span><text:span text:style-name="T14">r </text:span><text:span text:style-name="T14">a</text:span><text:span text:style-name="T14">r</text:span><text:span text:style-name="T14">r</text:span><text:span text:style-name="T14">a</text:span><text:span text:style-name="T14">y</text:span><text:span text:style-name="T14">, </text:span><text:span text:style-name="T14">l</text:span><text:span text:style-name="T14">e</text:span><text:span text:style-name="T14">f</text:span><text:span text:style-name="T14">t</text:span><text:span text:style-name="T14">,</text:span><text:span text:style-name="T14">r</text:span><text:span text:style-name="T14">i</text:span><text:span text:style-name="T14">g</text:span><text:span text:style-name="T14">h</text:span><text:span text:style-name="T14">t </text:span><text:span text:style-name="T14">: </text:span><text:span text:style-name="T14">i</text:span><text:span text:style-name="T14">n</text:span><text:span text:style-name="T14">t</text:span><text:span text:style-name="T14">e</text:span><text:span text:style-name="T14">g</text:span><text:span text:style-name="T14">e</text:span><text:span text:style-name="T14">r</text:span><text:span text:style-name="T14">)</text:span><text:span text:style-name="T14">: </text:span><text:span text:style-name="T14">{</text:span></text:p>
          </draw:text-box>
        </draw:frame>
        <draw:frame draw:style-name="gr22" draw:text-style-name="P17" draw:layer="layout" svg:width="8.003cm" svg:height="0.738cm" svg:x="2.536cm" svg:y="6.438cm">
          <draw:text-box>
            <text:p text:style-name="P2"><text:span text:style-name="T14">p</text:span><text:span text:style-name="T14">i</text:span><text:span text:style-name="T14">v</text:span><text:span text:style-name="T14">o</text:span><text:span text:style-name="T14">t</text:span><text:span text:style-name="T14">i</text:span><text:span text:style-name="T14">n</text:span><text:span text:style-name="T14">d</text:span><text:span text:style-name="T14">e</text:span><text:span text:style-name="T14">x </text:span><text:span text:style-name="T14">: </text:span><text:span text:style-name="T14">i</text:span><text:span text:style-name="T14">n</text:span><text:span text:style-name="T14">t</text:span><text:span text:style-name="T14">e</text:span><text:span text:style-name="T14">g</text:span><text:span text:style-name="T14">e</text:span><text:span text:style-name="T14">r</text:span><text:span text:style-name="T14">;</text:span></text:p>
          </draw:text-box>
        </draw:frame>
        <draw:frame draw:style-name="gr22" draw:text-style-name="P17" draw:layer="layout" svg:width="6.479cm" svg:height="0.738cm" svg:x="2.536cm" svg:y="7.2cm">
          <draw:text-box>
            <text:p text:style-name="P2"><text:span text:style-name="T14">i</text:span><text:span text:style-name="T14">f </text:span><text:span text:style-name="T14">l</text:span><text:span text:style-name="T14">e</text:span><text:span text:style-name="T14">f</text:span><text:span text:style-name="T14">t </text:span><text:span text:style-name="T14">+ </text:span><text:span text:style-name="T14">C</text:span><text:span text:style-name="T14">U</text:span><text:span text:style-name="T14">T</text:span><text:span text:style-name="T14">O</text:span><text:span text:style-name="T14">F</text:span><text:span text:style-name="T14">F </text:span></text:p>
          </draw:text-box>
        </draw:frame>
        <draw:frame draw:style-name="gr22" draw:text-style-name="P17" draw:layer="layout" svg:width="0.634cm" svg:height="0.634cm" svg:x="9.013cm" svg:y="7.349cm">
          <draw:text-box>
            <text:p text:style-name="P2"><text:span text:style-name="T44"></text:span></text:p>
          </draw:text-box>
        </draw:frame>
        <draw:frame draw:style-name="gr22" draw:text-style-name="P17" draw:layer="layout" svg:width="4.193cm" svg:height="0.738cm" svg:x="9.518cm" svg:y="7.2cm">
          <draw:text-box>
            <text:p text:style-name="P2"><text:span text:style-name="T14"><text:s/></text:span><text:span text:style-name="T14">r</text:span><text:span text:style-name="T14">i</text:span><text:span text:style-name="T14">g</text:span><text:span text:style-name="T14">h</text:span><text:span text:style-name="T14">t </text:span><text:span text:style-name="T14">t</text:span><text:span text:style-name="T14">h</text:span><text:span text:style-name="T14">e</text:span><text:span text:style-name="T14">n</text:span></text:p>
          </draw:text-box>
        </draw:frame>
        <draw:frame draw:style-name="gr22" draw:text-style-name="P17" draw:layer="layout" svg:width="12.575cm" svg:height="0.738cm" svg:x="2.536cm" svg:y="7.962cm">
          <draw:text-box>
            <text:p text:style-name="P2"><text:span text:style-name="T14"><text:s text:c="2"/></text:span><text:span text:style-name="T14">p</text:span><text:span text:style-name="T14">i</text:span><text:span text:style-name="T14">v</text:span><text:span text:style-name="T14">o</text:span><text:span text:style-name="T14">t </text:span><text:span text:style-name="T14">:</text:span><text:span text:style-name="T14">= </text:span><text:span text:style-name="T14">m</text:span><text:span text:style-name="T14">e</text:span><text:span text:style-name="T14">d</text:span><text:span text:style-name="T14">i</text:span><text:span text:style-name="T14">a</text:span><text:span text:style-name="T14">n</text:span><text:span text:style-name="T14">3</text:span><text:span text:style-name="T14">(</text:span><text:span text:style-name="T14">A</text:span><text:span text:style-name="T14">,</text:span><text:span text:style-name="T14">l</text:span><text:span text:style-name="T14">e</text:span><text:span text:style-name="T14">f</text:span><text:span text:style-name="T14">t</text:span><text:span text:style-name="T14">,</text:span><text:span text:style-name="T14">r</text:span><text:span text:style-name="T14">i</text:span><text:span text:style-name="T14">g</text:span><text:span text:style-name="T14">h</text:span><text:span text:style-name="T14">t</text:span><text:span text:style-name="T14">)</text:span><text:span text:style-name="T14">;</text:span></text:p>
          </draw:text-box>
        </draw:frame>
        <draw:frame draw:style-name="gr22" draw:text-style-name="P17" draw:layer="layout" svg:width="18.29cm" svg:height="0.738cm" svg:x="2.536cm" svg:y="8.724cm">
          <draw:text-box>
            <text:p text:style-name="P2"><text:span text:style-name="T14"><text:s text:c="2"/></text:span><text:span text:style-name="T14">p</text:span><text:span text:style-name="T14">i</text:span><text:span text:style-name="T14">v</text:span><text:span text:style-name="T14">o</text:span><text:span text:style-name="T14">t</text:span><text:span text:style-name="T14">i</text:span><text:span text:style-name="T14">n</text:span><text:span text:style-name="T14">d</text:span><text:span text:style-name="T14">e</text:span><text:span text:style-name="T14">x </text:span><text:span text:style-name="T14">:</text:span><text:span text:style-name="T14">= </text:span><text:span text:style-name="T14">P</text:span><text:span text:style-name="T14">a</text:span><text:span text:style-name="T14">r</text:span><text:span text:style-name="T14">t</text:span><text:span text:style-name="T14">i</text:span><text:span text:style-name="T14">t</text:span><text:span text:style-name="T14">i</text:span><text:span text:style-name="T14">o</text:span><text:span text:style-name="T14">n</text:span><text:span text:style-name="T14">(</text:span><text:span text:style-name="T14">A</text:span><text:span text:style-name="T14">,</text:span><text:span text:style-name="T14">l</text:span><text:span text:style-name="T14">e</text:span><text:span text:style-name="T14">f</text:span><text:span text:style-name="T14">t</text:span><text:span text:style-name="T14">,</text:span><text:span text:style-name="T14">r</text:span><text:span text:style-name="T14">i</text:span><text:span text:style-name="T14">g</text:span><text:span text:style-name="T14">h</text:span><text:span text:style-name="T14">t</text:span><text:span text:style-name="T14">-</text:span><text:span text:style-name="T14">1</text:span><text:span text:style-name="T14">,</text:span><text:span text:style-name="T14">p</text:span><text:span text:style-name="T14">i</text:span><text:span text:style-name="T14">v</text:span><text:span text:style-name="T14">o</text:span><text:span text:style-name="T14">t</text:span><text:span text:style-name="T14">)</text:span><text:span text:style-name="T14">;</text:span></text:p>
          </draw:text-box>
        </draw:frame>
        <draw:frame draw:style-name="gr22" draw:text-style-name="P17" draw:layer="layout" svg:width="14.099cm" svg:height="0.738cm" svg:x="2.536cm" svg:y="9.486cm">
          <draw:text-box>
            <text:p text:style-name="P2"><text:span text:style-name="T14"><text:s text:c="2"/></text:span><text:span text:style-name="T14">Q</text:span><text:span text:style-name="T14">u</text:span><text:span text:style-name="T14">i</text:span><text:span text:style-name="T14">c</text:span><text:span text:style-name="T14">k</text:span><text:span text:style-name="T14">s</text:span><text:span text:style-name="T14">o</text:span><text:span text:style-name="T14">r</text:span><text:span text:style-name="T14">t</text:span><text:span text:style-name="T14">(</text:span><text:span text:style-name="T14">A</text:span><text:span text:style-name="T14">, </text:span><text:span text:style-name="T14">l</text:span><text:span text:style-name="T14">e</text:span><text:span text:style-name="T14">f</text:span><text:span text:style-name="T14">t</text:span><text:span text:style-name="T14">, </text:span><text:span text:style-name="T14">p</text:span><text:span text:style-name="T14">i</text:span><text:span text:style-name="T14">v</text:span><text:span text:style-name="T14">o</text:span><text:span text:style-name="T14">t</text:span><text:span text:style-name="T14">i</text:span><text:span text:style-name="T14">n</text:span><text:span text:style-name="T14">d</text:span><text:span text:style-name="T14">e</text:span><text:span text:style-name="T14">x </text:span><text:span text:style-name="T14">– </text:span><text:span text:style-name="T14">1</text:span><text:span text:style-name="T14">)</text:span><text:span text:style-name="T14">;</text:span></text:p>
          </draw:text-box>
        </draw:frame>
        <draw:frame draw:style-name="gr22" draw:text-style-name="P17" draw:layer="layout" svg:width="14.48cm" svg:height="0.738cm" svg:x="2.536cm" svg:y="10.248cm">
          <draw:text-box>
            <text:p text:style-name="P2"><text:span text:style-name="T14"><text:s text:c="2"/></text:span><text:span text:style-name="T14">Q</text:span><text:span text:style-name="T14">u</text:span><text:span text:style-name="T14">i</text:span><text:span text:style-name="T14">c</text:span><text:span text:style-name="T14">k</text:span><text:span text:style-name="T14">s</text:span><text:span text:style-name="T14">o</text:span><text:span text:style-name="T14">r</text:span><text:span text:style-name="T14">t</text:span><text:span text:style-name="T14">(</text:span><text:span text:style-name="T14">A</text:span><text:span text:style-name="T14">, </text:span><text:span text:style-name="T14">p</text:span><text:span text:style-name="T14">i</text:span><text:span text:style-name="T14">v</text:span><text:span text:style-name="T14">o</text:span><text:span text:style-name="T14">t</text:span><text:span text:style-name="T14">i</text:span><text:span text:style-name="T14">n</text:span><text:span text:style-name="T14">d</text:span><text:span text:style-name="T14">e</text:span><text:span text:style-name="T14">x </text:span><text:span text:style-name="T14">+ </text:span><text:span text:style-name="T14">1</text:span><text:span text:style-name="T14">, </text:span><text:span text:style-name="T14">r</text:span><text:span text:style-name="T14">i</text:span><text:span text:style-name="T14">g</text:span><text:span text:style-name="T14">h</text:span><text:span text:style-name="T14">t</text:span><text:span text:style-name="T14">)</text:span><text:span text:style-name="T14">;</text:span></text:p>
          </draw:text-box>
        </draw:frame>
        <draw:frame draw:style-name="gr22" draw:text-style-name="P17" draw:layer="layout" svg:width="1.526cm" svg:height="0.738cm" svg:x="2.536cm" svg:y="11.01cm">
          <draw:text-box>
            <text:p text:style-name="P2"><text:span text:style-name="T14">e</text:span><text:span text:style-name="T14">l</text:span><text:span text:style-name="T14">s</text:span><text:span text:style-name="T14">e</text:span></text:p>
          </draw:text-box>
        </draw:frame>
        <draw:frame draw:style-name="gr22" draw:text-style-name="P17" draw:layer="layout" svg:width="11.432cm" svg:height="0.738cm" svg:x="2.536cm" svg:y="11.772cm">
          <draw:text-box>
            <text:p text:style-name="P2"><text:span text:style-name="T14"><text:s text:c="2"/></text:span><text:span text:style-name="T14">I</text:span><text:span text:style-name="T14">n</text:span><text:span text:style-name="T14">s</text:span><text:span text:style-name="T14">e</text:span><text:span text:style-name="T14">r</text:span><text:span text:style-name="T14">t</text:span><text:span text:style-name="T14">i</text:span><text:span text:style-name="T14">o</text:span><text:span text:style-name="T14">n</text:span><text:span text:style-name="T14">s</text:span><text:span text:style-name="T14">o</text:span><text:span text:style-name="T14">r</text:span><text:span text:style-name="T14">t</text:span><text:span text:style-name="T14">(</text:span><text:span text:style-name="T14">A</text:span><text:span text:style-name="T14">,</text:span><text:span text:style-name="T14">l</text:span><text:span text:style-name="T14">e</text:span><text:span text:style-name="T14">f</text:span><text:span text:style-name="T14">t</text:span><text:span text:style-name="T14">,</text:span><text:span text:style-name="T14">r</text:span><text:span text:style-name="T14">i</text:span><text:span text:style-name="T14">g</text:span><text:span text:style-name="T14">h</text:span><text:span text:style-name="T14">t</text:span><text:span text:style-name="T14">)</text:span><text:span text:style-name="T14">;</text:span></text:p>
          </draw:text-box>
        </draw:frame>
        <draw:frame draw:style-name="gr22" draw:text-style-name="P17" draw:layer="layout" svg:width="0.634cm" svg:height="0.738cm" svg:x="2.536cm" svg:y="12.534cm">
          <draw:text-box>
            <text:p text:style-name="P2"><text:span text:style-name="T14">}</text:span></text:p>
          </draw:text-box>
        </draw:frame>
        <draw:frame draw:style-name="gr19" draw:text-style-name="P15" draw:layer="layout" svg:width="11.174cm" svg:height="0.705cm" svg:x="6.562cm" svg:y="15.17cm">
          <draw:text-box>
            <text:p text:style-name="P2"><text:span text:style-name="T12">D</text:span><text:span text:style-name="T12">o</text:span><text:span text:style-name="T12">n</text:span><text:span text:style-name="T12">’t </text:span><text:span text:style-name="T12">u</text:span><text:span text:style-name="T12">s</text:span><text:span text:style-name="T12">e </text:span><text:span text:style-name="T12">q</text:span><text:span text:style-name="T12">u</text:span><text:span text:style-name="T12">i</text:span><text:span text:style-name="T12">c</text:span><text:span text:style-name="T12">k</text:span><text:span text:style-name="T12">s</text:span><text:span text:style-name="T12">o</text:span><text:span text:style-name="T12">r</text:span><text:span text:style-name="T12">t </text:span><text:span text:style-name="T12">f</text:span><text:span text:style-name="T12">o</text:span><text:span text:style-name="T12">r </text:span><text:span text:style-name="T12">s</text:span><text:span text:style-name="T12">m</text:span><text:span text:style-name="T12">a</text:span><text:span text:style-name="T12">ll </text:span><text:span text:style-name="T12">a</text:span><text:span text:style-name="T12">r</text:span><text:span text:style-name="T12">r</text:span><text:span text:style-name="T12">a</text:span><text:span text:style-name="T12">y</text:span><text:span text:style-name="T12">s</text:span><text:span text:style-name="T12">.</text:span></text:p>
          </draw:text-box>
        </draw:frame>
        <draw:frame draw:style-name="gr19" draw:text-style-name="P15" draw:layer="layout" svg:width="8.972cm" svg:height="0.705cm" svg:x="6.562cm" svg:y="16.017cm">
          <draw:text-box>
            <text:p text:style-name="P2"><text:span text:style-name="T12">C</text:span><text:span text:style-name="T12">U</text:span><text:span text:style-name="T12">T</text:span><text:span text:style-name="T12">O</text:span><text:span text:style-name="T12">F</text:span><text:span text:style-name="T12">F </text:span><text:span text:style-name="T12">= </text:span><text:span text:style-name="T12">1</text:span><text:span text:style-name="T12">0 </text:span><text:span text:style-name="T12">i</text:span><text:span text:style-name="T12">s </text:span><text:span text:style-name="T12">r</text:span><text:span text:style-name="T12">e</text:span><text:span text:style-name="T12">a</text:span><text:span text:style-name="T12">s</text:span><text:span text:style-name="T12">o</text:span><text:span text:style-name="T12">n</text:span><text:span text:style-name="T12">a</text:span><text:span text:style-name="T12">b</text:span><text:span text:style-name="T12">l</text:span><text:span text:style-name="T12">e</text:span><text:span text:style-name="T12">.</text:span></text:p>
          </draw:text-box>
        </draw:frame>
      </draw:page>
      <draw:page draw:name="page30"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3</text:span><text:span text:style-name="T3">0</text:span></text:p>
          </draw:text-box>
        </draw:frame>
        <draw:frame draw:style-name="gr2" draw:text-style-name="P3" draw:layer="layout" svg:width="14.577cm" svg:height="1.551cm" svg:x="5.606cm" svg:y="1.839cm">
          <draw:text-box>
            <text:p text:style-name="P2"><text:span text:style-name="T1">Q</text:span><text:span text:style-name="T1">u</text:span><text:span text:style-name="T1">i</text:span><text:span text:style-name="T1">c</text:span><text:span text:style-name="T1">k</text:span><text:span text:style-name="T1">s</text:span><text:span text:style-name="T1">o</text:span><text:span text:style-name="T1">r</text:span><text:span text:style-name="T1">t </text:span><text:span text:style-name="T1">B</text:span><text:span text:style-name="T1">e</text:span><text:span text:style-name="T1">s</text:span><text:span text:style-name="T1">t </text:span><text:span text:style-name="T1">C</text:span><text:span text:style-name="T1">a</text:span><text:span text:style-name="T1">s</text:span><text:span text:style-name="T1">e</text:span><text:span text:style-name="T1"> </text:span></text:p>
          </draw:text-box>
        </draw:frame>
        <draw:frame draw:style-name="gr2" draw:text-style-name="P3" draw:layer="layout" svg:width="8.841cm" svg:height="1.551cm" svg:x="8.262cm" svg:y="3.701cm">
          <draw:text-box>
            <text:p text:style-name="P2"><text:span text:style-name="T1">P</text:span><text:span text:style-name="T1">e</text:span><text:span text:style-name="T1">r</text:span><text:span text:style-name="T1">f</text:span><text:span text:style-name="T1">o</text:span><text:span text:style-name="T1">r</text:span><text:span text:style-name="T1">m</text:span><text:span text:style-name="T1">a</text:span><text:span text:style-name="T1">n</text:span><text:span text:style-name="T1">c</text:span><text:span text:style-name="T1">e</text:span></text:p>
          </draw:text-box>
        </draw:frame>
        <draw:frame draw:style-name="gr42" draw:text-style-name="P31" draw:layer="layout" svg:width="1.117cm" svg:height="1.117cm" svg:x="2.155cm" svg:y="5.32cm">
          <draw:text-box>
            <text:p text:style-name="P2"><text:span text:style-name="T45">•</text:span></text:p>
          </draw:text-box>
        </draw:frame>
        <draw:frame draw:style-name="gr42" draw:text-style-name="P31" draw:layer="layout" svg:width="20.352cm" svg:height="1.117cm" svg:x="3.097cm" svg:y="5.514cm">
          <draw:text-box>
            <text:p text:style-name="P2"><text:span text:style-name="T45">A</text:span><text:span text:style-name="T45">l</text:span><text:span text:style-name="T45">g</text:span><text:span text:style-name="T45">o</text:span><text:span text:style-name="T45">r</text:span><text:span text:style-name="T45">i</text:span><text:span text:style-name="T45">t</text:span><text:span text:style-name="T45">h</text:span><text:span text:style-name="T45">m</text:span><text:span text:style-name="T45"> </text:span><text:span text:style-name="T45">a</text:span><text:span text:style-name="T45">l</text:span><text:span text:style-name="T45">w</text:span><text:span text:style-name="T45">a</text:span><text:span text:style-name="T45">y</text:span><text:span text:style-name="T45">s</text:span><text:span text:style-name="T45"> </text:span><text:span text:style-name="T45">c</text:span><text:span text:style-name="T45">h</text:span><text:span text:style-name="T45">o</text:span><text:span text:style-name="T45">o</text:span><text:span text:style-name="T45">s</text:span><text:span text:style-name="T45">e</text:span><text:span text:style-name="T45">s</text:span><text:span text:style-name="T45"> </text:span><text:span text:style-name="T45">b</text:span><text:span text:style-name="T45">e</text:span><text:span text:style-name="T45">s</text:span><text:span text:style-name="T45">t </text:span><text:span text:style-name="T45">p</text:span><text:span text:style-name="T45">i</text:span><text:span text:style-name="T45">v</text:span><text:span text:style-name="T45">o</text:span><text:span text:style-name="T45">t </text:span><text:span text:style-name="T45">a</text:span><text:span text:style-name="T45">n</text:span><text:span text:style-name="T45">d</text:span><text:span text:style-name="T45"> </text:span></text:p>
          </draw:text-box>
        </draw:frame>
        <draw:frame draw:style-name="gr42" draw:text-style-name="P31" draw:layer="layout" svg:width="15.598cm" svg:height="1.117cm" svg:x="3.097cm" svg:y="6.72cm">
          <draw:text-box>
            <text:p text:style-name="P2"><text:span text:style-name="T45">s</text:span><text:span text:style-name="T45">p</text:span><text:span text:style-name="T45">l</text:span><text:span text:style-name="T45">i</text:span><text:span text:style-name="T45">t</text:span><text:span text:style-name="T45">s</text:span><text:span text:style-name="T45"> </text:span><text:span text:style-name="T45">s</text:span><text:span text:style-name="T45">u</text:span><text:span text:style-name="T45">b</text:span><text:span text:style-name="T45">-</text:span><text:span text:style-name="T45">a</text:span><text:span text:style-name="T45">r</text:span><text:span text:style-name="T45">r</text:span><text:span text:style-name="T45">a</text:span><text:span text:style-name="T45">y</text:span><text:span text:style-name="T45">s</text:span><text:span text:style-name="T45"> </text:span><text:span text:style-name="T45">i</text:span><text:span text:style-name="T45">n</text:span><text:span text:style-name="T45"> </text:span><text:span text:style-name="T45">h</text:span><text:span text:style-name="T45">a</text:span><text:span text:style-name="T45">l</text:span><text:span text:style-name="T45">f </text:span><text:span text:style-name="T45">a</text:span><text:span text:style-name="T45">t </text:span><text:span text:style-name="T45">e</text:span><text:span text:style-name="T45">a</text:span><text:span text:style-name="T45">c</text:span><text:span text:style-name="T45">h</text:span><text:span text:style-name="T45"> </text:span></text:p>
          </draw:text-box>
        </draw:frame>
        <draw:frame draw:style-name="gr42" draw:text-style-name="P31" draw:layer="layout" svg:width="4.582cm" svg:height="1.117cm" svg:x="3.097cm" svg:y="7.923cm">
          <draw:text-box>
            <text:p text:style-name="P2"><text:span text:style-name="T45">r</text:span><text:span text:style-name="T45">e</text:span><text:span text:style-name="T45">c</text:span><text:span text:style-name="T45">u</text:span><text:span text:style-name="T45">r</text:span><text:span text:style-name="T45">s</text:span><text:span text:style-name="T45">i</text:span><text:span text:style-name="T45">o</text:span><text:span text:style-name="T45">n</text:span></text:p>
          </draw:text-box>
        </draw:frame>
        <draw:frame draw:style-name="gr43" draw:text-style-name="P32" draw:layer="layout" svg:width="0.976cm" svg:height="0.976cm" svg:x="3.411cm" svg:y="9.183cm">
          <draw:text-box>
            <text:p text:style-name="P2"><text:span text:style-name="T46">›</text:span></text:p>
          </draw:text-box>
        </draw:frame>
        <draw:frame draw:style-name="gr43" draw:text-style-name="P32" draw:layer="layout" svg:width="7.766cm" svg:height="0.976cm" svg:x="4.198cm" svg:y="9.352cm">
          <draw:text-box>
            <text:p text:style-name="P2"><text:span text:style-name="T46">T</text:span><text:span text:style-name="T46">(</text:span><text:span text:style-name="T46">0</text:span><text:span text:style-name="T46">) </text:span><text:span text:style-name="T46">=</text:span><text:span text:style-name="T46"> </text:span><text:span text:style-name="T46">T</text:span><text:span text:style-name="T46">(</text:span><text:span text:style-name="T46">1</text:span><text:span text:style-name="T46">) </text:span><text:span text:style-name="T46">=</text:span><text:span text:style-name="T46"> </text:span><text:span text:style-name="T46">O</text:span><text:span text:style-name="T46">(</text:span><text:span text:style-name="T46">1</text:span><text:span text:style-name="T46">)</text:span></text:p>
          </draw:text-box>
        </draw:frame>
        <draw:frame draw:style-name="gr44" draw:text-style-name="P33" draw:layer="layout" svg:width="0.839cm" svg:height="0.839cm" svg:x="4.667cm" svg:y="10.444cm">
          <draw:text-box>
            <text:p text:style-name="P2"><text:span text:style-name="T47">•</text:span></text:p>
          </draw:text-box>
        </draw:frame>
        <draw:frame draw:style-name="gr44" draw:text-style-name="P33" draw:layer="layout" svg:width="11.203cm" svg:height="0.839cm" svg:x="5.299cm" svg:y="10.592cm">
          <draw:text-box>
            <text:p text:style-name="P2"><text:span text:style-name="T47">c</text:span><text:span text:style-name="T47">o</text:span><text:span text:style-name="T47">n</text:span><text:span text:style-name="T47">s</text:span><text:span text:style-name="T47">t</text:span><text:span text:style-name="T47">a</text:span><text:span text:style-name="T47">n</text:span><text:span text:style-name="T47">t </text:span><text:span text:style-name="T47">ti</text:span><text:span text:style-name="T47">m</text:span><text:span text:style-name="T47">e</text:span><text:span text:style-name="T47"> </text:span><text:span text:style-name="T47">if </text:span><text:span text:style-name="T47">0</text:span><text:span text:style-name="T47"> </text:span><text:span text:style-name="T47">o</text:span><text:span text:style-name="T47">r </text:span><text:span text:style-name="T47">1</text:span><text:span text:style-name="T47"> </text:span><text:span text:style-name="T47">e</text:span><text:span text:style-name="T47">l</text:span><text:span text:style-name="T47">e</text:span><text:span text:style-name="T47">m</text:span><text:span text:style-name="T47">e</text:span><text:span text:style-name="T47">n</text:span><text:span text:style-name="T47">t</text:span></text:p>
          </draw:text-box>
        </draw:frame>
        <draw:frame draw:style-name="gr43" draw:text-style-name="P32" draw:layer="layout" svg:width="0.976cm" svg:height="0.976cm" svg:x="3.411cm" svg:y="11.589cm">
          <draw:text-box>
            <text:p text:style-name="P2"><text:span text:style-name="T46">›</text:span></text:p>
          </draw:text-box>
        </draw:frame>
        <draw:frame draw:style-name="gr43" draw:text-style-name="P32" draw:layer="layout" svg:width="18.646cm" svg:height="0.976cm" svg:x="4.198cm" svg:y="11.758cm">
          <draw:text-box>
            <text:p text:style-name="P2"><text:span text:style-name="T46">F</text:span><text:span text:style-name="T46">o</text:span><text:span text:style-name="T46">r </text:span><text:span text:style-name="T46">N</text:span><text:span text:style-name="T46"> </text:span><text:span text:style-name="T46">&gt;</text:span><text:span text:style-name="T46"> </text:span><text:span text:style-name="T46">1</text:span><text:span text:style-name="T46">, </text:span><text:span text:style-name="T46">2</text:span><text:span text:style-name="T46"> </text:span><text:span text:style-name="T46">r</text:span><text:span text:style-name="T46">e</text:span><text:span text:style-name="T46">c</text:span><text:span text:style-name="T46">u</text:span><text:span text:style-name="T46">r</text:span><text:span text:style-name="T46">s</text:span><text:span text:style-name="T46">i</text:span><text:span text:style-name="T46">v</text:span><text:span text:style-name="T46">e</text:span><text:span text:style-name="T46"> </text:span><text:span text:style-name="T46">c</text:span><text:span text:style-name="T46">a</text:span><text:span text:style-name="T46">ll</text:span><text:span text:style-name="T46">s</text:span><text:span text:style-name="T46"> </text:span><text:span text:style-name="T46">p</text:span><text:span text:style-name="T46">l</text:span><text:span text:style-name="T46">u</text:span><text:span text:style-name="T46">s</text:span><text:span text:style-name="T46"> </text:span><text:span text:style-name="T46">li</text:span><text:span text:style-name="T46">n</text:span><text:span text:style-name="T46">e</text:span><text:span text:style-name="T46">a</text:span><text:span text:style-name="T46">r </text:span><text:span text:style-name="T46">t</text:span><text:span text:style-name="T46">i</text:span><text:span text:style-name="T46">m</text:span><text:span text:style-name="T46">e</text:span><text:span text:style-name="T46"> </text:span></text:p>
          </draw:text-box>
        </draw:frame>
        <draw:frame draw:style-name="gr43" draw:text-style-name="P32" draw:layer="layout" svg:width="6.191cm" svg:height="0.976cm" svg:x="4.198cm" svg:y="12.813cm">
          <draw:text-box>
            <text:p text:style-name="P2"><text:span text:style-name="T46">f</text:span><text:span text:style-name="T46">o</text:span><text:span text:style-name="T46">r </text:span><text:span text:style-name="T46">p</text:span><text:span text:style-name="T46">a</text:span><text:span text:style-name="T46">r</text:span><text:span text:style-name="T46">t</text:span><text:span text:style-name="T46">i</text:span><text:span text:style-name="T46">t</text:span><text:span text:style-name="T46">i</text:span><text:span text:style-name="T46">o</text:span><text:span text:style-name="T46">n</text:span><text:span text:style-name="T46">i</text:span><text:span text:style-name="T46">n</text:span><text:span text:style-name="T46">g</text:span></text:p>
          </draw:text-box>
        </draw:frame>
        <draw:frame draw:style-name="gr43" draw:text-style-name="P32" draw:layer="layout" svg:width="0.976cm" svg:height="0.976cm" svg:x="3.411cm" svg:y="13.938cm">
          <draw:text-box>
            <text:p text:style-name="P2"><text:span text:style-name="T46">›</text:span></text:p>
          </draw:text-box>
        </draw:frame>
        <draw:frame draw:style-name="gr43" draw:text-style-name="P32" draw:layer="layout" svg:width="9.616cm" svg:height="0.976cm" svg:x="4.198cm" svg:y="14.108cm">
          <draw:text-box>
            <text:p text:style-name="P2"><text:span text:style-name="T46">T</text:span><text:span text:style-name="T46">(</text:span><text:span text:style-name="T46">N</text:span><text:span text:style-name="T46">) </text:span><text:span text:style-name="T46">=</text:span><text:span text:style-name="T46"> </text:span><text:span text:style-name="T46">2</text:span><text:span text:style-name="T46">T</text:span><text:span text:style-name="T46">(</text:span><text:span text:style-name="T46">N</text:span><text:span text:style-name="T46">/</text:span><text:span text:style-name="T46">2</text:span><text:span text:style-name="T46">) </text:span><text:span text:style-name="T46">+</text:span><text:span text:style-name="T46"> </text:span><text:span text:style-name="T46">O</text:span><text:span text:style-name="T46">(</text:span><text:span text:style-name="T46">N</text:span><text:span text:style-name="T46">)</text:span></text:p>
          </draw:text-box>
        </draw:frame>
        <draw:frame draw:style-name="gr44" draw:text-style-name="P33" draw:layer="layout" svg:width="0.839cm" svg:height="0.839cm" svg:x="4.667cm" svg:y="15.203cm">
          <draw:text-box>
            <text:p text:style-name="P2"><text:span text:style-name="T47">•</text:span></text:p>
          </draw:text-box>
        </draw:frame>
        <draw:frame draw:style-name="gr44" draw:text-style-name="P33" draw:layer="layout" svg:width="14.472cm" svg:height="0.839cm" svg:x="5.299cm" svg:y="15.348cm">
          <draw:text-box>
            <text:p text:style-name="P2"><text:span text:style-name="T47">S</text:span><text:span text:style-name="T47">a</text:span><text:span text:style-name="T47">m</text:span><text:span text:style-name="T47">e</text:span><text:span text:style-name="T47"> </text:span><text:span text:style-name="T47">r</text:span><text:span text:style-name="T47">e</text:span><text:span text:style-name="T47">c</text:span><text:span text:style-name="T47">u</text:span><text:span text:style-name="T47">r</text:span><text:span text:style-name="T47">r</text:span><text:span text:style-name="T47">e</text:span><text:span text:style-name="T47">n</text:span><text:span text:style-name="T47">c</text:span><text:span text:style-name="T47">e</text:span><text:span text:style-name="T47"> </text:span><text:span text:style-name="T47">r</text:span><text:span text:style-name="T47">e</text:span><text:span text:style-name="T47">l</text:span><text:span text:style-name="T47">a</text:span><text:span text:style-name="T47">ti</text:span><text:span text:style-name="T47">o</text:span><text:span text:style-name="T47">n</text:span><text:span text:style-name="T47"> </text:span><text:span text:style-name="T47">a</text:span><text:span text:style-name="T47">s </text:span><text:span text:style-name="T47">M</text:span><text:span text:style-name="T47">e</text:span><text:span text:style-name="T47">r</text:span><text:span text:style-name="T47">g</text:span><text:span text:style-name="T47">e</text:span><text:span text:style-name="T47">s</text:span><text:span text:style-name="T47">o</text:span><text:span text:style-name="T47">r</text:span><text:span text:style-name="T47">t</text:span></text:p>
          </draw:text-box>
        </draw:frame>
        <draw:frame draw:style-name="gr43" draw:text-style-name="P32" draw:layer="layout" svg:width="0.976cm" svg:height="0.976cm" svg:x="3.411cm" svg:y="16.348cm">
          <draw:text-box>
            <text:p text:style-name="P2"><text:span text:style-name="T46">›</text:span></text:p>
          </draw:text-box>
        </draw:frame>
        <draw:line draw:style-name="gr45" draw:text-style-name="P6" draw:layer="layout" svg:x1="7.267cm" svg:y1="17.335cm" svg:x2="11.934cm" svg:y2="17.335cm">
          <text:p/>
        </draw:line>
        <draw:frame draw:style-name="gr43" draw:text-style-name="P32" draw:layer="layout" svg:width="7.745cm" svg:height="0.976cm" svg:x="4.198cm" svg:y="16.517cm">
          <draw:text-box>
            <text:p text:style-name="P2"><text:span text:style-name="T46">T</text:span><text:span text:style-name="T46">(</text:span><text:span text:style-name="T46">N</text:span><text:span text:style-name="T46">) </text:span><text:span text:style-name="T46">=</text:span><text:span text:style-name="T46"> </text:span><text:span text:style-name="T48">O</text:span><text:span text:style-name="T48">(</text:span><text:span text:style-name="T48">N</text:span><text:span text:style-name="T48"> </text:span><text:span text:style-name="T48">l</text:span><text:span text:style-name="T48">o</text:span><text:span text:style-name="T48">g</text:span><text:span text:style-name="T48"> </text:span><text:span text:style-name="T48">N</text:span><text:span text:style-name="T48">)</text:span></text:p>
          </draw:text-box>
        </draw:frame>
      </draw:page>
      <draw:page draw:name="page31"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3</text:span><text:span text:style-name="T3">1</text:span></text:p>
          </draw:text-box>
        </draw:frame>
        <draw:frame draw:style-name="gr2" draw:text-style-name="P3" draw:layer="layout" svg:width="15.488cm" svg:height="1.551cm" svg:x="5.147cm" svg:y="1.839cm">
          <draw:text-box>
            <text:p text:style-name="P2"><text:span text:style-name="T1">Q</text:span><text:span text:style-name="T1">u</text:span><text:span text:style-name="T1">i</text:span><text:span text:style-name="T1">c</text:span><text:span text:style-name="T1">k</text:span><text:span text:style-name="T1">s</text:span><text:span text:style-name="T1">o</text:span><text:span text:style-name="T1">r</text:span><text:span text:style-name="T1">t </text:span><text:span text:style-name="T1">W</text:span><text:span text:style-name="T1">o</text:span><text:span text:style-name="T1">r</text:span><text:span text:style-name="T1">s</text:span><text:span text:style-name="T1">t </text:span><text:span text:style-name="T1">C</text:span><text:span text:style-name="T1">a</text:span><text:span text:style-name="T1">s</text:span><text:span text:style-name="T1">e</text:span><text:span text:style-name="T1"> </text:span></text:p>
          </draw:text-box>
        </draw:frame>
        <draw:frame draw:style-name="gr2" draw:text-style-name="P3" draw:layer="layout" svg:width="8.841cm" svg:height="1.551cm" svg:x="8.262cm" svg:y="3.701cm">
          <draw:text-box>
            <text:p text:style-name="P2"><text:span text:style-name="T1">P</text:span><text:span text:style-name="T1">e</text:span><text:span text:style-name="T1">r</text:span><text:span text:style-name="T1">f</text:span><text:span text:style-name="T1">o</text:span><text:span text:style-name="T1">r</text:span><text:span text:style-name="T1">m</text:span><text:span text:style-name="T1">a</text:span><text:span text:style-name="T1">n</text:span><text:span text:style-name="T1">c</text:span><text:span text:style-name="T1">e</text:span></text:p>
          </draw:text-box>
        </draw:frame>
        <draw:frame draw:style-name="gr6" draw:text-style-name="P7" draw:layer="layout" svg:width="0.987cm" svg:height="0.987cm" svg:x="1.729cm" svg:y="5.087cm">
          <draw:text-box>
            <text:p text:style-name="P2"><text:span text:style-name="T4">•</text:span></text:p>
          </draw:text-box>
        </draw:frame>
        <draw:frame draw:style-name="gr6" draw:text-style-name="P7" draw:layer="layout" svg:width="20.957cm" svg:height="0.987cm" svg:x="2.678cm" svg:y="5.259cm">
          <draw:text-box>
            <text:p text:style-name="P2"><text:span text:style-name="T4">A</text:span><text:span text:style-name="T4">l</text:span><text:span text:style-name="T4">g</text:span><text:span text:style-name="T4">o</text:span><text:span text:style-name="T4">r</text:span><text:span text:style-name="T4">i</text:span><text:span text:style-name="T4">t</text:span><text:span text:style-name="T4">h</text:span><text:span text:style-name="T4">m</text:span><text:span text:style-name="T4"> </text:span><text:span text:style-name="T4">a</text:span><text:span text:style-name="T4">l</text:span><text:span text:style-name="T4">w</text:span><text:span text:style-name="T4">a</text:span><text:span text:style-name="T4">y</text:span><text:span text:style-name="T4">s</text:span><text:span text:style-name="T4"> </text:span><text:span text:style-name="T4">c</text:span><text:span text:style-name="T4">h</text:span><text:span text:style-name="T4">o</text:span><text:span text:style-name="T4">o</text:span><text:span text:style-name="T4">s</text:span><text:span text:style-name="T4">e</text:span><text:span text:style-name="T4">s</text:span><text:span text:style-name="T4"> </text:span><text:span text:style-name="T4">t</text:span><text:span text:style-name="T4">h</text:span><text:span text:style-name="T4">e</text:span><text:span text:style-name="T4"> </text:span><text:span text:style-name="T4">w</text:span><text:span text:style-name="T4">o</text:span><text:span text:style-name="T4">r</text:span><text:span text:style-name="T4">s</text:span><text:span text:style-name="T4">t </text:span><text:span text:style-name="T4">p</text:span><text:span text:style-name="T4">i</text:span><text:span text:style-name="T4">v</text:span><text:span text:style-name="T4">o</text:span><text:span text:style-name="T4">t </text:span><text:span text:style-name="T4">–</text:span><text:span text:style-name="T4"> </text:span><text:span text:style-name="T4">o</text:span><text:span text:style-name="T4">n</text:span><text:span text:style-name="T4">e</text:span><text:span text:style-name="T4"> </text:span></text:p>
          </draw:text-box>
        </draw:frame>
        <draw:frame draw:style-name="gr6" draw:text-style-name="P7" draw:layer="layout" svg:width="15.915cm" svg:height="0.987cm" svg:x="2.678cm" svg:y="6.441cm">
          <draw:text-box>
            <text:p text:style-name="P2"><text:span text:style-name="T4">s</text:span><text:span text:style-name="T4">u</text:span><text:span text:style-name="T4">b</text:span><text:span text:style-name="T4">-</text:span><text:span text:style-name="T4">a</text:span><text:span text:style-name="T4">r</text:span><text:span text:style-name="T4">r</text:span><text:span text:style-name="T4">a</text:span><text:span text:style-name="T4">y</text:span><text:span text:style-name="T4"> </text:span><text:span text:style-name="T4">i</text:span><text:span text:style-name="T4">s</text:span><text:span text:style-name="T4"> </text:span><text:span text:style-name="T4">e</text:span><text:span text:style-name="T4">m</text:span><text:span text:style-name="T4">p</text:span><text:span text:style-name="T4">t</text:span><text:span text:style-name="T4">y</text:span><text:span text:style-name="T4"> </text:span><text:span text:style-name="T4">a</text:span><text:span text:style-name="T4">t </text:span><text:span text:style-name="T4">e</text:span><text:span text:style-name="T4">a</text:span><text:span text:style-name="T4">c</text:span><text:span text:style-name="T4">h</text:span><text:span text:style-name="T4"> </text:span><text:span text:style-name="T4">r</text:span><text:span text:style-name="T4">e</text:span><text:span text:style-name="T4">c</text:span><text:span text:style-name="T4">u</text:span><text:span text:style-name="T4">r</text:span><text:span text:style-name="T4">s</text:span><text:span text:style-name="T4">i</text:span><text:span text:style-name="T4">o</text:span><text:span text:style-name="T4">n</text:span></text:p>
          </draw:text-box>
        </draw:frame>
        <draw:frame draw:style-name="gr13" draw:text-style-name="P12" draw:layer="layout" svg:width="0.846cm" svg:height="0.846cm" svg:x="2.999cm" svg:y="7.546cm">
          <draw:text-box>
            <text:p text:style-name="P2"><text:span text:style-name="T19">›</text:span></text:p>
          </draw:text-box>
        </draw:frame>
        <draw:frame draw:style-name="gr13" draw:text-style-name="P12" draw:layer="layout" svg:width="1.932cm" svg:height="0.846cm" svg:x="3.789cm" svg:y="7.694cm">
          <draw:text-box>
            <text:p text:style-name="P2"><text:span text:style-name="T19">T</text:span><text:span text:style-name="T19">(</text:span><text:span text:style-name="T19">N</text:span><text:span text:style-name="T19">) </text:span></text:p>
          </draw:text-box>
        </draw:frame>
        <draw:frame draw:style-name="gr13" draw:text-style-name="P12" draw:layer="layout" svg:width="0.846cm" svg:height="0.846cm" svg:x="5.719cm" svg:y="7.725cm">
          <draw:text-box>
            <text:p text:style-name="P2"><text:span text:style-name="T37"></text:span></text:p>
          </draw:text-box>
        </draw:frame>
        <draw:frame draw:style-name="gr13" draw:text-style-name="P12" draw:layer="layout" svg:width="3.008cm" svg:height="0.846cm" svg:x="6.392cm" svg:y="7.694cm">
          <draw:text-box>
            <text:p text:style-name="P2"><text:span text:style-name="T19"><text:s/></text:span><text:span text:style-name="T19">a</text:span><text:span text:style-name="T19"> </text:span><text:span text:style-name="T19">f</text:span><text:span text:style-name="T19">o</text:span><text:span text:style-name="T19">r </text:span><text:span text:style-name="T19">N</text:span><text:span text:style-name="T19"> </text:span></text:p>
          </draw:text-box>
        </draw:frame>
        <draw:frame draw:style-name="gr13" draw:text-style-name="P12" draw:layer="layout" svg:width="0.846cm" svg:height="0.846cm" svg:x="9.402cm" svg:y="7.725cm">
          <draw:text-box>
            <text:p text:style-name="P2"><text:span text:style-name="T37"></text:span></text:p>
          </draw:text-box>
        </draw:frame>
        <draw:frame draw:style-name="gr13" draw:text-style-name="P12" draw:layer="layout" svg:width="0.849cm" svg:height="0.846cm" svg:x="10.075cm" svg:y="7.694cm">
          <draw:text-box>
            <text:p text:style-name="P2"><text:span text:style-name="T19"><text:s/></text:span><text:span text:style-name="T19">C</text:span></text:p>
          </draw:text-box>
        </draw:frame>
        <draw:frame draw:style-name="gr13" draw:text-style-name="P12" draw:layer="layout" svg:width="0.846cm" svg:height="0.846cm" svg:x="2.999cm" svg:y="8.668cm">
          <draw:text-box>
            <text:p text:style-name="P2"><text:span text:style-name="T19">›</text:span></text:p>
          </draw:text-box>
        </draw:frame>
        <draw:frame draw:style-name="gr13" draw:text-style-name="P12" draw:layer="layout" svg:width="1.932cm" svg:height="0.846cm" svg:x="3.789cm" svg:y="8.816cm">
          <draw:text-box>
            <text:p text:style-name="P2"><text:span text:style-name="T19">T</text:span><text:span text:style-name="T19">(</text:span><text:span text:style-name="T19">N</text:span><text:span text:style-name="T19">) </text:span></text:p>
          </draw:text-box>
        </draw:frame>
        <draw:frame draw:style-name="gr13" draw:text-style-name="P12" draw:layer="layout" svg:width="0.846cm" svg:height="0.846cm" svg:x="5.719cm" svg:y="8.847cm">
          <draw:text-box>
            <text:p text:style-name="P2"><text:span text:style-name="T37"></text:span></text:p>
          </draw:text-box>
        </draw:frame>
        <draw:frame draw:style-name="gr13" draw:text-style-name="P12" draw:layer="layout" svg:width="4.735cm" svg:height="0.846cm" svg:x="6.392cm" svg:y="8.816cm">
          <draw:text-box>
            <text:p text:style-name="P2"><text:span text:style-name="T19"><text:s/></text:span><text:span text:style-name="T19">T</text:span><text:span text:style-name="T19">(</text:span><text:span text:style-name="T19">N</text:span><text:span text:style-name="T19">-</text:span><text:span text:style-name="T19">1</text:span><text:span text:style-name="T19">) </text:span><text:span text:style-name="T19">+</text:span><text:span text:style-name="T19"> </text:span><text:span text:style-name="T19">b</text:span><text:span text:style-name="T19">N</text:span></text:p>
          </draw:text-box>
        </draw:frame>
        <draw:frame draw:style-name="gr13" draw:text-style-name="P12" draw:layer="layout" svg:width="0.846cm" svg:height="0.846cm" svg:x="2.999cm" svg:y="9.786cm">
          <draw:text-box>
            <text:p text:style-name="P2"><text:span text:style-name="T19">›</text:span></text:p>
          </draw:text-box>
        </draw:frame>
        <draw:frame draw:style-name="gr13" draw:text-style-name="P12" draw:layer="layout" svg:width="1.899cm" svg:height="0.846cm" svg:x="3.789cm" svg:y="9.934cm">
          <draw:text-box>
            <text:p text:style-name="P2"><text:span text:style-name="T19"><text:s text:c="2"/></text:span><text:span text:style-name="T19"><text:s text:c="2"/></text:span><text:span text:style-name="T19"><text:s text:c="2"/></text:span><text:span text:style-name="T19"><text:s text:c="2"/></text:span></text:p>
          </draw:text-box>
        </draw:frame>
        <draw:frame draw:style-name="gr13" draw:text-style-name="P12" draw:layer="layout" svg:width="0.846cm" svg:height="0.846cm" svg:x="5.687cm" svg:y="9.965cm">
          <draw:text-box>
            <text:p text:style-name="P2"><text:span text:style-name="T37"></text:span></text:p>
          </draw:text-box>
        </draw:frame>
        <draw:frame draw:style-name="gr13" draw:text-style-name="P12" draw:layer="layout" svg:width="8.342cm" svg:height="0.846cm" svg:x="6.361cm" svg:y="9.934cm">
          <draw:text-box>
            <text:p text:style-name="P2"><text:span text:style-name="T19"><text:s/></text:span><text:span text:style-name="T19">T</text:span><text:span text:style-name="T19">(</text:span><text:span text:style-name="T19">N</text:span><text:span text:style-name="T19">-</text:span><text:span text:style-name="T19">2</text:span><text:span text:style-name="T19">) </text:span><text:span text:style-name="T19">+</text:span><text:span text:style-name="T19"> </text:span><text:span text:style-name="T19">b</text:span><text:span text:style-name="T19">(</text:span><text:span text:style-name="T19">N</text:span><text:span text:style-name="T19">-</text:span><text:span text:style-name="T19">1</text:span><text:span text:style-name="T19">) </text:span><text:span text:style-name="T19">+</text:span><text:span text:style-name="T19"> </text:span><text:span text:style-name="T19">b</text:span><text:span text:style-name="T19">N</text:span><text:span text:style-name="T19"> </text:span></text:p>
          </draw:text-box>
        </draw:frame>
        <draw:frame draw:style-name="gr13" draw:text-style-name="P12" draw:layer="layout" svg:width="0.846cm" svg:height="0.846cm" svg:x="2.999cm" svg:y="10.908cm">
          <draw:text-box>
            <text:p text:style-name="P2"><text:span text:style-name="T19">›</text:span></text:p>
          </draw:text-box>
        </draw:frame>
        <draw:frame draw:style-name="gr13" draw:text-style-name="P12" draw:layer="layout" svg:width="1.899cm" svg:height="0.846cm" svg:x="3.789cm" svg:y="11.056cm">
          <draw:text-box>
            <text:p text:style-name="P2"><text:span text:style-name="T19"><text:s text:c="2"/></text:span><text:span text:style-name="T19"><text:s text:c="2"/></text:span><text:span text:style-name="T19"><text:s text:c="2"/></text:span><text:span text:style-name="T19"><text:s text:c="2"/></text:span></text:p>
          </draw:text-box>
        </draw:frame>
        <draw:frame draw:style-name="gr13" draw:text-style-name="P12" draw:layer="layout" svg:width="0.846cm" svg:height="0.846cm" svg:x="5.687cm" svg:y="11.087cm">
          <draw:text-box>
            <text:p text:style-name="P2"><text:span text:style-name="T37"></text:span></text:p>
          </draw:text-box>
        </draw:frame>
        <draw:frame draw:style-name="gr13" draw:text-style-name="P12" draw:layer="layout" svg:width="9.142cm" svg:height="0.846cm" svg:x="6.361cm" svg:y="11.056cm">
          <draw:text-box>
            <text:p text:style-name="P2"><text:span text:style-name="T19"><text:s/></text:span><text:span text:style-name="T19">T</text:span><text:span text:style-name="T19">(</text:span><text:span text:style-name="T19">C</text:span><text:span text:style-name="T19">) </text:span><text:span text:style-name="T19">+</text:span><text:span text:style-name="T19"> </text:span><text:span text:style-name="T19">b</text:span><text:span text:style-name="T19">(</text:span><text:span text:style-name="T19">C</text:span><text:span text:style-name="T19">+</text:span><text:span text:style-name="T19">1</text:span><text:span text:style-name="T19">)</text:span><text:span text:style-name="T19">+</text:span><text:span text:style-name="T19"> </text:span><text:span text:style-name="T19">…</text:span><text:span text:style-name="T19"> </text:span><text:span text:style-name="T19">+</text:span><text:span text:style-name="T19"> </text:span><text:span text:style-name="T19">b</text:span><text:span text:style-name="T19">N</text:span></text:p>
          </draw:text-box>
        </draw:frame>
        <draw:frame draw:style-name="gr13" draw:text-style-name="P12" draw:layer="layout" svg:width="0.846cm" svg:height="0.846cm" svg:x="2.999cm" svg:y="12.03cm">
          <draw:text-box>
            <text:p text:style-name="P2"><text:span text:style-name="T19">›</text:span></text:p>
          </draw:text-box>
        </draw:frame>
        <draw:frame draw:style-name="gr13" draw:text-style-name="P12" draw:layer="layout" svg:width="1.899cm" svg:height="0.846cm" svg:x="3.789cm" svg:y="12.178cm">
          <draw:text-box>
            <text:p text:style-name="P2"><text:span text:style-name="T19"><text:s text:c="2"/></text:span><text:span text:style-name="T19"><text:s text:c="2"/></text:span><text:span text:style-name="T19"><text:s text:c="2"/></text:span><text:span text:style-name="T19"><text:s text:c="2"/></text:span></text:p>
          </draw:text-box>
        </draw:frame>
        <draw:frame draw:style-name="gr13" draw:text-style-name="P12" draw:layer="layout" svg:width="0.846cm" svg:height="0.846cm" svg:x="5.687cm" svg:y="12.209cm">
          <draw:text-box>
            <text:p text:style-name="P2"><text:span text:style-name="T37"></text:span></text:p>
          </draw:text-box>
        </draw:frame>
        <draw:frame draw:style-name="gr13" draw:text-style-name="P12" draw:layer="layout" svg:width="12.943cm" svg:height="0.846cm" svg:x="6.361cm" svg:y="12.178cm">
          <draw:text-box>
            <text:p text:style-name="P2"><text:span text:style-name="T19"><text:s/></text:span><text:span text:style-name="T19">a</text:span><text:span text:style-name="T19"> </text:span><text:span text:style-name="T19">+</text:span><text:span text:style-name="T19">b</text:span><text:span text:style-name="T19">(</text:span><text:span text:style-name="T19">C</text:span><text:span text:style-name="T19"> </text:span><text:span text:style-name="T19">+</text:span><text:span text:style-name="T19"> </text:span><text:span text:style-name="T19">(</text:span><text:span text:style-name="T19">C</text:span><text:span text:style-name="T19">+</text:span><text:span text:style-name="T19">1</text:span><text:span text:style-name="T19">) </text:span><text:span text:style-name="T19">+</text:span><text:span text:style-name="T19"> </text:span><text:span text:style-name="T19">(</text:span><text:span text:style-name="T19">C</text:span><text:span text:style-name="T19">+</text:span><text:span text:style-name="T19">2</text:span><text:span text:style-name="T19">) </text:span><text:span text:style-name="T19">+</text:span><text:span text:style-name="T19"> <text:s/></text:span><text:span text:style-name="T19">…</text:span><text:span text:style-name="T19"> </text:span><text:span text:style-name="T19">+</text:span><text:span text:style-name="T19"> </text:span><text:span text:style-name="T19">N</text:span><text:span text:style-name="T19">)</text:span></text:p>
          </draw:text-box>
        </draw:frame>
        <draw:frame draw:style-name="gr13" draw:text-style-name="P12" draw:layer="layout" svg:width="0.846cm" svg:height="0.846cm" svg:x="2.999cm" svg:y="13.152cm">
          <draw:text-box>
            <text:p text:style-name="P2"><text:span text:style-name="T19">›</text:span></text:p>
          </draw:text-box>
        </draw:frame>
        <draw:frame draw:style-name="gr13" draw:text-style-name="P12" draw:layer="layout" svg:width="4.219cm" svg:height="0.846cm" svg:x="3.789cm" svg:y="13.3cm">
          <draw:text-box>
            <text:p text:style-name="P2"><text:span text:style-name="T19">T</text:span><text:span text:style-name="T19">(</text:span><text:span text:style-name="T19">N</text:span><text:span text:style-name="T19">) </text:span><text:span text:style-name="T19">=</text:span><text:span text:style-name="T19"> </text:span><text:span text:style-name="T49">O</text:span><text:span text:style-name="T49">(</text:span><text:span text:style-name="T49">N</text:span></text:p>
          </draw:text-box>
        </draw:frame>
        <draw:frame draw:style-name="gr32" draw:text-style-name="P23" draw:layer="layout" svg:width="0.489cm" svg:height="0.489cm" svg:x="8.008cm" svg:y="13.411cm">
          <draw:text-box>
            <text:p text:style-name="P2"><text:span text:style-name="T50">2</text:span></text:p>
          </draw:text-box>
        </draw:frame>
        <draw:frame draw:style-name="gr13" draw:text-style-name="P12" draw:layer="layout" svg:width="0.846cm" svg:height="0.846cm" svg:x="8.28cm" svg:y="13.3cm">
          <draw:text-box>
            <text:p text:style-name="P2"><text:span text:style-name="T49">)</text:span></text:p>
          </draw:text-box>
        </draw:frame>
        <draw:frame draw:style-name="gr6" draw:text-style-name="P7" draw:layer="layout" svg:width="0.987cm" svg:height="0.987cm" svg:x="1.729cm" svg:y="14.301cm">
          <draw:text-box>
            <text:p text:style-name="P2"><text:span text:style-name="T4">•</text:span></text:p>
          </draw:text-box>
        </draw:frame>
        <draw:frame draw:style-name="gr6" draw:text-style-name="P7" draw:layer="layout" svg:width="19.149cm" svg:height="0.987cm" svg:x="2.678cm" svg:y="14.474cm">
          <draw:text-box>
            <text:p text:style-name="P2"><text:span text:style-name="T4">F</text:span><text:span text:style-name="T4">o</text:span><text:span text:style-name="T4">r</text:span><text:span text:style-name="T4">t</text:span><text:span text:style-name="T4">u</text:span><text:span text:style-name="T4">n</text:span><text:span text:style-name="T4">a</text:span><text:span text:style-name="T4">t</text:span><text:span text:style-name="T4">e</text:span><text:span text:style-name="T4">l</text:span><text:span text:style-name="T4">y</text:span><text:span text:style-name="T4">, </text:span><text:span text:style-name="T20">a</text:span><text:span text:style-name="T20">v</text:span><text:span text:style-name="T20">e</text:span><text:span text:style-name="T20">r</text:span><text:span text:style-name="T20">a</text:span><text:span text:style-name="T20">g</text:span><text:span text:style-name="T20">e</text:span><text:span text:style-name="T20"> </text:span><text:span text:style-name="T20">c</text:span><text:span text:style-name="T20">a</text:span><text:span text:style-name="T20">s</text:span><text:span text:style-name="T20">e</text:span><text:span text:style-name="T20"> </text:span><text:span text:style-name="T20">p</text:span><text:span text:style-name="T20">e</text:span><text:span text:style-name="T20">r</text:span><text:span text:style-name="T20">f</text:span><text:span text:style-name="T20">o</text:span><text:span text:style-name="T20">r</text:span><text:span text:style-name="T20">m</text:span><text:span text:style-name="T20">a</text:span><text:span text:style-name="T20">n</text:span><text:span text:style-name="T20">c</text:span><text:span text:style-name="T20">e</text:span><text:span text:style-name="T4"> </text:span><text:span text:style-name="T4">i</text:span><text:span text:style-name="T4">s</text:span><text:span text:style-name="T4"> <text:s/></text:span><text:span text:style-name="T4"><text:s text:c="2"/></text:span></text:p>
          </draw:text-box>
        </draw:frame>
        <draw:frame draw:style-name="gr6" draw:text-style-name="P7" draw:layer="layout" svg:width="13.02cm" svg:height="0.987cm" svg:x="2.678cm" svg:y="15.656cm">
          <draw:text-box>
            <text:p text:style-name="P2"><text:span text:style-name="T4">O</text:span><text:span text:style-name="T4">(</text:span><text:span text:style-name="T4">N</text:span><text:span text:style-name="T4"> </text:span><text:span text:style-name="T4">l</text:span><text:span text:style-name="T4">o</text:span><text:span text:style-name="T4">g</text:span><text:span text:style-name="T4"> </text:span><text:span text:style-name="T4">N</text:span><text:span text:style-name="T4">) </text:span><text:span text:style-name="T4">(</text:span><text:span text:style-name="T4">s</text:span><text:span text:style-name="T4">e</text:span><text:span text:style-name="T4">e</text:span><text:span text:style-name="T4"> </text:span><text:span text:style-name="T4">t</text:span><text:span text:style-name="T4">e</text:span><text:span text:style-name="T4">x</text:span><text:span text:style-name="T4">t </text:span><text:span text:style-name="T4">f</text:span><text:span text:style-name="T4">o</text:span><text:span text:style-name="T4">r </text:span><text:span text:style-name="T4">p</text:span><text:span text:style-name="T4">r</text:span><text:span text:style-name="T4">o</text:span><text:span text:style-name="T4">o</text:span><text:span text:style-name="T4">f</text:span><text:span text:style-name="T4">)</text:span></text:p>
          </draw:text-box>
        </draw:frame>
      </draw:page>
      <draw:page draw:name="page32"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3</text:span><text:span text:style-name="T3">2</text:span></text:p>
          </draw:text-box>
        </draw:frame>
        <draw:frame draw:style-name="gr2" draw:text-style-name="P3" draw:layer="layout" svg:width="15.839cm" svg:height="1.551cm" svg:x="4.763cm" svg:y="2.77cm">
          <draw:text-box>
            <text:p text:style-name="P2"><text:span text:style-name="T1">P</text:span><text:span text:style-name="T1">r</text:span><text:span text:style-name="T1">o</text:span><text:span text:style-name="T1">p</text:span><text:span text:style-name="T1">e</text:span><text:span text:style-name="T1">r</text:span><text:span text:style-name="T1">t</text:span><text:span text:style-name="T1">i</text:span><text:span text:style-name="T1">e</text:span><text:span text:style-name="T1">s</text:span><text:span text:style-name="T1"> </text:span><text:span text:style-name="T1">o</text:span><text:span text:style-name="T1">f </text:span><text:span text:style-name="T1">Q</text:span><text:span text:style-name="T1">u</text:span><text:span text:style-name="T1">i</text:span><text:span text:style-name="T1">c</text:span><text:span text:style-name="T1">k</text:span><text:span text:style-name="T1">s</text:span><text:span text:style-name="T1">o</text:span><text:span text:style-name="T1">r</text:span><text:span text:style-name="T1">t</text:span></text:p>
          </draw:text-box>
        </draw:frame>
        <draw:frame draw:style-name="gr6" draw:text-style-name="P7" draw:layer="layout" svg:width="0.987cm" svg:height="0.987cm" svg:x="2.155cm" svg:y="5.725cm">
          <draw:text-box>
            <text:p text:style-name="P2"><text:span text:style-name="T4">•</text:span></text:p>
          </draw:text-box>
        </draw:frame>
        <draw:frame draw:style-name="gr6" draw:text-style-name="P7" draw:layer="layout" svg:width="15.907cm" svg:height="0.987cm" svg:x="3.108cm" svg:y="5.898cm">
          <draw:text-box>
            <text:p text:style-name="P2"><text:span text:style-name="T4">N</text:span><text:span text:style-name="T4">o</text:span><text:span text:style-name="T4">t </text:span><text:span text:style-name="T4">s</text:span><text:span text:style-name="T4">t</text:span><text:span text:style-name="T4">a</text:span><text:span text:style-name="T4">b</text:span><text:span text:style-name="T4">l</text:span><text:span text:style-name="T4">e</text:span><text:span text:style-name="T4"> </text:span><text:span text:style-name="T4">b</text:span><text:span text:style-name="T4">e</text:span><text:span text:style-name="T4">c</text:span><text:span text:style-name="T4">a</text:span><text:span text:style-name="T4">u</text:span><text:span text:style-name="T4">s</text:span><text:span text:style-name="T4">e</text:span><text:span text:style-name="T4"> </text:span><text:span text:style-name="T4">o</text:span><text:span text:style-name="T4">f </text:span><text:span text:style-name="T4">l</text:span><text:span text:style-name="T4">o</text:span><text:span text:style-name="T4">n</text:span><text:span text:style-name="T4">g</text:span><text:span text:style-name="T4"> </text:span><text:span text:style-name="T4">d</text:span><text:span text:style-name="T4">i</text:span><text:span text:style-name="T4">s</text:span><text:span text:style-name="T4">t</text:span><text:span text:style-name="T4">a</text:span><text:span text:style-name="T4">n</text:span><text:span text:style-name="T4">c</text:span><text:span text:style-name="T4">e</text:span><text:span text:style-name="T4"> </text:span></text:p>
          </draw:text-box>
        </draw:frame>
        <draw:frame draw:style-name="gr6" draw:text-style-name="P7" draw:layer="layout" svg:width="4.413cm" svg:height="0.987cm" svg:x="3.108cm" svg:y="7.083cm">
          <draw:text-box>
            <text:p text:style-name="P2"><text:span text:style-name="T4">s</text:span><text:span text:style-name="T4">w</text:span><text:span text:style-name="T4">a</text:span><text:span text:style-name="T4">p</text:span><text:span text:style-name="T4">p</text:span><text:span text:style-name="T4">i</text:span><text:span text:style-name="T4">n</text:span><text:span text:style-name="T4">g</text:span><text:span text:style-name="T4">.</text:span></text:p>
          </draw:text-box>
        </draw:frame>
        <draw:frame draw:style-name="gr6" draw:text-style-name="P7" draw:layer="layout" svg:width="0.987cm" svg:height="0.987cm" svg:x="2.155cm" svg:y="8.339cm">
          <draw:text-box>
            <text:p text:style-name="P2"><text:span text:style-name="T4">•</text:span></text:p>
          </draw:text-box>
        </draw:frame>
        <draw:frame draw:style-name="gr6" draw:text-style-name="P7" draw:layer="layout" svg:width="18.73cm" svg:height="0.987cm" svg:x="3.108cm" svg:y="8.512cm">
          <draw:text-box>
            <text:p text:style-name="P2"><text:span text:style-name="T4">N</text:span><text:span text:style-name="T4">o</text:span><text:span text:style-name="T4"> </text:span><text:span text:style-name="T4">i</text:span><text:span text:style-name="T4">t</text:span><text:span text:style-name="T4">e</text:span><text:span text:style-name="T4">r</text:span><text:span text:style-name="T4">a</text:span><text:span text:style-name="T4">t</text:span><text:span text:style-name="T4">i</text:span><text:span text:style-name="T4">v</text:span><text:span text:style-name="T4">e</text:span><text:span text:style-name="T4"> </text:span><text:span text:style-name="T4">v</text:span><text:span text:style-name="T4">e</text:span><text:span text:style-name="T4">r</text:span><text:span text:style-name="T4">s</text:span><text:span text:style-name="T4">i</text:span><text:span text:style-name="T4">o</text:span><text:span text:style-name="T4">n</text:span><text:span text:style-name="T4"> </text:span><text:span text:style-name="T4">(</text:span><text:span text:style-name="T4">w</text:span><text:span text:style-name="T4">i</text:span><text:span text:style-name="T4">t</text:span><text:span text:style-name="T4">h</text:span><text:span text:style-name="T4">o</text:span><text:span text:style-name="T4">u</text:span><text:span text:style-name="T4">t </text:span><text:span text:style-name="T4">u</text:span><text:span text:style-name="T4">s</text:span><text:span text:style-name="T4">i</text:span><text:span text:style-name="T4">n</text:span><text:span text:style-name="T4">g</text:span><text:span text:style-name="T4"> </text:span><text:span text:style-name="T4">a</text:span><text:span text:style-name="T4"> </text:span><text:span text:style-name="T4">s</text:span><text:span text:style-name="T4">t</text:span><text:span text:style-name="T4">a</text:span><text:span text:style-name="T4">c</text:span><text:span text:style-name="T4">k</text:span><text:span text:style-name="T4">)</text:span><text:span text:style-name="T4">.</text:span></text:p>
          </draw:text-box>
        </draw:frame>
        <draw:frame draw:style-name="gr6" draw:text-style-name="P7" draw:layer="layout" svg:width="0.987cm" svg:height="0.987cm" svg:x="2.155cm" svg:y="9.768cm">
          <draw:text-box>
            <text:p text:style-name="P2"><text:span text:style-name="T4">•</text:span></text:p>
          </draw:text-box>
        </draw:frame>
        <draw:frame draw:style-name="gr6" draw:text-style-name="P7" draw:layer="layout" svg:width="17.655cm" svg:height="0.987cm" svg:x="3.108cm" svg:y="9.941cm">
          <draw:text-box>
            <text:p text:style-name="P2"><text:span text:style-name="T4">P</text:span><text:span text:style-name="T4">u</text:span><text:span text:style-name="T4">r</text:span><text:span text:style-name="T4">e</text:span><text:span text:style-name="T4"> </text:span><text:span text:style-name="T4">q</text:span><text:span text:style-name="T4">u</text:span><text:span text:style-name="T4">i</text:span><text:span text:style-name="T4">c</text:span><text:span text:style-name="T4">k</text:span><text:span text:style-name="T4">s</text:span><text:span text:style-name="T4">o</text:span><text:span text:style-name="T4">r</text:span><text:span text:style-name="T4">t </text:span><text:span text:style-name="T4">n</text:span><text:span text:style-name="T4">o</text:span><text:span text:style-name="T4">t </text:span><text:span text:style-name="T4">g</text:span><text:span text:style-name="T4">o</text:span><text:span text:style-name="T4">o</text:span><text:span text:style-name="T4">d</text:span><text:span text:style-name="T4"> </text:span><text:span text:style-name="T4">f</text:span><text:span text:style-name="T4">o</text:span><text:span text:style-name="T4">r </text:span><text:span text:style-name="T4">s</text:span><text:span text:style-name="T4">m</text:span><text:span text:style-name="T4">a</text:span><text:span text:style-name="T4">ll </text:span><text:span text:style-name="T4">a</text:span><text:span text:style-name="T4">r</text:span><text:span text:style-name="T4">r</text:span><text:span text:style-name="T4">a</text:span><text:span text:style-name="T4">y</text:span><text:span text:style-name="T4">s</text:span><text:span text:style-name="T4">.</text:span></text:p>
          </draw:text-box>
        </draw:frame>
        <draw:frame draw:style-name="gr6" draw:text-style-name="P7" draw:layer="layout" svg:width="0.987cm" svg:height="0.987cm" svg:x="2.155cm" svg:y="11.197cm">
          <draw:text-box>
            <text:p text:style-name="P2"><text:span text:style-name="T4">•</text:span></text:p>
          </draw:text-box>
        </draw:frame>
        <draw:frame draw:style-name="gr6" draw:text-style-name="P7" draw:layer="layout" svg:width="20.203cm" svg:height="0.987cm" svg:x="3.108cm" svg:y="11.37cm">
          <draw:text-box>
            <text:p text:style-name="P2"><text:span text:style-name="T4">“</text:span><text:span text:style-name="T4">I</text:span><text:span text:style-name="T4">n</text:span><text:span text:style-name="T4">-</text:span><text:span text:style-name="T4">p</text:span><text:span text:style-name="T4">l</text:span><text:span text:style-name="T4">a</text:span><text:span text:style-name="T4">c</text:span><text:span text:style-name="T4">e</text:span><text:span text:style-name="T4">”</text:span><text:span text:style-name="T4">, </text:span><text:span text:style-name="T4">b</text:span><text:span text:style-name="T4">u</text:span><text:span text:style-name="T4">t </text:span><text:span text:style-name="T4">u</text:span><text:span text:style-name="T4">s</text:span><text:span text:style-name="T4">e</text:span><text:span text:style-name="T4">s</text:span><text:span text:style-name="T4"> </text:span><text:span text:style-name="T4">a</text:span><text:span text:style-name="T4">u</text:span><text:span text:style-name="T4">x</text:span><text:span text:style-name="T4">il</text:span><text:span text:style-name="T4">i</text:span><text:span text:style-name="T4">a</text:span><text:span text:style-name="T4">r</text:span><text:span text:style-name="T4">y</text:span><text:span text:style-name="T4"> </text:span><text:span text:style-name="T4">s</text:span><text:span text:style-name="T4">t</text:span><text:span text:style-name="T4">o</text:span><text:span text:style-name="T4">r</text:span><text:span text:style-name="T4">a</text:span><text:span text:style-name="T4">g</text:span><text:span text:style-name="T4">e</text:span><text:span text:style-name="T4"> </text:span><text:span text:style-name="T4">b</text:span><text:span text:style-name="T4">e</text:span><text:span text:style-name="T4">c</text:span><text:span text:style-name="T4">a</text:span><text:span text:style-name="T4">u</text:span><text:span text:style-name="T4">s</text:span><text:span text:style-name="T4">e</text:span><text:span text:style-name="T4"> </text:span></text:p>
          </draw:text-box>
        </draw:frame>
        <draw:frame draw:style-name="gr6" draw:text-style-name="P7" draw:layer="layout" svg:width="14.256cm" svg:height="0.987cm" svg:x="3.108cm" svg:y="12.551cm">
          <draw:text-box>
            <text:p text:style-name="P2"><text:span text:style-name="T4">o</text:span><text:span text:style-name="T4">f </text:span><text:span text:style-name="T4">r</text:span><text:span text:style-name="T4">e</text:span><text:span text:style-name="T4">c</text:span><text:span text:style-name="T4">u</text:span><text:span text:style-name="T4">r</text:span><text:span text:style-name="T4">s</text:span><text:span text:style-name="T4">i</text:span><text:span text:style-name="T4">v</text:span><text:span text:style-name="T4">e</text:span><text:span text:style-name="T4"> </text:span><text:span text:style-name="T4">c</text:span><text:span text:style-name="T4">a</text:span><text:span text:style-name="T4">ll </text:span><text:span text:style-name="T4">(</text:span><text:span text:style-name="T4">O</text:span><text:span text:style-name="T4">(</text:span><text:span text:style-name="T4">l</text:span><text:span text:style-name="T4">o</text:span><text:span text:style-name="T4">g</text:span><text:span text:style-name="T4">n</text:span><text:span text:style-name="T4">) </text:span><text:span text:style-name="T4">s</text:span><text:span text:style-name="T4">p</text:span><text:span text:style-name="T4">a</text:span><text:span text:style-name="T4">c</text:span><text:span text:style-name="T4">e</text:span><text:span text:style-name="T4">)</text:span><text:span text:style-name="T4">.</text:span></text:p>
          </draw:text-box>
        </draw:frame>
        <draw:frame draw:style-name="gr6" draw:text-style-name="P7" draw:layer="layout" svg:width="0.987cm" svg:height="0.987cm" svg:x="2.155cm" svg:y="13.807cm">
          <draw:text-box>
            <text:p text:style-name="P2"><text:span text:style-name="T4">•</text:span></text:p>
          </draw:text-box>
        </draw:frame>
        <draw:frame draw:style-name="gr6" draw:text-style-name="P7" draw:layer="layout" svg:width="18.544cm" svg:height="0.987cm" svg:x="3.108cm" svg:y="13.98cm">
          <draw:text-box>
            <text:p text:style-name="P2"><text:span text:style-name="T4">O</text:span><text:span text:style-name="T4">(</text:span><text:span text:style-name="T4">n</text:span><text:span text:style-name="T4"> </text:span><text:span text:style-name="T4">l</text:span><text:span text:style-name="T4">o</text:span><text:span text:style-name="T4">g</text:span><text:span text:style-name="T4"> </text:span><text:span text:style-name="T4">n</text:span><text:span text:style-name="T4">) </text:span><text:span text:style-name="T4">a</text:span><text:span text:style-name="T4">v</text:span><text:span text:style-name="T4">e</text:span><text:span text:style-name="T4">r</text:span><text:span text:style-name="T4">a</text:span><text:span text:style-name="T4">g</text:span><text:span text:style-name="T4">e</text:span><text:span text:style-name="T4"> </text:span><text:span text:style-name="T4">c</text:span><text:span text:style-name="T4">a</text:span><text:span text:style-name="T4">s</text:span><text:span text:style-name="T4">e</text:span><text:span text:style-name="T4"> </text:span><text:span text:style-name="T4">p</text:span><text:span text:style-name="T4">e</text:span><text:span text:style-name="T4">r</text:span><text:span text:style-name="T4">f</text:span><text:span text:style-name="T4">o</text:span><text:span text:style-name="T4">r</text:span><text:span text:style-name="T4">m</text:span><text:span text:style-name="T4">a</text:span><text:span text:style-name="T4">n</text:span><text:span text:style-name="T4">c</text:span><text:span text:style-name="T4">e</text:span><text:span text:style-name="T4">, </text:span><text:span text:style-name="T4">b</text:span><text:span text:style-name="T4">u</text:span><text:span text:style-name="T4">t </text:span></text:p>
          </draw:text-box>
        </draw:frame>
        <draw:frame draw:style-name="gr6" draw:text-style-name="P7" draw:layer="layout" svg:width="1.649cm" svg:height="0.987cm" svg:x="3.108cm" svg:y="15.165cm">
          <draw:text-box>
            <text:p text:style-name="P2"><text:span text:style-name="T4">O</text:span><text:span text:style-name="T4">(</text:span><text:span text:style-name="T4">n</text:span></text:p>
          </draw:text-box>
        </draw:frame>
        <draw:frame draw:style-name="gr37" draw:text-style-name="P26" draw:layer="layout" svg:width="0.571cm" svg:height="0.571cm" svg:x="4.755cm" svg:y="15.296cm">
          <draw:text-box>
            <text:p text:style-name="P2"><text:span text:style-name="T36">2</text:span></text:p>
          </draw:text-box>
        </draw:frame>
        <draw:frame draw:style-name="gr6" draw:text-style-name="P7" draw:layer="layout" svg:width="11.377cm" svg:height="0.987cm" svg:x="5.073cm" svg:y="15.165cm">
          <draw:text-box>
            <text:p text:style-name="P2"><text:span text:style-name="T4">) </text:span><text:span text:style-name="T4">w</text:span><text:span text:style-name="T4">o</text:span><text:span text:style-name="T4">r</text:span><text:span text:style-name="T4">s</text:span><text:span text:style-name="T4">t </text:span><text:span text:style-name="T4">c</text:span><text:span text:style-name="T4">a</text:span><text:span text:style-name="T4">s</text:span><text:span text:style-name="T4">e</text:span><text:span text:style-name="T4"> </text:span><text:span text:style-name="T4">p</text:span><text:span text:style-name="T4">e</text:span><text:span text:style-name="T4">r</text:span><text:span text:style-name="T4">f</text:span><text:span text:style-name="T4">o</text:span><text:span text:style-name="T4">r</text:span><text:span text:style-name="T4">m</text:span><text:span text:style-name="T4">a</text:span><text:span text:style-name="T4">n</text:span><text:span text:style-name="T4">c</text:span><text:span text:style-name="T4">e</text:span><text:span text:style-name="T4">.</text:span></text:p>
          </draw:text-box>
        </draw:frame>
      </draw:page>
      <draw:page draw:name="page33"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frame draw:style-name="gr4" draw:text-style-name="P5" draw:layer="layout" svg:width="1.657cm" svg:height="0.493cm" svg:x="2.155cm" svg:y="17.621cm">
          <draw:text-box>
            <text:p text:style-name="P2"><text:span text:style-name="T3">2/</text:span><text:span text:style-name="T3">1</text:span><text:span text:style-name="T3">9/</text:span><text:span text:style-name="T3">0</text:span><text:span text:style-name="T3">3</text:span></text:p>
          </draw:text-box>
        </draw:frame>
        <draw:frame draw:style-name="gr4" draw:text-style-name="P5" draw:layer="layout" svg:width="7.457cm" svg:height="0.493cm" svg:x="8.929cm" svg:y="17.621cm">
          <draw:text-box>
            <text:p text:style-name="P2"><text:span text:style-name="T3">D</text:span><text:span text:style-name="T3">iv</text:span><text:span text:style-name="T3">id</text:span><text:span text:style-name="T3">e </text:span><text:span text:style-name="T3">a</text:span><text:span text:style-name="T3">n</text:span><text:span text:style-name="T3">d </text:span><text:span text:style-name="T3">C</text:span><text:span text:style-name="T3">o</text:span><text:span text:style-name="T3">n</text:span><text:span text:style-name="T3">q</text:span><text:span text:style-name="T3">u</text:span><text:span text:style-name="T3">e</text:span><text:span text:style-name="T3">r </text:span><text:span text:style-name="T3">S</text:span><text:span text:style-name="T3">o</text:span><text:span text:style-name="T3">rti</text:span><text:span text:style-name="T3">n</text:span><text:span text:style-name="T3">g </text:span><text:span text:style-name="T3">- </text:span><text:span text:style-name="T3">L</text:span><text:span text:style-name="T3">e</text:span><text:span text:style-name="T3">ct</text:span></text:p>
          </draw:text-box>
        </draw:frame>
        <draw:frame draw:style-name="gr4" draw:text-style-name="P5" draw:layer="layout" svg:width="1.399cm" svg:height="0.493cm" svg:x="8.929cm" svg:y="18.214cm">
          <draw:text-box>
            <text:p text:style-name="P2"><text:span text:style-name="T3">u</text:span><text:span text:style-name="T3">r</text:span><text:span text:style-name="T3">e </text:span><text:span text:style-name="T3">1</text:span><text:span text:style-name="T3">4</text:span></text:p>
          </draw:text-box>
        </draw:frame>
        <draw:line draw:style-name="gr5" draw:text-style-name="P6" draw:layer="layout" svg:x1="1.905cm" svg:y1="4.868cm" svg:x2="23.495cm" svg:y2="4.868cm">
          <text:p/>
        </draw:line>
        <draw:frame draw:style-name="gr4" draw:text-style-name="P5" draw:layer="layout" svg:width="0.552cm" svg:height="0.493cm" svg:x="22.698cm" svg:y="17.621cm">
          <draw:text-box>
            <text:p text:style-name="P2"><text:span text:style-name="T3">3</text:span><text:span text:style-name="T3">3</text:span></text:p>
          </draw:text-box>
        </draw:frame>
        <draw:frame draw:style-name="gr2" draw:text-style-name="P3" draw:layer="layout" svg:width="5.446cm" svg:height="1.551cm" svg:x="9.955cm" svg:y="2.77cm">
          <draw:text-box>
            <text:p text:style-name="P2"><text:span text:style-name="T1">F</text:span><text:span text:style-name="T1">o</text:span><text:span text:style-name="T1">l</text:span><text:span text:style-name="T1">k</text:span><text:span text:style-name="T1">l</text:span><text:span text:style-name="T1">o</text:span><text:span text:style-name="T1">r</text:span><text:span text:style-name="T1">e</text:span></text:p>
          </draw:text-box>
        </draw:frame>
        <draw:frame draw:style-name="gr3" draw:text-style-name="P4" draw:layer="layout" svg:width="1.128cm" svg:height="1.128cm" svg:x="2.155cm" svg:y="5.746cm">
          <draw:text-box>
            <text:p text:style-name="P2"><text:span text:style-name="T2">•</text:span></text:p>
          </draw:text-box>
        </draw:frame>
        <draw:frame draw:style-name="gr3" draw:text-style-name="P4" draw:layer="layout" svg:width="20.31cm" svg:height="1.128cm" svg:x="3.108cm" svg:y="5.94cm">
          <draw:text-box>
            <text:p text:style-name="P2"><text:span text:style-name="T2">“</text:span><text:span text:style-name="T2">Q</text:span><text:span text:style-name="T2">u</text:span><text:span text:style-name="T2">i</text:span><text:span text:style-name="T2">c</text:span><text:span text:style-name="T2">k</text:span><text:span text:style-name="T2">s</text:span><text:span text:style-name="T2">o</text:span><text:span text:style-name="T2">r</text:span><text:span text:style-name="T2">t </text:span><text:span text:style-name="T2">i</text:span><text:span text:style-name="T2">s</text:span><text:span text:style-name="T2"> </text:span><text:span text:style-name="T2">t</text:span><text:span text:style-name="T2">h</text:span><text:span text:style-name="T2">e</text:span><text:span text:style-name="T2"> </text:span><text:span text:style-name="T2">b</text:span><text:span text:style-name="T2">e</text:span><text:span text:style-name="T2">s</text:span><text:span text:style-name="T2">t </text:span><text:span text:style-name="T2">i</text:span><text:span text:style-name="T2">n</text:span><text:span text:style-name="T2">-</text:span><text:span text:style-name="T2">m</text:span><text:span text:style-name="T2">e</text:span><text:span text:style-name="T2">m</text:span><text:span text:style-name="T2">o</text:span><text:span text:style-name="T2">r</text:span><text:span text:style-name="T2">y</text:span><text:span text:style-name="T2"> </text:span><text:span text:style-name="T2">s</text:span><text:span text:style-name="T2">o</text:span><text:span text:style-name="T2">r</text:span><text:span text:style-name="T2">t</text:span><text:span text:style-name="T2">i</text:span><text:span text:style-name="T2">n</text:span><text:span text:style-name="T2">g</text:span><text:span text:style-name="T2"> </text:span></text:p>
          </draw:text-box>
        </draw:frame>
        <draw:frame draw:style-name="gr3" draw:text-style-name="P4" draw:layer="layout" svg:width="5.268cm" svg:height="1.128cm" svg:x="3.108cm" svg:y="7.16cm">
          <draw:text-box>
            <text:p text:style-name="P2"><text:span text:style-name="T2">a</text:span><text:span text:style-name="T2">l</text:span><text:span text:style-name="T2">g</text:span><text:span text:style-name="T2">o</text:span><text:span text:style-name="T2">r</text:span><text:span text:style-name="T2">i</text:span><text:span text:style-name="T2">t</text:span><text:span text:style-name="T2">h</text:span><text:span text:style-name="T2">m</text:span><text:span text:style-name="T2">.</text:span><text:span text:style-name="T2">”</text:span></text:p>
          </draw:text-box>
        </draw:frame>
        <draw:frame draw:style-name="gr3" draw:text-style-name="P4" draw:layer="layout" svg:width="1.128cm" svg:height="1.128cm" svg:x="2.155cm" svg:y="8.466cm">
          <draw:text-box>
            <text:p text:style-name="P2"><text:span text:style-name="T2">•</text:span></text:p>
          </draw:text-box>
        </draw:frame>
        <draw:frame draw:style-name="gr3" draw:text-style-name="P4" draw:layer="layout" svg:width="2.521cm" svg:height="1.128cm" svg:x="3.108cm" svg:y="8.663cm">
          <draw:text-box>
            <text:p text:style-name="P2"><text:span text:style-name="T2">T</text:span><text:span text:style-name="T2">r</text:span><text:span text:style-name="T2">u</text:span><text:span text:style-name="T2">t</text:span><text:span text:style-name="T2">h</text:span></text:p>
          </draw:text-box>
        </draw:frame>
        <draw:frame draw:style-name="gr6" draw:text-style-name="P7" draw:layer="layout" svg:width="0.987cm" svg:height="0.987cm" svg:x="3.425cm" svg:y="9.93cm">
          <draw:text-box>
            <text:p text:style-name="P2"><text:span text:style-name="T4">›</text:span></text:p>
          </draw:text-box>
        </draw:frame>
        <draw:frame draw:style-name="gr6" draw:text-style-name="P7" draw:layer="layout" svg:width="18.019cm" svg:height="0.987cm" svg:x="4.219cm" svg:y="10.103cm">
          <draw:text-box>
            <text:p text:style-name="P2"><text:span text:style-name="T4">Q</text:span><text:span text:style-name="T4">u</text:span><text:span text:style-name="T4">i</text:span><text:span text:style-name="T4">c</text:span><text:span text:style-name="T4">k</text:span><text:span text:style-name="T4">s</text:span><text:span text:style-name="T4">o</text:span><text:span text:style-name="T4">r</text:span><text:span text:style-name="T4">t </text:span><text:span text:style-name="T4">u</text:span><text:span text:style-name="T4">s</text:span><text:span text:style-name="T4">e</text:span><text:span text:style-name="T4">s</text:span><text:span text:style-name="T4"> </text:span><text:span text:style-name="T4">v</text:span><text:span text:style-name="T4">e</text:span><text:span text:style-name="T4">r</text:span><text:span text:style-name="T4">y</text:span><text:span text:style-name="T4"> </text:span><text:span text:style-name="T4">f</text:span><text:span text:style-name="T4">e</text:span><text:span text:style-name="T4">w</text:span><text:span text:style-name="T4"> </text:span><text:span text:style-name="T4">c</text:span><text:span text:style-name="T4">o</text:span><text:span text:style-name="T4">m</text:span><text:span text:style-name="T4">p</text:span><text:span text:style-name="T4">a</text:span><text:span text:style-name="T4">r</text:span><text:span text:style-name="T4">i</text:span><text:span text:style-name="T4">s</text:span><text:span text:style-name="T4">o</text:span><text:span text:style-name="T4">n</text:span><text:span text:style-name="T4">s</text:span><text:span text:style-name="T4"> </text:span><text:span text:style-name="T4">o</text:span><text:span text:style-name="T4">n</text:span><text:span text:style-name="T4"> </text:span></text:p>
          </draw:text-box>
        </draw:frame>
        <draw:frame draw:style-name="gr6" draw:text-style-name="P7" draw:layer="layout" svg:width="3.765cm" svg:height="0.987cm" svg:x="4.219cm" svg:y="11.169cm">
          <draw:text-box>
            <text:p text:style-name="P2"><text:span text:style-name="T4">a</text:span><text:span text:style-name="T4">v</text:span><text:span text:style-name="T4">e</text:span><text:span text:style-name="T4">r</text:span><text:span text:style-name="T4">a</text:span><text:span text:style-name="T4">g</text:span><text:span text:style-name="T4">e</text:span><text:span text:style-name="T4">.</text:span></text:p>
          </draw:text-box>
        </draw:frame>
        <draw:frame draw:style-name="gr6" draw:text-style-name="P7" draw:layer="layout" svg:width="0.987cm" svg:height="0.987cm" svg:x="3.425cm" svg:y="12.304cm">
          <draw:text-box>
            <text:p text:style-name="P2"><text:span text:style-name="T4">›</text:span></text:p>
          </draw:text-box>
        </draw:frame>
        <draw:frame draw:style-name="gr6" draw:text-style-name="P7" draw:layer="layout" svg:width="18.603cm" svg:height="0.987cm" svg:x="4.219cm" svg:y="12.477cm">
          <draw:text-box>
            <text:p text:style-name="P2"><text:span text:style-name="T4">Q</text:span><text:span text:style-name="T4">u</text:span><text:span text:style-name="T4">i</text:span><text:span text:style-name="T4">c</text:span><text:span text:style-name="T4">k</text:span><text:span text:style-name="T4">s</text:span><text:span text:style-name="T4">o</text:span><text:span text:style-name="T4">r</text:span><text:span text:style-name="T4">t </text:span><text:span text:style-name="T4">d</text:span><text:span text:style-name="T4">o</text:span><text:span text:style-name="T4">e</text:span><text:span text:style-name="T4">s</text:span><text:span text:style-name="T4"> </text:span><text:span text:style-name="T4">h</text:span><text:span text:style-name="T4">a</text:span><text:span text:style-name="T4">v</text:span><text:span text:style-name="T4">e</text:span><text:span text:style-name="T4"> </text:span><text:span text:style-name="T4">g</text:span><text:span text:style-name="T4">o</text:span><text:span text:style-name="T4">o</text:span><text:span text:style-name="T4">d</text:span><text:span text:style-name="T4"> </text:span><text:span text:style-name="T4">p</text:span><text:span text:style-name="T4">e</text:span><text:span text:style-name="T4">r</text:span><text:span text:style-name="T4">f</text:span><text:span text:style-name="T4">o</text:span><text:span text:style-name="T4">r</text:span><text:span text:style-name="T4">m</text:span><text:span text:style-name="T4">a</text:span><text:span text:style-name="T4">n</text:span><text:span text:style-name="T4">c</text:span><text:span text:style-name="T4">e</text:span><text:span text:style-name="T4"> </text:span><text:span text:style-name="T4">i</text:span><text:span text:style-name="T4">n</text:span><text:span text:style-name="T4"> </text:span></text:p>
          </draw:text-box>
        </draw:frame>
        <draw:frame draw:style-name="gr6" draw:text-style-name="P7" draw:layer="layout" svg:width="9.734cm" svg:height="0.987cm" svg:x="4.219cm" svg:y="13.543cm">
          <draw:text-box>
            <text:p text:style-name="P2"><text:span text:style-name="T4">t</text:span><text:span text:style-name="T4">h</text:span><text:span text:style-name="T4">e</text:span><text:span text:style-name="T4"> </text:span><text:span text:style-name="T4">m</text:span><text:span text:style-name="T4">e</text:span><text:span text:style-name="T4">m</text:span><text:span text:style-name="T4">o</text:span><text:span text:style-name="T4">r</text:span><text:span text:style-name="T4">y</text:span><text:span text:style-name="T4"> </text:span><text:span text:style-name="T4">h</text:span><text:span text:style-name="T4">i</text:span><text:span text:style-name="T4">e</text:span><text:span text:style-name="T4">r</text:span><text:span text:style-name="T4">a</text:span><text:span text:style-name="T4">r</text:span><text:span text:style-name="T4">c</text:span><text:span text:style-name="T4">h</text:span><text:span text:style-name="T4">y</text:span><text:span text:style-name="T4">.</text:span></text:p>
          </draw:text-box>
        </draw:frame>
        <draw:frame draw:style-name="gr13" draw:text-style-name="P12" draw:layer="layout" svg:width="0.846cm" svg:height="0.846cm" svg:x="4.695cm" svg:y="14.651cm">
          <draw:text-box>
            <text:p text:style-name="P2"><text:span text:style-name="T19">•</text:span></text:p>
          </draw:text-box>
        </draw:frame>
        <draw:frame draw:style-name="gr13" draw:text-style-name="P12" draw:layer="layout" svg:width="5.387cm" svg:height="0.846cm" svg:x="5.33cm" svg:y="14.799cm">
          <draw:text-box>
            <text:p text:style-name="P2"><text:span text:style-name="T19">S</text:span><text:span text:style-name="T19">m</text:span><text:span text:style-name="T19">a</text:span><text:span text:style-name="T19">ll </text:span><text:span text:style-name="T19">f</text:span><text:span text:style-name="T19">o</text:span><text:span text:style-name="T19">o</text:span><text:span text:style-name="T19">t</text:span><text:span text:style-name="T19">p</text:span><text:span text:style-name="T19">r</text:span><text:span text:style-name="T19">i</text:span><text:span text:style-name="T19">n</text:span><text:span text:style-name="T19">t</text:span></text:p>
          </draw:text-box>
        </draw:frame>
        <draw:frame draw:style-name="gr13" draw:text-style-name="P12" draw:layer="layout" svg:width="0.846cm" svg:height="0.846cm" svg:x="4.695cm" svg:y="15.776cm">
          <draw:text-box>
            <text:p text:style-name="P2"><text:span text:style-name="T19">•</text:span></text:p>
          </draw:text-box>
        </draw:frame>
        <draw:frame draw:style-name="gr13" draw:text-style-name="P12" draw:layer="layout" svg:width="4.896cm" svg:height="0.846cm" svg:x="5.33cm" svg:y="15.925cm">
          <draw:text-box>
            <text:p text:style-name="P2"><text:span text:style-name="T19">G</text:span><text:span text:style-name="T19">o</text:span><text:span text:style-name="T19">o</text:span><text:span text:style-name="T19">d</text:span><text:span text:style-name="T19"> </text:span><text:span text:style-name="T19">l</text:span><text:span text:style-name="T19">o</text:span><text:span text:style-name="T19">c</text:span><text:span text:style-name="T19">a</text:span><text:span text:style-name="T19">li</text:span><text:span text:style-name="T19">t</text:span><text:span text:style-name="T19">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NimbusRoman" svg:font-family="NimbusRoman"/>
    <style:font-face style:name="NimbusRomanRegular" svg:font-family="NimbusRomanRegular"/>
    <style:font-face style:name="NimbusSans" svg:font-family="NimbusSans"/>
    <style:font-face style:name="OpenSymbol" svg:font-family="OpenSymbol"/>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5.4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4-16T16:12:03.493128138</dc:date>
    <meta:editing-duration>PT6M12S</meta:editing-duration>
    <meta:editing-cycles>1</meta:editing-cycles>
    <meta:document-statistic meta:object-count="1893"/>
    <meta:generator>LibreOffice/5.3.2.2$Linux_X86_64 LibreOffice_project/30m0$Build-2</meta:generator>
  </office:meta>
</office:document-meta>
</file>